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330.083333333" calcext:value-type="float">
            <text:p>109330.083333333</text:p>
          </table:table-cell>
          <table:table-cell office:value-type="float" office:value="1599.49479166667" calcext:value-type="float">
            <text:p>1599.49479166667</text:p>
          </table:table-cell>
          <table:table-cell office:value-type="float" office:value="1529155.97916667" calcext:value-type="float">
            <text:p>1529155.9791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59176.921875" calcext:value-type="float">
            <text:p>12459176.921875</text:p>
          </table:table-cell>
          <table:table-cell office:value-type="float" office:value="2312063.21354167" calcext:value-type="float">
            <text:p>2312063.21354167</text:p>
          </table:table-cell>
          <table:table-cell office:value-type="float" office:value="10147113.7083333" calcext:value-type="float">
            <text:p>10147113.7083333</text:p>
          </table:table-cell>
          <table:table-cell office:value-type="float" office:value="8" calcext:value-type="float">
            <text:p>8</text:p>
          </table:table-cell>
          <table:table-cell office:value-type="float" office:value="2271614.58333333" calcext:value-type="float">
            <text:p>2271614.58333333</text:p>
          </table:table-cell>
          <table:table-cell office:value-type="float" office:value="1764.95833333333" calcext:value-type="float">
            <text:p>1764.95833333333</text:p>
          </table:table-cell>
          <table:table-cell office:value-type="float" office:value="-151.880208333333" calcext:value-type="float">
            <text:p>-151.880208333333</text:p>
          </table:table-cell>
          <table:table-cell office:value-type="float" office:value="3690.21354166667" calcext:value-type="float">
            <text:p>3690.21354166667</text:p>
          </table:table-cell>
          <table:table-cell office:value-type="float" office:value="20" calcext:value-type="float">
            <text:p>20</text:p>
          </table:table-cell>
          <table:table-cell office:value-type="float" office:value="11000" calcext:value-type="float">
            <text:p>11000</text:p>
          </table:table-cell>
          <table:table-cell office:value-type="float" office:value="6165.17441653103" calcext:value-type="float">
            <text:p>6165.1744165310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920.635294118" calcext:value-type="float">
            <text:p>119920.635294118</text:p>
          </table:table-cell>
          <table:table-cell office:value-type="float" office:value="1608.38235294118" calcext:value-type="float">
            <text:p>1608.38235294118</text:p>
          </table:table-cell>
          <table:table-cell office:value-type="float" office:value="1527483.01176471" calcext:value-type="float">
            <text:p>1527483.0117647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32912.5352941" calcext:value-type="float">
            <text:p>12532912.5352941</text:p>
          </table:table-cell>
          <table:table-cell office:value-type="float" office:value="2237579.17058824" calcext:value-type="float">
            <text:p>2237579.17058824</text:p>
          </table:table-cell>
          <table:table-cell office:value-type="float" office:value="10295333.3647059" calcext:value-type="float">
            <text:p>10295333.3647059</text:p>
          </table:table-cell>
          <table:table-cell office:value-type="float" office:value="8" calcext:value-type="float">
            <text:p>8</text:p>
          </table:table-cell>
          <table:table-cell office:value-type="float" office:value="2275000" calcext:value-type="float">
            <text:p>2275000</text:p>
          </table:table-cell>
          <table:table-cell office:value-type="float" office:value="3259.03529411765" calcext:value-type="float">
            <text:p>3259.03529411765</text:p>
          </table:table-cell>
          <table:table-cell office:value-type="float" office:value="-270.017647058823" calcext:value-type="float">
            <text:p>-270.017647058823</text:p>
          </table:table-cell>
          <table:table-cell office:value-type="float" office:value="3652.5" calcext:value-type="float">
            <text:p>3652.5</text:p>
          </table:table-cell>
          <table:table-cell office:value-type="float" office:value="20" calcext:value-type="float">
            <text:p>20</text:p>
          </table:table-cell>
          <table:table-cell office:value-type="float" office:value="9413" calcext:value-type="float">
            <text:p>9413</text:p>
          </table:table-cell>
          <table:table-cell office:value-type="float" office:value="9283.47199822059" calcext:value-type="float">
            <text:p>9283.4719982205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832.359550562" calcext:value-type="float">
            <text:p>121832.359550562</text:p>
          </table:table-cell>
          <table:table-cell office:value-type="float" office:value="1610.63483146067" calcext:value-type="float">
            <text:p>1610.63483146067</text:p>
          </table:table-cell>
          <table:table-cell office:value-type="float" office:value="1527921.1011236" calcext:value-type="float">
            <text:p>1527921.10112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48256.7078652" calcext:value-type="float">
            <text:p>11148256.7078652</text:p>
          </table:table-cell>
          <table:table-cell office:value-type="float" office:value="2082588.43820225" calcext:value-type="float">
            <text:p>2082588.43820225</text:p>
          </table:table-cell>
          <table:table-cell office:value-type="float" office:value="9065668.26966292" calcext:value-type="float">
            <text:p>9065668.26966292</text:p>
          </table:table-cell>
          <table:table-cell office:value-type="float" office:value="8" calcext:value-type="float">
            <text:p>8</text:p>
          </table:table-cell>
          <table:table-cell office:value-type="float" office:value="2247101.12359551" calcext:value-type="float">
            <text:p>2247101.12359551</text:p>
          </table:table-cell>
          <table:table-cell office:value-type="float" office:value="4736.33707865169" calcext:value-type="float">
            <text:p>4736.33707865169</text:p>
          </table:table-cell>
          <table:table-cell office:value-type="float" office:value="-329.803370786517" calcext:value-type="float">
            <text:p>-329.803370786517</text:p>
          </table:table-cell>
          <table:table-cell office:value-type="float" office:value="3643.76404494382" calcext:value-type="float">
            <text:p>3643.76404494382</text:p>
          </table:table-cell>
          <table:table-cell office:value-type="float" office:value="20" calcext:value-type="float">
            <text:p>20</text:p>
          </table:table-cell>
          <table:table-cell office:value-type="float" office:value="9761" calcext:value-type="float">
            <text:p>9761</text:p>
          </table:table-cell>
          <table:table-cell office:value-type="float" office:value="11730.0442099467" calcext:value-type="float">
            <text:p>11730.04420994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529.609195402" calcext:value-type="float">
            <text:p>116529.609195402</text:p>
          </table:table-cell>
          <table:table-cell office:value-type="float" office:value="1614.49425287356" calcext:value-type="float">
            <text:p>1614.49425287356</text:p>
          </table:table-cell>
          <table:table-cell office:value-type="float" office:value="1537302.94252874" calcext:value-type="float">
            <text:p>1537302.9425287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03329.3793103" calcext:value-type="float">
            <text:p>11203329.3793103</text:p>
          </table:table-cell>
          <table:table-cell office:value-type="float" office:value="2100008.32183908" calcext:value-type="float">
            <text:p>2100008.32183908</text:p>
          </table:table-cell>
          <table:table-cell office:value-type="float" office:value="9103321.05747126" calcext:value-type="float">
            <text:p>9103321.05747126</text:p>
          </table:table-cell>
          <table:table-cell office:value-type="float" office:value="8" calcext:value-type="float">
            <text:p>8</text:p>
          </table:table-cell>
          <table:table-cell office:value-type="float" office:value="2274925.28735632" calcext:value-type="float">
            <text:p>2274925.28735632</text:p>
          </table:table-cell>
          <table:table-cell office:value-type="float" office:value="6136.01724137931" calcext:value-type="float">
            <text:p>6136.01724137931</text:p>
          </table:table-cell>
          <table:table-cell office:value-type="float" office:value="-340.701149425287" calcext:value-type="float">
            <text:p>-340.701149425287</text:p>
          </table:table-cell>
          <table:table-cell office:value-type="float" office:value="3630.99425287356" calcext:value-type="float">
            <text:p>3630.99425287356</text:p>
          </table:table-cell>
          <table:table-cell office:value-type="float" office:value="20" calcext:value-type="float">
            <text:p>20</text:p>
          </table:table-cell>
          <table:table-cell office:value-type="float" office:value="9673" calcext:value-type="float">
            <text:p>9673</text:p>
          </table:table-cell>
          <table:table-cell office:value-type="float" office:value="11966.3127147344" calcext:value-type="float">
            <text:p>11966.31271473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977.410404624" calcext:value-type="float">
            <text:p>109977.410404624</text:p>
          </table:table-cell>
          <table:table-cell office:value-type="float" office:value="1618.0289017341" calcext:value-type="float">
            <text:p>1618.0289017341</text:p>
          </table:table-cell>
          <table:table-cell office:value-type="float" office:value="1547346.9132948" calcext:value-type="float">
            <text:p>1547346.91329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94459.6184971" calcext:value-type="float">
            <text:p>11594459.6184971</text:p>
          </table:table-cell>
          <table:table-cell office:value-type="float" office:value="2229628.08092486" calcext:value-type="float">
            <text:p>2229628.08092486</text:p>
          </table:table-cell>
          <table:table-cell office:value-type="float" office:value="9364831.53757225" calcext:value-type="float">
            <text:p>9364831.53757225</text:p>
          </table:table-cell>
          <table:table-cell office:value-type="float" office:value="8" calcext:value-type="float">
            <text:p>8</text:p>
          </table:table-cell>
          <table:table-cell office:value-type="float" office:value="2291231.21387283" calcext:value-type="float">
            <text:p>2291231.21387283</text:p>
          </table:table-cell>
          <table:table-cell office:value-type="float" office:value="7506.76300578035" calcext:value-type="float">
            <text:p>7506.76300578035</text:p>
          </table:table-cell>
          <table:table-cell office:value-type="float" office:value="-226.063583815029" calcext:value-type="float">
            <text:p>-226.063583815029</text:p>
          </table:table-cell>
          <table:table-cell office:value-type="float" office:value="3630.46242774566" calcext:value-type="float">
            <text:p>3630.46242774566</text:p>
          </table:table-cell>
          <table:table-cell office:value-type="float" office:value="20" calcext:value-type="float">
            <text:p>20</text:p>
          </table:table-cell>
          <table:table-cell office:value-type="float" office:value="9302" calcext:value-type="float">
            <text:p>9302</text:p>
          </table:table-cell>
          <table:table-cell office:value-type="float" office:value="7634.2941607892" calcext:value-type="float">
            <text:p>7634.29416078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257.734104046" calcext:value-type="float">
            <text:p>109257.734104046</text:p>
          </table:table-cell>
          <table:table-cell office:value-type="float" office:value="1618.24277456647" calcext:value-type="float">
            <text:p>1618.24277456647</text:p>
          </table:table-cell>
          <table:table-cell office:value-type="float" office:value="1548195.65317919" calcext:value-type="float">
            <text:p>1548195.6531791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38531.6878613" calcext:value-type="float">
            <text:p>11838531.6878613</text:p>
          </table:table-cell>
          <table:table-cell office:value-type="float" office:value="2541687.47976879" calcext:value-type="float">
            <text:p>2541687.47976879</text:p>
          </table:table-cell>
          <table:table-cell office:value-type="float" office:value="9296844.20809248" calcext:value-type="float">
            <text:p>9296844.20809248</text:p>
          </table:table-cell>
          <table:table-cell office:value-type="float" office:value="8" calcext:value-type="float">
            <text:p>8</text:p>
          </table:table-cell>
          <table:table-cell office:value-type="float" office:value="2293786.12716763" calcext:value-type="float">
            <text:p>2293786.12716763</text:p>
          </table:table-cell>
          <table:table-cell office:value-type="float" office:value="8905.25433526012" calcext:value-type="float">
            <text:p>8905.25433526012</text:p>
          </table:table-cell>
          <table:table-cell office:value-type="float" office:value="-178.352601156069" calcext:value-type="float">
            <text:p>-178.352601156069</text:p>
          </table:table-cell>
          <table:table-cell office:value-type="float" office:value="3639.51445086705" calcext:value-type="float">
            <text:p>3639.51445086705</text:p>
          </table:table-cell>
          <table:table-cell office:value-type="float" office:value="20" calcext:value-type="float">
            <text:p>20</text:p>
          </table:table-cell>
          <table:table-cell office:value-type="float" office:value="9386" calcext:value-type="float">
            <text:p>9386</text:p>
          </table:table-cell>
          <table:table-cell office:value-type="float" office:value="6092.61093484848" calcext:value-type="float">
            <text:p>6092.610934848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340" calcext:value-type="float">
            <text:p>107340</text:p>
          </table:table-cell>
          <table:table-cell office:value-type="float" office:value="1616.35754189944" calcext:value-type="float">
            <text:p>1616.35754189944</text:p>
          </table:table-cell>
          <table:table-cell office:value-type="float" office:value="1548251.06145251" calcext:value-type="float">
            <text:p>1548251.0614525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70369.575419" calcext:value-type="float">
            <text:p>12170369.575419</text:p>
          </table:table-cell>
          <table:table-cell office:value-type="float" office:value="2490321.53072626" calcext:value-type="float">
            <text:p>2490321.53072626</text:p>
          </table:table-cell>
          <table:table-cell office:value-type="float" office:value="9680048.04469274" calcext:value-type="float">
            <text:p>9680048.04469274</text:p>
          </table:table-cell>
          <table:table-cell office:value-type="float" office:value="8" calcext:value-type="float">
            <text:p>8</text:p>
          </table:table-cell>
          <table:table-cell office:value-type="float" office:value="2283642.45810056" calcext:value-type="float">
            <text:p>2283642.45810056</text:p>
          </table:table-cell>
          <table:table-cell office:value-type="float" office:value="10335.2625698324" calcext:value-type="float">
            <text:p>10335.2625698324</text:p>
          </table:table-cell>
          <table:table-cell office:value-type="float" office:value="-196.653631284916" calcext:value-type="float">
            <text:p>-196.653631284916</text:p>
          </table:table-cell>
          <table:table-cell office:value-type="float" office:value="3640.48603351955" calcext:value-type="float">
            <text:p>3640.48603351955</text:p>
          </table:table-cell>
          <table:table-cell office:value-type="float" office:value="20" calcext:value-type="float">
            <text:p>20</text:p>
          </table:table-cell>
          <table:table-cell office:value-type="float" office:value="9985" calcext:value-type="float">
            <text:p>9985</text:p>
          </table:table-cell>
          <table:table-cell office:value-type="float" office:value="7148.40925936441" calcext:value-type="float">
            <text:p>7148.4092593644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8108.388571429" calcext:value-type="float">
            <text:p>108108.388571429</text:p>
          </table:table-cell>
          <table:table-cell office:value-type="float" office:value="1616.49714285714" calcext:value-type="float">
            <text:p>1616.49714285714</text:p>
          </table:table-cell>
          <table:table-cell office:value-type="float" office:value="1547644.41142857" calcext:value-type="float">
            <text:p>1547644.4114285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36610.2228571" calcext:value-type="float">
            <text:p>11636610.2228571</text:p>
          </table:table-cell>
          <table:table-cell office:value-type="float" office:value="2238811.13714286" calcext:value-type="float">
            <text:p>2238811.13714286</text:p>
          </table:table-cell>
          <table:table-cell office:value-type="float" office:value="9397799.08571429" calcext:value-type="float">
            <text:p>9397799.08571429</text:p>
          </table:table-cell>
          <table:table-cell office:value-type="float" office:value="8" calcext:value-type="float">
            <text:p>8</text:p>
          </table:table-cell>
          <table:table-cell office:value-type="float" office:value="2282725.71428571" calcext:value-type="float">
            <text:p>2282725.71428571</text:p>
          </table:table-cell>
          <table:table-cell office:value-type="float" office:value="11686.7028571429" calcext:value-type="float">
            <text:p>11686.7028571429</text:p>
          </table:table-cell>
          <table:table-cell office:value-type="float" office:value="-199.845714285714" calcext:value-type="float">
            <text:p>-199.845714285714</text:p>
          </table:table-cell>
          <table:table-cell office:value-type="float" office:value="3639.41142857143" calcext:value-type="float">
            <text:p>3639.41142857143</text:p>
          </table:table-cell>
          <table:table-cell office:value-type="float" office:value="20" calcext:value-type="float">
            <text:p>20</text:p>
          </table:table-cell>
          <table:table-cell office:value-type="float" office:value="9470" calcext:value-type="float">
            <text:p>9470</text:p>
          </table:table-cell>
          <table:table-cell office:value-type="float" office:value="6887.72775366759" calcext:value-type="float">
            <text:p>6887.7277536675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837.840909091" calcext:value-type="float">
            <text:p>115837.840909091</text:p>
          </table:table-cell>
          <table:table-cell office:value-type="float" office:value="1622.93181818182" calcext:value-type="float">
            <text:p>1622.93181818182</text:p>
          </table:table-cell>
          <table:table-cell office:value-type="float" office:value="1546587.29545455" calcext:value-type="float">
            <text:p>1546587.295454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49149.4318182" calcext:value-type="float">
            <text:p>11649149.4318182</text:p>
          </table:table-cell>
          <table:table-cell office:value-type="float" office:value="2249129.52272727" calcext:value-type="float">
            <text:p>2249129.52272727</text:p>
          </table:table-cell>
          <table:table-cell office:value-type="float" office:value="9400019.90909091" calcext:value-type="float">
            <text:p>9400019.90909091</text:p>
          </table:table-cell>
          <table:table-cell office:value-type="float" office:value="8" calcext:value-type="float">
            <text:p>8</text:p>
          </table:table-cell>
          <table:table-cell office:value-type="float" office:value="2279505.68181818" calcext:value-type="float">
            <text:p>2279505.68181818</text:p>
          </table:table-cell>
          <table:table-cell office:value-type="float" office:value="12916.3181818182" calcext:value-type="float">
            <text:p>12916.3181818182</text:p>
          </table:table-cell>
          <table:table-cell office:value-type="float" office:value="-271.880681818182" calcext:value-type="float">
            <text:p>-271.880681818182</text:p>
          </table:table-cell>
          <table:table-cell office:value-type="float" office:value="3636.72727272727" calcext:value-type="float">
            <text:p>3636.72727272727</text:p>
          </table:table-cell>
          <table:table-cell office:value-type="float" office:value="20" calcext:value-type="float">
            <text:p>20</text:p>
          </table:table-cell>
          <table:table-cell office:value-type="float" office:value="9707" calcext:value-type="float">
            <text:p>9707</text:p>
          </table:table-cell>
          <table:table-cell office:value-type="float" office:value="9597.85342904339" calcext:value-type="float">
            <text:p>9597.8534290433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000.111731844" calcext:value-type="float">
            <text:p>111000.111731844</text:p>
          </table:table-cell>
          <table:table-cell office:value-type="float" office:value="1598.3687150838" calcext:value-type="float">
            <text:p>1598.3687150838</text:p>
          </table:table-cell>
          <table:table-cell office:value-type="float" office:value="1526259.68715084" calcext:value-type="float">
            <text:p>1526259.687150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2001.7150838" calcext:value-type="float">
            <text:p>11952001.7150838</text:p>
          </table:table-cell>
          <table:table-cell office:value-type="float" office:value="2219773.24581006" calcext:value-type="float">
            <text:p>2219773.24581006</text:p>
          </table:table-cell>
          <table:table-cell office:value-type="float" office:value="9732228.46927374" calcext:value-type="float">
            <text:p>9732228.46927374</text:p>
          </table:table-cell>
          <table:table-cell office:value-type="float" office:value="8" calcext:value-type="float">
            <text:p>8</text:p>
          </table:table-cell>
          <table:table-cell office:value-type="float" office:value="2290251.39664804" calcext:value-type="float">
            <text:p>2290251.39664804</text:p>
          </table:table-cell>
          <table:table-cell office:value-type="float" office:value="7194.72067039106" calcext:value-type="float">
            <text:p>7194.72067039106</text:p>
          </table:table-cell>
          <table:table-cell office:value-type="float" office:value="-225.960893854749" calcext:value-type="float">
            <text:p>-225.960893854749</text:p>
          </table:table-cell>
          <table:table-cell office:value-type="float" office:value="3668.60335195531" calcext:value-type="float">
            <text:p>3668.60335195531</text:p>
          </table:table-cell>
          <table:table-cell office:value-type="float" office:value="20" calcext:value-type="float">
            <text:p>20</text:p>
          </table:table-cell>
          <table:table-cell office:value-type="float" office:value="9949" calcext:value-type="float">
            <text:p>9949</text:p>
          </table:table-cell>
          <table:table-cell office:value-type="float" office:value="8247.33192054056" calcext:value-type="float">
            <text:p>8247.331920540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4886.533333333" calcext:value-type="float">
            <text:p>134886.533333333</text:p>
          </table:table-cell>
          <table:table-cell office:value-type="float" office:value="1582.54444444444" calcext:value-type="float">
            <text:p>1582.54444444444</text:p>
          </table:table-cell>
          <table:table-cell office:value-type="float" office:value="1486104" calcext:value-type="float">
            <text:p>14861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79863.0666667" calcext:value-type="float">
            <text:p>11679863.0666667</text:p>
          </table:table-cell>
          <table:table-cell office:value-type="float" office:value="2433597.02222222" calcext:value-type="float">
            <text:p>2433597.02222222</text:p>
          </table:table-cell>
          <table:table-cell office:value-type="float" office:value="9246266.04444444" calcext:value-type="float">
            <text:p>9246266.04444444</text:p>
          </table:table-cell>
          <table:table-cell office:value-type="float" office:value="8" calcext:value-type="float">
            <text:p>8</text:p>
          </table:table-cell>
          <table:table-cell office:value-type="float" office:value="2308800" calcext:value-type="float">
            <text:p>2308800</text:p>
          </table:table-cell>
          <table:table-cell office:value-type="float" office:value="15533.2555555556" calcext:value-type="float">
            <text:p>15533.2555555556</text:p>
          </table:table-cell>
          <table:table-cell office:value-type="float" office:value="-216.844444444444" calcext:value-type="float">
            <text:p>-216.844444444444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661" calcext:value-type="float">
            <text:p>9661</text:p>
          </table:table-cell>
          <table:table-cell office:value-type="float" office:value="7629.75027546667" calcext:value-type="float">
            <text:p>7629.7502754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568.43956044" calcext:value-type="float">
            <text:p>130568.43956044</text:p>
          </table:table-cell>
          <table:table-cell office:value-type="float" office:value="1578.30769230769" calcext:value-type="float">
            <text:p>1578.30769230769</text:p>
          </table:table-cell>
          <table:table-cell office:value-type="float" office:value="1486157.31868132" calcext:value-type="float">
            <text:p>1486157.318681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01112.2857143" calcext:value-type="float">
            <text:p>12301112.2857143</text:p>
          </table:table-cell>
          <table:table-cell office:value-type="float" office:value="2059679.58241758" calcext:value-type="float">
            <text:p>2059679.58241758</text:p>
          </table:table-cell>
          <table:table-cell office:value-type="float" office:value="10241432.7032967" calcext:value-type="float">
            <text:p>10241432.7032967</text:p>
          </table:table-cell>
          <table:table-cell office:value-type="float" office:value="8" calcext:value-type="float">
            <text:p>8</text:p>
          </table:table-cell>
          <table:table-cell office:value-type="float" office:value="2292285.71428571" calcext:value-type="float">
            <text:p>2292285.71428571</text:p>
          </table:table-cell>
          <table:table-cell office:value-type="float" office:value="16998.2747252747" calcext:value-type="float">
            <text:p>16998.2747252747</text:p>
          </table:table-cell>
          <table:table-cell office:value-type="float" office:value="-198.021978021978" calcext:value-type="float">
            <text:p>-198.021978021978</text:p>
          </table:table-cell>
          <table:table-cell office:value-type="float" office:value="3626" calcext:value-type="float">
            <text:p>3626</text:p>
          </table:table-cell>
          <table:table-cell office:value-type="float" office:value="20" calcext:value-type="float">
            <text:p>20</text:p>
          </table:table-cell>
          <table:table-cell office:value-type="float" office:value="9822" calcext:value-type="float">
            <text:p>9822</text:p>
          </table:table-cell>
          <table:table-cell office:value-type="float" office:value="7052.46799384615" calcext:value-type="float">
            <text:p>7052.4679938461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825.93258427" calcext:value-type="float">
            <text:p>128825.93258427</text:p>
          </table:table-cell>
          <table:table-cell office:value-type="float" office:value="1576.66292134831" calcext:value-type="float">
            <text:p>1576.66292134831</text:p>
          </table:table-cell>
          <table:table-cell office:value-type="float" office:value="1486180.80898876" calcext:value-type="float">
            <text:p>1486180.808988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1650.505618" calcext:value-type="float">
            <text:p>11361650.505618</text:p>
          </table:table-cell>
          <table:table-cell office:value-type="float" office:value="2343826.59550562" calcext:value-type="float">
            <text:p>2343826.59550562</text:p>
          </table:table-cell>
          <table:table-cell office:value-type="float" office:value="9017823.91011236" calcext:value-type="float">
            <text:p>9017823.91011236</text:p>
          </table:table-cell>
          <table:table-cell office:value-type="float" office:value="8" calcext:value-type="float">
            <text:p>8</text:p>
          </table:table-cell>
          <table:table-cell office:value-type="float" office:value="2290921.34831461" calcext:value-type="float">
            <text:p>2290921.34831461</text:p>
          </table:table-cell>
          <table:table-cell office:value-type="float" office:value="18428.3707865169" calcext:value-type="float">
            <text:p>18428.3707865169</text:p>
          </table:table-cell>
          <table:table-cell office:value-type="float" office:value="-230.056179775281" calcext:value-type="float">
            <text:p>-230.056179775281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9605" calcext:value-type="float">
            <text:p>9605</text:p>
          </table:table-cell>
          <table:table-cell office:value-type="float" office:value="8043.27016853933" calcext:value-type="float">
            <text:p>8043.270168539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960.494382022" calcext:value-type="float">
            <text:p>125960.494382022</text:p>
          </table:table-cell>
          <table:table-cell office:value-type="float" office:value="1573.88764044944" calcext:value-type="float">
            <text:p>1573.88764044944</text:p>
          </table:table-cell>
          <table:table-cell office:value-type="float" office:value="1486187.95505618" calcext:value-type="float">
            <text:p>1486187.9550561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43103.5617978" calcext:value-type="float">
            <text:p>12343103.5617978</text:p>
          </table:table-cell>
          <table:table-cell office:value-type="float" office:value="1874209.08988764" calcext:value-type="float">
            <text:p>1874209.08988764</text:p>
          </table:table-cell>
          <table:table-cell office:value-type="float" office:value="10468894.4719101" calcext:value-type="float">
            <text:p>10468894.4719101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19869.4943820225" calcext:value-type="float">
            <text:p>19869.4943820225</text:p>
          </table:table-cell>
          <table:table-cell office:value-type="float" office:value="-193.359550561798" calcext:value-type="float">
            <text:p>-193.359550561798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671" calcext:value-type="float">
            <text:p>9671</text:p>
          </table:table-cell>
          <table:table-cell office:value-type="float" office:value="6816.07787814607" calcext:value-type="float">
            <text:p>6816.0778781460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9405.155555556" calcext:value-type="float">
            <text:p>129405.155555556</text:p>
          </table:table-cell>
          <table:table-cell office:value-type="float" office:value="1577.51111111111" calcext:value-type="float">
            <text:p>1577.51111111111</text:p>
          </table:table-cell>
          <table:table-cell office:value-type="float" office:value="1486188" calcext:value-type="float">
            <text:p>14861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91241.3777778" calcext:value-type="float">
            <text:p>12691241.3777778</text:p>
          </table:table-cell>
          <table:table-cell office:value-type="float" office:value="2422095.06666667" calcext:value-type="float">
            <text:p>2422095.06666667</text:p>
          </table:table-cell>
          <table:table-cell office:value-type="float" office:value="10269146.3111111" calcext:value-type="float">
            <text:p>10269146.3111111</text:p>
          </table:table-cell>
          <table:table-cell office:value-type="float" office:value="8" calcext:value-type="float">
            <text:p>8</text:p>
          </table:table-cell>
          <table:table-cell office:value-type="float" office:value="2295511.11111111" calcext:value-type="float">
            <text:p>2295511.11111111</text:p>
          </table:table-cell>
          <table:table-cell office:value-type="float" office:value="21327.9" calcext:value-type="float">
            <text:p>21327.9</text:p>
          </table:table-cell>
          <table:table-cell office:value-type="float" office:value="-144.155555555556" calcext:value-type="float">
            <text:p>-144.155555555556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9690" calcext:value-type="float">
            <text:p>9690</text:p>
          </table:table-cell>
          <table:table-cell office:value-type="float" office:value="5092.97829733333" calcext:value-type="float">
            <text:p>5092.97829733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882.977777778" calcext:value-type="float">
            <text:p>127882.977777778</text:p>
          </table:table-cell>
          <table:table-cell office:value-type="float" office:value="1575.64444444444" calcext:value-type="float">
            <text:p>1575.64444444444</text:p>
          </table:table-cell>
          <table:table-cell office:value-type="float" office:value="1486232" calcext:value-type="float">
            <text:p>14862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97744.4444444" calcext:value-type="float">
            <text:p>11397744.4444444</text:p>
          </table:table-cell>
          <table:table-cell office:value-type="float" office:value="2352415.91111111" calcext:value-type="float">
            <text:p>2352415.91111111</text:p>
          </table:table-cell>
          <table:table-cell office:value-type="float" office:value="9045328.53333333" calcext:value-type="float">
            <text:p>9045328.53333333</text:p>
          </table:table-cell>
          <table:table-cell office:value-type="float" office:value="8" calcext:value-type="float">
            <text:p>8</text:p>
          </table:table-cell>
          <table:table-cell office:value-type="float" office:value="2293777.77777778" calcext:value-type="float">
            <text:p>2293777.77777778</text:p>
          </table:table-cell>
          <table:table-cell office:value-type="float" office:value="22751.9555555556" calcext:value-type="float">
            <text:p>22751.9555555556</text:p>
          </table:table-cell>
          <table:table-cell office:value-type="float" office:value="-141.288888888889" calcext:value-type="float">
            <text:p>-141.288888888889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9661" calcext:value-type="float">
            <text:p>9661</text:p>
          </table:table-cell>
          <table:table-cell office:value-type="float" office:value="4976.76066995556" calcext:value-type="float">
            <text:p>4976.760669955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278.444444444" calcext:value-type="float">
            <text:p>128278.444444444</text:p>
          </table:table-cell>
          <table:table-cell office:value-type="float" office:value="1576.38888888889" calcext:value-type="float">
            <text:p>1576.38888888889</text:p>
          </table:table-cell>
          <table:table-cell office:value-type="float" office:value="1486248" calcext:value-type="float">
            <text:p>14862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7070.6444444" calcext:value-type="float">
            <text:p>11817070.6444444</text:p>
          </table:table-cell>
          <table:table-cell office:value-type="float" office:value="2295475.26666667" calcext:value-type="float">
            <text:p>2295475.26666667</text:p>
          </table:table-cell>
          <table:table-cell office:value-type="float" office:value="9521595.37777778" calcext:value-type="float">
            <text:p>9521595.37777778</text:p>
          </table:table-cell>
          <table:table-cell office:value-type="float" office:value="8" calcext:value-type="float">
            <text:p>8</text:p>
          </table:table-cell>
          <table:table-cell office:value-type="float" office:value="2285111.11111111" calcext:value-type="float">
            <text:p>2285111.11111111</text:p>
          </table:table-cell>
          <table:table-cell office:value-type="float" office:value="24170.6111111111" calcext:value-type="float">
            <text:p>24170.6111111111</text:p>
          </table:table-cell>
          <table:table-cell office:value-type="float" office:value="-80.1333333333333" calcext:value-type="float">
            <text:p>-80.1333333333333</text:p>
          </table:table-cell>
          <table:table-cell office:value-type="float" office:value="3639" calcext:value-type="float">
            <text:p>3639</text:p>
          </table:table-cell>
          <table:table-cell office:value-type="float" office:value="20" calcext:value-type="float">
            <text:p>20</text:p>
          </table:table-cell>
          <table:table-cell office:value-type="float" office:value="9681" calcext:value-type="float">
            <text:p>9681</text:p>
          </table:table-cell>
          <table:table-cell office:value-type="float" office:value="2823.0299412" calcext:value-type="float">
            <text:p>2823.02994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945.617977528" calcext:value-type="float">
            <text:p>126945.617977528</text:p>
          </table:table-cell>
          <table:table-cell office:value-type="float" office:value="1574.94382022472" calcext:value-type="float">
            <text:p>1574.94382022472</text:p>
          </table:table-cell>
          <table:table-cell office:value-type="float" office:value="1486333.79775281" calcext:value-type="float">
            <text:p>1486333.7977528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70666.6629213" calcext:value-type="float">
            <text:p>12070666.6629213</text:p>
          </table:table-cell>
          <table:table-cell office:value-type="float" office:value="2292635.02247191" calcext:value-type="float">
            <text:p>2292635.02247191</text:p>
          </table:table-cell>
          <table:table-cell office:value-type="float" office:value="9778031.64044944" calcext:value-type="float">
            <text:p>9778031.64044944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25584.0561797753" calcext:value-type="float">
            <text:p>25584.0561797753</text:p>
          </table:table-cell>
          <table:table-cell office:value-type="float" office:value="-125.123595505618" calcext:value-type="float">
            <text:p>-125.123595505618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658" calcext:value-type="float">
            <text:p>9658</text:p>
          </table:table-cell>
          <table:table-cell office:value-type="float" office:value="4404.77723325843" calcext:value-type="float">
            <text:p>4404.7772332584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213.6" calcext:value-type="float">
            <text:p>124213.6</text:p>
          </table:table-cell>
          <table:table-cell office:value-type="float" office:value="1572.64444444444" calcext:value-type="float">
            <text:p>1572.64444444444</text:p>
          </table:table-cell>
          <table:table-cell office:value-type="float" office:value="1486580" calcext:value-type="float">
            <text:p>14865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79190.1888889" calcext:value-type="float">
            <text:p>12679190.1888889</text:p>
          </table:table-cell>
          <table:table-cell office:value-type="float" office:value="2178835.96666667" calcext:value-type="float">
            <text:p>2178835.96666667</text:p>
          </table:table-cell>
          <table:table-cell office:value-type="float" office:value="10500354.2222222" calcext:value-type="float">
            <text:p>10500354.2222222</text:p>
          </table:table-cell>
          <table:table-cell office:value-type="float" office:value="8" calcext:value-type="float">
            <text:p>8</text:p>
          </table:table-cell>
          <table:table-cell office:value-type="float" office:value="2289733.33333333" calcext:value-type="float">
            <text:p>2289733.33333333</text:p>
          </table:table-cell>
          <table:table-cell office:value-type="float" office:value="27034.4555555556" calcext:value-type="float">
            <text:p>27034.4555555556</text:p>
          </table:table-cell>
          <table:table-cell office:value-type="float" office:value="-132.444444444444" calcext:value-type="float">
            <text:p>-132.444444444444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9782" calcext:value-type="float">
            <text:p>9782</text:p>
          </table:table-cell>
          <table:table-cell office:value-type="float" office:value="4717.17603377778" calcext:value-type="float">
            <text:p>4717.1760337777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780.590909091" calcext:value-type="float">
            <text:p>123780.590909091</text:p>
          </table:table-cell>
          <table:table-cell office:value-type="float" office:value="1572.25" calcext:value-type="float">
            <text:p>1572.25</text:p>
          </table:table-cell>
          <table:table-cell office:value-type="float" office:value="1486580" calcext:value-type="float">
            <text:p>14865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80220.6590909" calcext:value-type="float">
            <text:p>12180220.6590909</text:p>
          </table:table-cell>
          <table:table-cell office:value-type="float" office:value="2191392.93181818" calcext:value-type="float">
            <text:p>2191392.93181818</text:p>
          </table:table-cell>
          <table:table-cell office:value-type="float" office:value="9988827.72727273" calcext:value-type="float">
            <text:p>9988827.72727273</text:p>
          </table:table-cell>
          <table:table-cell office:value-type="float" office:value="8" calcext:value-type="float">
            <text:p>8</text:p>
          </table:table-cell>
          <table:table-cell office:value-type="float" office:value="2289329.54545455" calcext:value-type="float">
            <text:p>2289329.54545455</text:p>
          </table:table-cell>
          <table:table-cell office:value-type="float" office:value="28472.2613636364" calcext:value-type="float">
            <text:p>28472.2613636364</text:p>
          </table:table-cell>
          <table:table-cell office:value-type="float" office:value="-100.113636363636" calcext:value-type="float">
            <text:p>-100.113636363636</text:p>
          </table:table-cell>
          <table:table-cell office:value-type="float" office:value="3648" calcext:value-type="float">
            <text:p>3648</text:p>
          </table:table-cell>
          <table:table-cell office:value-type="float" office:value="20" calcext:value-type="float">
            <text:p>20</text:p>
          </table:table-cell>
          <table:table-cell office:value-type="float" office:value="9481" calcext:value-type="float">
            <text:p>9481</text:p>
          </table:table-cell>
          <table:table-cell office:value-type="float" office:value="3462.59910545454" calcext:value-type="float">
            <text:p>3462.5991054545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213.045454545" calcext:value-type="float">
            <text:p>124213.045454545</text:p>
          </table:table-cell>
          <table:table-cell office:value-type="float" office:value="1572.64772727273" calcext:value-type="float">
            <text:p>1572.64772727273</text:p>
          </table:table-cell>
          <table:table-cell office:value-type="float" office:value="1486671.45454545" calcext:value-type="float">
            <text:p>1486671.454545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49357.4090909" calcext:value-type="float">
            <text:p>10949357.4090909</text:p>
          </table:table-cell>
          <table:table-cell office:value-type="float" office:value="1941662.31818182" calcext:value-type="float">
            <text:p>1941662.31818182</text:p>
          </table:table-cell>
          <table:table-cell office:value-type="float" office:value="9007695.09090909" calcext:value-type="float">
            <text:p>9007695.09090909</text:p>
          </table:table-cell>
          <table:table-cell office:value-type="float" office:value="8" calcext:value-type="float">
            <text:p>8</text:p>
          </table:table-cell>
          <table:table-cell office:value-type="float" office:value="2293318.18181818" calcext:value-type="float">
            <text:p>2293318.18181818</text:p>
          </table:table-cell>
          <table:table-cell office:value-type="float" office:value="29871.9318181818" calcext:value-type="float">
            <text:p>29871.9318181818</text:p>
          </table:table-cell>
          <table:table-cell office:value-type="float" office:value="-222.181818181818" calcext:value-type="float">
            <text:p>-222.181818181818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office:value-type="float" office:value="9442" calcext:value-type="float">
            <text:p>9442</text:p>
          </table:table-cell>
          <table:table-cell office:value-type="float" office:value="7644.53161018182" calcext:value-type="float">
            <text:p>7644.5316101818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178.933333333" calcext:value-type="float">
            <text:p>122178.933333333</text:p>
          </table:table-cell>
          <table:table-cell office:value-type="float" office:value="1570.65555555556" calcext:value-type="float">
            <text:p>1570.65555555556</text:p>
          </table:table-cell>
          <table:table-cell office:value-type="float" office:value="1486676" calcext:value-type="float">
            <text:p>14866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2337.5444444" calcext:value-type="float">
            <text:p>11982337.5444444</text:p>
          </table:table-cell>
          <table:table-cell office:value-type="float" office:value="1997683.5" calcext:value-type="float">
            <text:p>1997683.5</text:p>
          </table:table-cell>
          <table:table-cell office:value-type="float" office:value="9984654.04444444" calcext:value-type="float">
            <text:p>9984654.04444444</text:p>
          </table:table-cell>
          <table:table-cell office:value-type="float" office:value="8" calcext:value-type="float">
            <text:p>8</text:p>
          </table:table-cell>
          <table:table-cell office:value-type="float" office:value="2277600" calcext:value-type="float">
            <text:p>2277600</text:p>
          </table:table-cell>
          <table:table-cell office:value-type="float" office:value="31290.3" calcext:value-type="float">
            <text:p>31290.3</text:p>
          </table:table-cell>
          <table:table-cell office:value-type="float" office:value="-536.833333333333" calcext:value-type="float">
            <text:p>-536.833333333333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691" calcext:value-type="float">
            <text:p>9691</text:p>
          </table:table-cell>
          <table:table-cell office:value-type="float" office:value="18947.329577" calcext:value-type="float">
            <text:p>18947.32957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799.550561798" calcext:value-type="float">
            <text:p>120799.550561798</text:p>
          </table:table-cell>
          <table:table-cell office:value-type="float" office:value="1569.11235955056" calcext:value-type="float">
            <text:p>1569.11235955056</text:p>
          </table:table-cell>
          <table:table-cell office:value-type="float" office:value="1486681.34831461" calcext:value-type="float">
            <text:p>1486681.3483146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39857.8089888" calcext:value-type="float">
            <text:p>12439857.8089888</text:p>
          </table:table-cell>
          <table:table-cell office:value-type="float" office:value="2043858.61797753" calcext:value-type="float">
            <text:p>2043858.61797753</text:p>
          </table:table-cell>
          <table:table-cell office:value-type="float" office:value="10395999.1910112" calcext:value-type="float">
            <text:p>10395999.1910112</text:p>
          </table:table-cell>
          <table:table-cell office:value-type="float" office:value="8" calcext:value-type="float">
            <text:p>8</text:p>
          </table:table-cell>
          <table:table-cell office:value-type="float" office:value="2291797.75280899" calcext:value-type="float">
            <text:p>2291797.75280899</text:p>
          </table:table-cell>
          <table:table-cell office:value-type="float" office:value="32719.2134831461" calcext:value-type="float">
            <text:p>32719.2134831461</text:p>
          </table:table-cell>
          <table:table-cell office:value-type="float" office:value="-203.775280898876" calcext:value-type="float">
            <text:p>-203.775280898876</text:p>
          </table:table-cell>
          <table:table-cell office:value-type="float" office:value="3634" calcext:value-type="float">
            <text:p>3634</text:p>
          </table:table-cell>
          <table:table-cell office:value-type="float" office:value="20" calcext:value-type="float">
            <text:p>20</text:p>
          </table:table-cell>
          <table:table-cell office:value-type="float" office:value="9616" calcext:value-type="float">
            <text:p>9616</text:p>
          </table:table-cell>
          <table:table-cell office:value-type="float" office:value="7120.83426948315" calcext:value-type="float">
            <text:p>7120.8342694831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303.865168539" calcext:value-type="float">
            <text:p>119303.865168539</text:p>
          </table:table-cell>
          <table:table-cell office:value-type="float" office:value="1567.85393258427" calcext:value-type="float">
            <text:p>1567.85393258427</text:p>
          </table:table-cell>
          <table:table-cell office:value-type="float" office:value="1486712" calcext:value-type="float">
            <text:p>1486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2878.2134831" calcext:value-type="float">
            <text:p>11662878.2134831</text:p>
          </table:table-cell>
          <table:table-cell office:value-type="float" office:value="2017703.56179775" calcext:value-type="float">
            <text:p>2017703.56179775</text:p>
          </table:table-cell>
          <table:table-cell office:value-type="float" office:value="9645174.65168539" calcext:value-type="float">
            <text:p>9645174.65168539</text:p>
          </table:table-cell>
          <table:table-cell office:value-type="float" office:value="8" calcext:value-type="float">
            <text:p>8</text:p>
          </table:table-cell>
          <table:table-cell office:value-type="float" office:value="2286539.3258427" calcext:value-type="float">
            <text:p>2286539.3258427</text:p>
          </table:table-cell>
          <table:table-cell office:value-type="float" office:value="34130.9662921348" calcext:value-type="float">
            <text:p>34130.9662921348</text:p>
          </table:table-cell>
          <table:table-cell office:value-type="float" office:value="-271.033707865169" calcext:value-type="float">
            <text:p>-271.033707865169</text:p>
          </table:table-cell>
          <table:table-cell office:value-type="float" office:value="3647" calcext:value-type="float">
            <text:p>3647</text:p>
          </table:table-cell>
          <table:table-cell office:value-type="float" office:value="20" calcext:value-type="float">
            <text:p>20</text:p>
          </table:table-cell>
          <table:table-cell office:value-type="float" office:value="9619" calcext:value-type="float">
            <text:p>9619</text:p>
          </table:table-cell>
          <table:table-cell office:value-type="float" office:value="9507.99609152809" calcext:value-type="float">
            <text:p>9507.996091528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955.685393258" calcext:value-type="float">
            <text:p>118955.685393258</text:p>
          </table:table-cell>
          <table:table-cell office:value-type="float" office:value="1567.39325842697" calcext:value-type="float">
            <text:p>1567.39325842697</text:p>
          </table:table-cell>
          <table:table-cell office:value-type="float" office:value="1486712" calcext:value-type="float">
            <text:p>1486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41508.8426966" calcext:value-type="float">
            <text:p>11341508.8426966</text:p>
          </table:table-cell>
          <table:table-cell office:value-type="float" office:value="2312717.11235955" calcext:value-type="float">
            <text:p>2312717.11235955</text:p>
          </table:table-cell>
          <table:table-cell office:value-type="float" office:value="9028791.73033708" calcext:value-type="float">
            <text:p>9028791.73033708</text:p>
          </table:table-cell>
          <table:table-cell office:value-type="float" office:value="8" calcext:value-type="float">
            <text:p>8</text:p>
          </table:table-cell>
          <table:table-cell office:value-type="float" office:value="2291651.68539326" calcext:value-type="float">
            <text:p>2291651.68539326</text:p>
          </table:table-cell>
          <table:table-cell office:value-type="float" office:value="35550.9325842697" calcext:value-type="float">
            <text:p>35550.9325842697</text:p>
          </table:table-cell>
          <table:table-cell office:value-type="float" office:value="-147.561797752809" calcext:value-type="float">
            <text:p>-147.561797752809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607" calcext:value-type="float">
            <text:p>9607</text:p>
          </table:table-cell>
          <table:table-cell office:value-type="float" office:value="5167.24746623596" calcext:value-type="float">
            <text:p>5167.2474662359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720.666666667" calcext:value-type="float">
            <text:p>117720.666666667</text:p>
          </table:table-cell>
          <table:table-cell office:value-type="float" office:value="1566.44444444444" calcext:value-type="float">
            <text:p>1566.44444444444</text:p>
          </table:table-cell>
          <table:table-cell office:value-type="float" office:value="1486712" calcext:value-type="float">
            <text:p>14867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79813.5333333" calcext:value-type="float">
            <text:p>11379813.5333333</text:p>
          </table:table-cell>
          <table:table-cell office:value-type="float" office:value="2124472.37777778" calcext:value-type="float">
            <text:p>2124472.37777778</text:p>
          </table:table-cell>
          <table:table-cell office:value-type="float" office:value="9255341.15555556" calcext:value-type="float">
            <text:p>9255341.15555556</text:p>
          </table:table-cell>
          <table:table-cell office:value-type="float" office:value="8" calcext:value-type="float">
            <text:p>8</text:p>
          </table:table-cell>
          <table:table-cell office:value-type="float" office:value="2294933.33333333" calcext:value-type="float">
            <text:p>2294933.33333333</text:p>
          </table:table-cell>
          <table:table-cell office:value-type="float" office:value="36966.6666666667" calcext:value-type="float">
            <text:p>36966.6666666667</text:p>
          </table:table-cell>
          <table:table-cell office:value-type="float" office:value="-156.844444444444" calcext:value-type="float">
            <text:p>-156.844444444444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644" calcext:value-type="float">
            <text:p>9644</text:p>
          </table:table-cell>
          <table:table-cell office:value-type="float" office:value="5513.455512" calcext:value-type="float">
            <text:p>5513.4555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768.449438202" calcext:value-type="float">
            <text:p>107768.449438202</text:p>
          </table:table-cell>
          <table:table-cell office:value-type="float" office:value="1565.08988764045" calcext:value-type="float">
            <text:p>1565.08988764045</text:p>
          </table:table-cell>
          <table:table-cell office:value-type="float" office:value="1495243.95505618" calcext:value-type="float">
            <text:p>1495243.9550561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21808.2134831" calcext:value-type="float">
            <text:p>11521808.2134831</text:p>
          </table:table-cell>
          <table:table-cell office:value-type="float" office:value="2148992.84269663" calcext:value-type="float">
            <text:p>2148992.84269663</text:p>
          </table:table-cell>
          <table:table-cell office:value-type="float" office:value="9372815.37078652" calcext:value-type="float">
            <text:p>9372815.37078652</text:p>
          </table:table-cell>
          <table:table-cell office:value-type="float" office:value="8" calcext:value-type="float">
            <text:p>8</text:p>
          </table:table-cell>
          <table:table-cell office:value-type="float" office:value="2289168.53932584" calcext:value-type="float">
            <text:p>2289168.53932584</text:p>
          </table:table-cell>
          <table:table-cell office:value-type="float" office:value="38363.2696629213" calcext:value-type="float">
            <text:p>38363.2696629213</text:p>
          </table:table-cell>
          <table:table-cell office:value-type="float" office:value="-216.988764044944" calcext:value-type="float">
            <text:p>-216.988764044944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9488" calcext:value-type="float">
            <text:p>9488</text:p>
          </table:table-cell>
          <table:table-cell office:value-type="float" office:value="7506.34612782023" calcext:value-type="float">
            <text:p>7506.3461278202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595.090909091" calcext:value-type="float">
            <text:p>141595.090909091</text:p>
          </table:table-cell>
          <table:table-cell office:value-type="float" office:value="1603.65909090909" calcext:value-type="float">
            <text:p>1603.65909090909</text:p>
          </table:table-cell>
          <table:table-cell office:value-type="float" office:value="1501094.63636364" calcext:value-type="float">
            <text:p>1501094.636363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66543.2613636" calcext:value-type="float">
            <text:p>11166543.2613636</text:p>
          </table:table-cell>
          <table:table-cell office:value-type="float" office:value="2333333.89772727" calcext:value-type="float">
            <text:p>2333333.89772727</text:p>
          </table:table-cell>
          <table:table-cell office:value-type="float" office:value="8833209.36363636" calcext:value-type="float">
            <text:p>8833209.36363636</text:p>
          </table:table-cell>
          <table:table-cell office:value-type="float" office:value="8" calcext:value-type="float">
            <text:p>8</text:p>
          </table:table-cell>
          <table:table-cell office:value-type="float" office:value="2290215.90909091" calcext:value-type="float">
            <text:p>2290215.90909091</text:p>
          </table:table-cell>
          <table:table-cell office:value-type="float" office:value="39743.7954545455" calcext:value-type="float">
            <text:p>39743.7954545455</text:p>
          </table:table-cell>
          <table:table-cell office:value-type="float" office:value="-153.056818181818" calcext:value-type="float">
            <text:p>-153.056818181818</text:p>
          </table:table-cell>
          <table:table-cell office:value-type="float" office:value="3643" calcext:value-type="float">
            <text:p>3643</text:p>
          </table:table-cell>
          <table:table-cell office:value-type="float" office:value="20" calcext:value-type="float">
            <text:p>20</text:p>
          </table:table-cell>
          <table:table-cell office:value-type="float" office:value="9460" calcext:value-type="float">
            <text:p>9460</text:p>
          </table:table-cell>
          <table:table-cell office:value-type="float" office:value="5274.7634525" calcext:value-type="float">
            <text:p>5274.763452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2701.797752809" calcext:value-type="float">
            <text:p>142701.797752809</text:p>
          </table:table-cell>
          <table:table-cell office:value-type="float" office:value="1606" calcext:value-type="float">
            <text:p>1606</text:p>
          </table:table-cell>
          <table:table-cell office:value-type="float" office:value="1502043.82022472" calcext:value-type="float">
            <text:p>1502043.820224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49190.0337079" calcext:value-type="float">
            <text:p>11749190.0337079</text:p>
          </table:table-cell>
          <table:table-cell office:value-type="float" office:value="2063883.51685393" calcext:value-type="float">
            <text:p>2063883.51685393</text:p>
          </table:table-cell>
          <table:table-cell office:value-type="float" office:value="9685306.51685393" calcext:value-type="float">
            <text:p>9685306.51685393</text:p>
          </table:table-cell>
          <table:table-cell office:value-type="float" office:value="8" calcext:value-type="float">
            <text:p>8</text:p>
          </table:table-cell>
          <table:table-cell office:value-type="float" office:value="2283471.91011236" calcext:value-type="float">
            <text:p>2283471.91011236</text:p>
          </table:table-cell>
          <table:table-cell office:value-type="float" office:value="41126.9662921348" calcext:value-type="float">
            <text:p>41126.9662921348</text:p>
          </table:table-cell>
          <table:table-cell office:value-type="float" office:value="-207.719101123595" calcext:value-type="float">
            <text:p>-207.719101123595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545" calcext:value-type="float">
            <text:p>9545</text:p>
          </table:table-cell>
          <table:table-cell office:value-type="float" office:value="7197.12411741573" calcext:value-type="float">
            <text:p>7197.1241174157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9530.888888889" calcext:value-type="float">
            <text:p>149530.888888889</text:p>
          </table:table-cell>
          <table:table-cell office:value-type="float" office:value="1612.3" calcext:value-type="float">
            <text:p>1612.3</text:p>
          </table:table-cell>
          <table:table-cell office:value-type="float" office:value="1502092" calcext:value-type="float">
            <text:p>15020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89701.5777778" calcext:value-type="float">
            <text:p>11389701.5777778</text:p>
          </table:table-cell>
          <table:table-cell office:value-type="float" office:value="1790298.64444444" calcext:value-type="float">
            <text:p>1790298.64444444</text:p>
          </table:table-cell>
          <table:table-cell office:value-type="float" office:value="9599402.93333333" calcext:value-type="float">
            <text:p>9599402.93333333</text:p>
          </table:table-cell>
          <table:table-cell office:value-type="float" office:value="8" calcext:value-type="float">
            <text:p>8</text:p>
          </table:table-cell>
          <table:table-cell office:value-type="float" office:value="2292044.44444444" calcext:value-type="float">
            <text:p>2292044.44444444</text:p>
          </table:table-cell>
          <table:table-cell office:value-type="float" office:value="42541.8" calcext:value-type="float">
            <text:p>42541.8</text:p>
          </table:table-cell>
          <table:table-cell office:value-type="float" office:value="-145.333333333333" calcext:value-type="float">
            <text:p>-145.333333333333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716" calcext:value-type="float">
            <text:p>9716</text:p>
          </table:table-cell>
          <table:table-cell office:value-type="float" office:value="5142.717664" calcext:value-type="float">
            <text:p>5142.7176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8847.826086957" calcext:value-type="float">
            <text:p>148847.826086957</text:p>
          </table:table-cell>
          <table:table-cell office:value-type="float" office:value="1611.79347826087" calcext:value-type="float">
            <text:p>1611.79347826087</text:p>
          </table:table-cell>
          <table:table-cell office:value-type="float" office:value="1502184" calcext:value-type="float">
            <text:p>150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87358.8913043" calcext:value-type="float">
            <text:p>12487358.8913043</text:p>
          </table:table-cell>
          <table:table-cell office:value-type="float" office:value="2207349.76086957" calcext:value-type="float">
            <text:p>2207349.76086957</text:p>
          </table:table-cell>
          <table:table-cell office:value-type="float" office:value="10280009.1304348" calcext:value-type="float">
            <text:p>10280009.1304348</text:p>
          </table:table-cell>
          <table:table-cell office:value-type="float" office:value="8" calcext:value-type="float">
            <text:p>8</text:p>
          </table:table-cell>
          <table:table-cell office:value-type="float" office:value="2257054.34782609" calcext:value-type="float">
            <text:p>2257054.34782609</text:p>
          </table:table-cell>
          <table:table-cell office:value-type="float" office:value="44030.902173913" calcext:value-type="float">
            <text:p>44030.902173913</text:p>
          </table:table-cell>
          <table:table-cell office:value-type="float" office:value="-162.20652173913" calcext:value-type="float">
            <text:p>-162.20652173913</text:p>
          </table:table-cell>
          <table:table-cell office:value-type="float" office:value="3636" calcext:value-type="float">
            <text:p>3636</text:p>
          </table:table-cell>
          <table:table-cell office:value-type="float" office:value="20" calcext:value-type="float">
            <text:p>20</text:p>
          </table:table-cell>
          <table:table-cell office:value-type="float" office:value="9900" calcext:value-type="float">
            <text:p>9900</text:p>
          </table:table-cell>
          <table:table-cell office:value-type="float" office:value="5838.85083913044" calcext:value-type="float">
            <text:p>5838.850839130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8797.090909091" calcext:value-type="float">
            <text:p>148797.090909091</text:p>
          </table:table-cell>
          <table:table-cell office:value-type="float" office:value="1611.73863636364" calcext:value-type="float">
            <text:p>1611.73863636364</text:p>
          </table:table-cell>
          <table:table-cell office:value-type="float" office:value="1502184" calcext:value-type="float">
            <text:p>15021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55366.0454545" calcext:value-type="float">
            <text:p>11255366.0454545</text:p>
          </table:table-cell>
          <table:table-cell office:value-type="float" office:value="1683985.40909091" calcext:value-type="float">
            <text:p>1683985.40909091</text:p>
          </table:table-cell>
          <table:table-cell office:value-type="float" office:value="9571380.63636364" calcext:value-type="float">
            <text:p>9571380.63636364</text:p>
          </table:table-cell>
          <table:table-cell office:value-type="float" office:value="8" calcext:value-type="float">
            <text:p>8</text:p>
          </table:table-cell>
          <table:table-cell office:value-type="float" office:value="2296272.72727273" calcext:value-type="float">
            <text:p>2296272.72727273</text:p>
          </table:table-cell>
          <table:table-cell office:value-type="float" office:value="45450.8977272727" calcext:value-type="float">
            <text:p>45450.8977272727</text:p>
          </table:table-cell>
          <table:table-cell office:value-type="float" office:value="-151.590909090909" calcext:value-type="float">
            <text:p>-151.590909090909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9519" calcext:value-type="float">
            <text:p>9519</text:p>
          </table:table-cell>
          <table:table-cell office:value-type="float" office:value="5253.9406575" calcext:value-type="float">
            <text:p>5253.94065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344.224719101" calcext:value-type="float">
            <text:p>123344.224719101</text:p>
          </table:table-cell>
          <table:table-cell office:value-type="float" office:value="1586.95505617978" calcext:value-type="float">
            <text:p>1586.95505617978</text:p>
          </table:table-cell>
          <table:table-cell office:value-type="float" office:value="1502401.12359551" calcext:value-type="float">
            <text:p>1502401.1235955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50838.2808989" calcext:value-type="float">
            <text:p>11650838.2808989</text:p>
          </table:table-cell>
          <table:table-cell office:value-type="float" office:value="1861581.74157303" calcext:value-type="float">
            <text:p>1861581.74157303</text:p>
          </table:table-cell>
          <table:table-cell office:value-type="float" office:value="9789256.53932584" calcext:value-type="float">
            <text:p>9789256.53932584</text:p>
          </table:table-cell>
          <table:table-cell office:value-type="float" office:value="8" calcext:value-type="float">
            <text:p>8</text:p>
          </table:table-cell>
          <table:table-cell office:value-type="float" office:value="2283617.97752809" calcext:value-type="float">
            <text:p>2283617.97752809</text:p>
          </table:table-cell>
          <table:table-cell office:value-type="float" office:value="46854.4269662921" calcext:value-type="float">
            <text:p>46854.4269662921</text:p>
          </table:table-cell>
          <table:table-cell office:value-type="float" office:value="-183.561797752809" calcext:value-type="float">
            <text:p>-183.561797752809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530" calcext:value-type="float">
            <text:p>9530</text:p>
          </table:table-cell>
          <table:table-cell office:value-type="float" office:value="6364.11322674157" calcext:value-type="float">
            <text:p>6364.1132267415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206.337078652" calcext:value-type="float">
            <text:p>111206.337078652</text:p>
          </table:table-cell>
          <table:table-cell office:value-type="float" office:value="1575.26966292135" calcext:value-type="float">
            <text:p>1575.26966292135</text:p>
          </table:table-cell>
          <table:table-cell office:value-type="float" office:value="1502472.08988764" calcext:value-type="float">
            <text:p>1502472.089887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28515.6966292" calcext:value-type="float">
            <text:p>11828515.6966292</text:p>
          </table:table-cell>
          <table:table-cell office:value-type="float" office:value="2079905.98876404" calcext:value-type="float">
            <text:p>2079905.98876404</text:p>
          </table:table-cell>
          <table:table-cell office:value-type="float" office:value="9748609.70786517" calcext:value-type="float">
            <text:p>9748609.70786517</text:p>
          </table:table-cell>
          <table:table-cell office:value-type="float" office:value="8" calcext:value-type="float">
            <text:p>8</text:p>
          </table:table-cell>
          <table:table-cell office:value-type="float" office:value="2289168.53932584" calcext:value-type="float">
            <text:p>2289168.53932584</text:p>
          </table:table-cell>
          <table:table-cell office:value-type="float" office:value="48254.595505618" calcext:value-type="float">
            <text:p>48254.595505618</text:p>
          </table:table-cell>
          <table:table-cell office:value-type="float" office:value="-137.179775280899" calcext:value-type="float">
            <text:p>-137.179775280899</text:p>
          </table:table-cell>
          <table:table-cell office:value-type="float" office:value="3625" calcext:value-type="float">
            <text:p>3625</text:p>
          </table:table-cell>
          <table:table-cell office:value-type="float" office:value="20" calcext:value-type="float">
            <text:p>20</text:p>
          </table:table-cell>
          <table:table-cell office:value-type="float" office:value="9619" calcext:value-type="float">
            <text:p>9619</text:p>
          </table:table-cell>
          <table:table-cell office:value-type="float" office:value="4783.30443679775" calcext:value-type="float">
            <text:p>4783.304436797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394.382022472" calcext:value-type="float">
            <text:p>110394.382022472</text:p>
          </table:table-cell>
          <table:table-cell office:value-type="float" office:value="1574.48314606742" calcext:value-type="float">
            <text:p>1574.48314606742</text:p>
          </table:table-cell>
          <table:table-cell office:value-type="float" office:value="1502480.13483146" calcext:value-type="float">
            <text:p>1502480.1348314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50143.1685393" calcext:value-type="float">
            <text:p>11150143.1685393</text:p>
          </table:table-cell>
          <table:table-cell office:value-type="float" office:value="2430108.92134831" calcext:value-type="float">
            <text:p>2430108.92134831</text:p>
          </table:table-cell>
          <table:table-cell office:value-type="float" office:value="8720034.24719101" calcext:value-type="float">
            <text:p>8720034.24719101</text:p>
          </table:table-cell>
          <table:table-cell office:value-type="float" office:value="8" calcext:value-type="float">
            <text:p>8</text:p>
          </table:table-cell>
          <table:table-cell office:value-type="float" office:value="2284056.17977528" calcext:value-type="float">
            <text:p>2284056.17977528</text:p>
          </table:table-cell>
          <table:table-cell office:value-type="float" office:value="49656.404494382" calcext:value-type="float">
            <text:p>49656.404494382</text:p>
          </table:table-cell>
          <table:table-cell office:value-type="float" office:value="-158.213483146067" calcext:value-type="float">
            <text:p>-158.213483146067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528" calcext:value-type="float">
            <text:p>9528</text:p>
          </table:table-cell>
          <table:table-cell office:value-type="float" office:value="5484.13244925843" calcext:value-type="float">
            <text:p>5484.1324492584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729.511111111" calcext:value-type="float">
            <text:p>107729.511111111</text:p>
          </table:table-cell>
          <table:table-cell office:value-type="float" office:value="1571.92222222222" calcext:value-type="float">
            <text:p>1571.92222222222</text:p>
          </table:table-cell>
          <table:table-cell office:value-type="float" office:value="1502480" calcext:value-type="float">
            <text:p>15024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31736.1888889" calcext:value-type="float">
            <text:p>11731736.1888889</text:p>
          </table:table-cell>
          <table:table-cell office:value-type="float" office:value="1930734.41111111" calcext:value-type="float">
            <text:p>1930734.41111111</text:p>
          </table:table-cell>
          <table:table-cell office:value-type="float" office:value="9801001.77777778" calcext:value-type="float">
            <text:p>9801001.77777778</text:p>
          </table:table-cell>
          <table:table-cell office:value-type="float" office:value="8" calcext:value-type="float">
            <text:p>8</text:p>
          </table:table-cell>
          <table:table-cell office:value-type="float" office:value="2295511.11111111" calcext:value-type="float">
            <text:p>2295511.11111111</text:p>
          </table:table-cell>
          <table:table-cell office:value-type="float" office:value="51067.6111111111" calcext:value-type="float">
            <text:p>51067.6111111111</text:p>
          </table:table-cell>
          <table:table-cell office:value-type="float" office:value="-181.888888888889" calcext:value-type="float">
            <text:p>-181.888888888889</text:p>
          </table:table-cell>
          <table:table-cell office:value-type="float" office:value="3635" calcext:value-type="float">
            <text:p>3635</text:p>
          </table:table-cell>
          <table:table-cell office:value-type="float" office:value="20" calcext:value-type="float">
            <text:p>20</text:p>
          </table:table-cell>
          <table:table-cell office:value-type="float" office:value="9715" calcext:value-type="float">
            <text:p>9715</text:p>
          </table:table-cell>
          <table:table-cell office:value-type="float" office:value="6423.22876944445" calcext:value-type="float">
            <text:p>6423.2287694444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729.333333333" calcext:value-type="float">
            <text:p>107729.333333333</text:p>
          </table:table-cell>
          <table:table-cell office:value-type="float" office:value="1571.98888888889" calcext:value-type="float">
            <text:p>1571.98888888889</text:p>
          </table:table-cell>
          <table:table-cell office:value-type="float" office:value="1502480.13333333" calcext:value-type="float">
            <text:p>1502480.1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0228.0444444" calcext:value-type="float">
            <text:p>11540228.0444444</text:p>
          </table:table-cell>
          <table:table-cell office:value-type="float" office:value="2418236.13333333" calcext:value-type="float">
            <text:p>2418236.13333333</text:p>
          </table:table-cell>
          <table:table-cell office:value-type="float" office:value="9121991.91111111" calcext:value-type="float">
            <text:p>9121991.91111111</text:p>
          </table:table-cell>
          <table:table-cell office:value-type="float" office:value="8" calcext:value-type="float">
            <text:p>8</text:p>
          </table:table-cell>
          <table:table-cell office:value-type="float" office:value="2287711.11111111" calcext:value-type="float">
            <text:p>2287711.11111111</text:p>
          </table:table-cell>
          <table:table-cell office:value-type="float" office:value="52495.6444444444" calcext:value-type="float">
            <text:p>52495.6444444444</text:p>
          </table:table-cell>
          <table:table-cell office:value-type="float" office:value="-153.1" calcext:value-type="float">
            <text:p>-153.1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9684" calcext:value-type="float">
            <text:p>9684</text:p>
          </table:table-cell>
          <table:table-cell office:value-type="float" office:value="5396.738256" calcext:value-type="float">
            <text:p>5396.7382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597.318681319" calcext:value-type="float">
            <text:p>107597.318681319</text:p>
          </table:table-cell>
          <table:table-cell office:value-type="float" office:value="1571.67032967033" calcext:value-type="float">
            <text:p>1571.67032967033</text:p>
          </table:table-cell>
          <table:table-cell office:value-type="float" office:value="1502206.28571429" calcext:value-type="float">
            <text:p>1502206.2857142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0819.1428571" calcext:value-type="float">
            <text:p>12230819.1428571</text:p>
          </table:table-cell>
          <table:table-cell office:value-type="float" office:value="2239311.71428571" calcext:value-type="float">
            <text:p>2239311.71428571</text:p>
          </table:table-cell>
          <table:table-cell office:value-type="float" office:value="9991507.42857143" calcext:value-type="float">
            <text:p>9991507.42857143</text:p>
          </table:table-cell>
          <table:table-cell office:value-type="float" office:value="8" calcext:value-type="float">
            <text:p>8</text:p>
          </table:table-cell>
          <table:table-cell office:value-type="float" office:value="2288428.57142857" calcext:value-type="float">
            <text:p>2288428.57142857</text:p>
          </table:table-cell>
          <table:table-cell office:value-type="float" office:value="53942.8461538462" calcext:value-type="float">
            <text:p>53942.8461538462</text:p>
          </table:table-cell>
          <table:table-cell office:value-type="float" office:value="-350.472527472527" calcext:value-type="float">
            <text:p>-350.472527472527</text:p>
          </table:table-cell>
          <table:table-cell office:value-type="float" office:value="3631" calcext:value-type="float">
            <text:p>3631</text:p>
          </table:table-cell>
          <table:table-cell office:value-type="float" office:value="20" calcext:value-type="float">
            <text:p>20</text:p>
          </table:table-cell>
          <table:table-cell office:value-type="float" office:value="9781" calcext:value-type="float">
            <text:p>9781</text:p>
          </table:table-cell>
          <table:table-cell office:value-type="float" office:value="12446.9655738791" calcext:value-type="float">
            <text:p>12446.96557387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4501.362637363" calcext:value-type="float">
            <text:p>104501.362637363</text:p>
          </table:table-cell>
          <table:table-cell office:value-type="float" office:value="1580.93406593407" calcext:value-type="float">
            <text:p>1580.93406593407</text:p>
          </table:table-cell>
          <table:table-cell office:value-type="float" office:value="1514791.12087912" calcext:value-type="float">
            <text:p>1514791.120879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68891.7362637" calcext:value-type="float">
            <text:p>12068891.7362637</text:p>
          </table:table-cell>
          <table:table-cell office:value-type="float" office:value="2135749.93406593" calcext:value-type="float">
            <text:p>2135749.93406593</text:p>
          </table:table-cell>
          <table:table-cell office:value-type="float" office:value="9933141.8021978" calcext:value-type="float">
            <text:p>9933141.8021978</text:p>
          </table:table-cell>
          <table:table-cell office:value-type="float" office:value="8" calcext:value-type="float">
            <text:p>8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55395.3846153846" calcext:value-type="float">
            <text:p>55395.3846153846</text:p>
          </table:table-cell>
          <table:table-cell office:value-type="float" office:value="-164.703296703297" calcext:value-type="float">
            <text:p>-164.703296703297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9821" calcext:value-type="float">
            <text:p>9821</text:p>
          </table:table-cell>
          <table:table-cell office:value-type="float" office:value="5887.88592" calcext:value-type="float">
            <text:p>5887.885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361.573033708" calcext:value-type="float">
            <text:p>111361.573033708</text:p>
          </table:table-cell>
          <table:table-cell office:value-type="float" office:value="1595.32584269663" calcext:value-type="float">
            <text:p>1595.32584269663</text:p>
          </table:table-cell>
          <table:table-cell office:value-type="float" office:value="1522678.02247191" calcext:value-type="float">
            <text:p>1522678.0224719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33579.9662921" calcext:value-type="float">
            <text:p>12333579.9662921</text:p>
          </table:table-cell>
          <table:table-cell office:value-type="float" office:value="2542258.25842697" calcext:value-type="float">
            <text:p>2542258.25842697</text:p>
          </table:table-cell>
          <table:table-cell office:value-type="float" office:value="9791321.70786517" calcext:value-type="float">
            <text:p>9791321.70786517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56847.8426966292" calcext:value-type="float">
            <text:p>56847.8426966292</text:p>
          </table:table-cell>
          <table:table-cell office:value-type="float" office:value="-156" calcext:value-type="float">
            <text:p>-156</text:p>
          </table:table-cell>
          <table:table-cell office:value-type="float" office:value="3626" calcext:value-type="float">
            <text:p>3626</text:p>
          </table:table-cell>
          <table:table-cell office:value-type="float" office:value="20" calcext:value-type="float">
            <text:p>20</text:p>
          </table:table-cell>
          <table:table-cell office:value-type="float" office:value="9577" calcext:value-type="float">
            <text:p>9577</text:p>
          </table:table-cell>
          <table:table-cell office:value-type="float" office:value="5417.287512" calcext:value-type="float">
            <text:p>5417.2875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261.866666667" calcext:value-type="float">
            <text:p>110261.866666667</text:p>
          </table:table-cell>
          <table:table-cell office:value-type="float" office:value="1594.41111111111" calcext:value-type="float">
            <text:p>1594.41111111111</text:p>
          </table:table-cell>
          <table:table-cell office:value-type="float" office:value="1522716" calcext:value-type="float">
            <text:p>15227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01151.3888889" calcext:value-type="float">
            <text:p>11701151.3888889</text:p>
          </table:table-cell>
          <table:table-cell office:value-type="float" office:value="1507920.72222222" calcext:value-type="float">
            <text:p>1507920.72222222</text:p>
          </table:table-cell>
          <table:table-cell office:value-type="float" office:value="10193230.6666667" calcext:value-type="float">
            <text:p>10193230.6666667</text:p>
          </table:table-cell>
          <table:table-cell office:value-type="float" office:value="8" calcext:value-type="float">
            <text:p>8</text:p>
          </table:table-cell>
          <table:table-cell office:value-type="float" office:value="2295511.11111111" calcext:value-type="float">
            <text:p>2295511.11111111</text:p>
          </table:table-cell>
          <table:table-cell office:value-type="float" office:value="58290.1" calcext:value-type="float">
            <text:p>58290.1</text:p>
          </table:table-cell>
          <table:table-cell office:value-type="float" office:value="-213" calcext:value-type="float">
            <text:p>-213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705" calcext:value-type="float">
            <text:p>9705</text:p>
          </table:table-cell>
          <table:table-cell office:value-type="float" office:value="7503.80895" calcext:value-type="float">
            <text:p>7503.8089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802.417582418" calcext:value-type="float">
            <text:p>110802.417582418</text:p>
          </table:table-cell>
          <table:table-cell office:value-type="float" office:value="1594.72527472527" calcext:value-type="float">
            <text:p>1594.72527472527</text:p>
          </table:table-cell>
          <table:table-cell office:value-type="float" office:value="1522716" calcext:value-type="float">
            <text:p>15227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21362.9230769" calcext:value-type="float">
            <text:p>11221362.9230769</text:p>
          </table:table-cell>
          <table:table-cell office:value-type="float" office:value="2072872.1978022" calcext:value-type="float">
            <text:p>2072872.1978022</text:p>
          </table:table-cell>
          <table:table-cell office:value-type="float" office:value="9148490.72527472" calcext:value-type="float">
            <text:p>9148490.72527472</text:p>
          </table:table-cell>
          <table:table-cell office:value-type="float" office:value="8" calcext:value-type="float">
            <text:p>8</text:p>
          </table:table-cell>
          <table:table-cell office:value-type="float" office:value="2280142.85714286" calcext:value-type="float">
            <text:p>2280142.85714286</text:p>
          </table:table-cell>
          <table:table-cell office:value-type="float" office:value="59723.1428571429" calcext:value-type="float">
            <text:p>59723.1428571429</text:p>
          </table:table-cell>
          <table:table-cell office:value-type="float" office:value="-238" calcext:value-type="float">
            <text:p>-238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797" calcext:value-type="float">
            <text:p>9797</text:p>
          </table:table-cell>
          <table:table-cell office:value-type="float" office:value="8464.02018" calcext:value-type="float">
            <text:p>8464.0201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687.2" calcext:value-type="float">
            <text:p>116687.2</text:p>
          </table:table-cell>
          <table:table-cell office:value-type="float" office:value="1600.31111111111" calcext:value-type="float">
            <text:p>1600.31111111111</text:p>
          </table:table-cell>
          <table:table-cell office:value-type="float" office:value="1522716" calcext:value-type="float">
            <text:p>15227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949036.2333333" calcext:value-type="float">
            <text:p>10949036.2333333</text:p>
          </table:table-cell>
          <table:table-cell office:value-type="float" office:value="2668406.54444444" calcext:value-type="float">
            <text:p>2668406.54444444</text:p>
          </table:table-cell>
          <table:table-cell office:value-type="float" office:value="8280629.68888889" calcext:value-type="float">
            <text:p>8280629.68888889</text:p>
          </table:table-cell>
          <table:table-cell office:value-type="float" office:value="8" calcext:value-type="float">
            <text:p>8</text:p>
          </table:table-cell>
          <table:table-cell office:value-type="float" office:value="2274277.77777778" calcext:value-type="float">
            <text:p>2274277.77777778</text:p>
          </table:table-cell>
          <table:table-cell office:value-type="float" office:value="61146.7111111111" calcext:value-type="float">
            <text:p>61146.7111111111</text:p>
          </table:table-cell>
          <table:table-cell office:value-type="float" office:value="-213" calcext:value-type="float">
            <text:p>-213</text:p>
          </table:table-cell>
          <table:table-cell office:value-type="float" office:value="3633" calcext:value-type="float">
            <text:p>3633</text:p>
          </table:table-cell>
          <table:table-cell office:value-type="float" office:value="20" calcext:value-type="float">
            <text:p>20</text:p>
          </table:table-cell>
          <table:table-cell office:value-type="float" office:value="9684" calcext:value-type="float">
            <text:p>9684</text:p>
          </table:table-cell>
          <table:table-cell office:value-type="float" office:value="7493.760036" calcext:value-type="float">
            <text:p>7493.7600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654.533333333" calcext:value-type="float">
            <text:p>115654.533333333</text:p>
          </table:table-cell>
          <table:table-cell office:value-type="float" office:value="1599.6" calcext:value-type="float">
            <text:p>1599.6</text:p>
          </table:table-cell>
          <table:table-cell office:value-type="float" office:value="1522767.2" calcext:value-type="float">
            <text:p>1522767.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43418.6444444" calcext:value-type="float">
            <text:p>11943418.6444444</text:p>
          </table:table-cell>
          <table:table-cell office:value-type="float" office:value="2503328.15555556" calcext:value-type="float">
            <text:p>2503328.15555556</text:p>
          </table:table-cell>
          <table:table-cell office:value-type="float" office:value="9440090.48888889" calcext:value-type="float">
            <text:p>9440090.48888889</text:p>
          </table:table-cell>
          <table:table-cell office:value-type="float" office:value="8" calcext:value-type="float">
            <text:p>8</text:p>
          </table:table-cell>
          <table:table-cell office:value-type="float" office:value="2293344.44444444" calcext:value-type="float">
            <text:p>2293344.44444444</text:p>
          </table:table-cell>
          <table:table-cell office:value-type="float" office:value="62562.0444444444" calcext:value-type="float">
            <text:p>62562.0444444444</text:p>
          </table:table-cell>
          <table:table-cell office:value-type="float" office:value="371" calcext:value-type="float">
            <text:p>371</text:p>
          </table:table-cell>
          <table:table-cell office:value-type="float" office:value="3633" calcext:value-type="float">
            <text:p>3633</text:p>
          </table:table-cell>
          <table:table-cell office:value-type="float" office:value="20" calcext:value-type="float">
            <text:p>20</text:p>
          </table:table-cell>
          <table:table-cell office:value-type="float" office:value="9717" calcext:value-type="float">
            <text:p>9717</text:p>
          </table:table-cell>
          <table:table-cell office:value-type="float" office:value="-13096.990431" calcext:value-type="float">
            <text:p>-13096.99043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4482.857142857" calcext:value-type="float">
            <text:p>114482.857142857</text:p>
          </table:table-cell>
          <table:table-cell office:value-type="float" office:value="1598.28571428571" calcext:value-type="float">
            <text:p>1598.28571428571</text:p>
          </table:table-cell>
          <table:table-cell office:value-type="float" office:value="1522801.14285714" calcext:value-type="float">
            <text:p>1522801.1428571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65559.8571429" calcext:value-type="float">
            <text:p>11765559.8571429</text:p>
          </table:table-cell>
          <table:table-cell office:value-type="float" office:value="2107160.64835165" calcext:value-type="float">
            <text:p>2107160.64835165</text:p>
          </table:table-cell>
          <table:table-cell office:value-type="float" office:value="9658399.20879121" calcext:value-type="float">
            <text:p>9658399.20879121</text:p>
          </table:table-cell>
          <table:table-cell office:value-type="float" office:value="8" calcext:value-type="float">
            <text:p>8</text:p>
          </table:table-cell>
          <table:table-cell office:value-type="float" office:value="2292285.71428571" calcext:value-type="float">
            <text:p>2292285.71428571</text:p>
          </table:table-cell>
          <table:table-cell office:value-type="float" office:value="63998.5274725275" calcext:value-type="float">
            <text:p>63998.5274725275</text:p>
          </table:table-cell>
          <table:table-cell office:value-type="float" office:value="285.945054945055" calcext:value-type="float">
            <text:p>285.945054945055</text:p>
          </table:table-cell>
          <table:table-cell office:value-type="float" office:value="3685" calcext:value-type="float">
            <text:p>3685</text:p>
          </table:table-cell>
          <table:table-cell office:value-type="float" office:value="20" calcext:value-type="float">
            <text:p>20</text:p>
          </table:table-cell>
          <table:table-cell office:value-type="float" office:value="9763" calcext:value-type="float">
            <text:p>9763</text:p>
          </table:table-cell>
          <table:table-cell office:value-type="float" office:value="-10287.3465907143" calcext:value-type="float">
            <text:p>-10287.346590714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568.179775281" calcext:value-type="float">
            <text:p>113568.179775281</text:p>
          </table:table-cell>
          <table:table-cell office:value-type="float" office:value="1597.51685393258" calcext:value-type="float">
            <text:p>1597.51685393258</text:p>
          </table:table-cell>
          <table:table-cell office:value-type="float" office:value="1522820" calcext:value-type="float">
            <text:p>152282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5813.8426966" calcext:value-type="float">
            <text:p>11435813.8426966</text:p>
          </table:table-cell>
          <table:table-cell office:value-type="float" office:value="2543481.07865169" calcext:value-type="float">
            <text:p>2543481.07865169</text:p>
          </table:table-cell>
          <table:table-cell office:value-type="float" office:value="8892332.76404494" calcext:value-type="float">
            <text:p>8892332.76404494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65426.8988764045" calcext:value-type="float">
            <text:p>65426.8988764045</text:p>
          </table:table-cell>
          <table:table-cell office:value-type="float" office:value="322.14606741573" calcext:value-type="float">
            <text:p>322.14606741573</text:p>
          </table:table-cell>
          <table:table-cell office:value-type="float" office:value="3681" calcext:value-type="float">
            <text:p>3681</text:p>
          </table:table-cell>
          <table:table-cell office:value-type="float" office:value="20" calcext:value-type="float">
            <text:p>20</text:p>
          </table:table-cell>
          <table:table-cell office:value-type="float" office:value="9516" calcext:value-type="float">
            <text:p>9516</text:p>
          </table:table-cell>
          <table:table-cell office:value-type="float" office:value="-11284.2600192809" calcext:value-type="float">
            <text:p>-11284.26001928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187.227272727" calcext:value-type="float">
            <text:p>127187.227272727</text:p>
          </table:table-cell>
          <table:table-cell office:value-type="float" office:value="1610.89772727273" calcext:value-type="float">
            <text:p>1610.89772727273</text:p>
          </table:table-cell>
          <table:table-cell office:value-type="float" office:value="1522930.04545455" calcext:value-type="float">
            <text:p>1522930.045454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24418.3977273" calcext:value-type="float">
            <text:p>11124418.3977273</text:p>
          </table:table-cell>
          <table:table-cell office:value-type="float" office:value="1914948.57954545" calcext:value-type="float">
            <text:p>1914948.57954545</text:p>
          </table:table-cell>
          <table:table-cell office:value-type="float" office:value="9209469.81818182" calcext:value-type="float">
            <text:p>9209469.81818182</text:p>
          </table:table-cell>
          <table:table-cell office:value-type="float" office:value="8" calcext:value-type="float">
            <text:p>8</text:p>
          </table:table-cell>
          <table:table-cell office:value-type="float" office:value="2287113.63636364" calcext:value-type="float">
            <text:p>2287113.63636364</text:p>
          </table:table-cell>
          <table:table-cell office:value-type="float" office:value="66805.8636363636" calcext:value-type="float">
            <text:p>66805.8636363636</text:p>
          </table:table-cell>
          <table:table-cell office:value-type="float" office:value="187.159090909091" calcext:value-type="float">
            <text:p>187.159090909091</text:p>
          </table:table-cell>
          <table:table-cell office:value-type="float" office:value="3692" calcext:value-type="float">
            <text:p>3692</text:p>
          </table:table-cell>
          <table:table-cell office:value-type="float" office:value="20" calcext:value-type="float">
            <text:p>20</text:p>
          </table:table-cell>
          <table:table-cell office:value-type="float" office:value="9379" calcext:value-type="float">
            <text:p>9379</text:p>
          </table:table-cell>
          <table:table-cell office:value-type="float" office:value="-6480.80799954546" calcext:value-type="float">
            <text:p>-6480.8079995454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755.78021978" calcext:value-type="float">
            <text:p>109755.78021978</text:p>
          </table:table-cell>
          <table:table-cell office:value-type="float" office:value="1600.24175824176" calcext:value-type="float">
            <text:p>1600.24175824176</text:p>
          </table:table-cell>
          <table:table-cell office:value-type="float" office:value="1529360.61538462" calcext:value-type="float">
            <text:p>1529360.6153846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75589.967033" calcext:value-type="float">
            <text:p>12075589.967033</text:p>
          </table:table-cell>
          <table:table-cell office:value-type="float" office:value="2268602.01098901" calcext:value-type="float">
            <text:p>2268602.01098901</text:p>
          </table:table-cell>
          <table:table-cell office:value-type="float" office:value="9806987.95604396" calcext:value-type="float">
            <text:p>9806987.95604396</text:p>
          </table:table-cell>
          <table:table-cell office:value-type="float" office:value="8" calcext:value-type="float">
            <text:p>8</text:p>
          </table:table-cell>
          <table:table-cell office:value-type="float" office:value="2291142.85714286" calcext:value-type="float">
            <text:p>2291142.85714286</text:p>
          </table:table-cell>
          <table:table-cell office:value-type="float" office:value="68216.1648351648" calcext:value-type="float">
            <text:p>68216.1648351648</text:p>
          </table:table-cell>
          <table:table-cell office:value-type="float" office:value="-215.384615384615" calcext:value-type="float">
            <text:p>-215.384615384615</text:p>
          </table:table-cell>
          <table:table-cell office:value-type="float" office:value="3683" calcext:value-type="float">
            <text:p>3683</text:p>
          </table:table-cell>
          <table:table-cell office:value-type="float" office:value="20" calcext:value-type="float">
            <text:p>20</text:p>
          </table:table-cell>
          <table:table-cell office:value-type="float" office:value="9813" calcext:value-type="float">
            <text:p>9813</text:p>
          </table:table-cell>
          <table:table-cell office:value-type="float" office:value="7784.27547692308" calcext:value-type="float">
            <text:p>7784.2754769230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244.177777778" calcext:value-type="float">
            <text:p>109244.177777778</text:p>
          </table:table-cell>
          <table:table-cell office:value-type="float" office:value="1599.64444444444" calcext:value-type="float">
            <text:p>1599.64444444444</text:p>
          </table:table-cell>
          <table:table-cell office:value-type="float" office:value="1529248" calcext:value-type="float">
            <text:p>15292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64822.6222222" calcext:value-type="float">
            <text:p>12564822.6222222</text:p>
          </table:table-cell>
          <table:table-cell office:value-type="float" office:value="2082906" calcext:value-type="float">
            <text:p>2082906</text:p>
          </table:table-cell>
          <table:table-cell office:value-type="float" office:value="10481916.6222222" calcext:value-type="float">
            <text:p>10481916.6222222</text:p>
          </table:table-cell>
          <table:table-cell office:value-type="float" office:value="8" calcext:value-type="float">
            <text:p>8</text:p>
          </table:table-cell>
          <table:table-cell office:value-type="float" office:value="2288577.77777778" calcext:value-type="float">
            <text:p>2288577.77777778</text:p>
          </table:table-cell>
          <table:table-cell office:value-type="float" office:value="69665.6777777778" calcext:value-type="float">
            <text:p>69665.6777777778</text:p>
          </table:table-cell>
          <table:table-cell office:value-type="float" office:value="-68.4666666666667" calcext:value-type="float">
            <text:p>-68.4666666666667</text:p>
          </table:table-cell>
          <table:table-cell office:value-type="float" office:value="3664" calcext:value-type="float">
            <text:p>3664</text:p>
          </table:table-cell>
          <table:table-cell office:value-type="float" office:value="20" calcext:value-type="float">
            <text:p>20</text:p>
          </table:table-cell>
          <table:table-cell office:value-type="float" office:value="9791" calcext:value-type="float">
            <text:p>9791</text:p>
          </table:table-cell>
          <table:table-cell office:value-type="float" office:value="2456.18853653333" calcext:value-type="float">
            <text:p>2456.18853653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313.89010989" calcext:value-type="float">
            <text:p>122313.89010989</text:p>
          </table:table-cell>
          <table:table-cell office:value-type="float" office:value="1611.79120879121" calcext:value-type="float">
            <text:p>1611.79120879121</text:p>
          </table:table-cell>
          <table:table-cell office:value-type="float" office:value="1528448.7032967" calcext:value-type="float">
            <text:p>1528448.70329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26484.5604396" calcext:value-type="float">
            <text:p>11926484.5604396</text:p>
          </table:table-cell>
          <table:table-cell office:value-type="float" office:value="2308552.51648352" calcext:value-type="float">
            <text:p>2308552.51648352</text:p>
          </table:table-cell>
          <table:table-cell office:value-type="float" office:value="9617932.04395604" calcext:value-type="float">
            <text:p>9617932.04395604</text:p>
          </table:table-cell>
          <table:table-cell office:value-type="float" office:value="8" calcext:value-type="float">
            <text:p>8</text:p>
          </table:table-cell>
          <table:table-cell office:value-type="float" office:value="2293000" calcext:value-type="float">
            <text:p>2293000</text:p>
          </table:table-cell>
          <table:table-cell office:value-type="float" office:value="71123.6153846154" calcext:value-type="float">
            <text:p>71123.6153846154</text:p>
          </table:table-cell>
          <table:table-cell office:value-type="float" office:value="-154.56043956044" calcext:value-type="float">
            <text:p>-154.56043956044</text:p>
          </table:table-cell>
          <table:table-cell office:value-type="float" office:value="3653" calcext:value-type="float">
            <text:p>3653</text:p>
          </table:table-cell>
          <table:table-cell office:value-type="float" office:value="20" calcext:value-type="float">
            <text:p>20</text:p>
          </table:table-cell>
          <table:table-cell office:value-type="float" office:value="9750" calcext:value-type="float">
            <text:p>9750</text:p>
          </table:table-cell>
          <table:table-cell office:value-type="float" office:value="5504.94053571429" calcext:value-type="float">
            <text:p>5504.9405357142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805.155555556" calcext:value-type="float">
            <text:p>122805.155555556</text:p>
          </table:table-cell>
          <table:table-cell office:value-type="float" office:value="1612.21111111111" calcext:value-type="float">
            <text:p>1612.21111111111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8593.6888889" calcext:value-type="float">
            <text:p>11578593.6888889</text:p>
          </table:table-cell>
          <table:table-cell office:value-type="float" office:value="2513415.55555556" calcext:value-type="float">
            <text:p>2513415.55555556</text:p>
          </table:table-cell>
          <table:table-cell office:value-type="float" office:value="9065178.13333333" calcext:value-type="float">
            <text:p>9065178.1333333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2570.2333333333" calcext:value-type="float">
            <text:p>72570.2333333333</text:p>
          </table:table-cell>
          <table:table-cell office:value-type="float" office:value="-233.777777777778" calcext:value-type="float">
            <text:p>-233.777777777778</text:p>
          </table:table-cell>
          <table:table-cell office:value-type="float" office:value="3665" calcext:value-type="float">
            <text:p>3665</text:p>
          </table:table-cell>
          <table:table-cell office:value-type="float" office:value="20" calcext:value-type="float">
            <text:p>20</text:p>
          </table:table-cell>
          <table:table-cell office:value-type="float" office:value="9632" calcext:value-type="float">
            <text:p>9632</text:p>
          </table:table-cell>
          <table:table-cell office:value-type="float" office:value="8252.65479111111" calcext:value-type="float">
            <text:p>8252.6547911111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215.191011236" calcext:value-type="float">
            <text:p>122215.191011236</text:p>
          </table:table-cell>
          <table:table-cell office:value-type="float" office:value="1611.59550561798" calcext:value-type="float">
            <text:p>1611.59550561798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6561.5955056" calcext:value-type="float">
            <text:p>11546561.5955056</text:p>
          </table:table-cell>
          <table:table-cell office:value-type="float" office:value="2400408.69662921" calcext:value-type="float">
            <text:p>2400408.69662921</text:p>
          </table:table-cell>
          <table:table-cell office:value-type="float" office:value="9146152.89887641" calcext:value-type="float">
            <text:p>9146152.89887641</text:p>
          </table:table-cell>
          <table:table-cell office:value-type="float" office:value="8" calcext:value-type="float">
            <text:p>8</text:p>
          </table:table-cell>
          <table:table-cell office:value-type="float" office:value="2295303.37078652" calcext:value-type="float">
            <text:p>2295303.37078652</text:p>
          </table:table-cell>
          <table:table-cell office:value-type="float" office:value="73981.8651685393" calcext:value-type="float">
            <text:p>73981.8651685393</text:p>
          </table:table-cell>
          <table:table-cell office:value-type="float" office:value="-276.85393258427" calcext:value-type="float">
            <text:p>-276.85393258427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9569" calcext:value-type="float">
            <text:p>9569</text:p>
          </table:table-cell>
          <table:table-cell office:value-type="float" office:value="9595.45774741573" calcext:value-type="float">
            <text:p>9595.4577474157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487.086956522" calcext:value-type="float">
            <text:p>120487.086956522</text:p>
          </table:table-cell>
          <table:table-cell office:value-type="float" office:value="1609.89130434783" calcext:value-type="float">
            <text:p>1609.89130434783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18445.8043478" calcext:value-type="float">
            <text:p>12318445.8043478</text:p>
          </table:table-cell>
          <table:table-cell office:value-type="float" office:value="2563351.89130435" calcext:value-type="float">
            <text:p>2563351.89130435</text:p>
          </table:table-cell>
          <table:table-cell office:value-type="float" office:value="9755093.91304348" calcext:value-type="float">
            <text:p>9755093.91304348</text:p>
          </table:table-cell>
          <table:table-cell office:value-type="float" office:value="8" calcext:value-type="float">
            <text:p>8</text:p>
          </table:table-cell>
          <table:table-cell office:value-type="float" office:value="2295913.04347826" calcext:value-type="float">
            <text:p>2295913.04347826</text:p>
          </table:table-cell>
          <table:table-cell office:value-type="float" office:value="75445.7065217391" calcext:value-type="float">
            <text:p>75445.7065217391</text:p>
          </table:table-cell>
          <table:table-cell office:value-type="float" office:value="-162.217391304348" calcext:value-type="float">
            <text:p>-162.217391304348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9948" calcext:value-type="float">
            <text:p>9948</text:p>
          </table:table-cell>
          <table:table-cell office:value-type="float" office:value="5843.34750208696" calcext:value-type="float">
            <text:p>5843.3475020869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819.865168539" calcext:value-type="float">
            <text:p>126819.865168539</text:p>
          </table:table-cell>
          <table:table-cell office:value-type="float" office:value="1615.8202247191" calcext:value-type="float">
            <text:p>1615.8202247191</text:p>
          </table:table-cell>
          <table:table-cell office:value-type="float" office:value="1528143.86516854" calcext:value-type="float">
            <text:p>1528143.8651685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16085.1011236" calcext:value-type="float">
            <text:p>11216085.1011236</text:p>
          </table:table-cell>
          <table:table-cell office:value-type="float" office:value="2299866.31460674" calcext:value-type="float">
            <text:p>2299866.31460674</text:p>
          </table:table-cell>
          <table:table-cell office:value-type="float" office:value="8916218.78651685" calcext:value-type="float">
            <text:p>8916218.7865168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6882.1348314607" calcext:value-type="float">
            <text:p>76882.1348314607</text:p>
          </table:table-cell>
          <table:table-cell office:value-type="float" office:value="-215.719101123595" calcext:value-type="float">
            <text:p>-215.719101123595</text:p>
          </table:table-cell>
          <table:table-cell office:value-type="float" office:value="3633" calcext:value-type="float">
            <text:p>3633</text:p>
          </table:table-cell>
          <table:table-cell office:value-type="float" office:value="20" calcext:value-type="float">
            <text:p>20</text:p>
          </table:table-cell>
          <table:table-cell office:value-type="float" office:value="9524" calcext:value-type="float">
            <text:p>9524</text:p>
          </table:table-cell>
          <table:table-cell office:value-type="float" office:value="7464.03017649438" calcext:value-type="float">
            <text:p>7464.0301764943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706.739130435" calcext:value-type="float">
            <text:p>126706.739130435</text:p>
          </table:table-cell>
          <table:table-cell office:value-type="float" office:value="1615.52173913043" calcext:value-type="float">
            <text:p>1615.52173913043</text:p>
          </table:table-cell>
          <table:table-cell office:value-type="float" office:value="1528136" calcext:value-type="float">
            <text:p>15281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97075.2608696" calcext:value-type="float">
            <text:p>11597075.2608696</text:p>
          </table:table-cell>
          <table:table-cell office:value-type="float" office:value="2404194.82608696" calcext:value-type="float">
            <text:p>2404194.82608696</text:p>
          </table:table-cell>
          <table:table-cell office:value-type="float" office:value="9192880.43478261" calcext:value-type="float">
            <text:p>9192880.43478261</text:p>
          </table:table-cell>
          <table:table-cell office:value-type="float" office:value="8" calcext:value-type="float">
            <text:p>8</text:p>
          </table:table-cell>
          <table:table-cell office:value-type="float" office:value="2294217.39130435" calcext:value-type="float">
            <text:p>2294217.39130435</text:p>
          </table:table-cell>
          <table:table-cell office:value-type="float" office:value="78297.5869565217" calcext:value-type="float">
            <text:p>78297.5869565217</text:p>
          </table:table-cell>
          <table:table-cell office:value-type="float" office:value="-247.065217391304" calcext:value-type="float">
            <text:p>-247.065217391304</text:p>
          </table:table-cell>
          <table:table-cell office:value-type="float" office:value="3618" calcext:value-type="float">
            <text:p>3618</text:p>
          </table:table-cell>
          <table:table-cell office:value-type="float" office:value="20" calcext:value-type="float">
            <text:p>20</text:p>
          </table:table-cell>
          <table:table-cell office:value-type="float" office:value="9906" calcext:value-type="float">
            <text:p>9906</text:p>
          </table:table-cell>
          <table:table-cell office:value-type="float" office:value="8854.79466130435" calcext:value-type="float">
            <text:p>8854.7946613043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784.04494382" calcext:value-type="float">
            <text:p>123784.04494382</text:p>
          </table:table-cell>
          <table:table-cell office:value-type="float" office:value="1612.7191011236" calcext:value-type="float">
            <text:p>1612.7191011236</text:p>
          </table:table-cell>
          <table:table-cell office:value-type="float" office:value="1528136" calcext:value-type="float">
            <text:p>15281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21759.9775281" calcext:value-type="float">
            <text:p>12521759.9775281</text:p>
          </table:table-cell>
          <table:table-cell office:value-type="float" office:value="2250591.52808989" calcext:value-type="float">
            <text:p>2250591.52808989</text:p>
          </table:table-cell>
          <table:table-cell office:value-type="float" office:value="10271168.4494382" calcext:value-type="float">
            <text:p>10271168.449438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79747.3483146067" calcext:value-type="float">
            <text:p>79747.3483146067</text:p>
          </table:table-cell>
          <table:table-cell office:value-type="float" office:value="-151.842696629214" calcext:value-type="float">
            <text:p>-151.842696629214</text:p>
          </table:table-cell>
          <table:table-cell office:value-type="float" office:value="3613" calcext:value-type="float">
            <text:p>3613</text:p>
          </table:table-cell>
          <table:table-cell office:value-type="float" office:value="20" calcext:value-type="float">
            <text:p>20</text:p>
          </table:table-cell>
          <table:table-cell office:value-type="float" office:value="9615" calcext:value-type="float">
            <text:p>9615</text:p>
          </table:table-cell>
          <table:table-cell office:value-type="float" office:value="5274.86267898876" calcext:value-type="float">
            <text:p>5274.8626789887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211.91011236" calcext:value-type="float">
            <text:p>120211.91011236</text:p>
          </table:table-cell>
          <table:table-cell office:value-type="float" office:value="1600.68539325843" calcext:value-type="float">
            <text:p>1600.68539325843</text:p>
          </table:table-cell>
          <table:table-cell office:value-type="float" office:value="1519376.53932584" calcext:value-type="float">
            <text:p>1519376.539325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03830.2921348" calcext:value-type="float">
            <text:p>11703830.2921348</text:p>
          </table:table-cell>
          <table:table-cell office:value-type="float" office:value="2137948.40449438" calcext:value-type="float">
            <text:p>2137948.40449438</text:p>
          </table:table-cell>
          <table:table-cell office:value-type="float" office:value="9565881.88764045" calcext:value-type="float">
            <text:p>9565881.88764045</text:p>
          </table:table-cell>
          <table:table-cell office:value-type="float" office:value="8" calcext:value-type="float">
            <text:p>8</text:p>
          </table:table-cell>
          <table:table-cell office:value-type="float" office:value="2281426.96629213" calcext:value-type="float">
            <text:p>2281426.96629213</text:p>
          </table:table-cell>
          <table:table-cell office:value-type="float" office:value="81159.404494382" calcext:value-type="float">
            <text:p>81159.404494382</text:p>
          </table:table-cell>
          <table:table-cell office:value-type="float" office:value="-335.258426966292" calcext:value-type="float">
            <text:p>-335.258426966292</text:p>
          </table:table-cell>
          <table:table-cell office:value-type="float" office:value="3632" calcext:value-type="float">
            <text:p>3632</text:p>
          </table:table-cell>
          <table:table-cell office:value-type="float" office:value="20" calcext:value-type="float">
            <text:p>20</text:p>
          </table:table-cell>
          <table:table-cell office:value-type="float" office:value="9503" calcext:value-type="float">
            <text:p>9503</text:p>
          </table:table-cell>
          <table:table-cell office:value-type="float" office:value="11571.4097398652" calcext:value-type="float">
            <text:p>11571.409739865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2352.43956044" calcext:value-type="float">
            <text:p>112352.43956044</text:p>
          </table:table-cell>
          <table:table-cell office:value-type="float" office:value="1561.6043956044" calcext:value-type="float">
            <text:p>1561.6043956044</text:p>
          </table:table-cell>
          <table:table-cell office:value-type="float" office:value="1487268" calcext:value-type="float">
            <text:p>148726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34051.8021978" calcext:value-type="float">
            <text:p>11734051.8021978</text:p>
          </table:table-cell>
          <table:table-cell office:value-type="float" office:value="2099565.73626374" calcext:value-type="float">
            <text:p>2099565.73626374</text:p>
          </table:table-cell>
          <table:table-cell office:value-type="float" office:value="9634486.06593407" calcext:value-type="float">
            <text:p>9634486.06593407</text:p>
          </table:table-cell>
          <table:table-cell office:value-type="float" office:value="8" calcext:value-type="float">
            <text:p>8</text:p>
          </table:table-cell>
          <table:table-cell office:value-type="float" office:value="2289000" calcext:value-type="float">
            <text:p>2289000</text:p>
          </table:table-cell>
          <table:table-cell office:value-type="float" office:value="82563.3626373626" calcext:value-type="float">
            <text:p>82563.3626373626</text:p>
          </table:table-cell>
          <table:table-cell office:value-type="float" office:value="-582" calcext:value-type="float">
            <text:p>-582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9790" calcext:value-type="float">
            <text:p>9790</text:p>
          </table:table-cell>
          <table:table-cell office:value-type="float" office:value="20637.35916" calcext:value-type="float">
            <text:p>20637.3591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2175.022222222" calcext:value-type="float">
            <text:p>112175.022222222</text:p>
          </table:table-cell>
          <table:table-cell office:value-type="float" office:value="1561.56666666667" calcext:value-type="float">
            <text:p>1561.56666666667</text:p>
          </table:table-cell>
          <table:table-cell office:value-type="float" office:value="1487376.13333333" calcext:value-type="float">
            <text:p>1487376.1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89496.4888889" calcext:value-type="float">
            <text:p>12389496.4888889</text:p>
          </table:table-cell>
          <table:table-cell office:value-type="float" office:value="2114986.8" calcext:value-type="float">
            <text:p>2114986.8</text:p>
          </table:table-cell>
          <table:table-cell office:value-type="float" office:value="10274509.6888889" calcext:value-type="float">
            <text:p>10274509.6888889</text:p>
          </table:table-cell>
          <table:table-cell office:value-type="float" office:value="8" calcext:value-type="float">
            <text:p>8</text:p>
          </table:table-cell>
          <table:table-cell office:value-type="float" office:value="2262433.33333333" calcext:value-type="float">
            <text:p>2262433.33333333</text:p>
          </table:table-cell>
          <table:table-cell office:value-type="float" office:value="84013.3888888889" calcext:value-type="float">
            <text:p>84013.3888888889</text:p>
          </table:table-cell>
          <table:table-cell office:value-type="float" office:value="-227.022222222222" calcext:value-type="float">
            <text:p>-227.022222222222</text:p>
          </table:table-cell>
          <table:table-cell office:value-type="float" office:value="3604" calcext:value-type="float">
            <text:p>3604</text:p>
          </table:table-cell>
          <table:table-cell office:value-type="float" office:value="20" calcext:value-type="float">
            <text:p>20</text:p>
          </table:table-cell>
          <table:table-cell office:value-type="float" office:value="9687" calcext:value-type="float">
            <text:p>9687</text:p>
          </table:table-cell>
          <table:table-cell office:value-type="float" office:value="7925.78801706667" calcext:value-type="float">
            <text:p>7925.7880170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979.6" calcext:value-type="float">
            <text:p>111979.6</text:p>
          </table:table-cell>
          <table:table-cell office:value-type="float" office:value="1562.15555555556" calcext:value-type="float">
            <text:p>1562.15555555556</text:p>
          </table:table-cell>
          <table:table-cell office:value-type="float" office:value="1488192" calcext:value-type="float">
            <text:p>14881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26211.5777778" calcext:value-type="float">
            <text:p>11426211.5777778</text:p>
          </table:table-cell>
          <table:table-cell office:value-type="float" office:value="2060071.22222222" calcext:value-type="float">
            <text:p>2060071.22222222</text:p>
          </table:table-cell>
          <table:table-cell office:value-type="float" office:value="9366140.35555555" calcext:value-type="float">
            <text:p>9366140.35555555</text:p>
          </table:table-cell>
          <table:table-cell office:value-type="float" office:value="8" calcext:value-type="float">
            <text:p>8</text:p>
          </table:table-cell>
          <table:table-cell office:value-type="float" office:value="2281788.88888889" calcext:value-type="float">
            <text:p>2281788.88888889</text:p>
          </table:table-cell>
          <table:table-cell office:value-type="float" office:value="85436.3111111111" calcext:value-type="float">
            <text:p>85436.3111111111</text:p>
          </table:table-cell>
          <table:table-cell office:value-type="float" office:value="-229.166666666667" calcext:value-type="float">
            <text:p>-229.166666666667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690" calcext:value-type="float">
            <text:p>9690</text:p>
          </table:table-cell>
          <table:table-cell office:value-type="float" office:value="8087.51625" calcext:value-type="float">
            <text:p>8087.5162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591.415730337" calcext:value-type="float">
            <text:p>113591.415730337</text:p>
          </table:table-cell>
          <table:table-cell office:value-type="float" office:value="1563.76404494382" calcext:value-type="float">
            <text:p>1563.76404494382</text:p>
          </table:table-cell>
          <table:table-cell office:value-type="float" office:value="1488280" calcext:value-type="float">
            <text:p>14882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003697.6741573" calcext:value-type="float">
            <text:p>11003697.6741573</text:p>
          </table:table-cell>
          <table:table-cell office:value-type="float" office:value="1920604.37078652" calcext:value-type="float">
            <text:p>1920604.37078652</text:p>
          </table:table-cell>
          <table:table-cell office:value-type="float" office:value="9083093.30337079" calcext:value-type="float">
            <text:p>9083093.30337079</text:p>
          </table:table-cell>
          <table:table-cell office:value-type="float" office:value="8" calcext:value-type="float">
            <text:p>8</text:p>
          </table:table-cell>
          <table:table-cell office:value-type="float" office:value="2288292.13483146" calcext:value-type="float">
            <text:p>2288292.13483146</text:p>
          </table:table-cell>
          <table:table-cell office:value-type="float" office:value="86872.0898876405" calcext:value-type="float">
            <text:p>86872.0898876405</text:p>
          </table:table-cell>
          <table:table-cell office:value-type="float" office:value="-251.38202247191" calcext:value-type="float">
            <text:p>-251.38202247191</text:p>
          </table:table-cell>
          <table:table-cell office:value-type="float" office:value="3618" calcext:value-type="float">
            <text:p>3618</text:p>
          </table:table-cell>
          <table:table-cell office:value-type="float" office:value="20" calcext:value-type="float">
            <text:p>20</text:p>
          </table:table-cell>
          <table:table-cell office:value-type="float" office:value="9584" calcext:value-type="float">
            <text:p>9584</text:p>
          </table:table-cell>
          <table:table-cell office:value-type="float" office:value="8716.6495075955" calcext:value-type="float">
            <text:p>8716.649507595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962.157303371" calcext:value-type="float">
            <text:p>121962.157303371</text:p>
          </table:table-cell>
          <table:table-cell office:value-type="float" office:value="1560.3595505618" calcext:value-type="float">
            <text:p>1560.3595505618</text:p>
          </table:table-cell>
          <table:table-cell office:value-type="float" office:value="1476279.95505618" calcext:value-type="float">
            <text:p>1476279.9550561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50194.5505618" calcext:value-type="float">
            <text:p>11350194.5505618</text:p>
          </table:table-cell>
          <table:table-cell office:value-type="float" office:value="1956348.88764045" calcext:value-type="float">
            <text:p>1956348.88764045</text:p>
          </table:table-cell>
          <table:table-cell office:value-type="float" office:value="9393845.66292135" calcext:value-type="float">
            <text:p>9393845.6629213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8272.2134831461" calcext:value-type="float">
            <text:p>88272.2134831461</text:p>
          </table:table-cell>
          <table:table-cell office:value-type="float" office:value="-289.696629213483" calcext:value-type="float">
            <text:p>-289.696629213483</text:p>
          </table:table-cell>
          <table:table-cell office:value-type="float" office:value="3615" calcext:value-type="float">
            <text:p>3615</text:p>
          </table:table-cell>
          <table:table-cell office:value-type="float" office:value="20" calcext:value-type="float">
            <text:p>20</text:p>
          </table:table-cell>
          <table:table-cell office:value-type="float" office:value="9625" calcext:value-type="float">
            <text:p>9625</text:p>
          </table:table-cell>
          <table:table-cell office:value-type="float" office:value="10079.8131530899" calcext:value-type="float">
            <text:p>10079.813153089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448.43956044" calcext:value-type="float">
            <text:p>121448.43956044</text:p>
          </table:table-cell>
          <table:table-cell office:value-type="float" office:value="1559.3956043956" calcext:value-type="float">
            <text:p>1559.3956043956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0876.956044" calcext:value-type="float">
            <text:p>11710876.956044</text:p>
          </table:table-cell>
          <table:table-cell office:value-type="float" office:value="2440203.63736264" calcext:value-type="float">
            <text:p>2440203.63736264</text:p>
          </table:table-cell>
          <table:table-cell office:value-type="float" office:value="9270673.31868132" calcext:value-type="float">
            <text:p>9270673.31868132</text:p>
          </table:table-cell>
          <table:table-cell office:value-type="float" office:value="8" calcext:value-type="float">
            <text:p>8</text:p>
          </table:table-cell>
          <table:table-cell office:value-type="float" office:value="2287285.71428571" calcext:value-type="float">
            <text:p>2287285.71428571</text:p>
          </table:table-cell>
          <table:table-cell office:value-type="float" office:value="89705.9010989011" calcext:value-type="float">
            <text:p>89705.9010989011</text:p>
          </table:table-cell>
          <table:table-cell office:value-type="float" office:value="-295.791208791209" calcext:value-type="float">
            <text:p>-295.791208791209</text:p>
          </table:table-cell>
          <table:table-cell office:value-type="float" office:value="3603" calcext:value-type="float">
            <text:p>3603</text:p>
          </table:table-cell>
          <table:table-cell office:value-type="float" office:value="20" calcext:value-type="float">
            <text:p>20</text:p>
          </table:table-cell>
          <table:table-cell office:value-type="float" office:value="9778" calcext:value-type="float">
            <text:p>9778</text:p>
          </table:table-cell>
          <table:table-cell office:value-type="float" office:value="10420.7639217363" calcext:value-type="float">
            <text:p>10420.763921736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719.440860215" calcext:value-type="float">
            <text:p>119719.440860215</text:p>
          </table:table-cell>
          <table:table-cell office:value-type="float" office:value="1557.86021505376" calcext:value-type="float">
            <text:p>1557.86021505376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48435.655914" calcext:value-type="float">
            <text:p>11748435.655914</text:p>
          </table:table-cell>
          <table:table-cell office:value-type="float" office:value="2187586.27956989" calcext:value-type="float">
            <text:p>2187586.27956989</text:p>
          </table:table-cell>
          <table:table-cell office:value-type="float" office:value="9560849.37634409" calcext:value-type="float">
            <text:p>9560849.37634409</text:p>
          </table:table-cell>
          <table:table-cell office:value-type="float" office:value="8" calcext:value-type="float">
            <text:p>8</text:p>
          </table:table-cell>
          <table:table-cell office:value-type="float" office:value="2246763.44086021" calcext:value-type="float">
            <text:p>2246763.44086021</text:p>
          </table:table-cell>
          <table:table-cell office:value-type="float" office:value="91160.3978494624" calcext:value-type="float">
            <text:p>91160.3978494624</text:p>
          </table:table-cell>
          <table:table-cell office:value-type="float" office:value="-314.096774193548" calcext:value-type="float">
            <text:p>-314.096774193548</text:p>
          </table:table-cell>
          <table:table-cell office:value-type="float" office:value="3604" calcext:value-type="float">
            <text:p>3604</text:p>
          </table:table-cell>
          <table:table-cell office:value-type="float" office:value="20" calcext:value-type="float">
            <text:p>20</text:p>
          </table:table-cell>
          <table:table-cell office:value-type="float" office:value="9965" calcext:value-type="float">
            <text:p>9965</text:p>
          </table:table-cell>
          <table:table-cell office:value-type="float" office:value="11280.4275748387" calcext:value-type="float">
            <text:p>11280.427574838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086.577777778" calcext:value-type="float">
            <text:p>118086.577777778</text:p>
          </table:table-cell>
          <table:table-cell office:value-type="float" office:value="1556.67777777778" calcext:value-type="float">
            <text:p>1556.67777777778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5686.4888889" calcext:value-type="float">
            <text:p>11815686.4888889</text:p>
          </table:table-cell>
          <table:table-cell office:value-type="float" office:value="1920567.11111111" calcext:value-type="float">
            <text:p>1920567.11111111</text:p>
          </table:table-cell>
          <table:table-cell office:value-type="float" office:value="9895119.37777778" calcext:value-type="float">
            <text:p>9895119.37777778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92599.0888888889" calcext:value-type="float">
            <text:p>92599.0888888889</text:p>
          </table:table-cell>
          <table:table-cell office:value-type="float" office:value="-217.888888888889" calcext:value-type="float">
            <text:p>-217.888888888889</text:p>
          </table:table-cell>
          <table:table-cell office:value-type="float" office:value="3618" calcext:value-type="float">
            <text:p>3618</text:p>
          </table:table-cell>
          <table:table-cell office:value-type="float" office:value="20" calcext:value-type="float">
            <text:p>20</text:p>
          </table:table-cell>
          <table:table-cell office:value-type="float" office:value="9662" calcext:value-type="float">
            <text:p>9662</text:p>
          </table:table-cell>
          <table:table-cell office:value-type="float" office:value="7616.767164" calcext:value-type="float">
            <text:p>7616.7671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821.244444444" calcext:value-type="float">
            <text:p>118821.244444444</text:p>
          </table:table-cell>
          <table:table-cell office:value-type="float" office:value="1557.13333333333" calcext:value-type="float">
            <text:p>1557.13333333333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09635.8555556" calcext:value-type="float">
            <text:p>11309635.8555556</text:p>
          </table:table-cell>
          <table:table-cell office:value-type="float" office:value="2551239.32222222" calcext:value-type="float">
            <text:p>2551239.32222222</text:p>
          </table:table-cell>
          <table:table-cell office:value-type="float" office:value="8758396.53333333" calcext:value-type="float">
            <text:p>8758396.53333333</text:p>
          </table:table-cell>
          <table:table-cell office:value-type="float" office:value="8" calcext:value-type="float">
            <text:p>8</text:p>
          </table:table-cell>
          <table:table-cell office:value-type="float" office:value="2288577.77777778" calcext:value-type="float">
            <text:p>2288577.77777778</text:p>
          </table:table-cell>
          <table:table-cell office:value-type="float" office:value="94017.9111111111" calcext:value-type="float">
            <text:p>94017.9111111111</text:p>
          </table:table-cell>
          <table:table-cell office:value-type="float" office:value="-471.133333333333" calcext:value-type="float">
            <text:p>-471.133333333333</text:p>
          </table:table-cell>
          <table:table-cell office:value-type="float" office:value="3605" calcext:value-type="float">
            <text:p>3605</text:p>
          </table:table-cell>
          <table:table-cell office:value-type="float" office:value="20" calcext:value-type="float">
            <text:p>20</text:p>
          </table:table-cell>
          <table:table-cell office:value-type="float" office:value="9688" calcext:value-type="float">
            <text:p>9688</text:p>
          </table:table-cell>
          <table:table-cell office:value-type="float" office:value="16454.4447386667" calcext:value-type="float">
            <text:p>16454.444738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878.5" calcext:value-type="float">
            <text:p>118878.5</text:p>
          </table:table-cell>
          <table:table-cell office:value-type="float" office:value="1557.21590909091" calcext:value-type="float">
            <text:p>1557.21590909091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33352.6363636" calcext:value-type="float">
            <text:p>11533352.6363636</text:p>
          </table:table-cell>
          <table:table-cell office:value-type="float" office:value="2128021" calcext:value-type="float">
            <text:p>2128021</text:p>
          </table:table-cell>
          <table:table-cell office:value-type="float" office:value="9405331.63636364" calcext:value-type="float">
            <text:p>9405331.63636364</text:p>
          </table:table-cell>
          <table:table-cell office:value-type="float" office:value="8" calcext:value-type="float">
            <text:p>8</text:p>
          </table:table-cell>
          <table:table-cell office:value-type="float" office:value="2295090.90909091" calcext:value-type="float">
            <text:p>2295090.90909091</text:p>
          </table:table-cell>
          <table:table-cell office:value-type="float" office:value="95421.2159090909" calcext:value-type="float">
            <text:p>95421.2159090909</text:p>
          </table:table-cell>
          <table:table-cell office:value-type="float" office:value="-430.25" calcext:value-type="float">
            <text:p>-430.25</text:p>
          </table:table-cell>
          <table:table-cell office:value-type="float" office:value="3593" calcext:value-type="float">
            <text:p>3593</text:p>
          </table:table-cell>
          <table:table-cell office:value-type="float" office:value="20" calcext:value-type="float">
            <text:p>20</text:p>
          </table:table-cell>
          <table:table-cell office:value-type="float" office:value="9432" calcext:value-type="float">
            <text:p>9432</text:p>
          </table:table-cell>
          <table:table-cell office:value-type="float" office:value="14580.817974" calcext:value-type="float">
            <text:p>14580.81797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955.391304348" calcext:value-type="float">
            <text:p>119955.391304348</text:p>
          </table:table-cell>
          <table:table-cell office:value-type="float" office:value="1557.92391304348" calcext:value-type="float">
            <text:p>1557.92391304348</text:p>
          </table:table-cell>
          <table:table-cell office:value-type="float" office:value="1476008" calcext:value-type="float">
            <text:p>1476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86749.2934783" calcext:value-type="float">
            <text:p>12786749.2934783</text:p>
          </table:table-cell>
          <table:table-cell office:value-type="float" office:value="2413804.59782609" calcext:value-type="float">
            <text:p>2413804.59782609</text:p>
          </table:table-cell>
          <table:table-cell office:value-type="float" office:value="10372944.6956522" calcext:value-type="float">
            <text:p>10372944.6956522</text:p>
          </table:table-cell>
          <table:table-cell office:value-type="float" office:value="8" calcext:value-type="float">
            <text:p>8</text:p>
          </table:table-cell>
          <table:table-cell office:value-type="float" office:value="2294076.08695652" calcext:value-type="float">
            <text:p>2294076.08695652</text:p>
          </table:table-cell>
          <table:table-cell office:value-type="float" office:value="96876.3260869565" calcext:value-type="float">
            <text:p>96876.3260869565</text:p>
          </table:table-cell>
          <table:table-cell office:value-type="float" office:value="-238" calcext:value-type="float">
            <text:p>-238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9987" calcext:value-type="float">
            <text:p>9987</text:p>
          </table:table-cell>
          <table:table-cell office:value-type="float" office:value="8573.499942" calcext:value-type="float">
            <text:p>8573.49994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073.707865169" calcext:value-type="float">
            <text:p>120073.707865169</text:p>
          </table:table-cell>
          <table:table-cell office:value-type="float" office:value="1558.13483146067" calcext:value-type="float">
            <text:p>1558.13483146067</text:p>
          </table:table-cell>
          <table:table-cell office:value-type="float" office:value="1476008.2247191" calcext:value-type="float">
            <text:p>1476008.224719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31025.9325843" calcext:value-type="float">
            <text:p>12031025.9325843</text:p>
          </table:table-cell>
          <table:table-cell office:value-type="float" office:value="2316545.84269663" calcext:value-type="float">
            <text:p>2316545.84269663</text:p>
          </table:table-cell>
          <table:table-cell office:value-type="float" office:value="9714480.08988764" calcext:value-type="float">
            <text:p>9714480.089887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8327.8426966292" calcext:value-type="float">
            <text:p>98327.8426966292</text:p>
          </table:table-cell>
          <table:table-cell office:value-type="float" office:value="-214.292134831461" calcext:value-type="float">
            <text:p>-214.292134831461</text:p>
          </table:table-cell>
          <table:table-cell office:value-type="float" office:value="3627" calcext:value-type="float">
            <text:p>3627</text:p>
          </table:table-cell>
          <table:table-cell office:value-type="float" office:value="20" calcext:value-type="float">
            <text:p>20</text:p>
          </table:table-cell>
          <table:table-cell office:value-type="float" office:value="9573" calcext:value-type="float">
            <text:p>9573</text:p>
          </table:table-cell>
          <table:table-cell office:value-type="float" office:value="7440.49528665169" calcext:value-type="float">
            <text:p>7440.4952866516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750.482758621" calcext:value-type="float">
            <text:p>118750.482758621</text:p>
          </table:table-cell>
          <table:table-cell office:value-type="float" office:value="1557.08045977011" calcext:value-type="float">
            <text:p>1557.08045977011</text:p>
          </table:table-cell>
          <table:table-cell office:value-type="float" office:value="1476012" calcext:value-type="float">
            <text:p>14760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62708.3908046" calcext:value-type="float">
            <text:p>11562708.3908046</text:p>
          </table:table-cell>
          <table:table-cell office:value-type="float" office:value="2201287.33333333" calcext:value-type="float">
            <text:p>2201287.33333333</text:p>
          </table:table-cell>
          <table:table-cell office:value-type="float" office:value="9361421.05747126" calcext:value-type="float">
            <text:p>9361421.05747126</text:p>
          </table:table-cell>
          <table:table-cell office:value-type="float" office:value="8" calcext:value-type="float">
            <text:p>8</text:p>
          </table:table-cell>
          <table:table-cell office:value-type="float" office:value="2294873.56321839" calcext:value-type="float">
            <text:p>2294873.56321839</text:p>
          </table:table-cell>
          <table:table-cell office:value-type="float" office:value="99715.8735632184" calcext:value-type="float">
            <text:p>99715.8735632184</text:p>
          </table:table-cell>
          <table:table-cell office:value-type="float" office:value="-173.402298850575" calcext:value-type="float">
            <text:p>-173.402298850575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380" calcext:value-type="float">
            <text:p>9380</text:p>
          </table:table-cell>
          <table:table-cell office:value-type="float" office:value="5873.34047678161" calcext:value-type="float">
            <text:p>5873.3404767816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446.696629214" calcext:value-type="float">
            <text:p>117446.696629214</text:p>
          </table:table-cell>
          <table:table-cell office:value-type="float" office:value="1556" calcext:value-type="float">
            <text:p>1556</text:p>
          </table:table-cell>
          <table:table-cell office:value-type="float" office:value="1476464.26966292" calcext:value-type="float">
            <text:p>1476464.269662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0297.2134831" calcext:value-type="float">
            <text:p>11100297.2134831</text:p>
          </table:table-cell>
          <table:table-cell office:value-type="float" office:value="2173625.39325843" calcext:value-type="float">
            <text:p>2173625.39325843</text:p>
          </table:table-cell>
          <table:table-cell office:value-type="float" office:value="8926671.82022472" calcext:value-type="float">
            <text:p>8926671.82022472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101128.426966292" calcext:value-type="float">
            <text:p>101128.426966292</text:p>
          </table:table-cell>
          <table:table-cell office:value-type="float" office:value="-164.325842696629" calcext:value-type="float">
            <text:p>-164.325842696629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9514" calcext:value-type="float">
            <text:p>9514</text:p>
          </table:table-cell>
          <table:table-cell office:value-type="float" office:value="5639.16961516854" calcext:value-type="float">
            <text:p>5639.1696151685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173.454545455" calcext:value-type="float">
            <text:p>115173.454545455</text:p>
          </table:table-cell>
          <table:table-cell office:value-type="float" office:value="1554.07954545455" calcext:value-type="float">
            <text:p>1554.07954545455</text:p>
          </table:table-cell>
          <table:table-cell office:value-type="float" office:value="1476641.18181818" calcext:value-type="float">
            <text:p>1476641.1818181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32335.25" calcext:value-type="float">
            <text:p>12032335.25</text:p>
          </table:table-cell>
          <table:table-cell office:value-type="float" office:value="2408024.70454545" calcext:value-type="float">
            <text:p>2408024.70454545</text:p>
          </table:table-cell>
          <table:table-cell office:value-type="float" office:value="9624310.54545455" calcext:value-type="float">
            <text:p>9624310.54545455</text:p>
          </table:table-cell>
          <table:table-cell office:value-type="float" office:value="8" calcext:value-type="float">
            <text:p>8</text:p>
          </table:table-cell>
          <table:table-cell office:value-type="float" office:value="2295090.90909091" calcext:value-type="float">
            <text:p>2295090.90909091</text:p>
          </table:table-cell>
          <table:table-cell office:value-type="float" office:value="102533.5" calcext:value-type="float">
            <text:p>102533.5</text:p>
          </table:table-cell>
          <table:table-cell office:value-type="float" office:value="-242.477272727273" calcext:value-type="float">
            <text:p>-242.477272727273</text:p>
          </table:table-cell>
          <table:table-cell office:value-type="float" office:value="3601" calcext:value-type="float">
            <text:p>3601</text:p>
          </table:table-cell>
          <table:table-cell office:value-type="float" office:value="20" calcext:value-type="float">
            <text:p>20</text:p>
          </table:table-cell>
          <table:table-cell office:value-type="float" office:value="9469" calcext:value-type="float">
            <text:p>9469</text:p>
          </table:table-cell>
          <table:table-cell office:value-type="float" office:value="8267.95828093182" calcext:value-type="float">
            <text:p>8267.9582809318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424.494382022" calcext:value-type="float">
            <text:p>130424.494382022</text:p>
          </table:table-cell>
          <table:table-cell office:value-type="float" office:value="1568.79775280899" calcext:value-type="float">
            <text:p>1568.79775280899</text:p>
          </table:table-cell>
          <table:table-cell office:value-type="float" office:value="1476644" calcext:value-type="float">
            <text:p>1476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87514.3483146" calcext:value-type="float">
            <text:p>11387514.3483146</text:p>
          </table:table-cell>
          <table:table-cell office:value-type="float" office:value="2200915.24719101" calcext:value-type="float">
            <text:p>2200915.24719101</text:p>
          </table:table-cell>
          <table:table-cell office:value-type="float" office:value="9186599.1011236" calcext:value-type="float">
            <text:p>9186599.1011236</text:p>
          </table:table-cell>
          <table:table-cell office:value-type="float" office:value="8" calcext:value-type="float">
            <text:p>8</text:p>
          </table:table-cell>
          <table:table-cell office:value-type="float" office:value="2275292.13483146" calcext:value-type="float">
            <text:p>2275292.13483146</text:p>
          </table:table-cell>
          <table:table-cell office:value-type="float" office:value="103923.831460674" calcext:value-type="float">
            <text:p>103923.831460674</text:p>
          </table:table-cell>
          <table:table-cell office:value-type="float" office:value="-211.943820224719" calcext:value-type="float">
            <text:p>-211.943820224719</text:p>
          </table:table-cell>
          <table:table-cell office:value-type="float" office:value="3619" calcext:value-type="float">
            <text:p>3619</text:p>
          </table:table-cell>
          <table:table-cell office:value-type="float" office:value="20" calcext:value-type="float">
            <text:p>20</text:p>
          </table:table-cell>
          <table:table-cell office:value-type="float" office:value="9597" calcext:value-type="float">
            <text:p>9597</text:p>
          </table:table-cell>
          <table:table-cell office:value-type="float" office:value="7361.1359057191" calcext:value-type="float">
            <text:p>7361.13590571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7437.555555556" calcext:value-type="float">
            <text:p>137437.555555556</text:p>
          </table:table-cell>
          <table:table-cell office:value-type="float" office:value="1576.58888888889" calcext:value-type="float">
            <text:p>1576.58888888889</text:p>
          </table:table-cell>
          <table:table-cell office:value-type="float" office:value="1477497.24444444" calcext:value-type="float">
            <text:p>1477497.24444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29720.1" calcext:value-type="float">
            <text:p>11529720.1</text:p>
          </table:table-cell>
          <table:table-cell office:value-type="float" office:value="2174111.56666667" calcext:value-type="float">
            <text:p>2174111.56666667</text:p>
          </table:table-cell>
          <table:table-cell office:value-type="float" office:value="9355608.53333333" calcext:value-type="float">
            <text:p>9355608.53333333</text:p>
          </table:table-cell>
          <table:table-cell office:value-type="float" office:value="8" calcext:value-type="float">
            <text:p>8</text:p>
          </table:table-cell>
          <table:table-cell office:value-type="float" office:value="2292911.11111111" calcext:value-type="float">
            <text:p>2292911.11111111</text:p>
          </table:table-cell>
          <table:table-cell office:value-type="float" office:value="105342.888888889" calcext:value-type="float">
            <text:p>105342.888888889</text:p>
          </table:table-cell>
          <table:table-cell office:value-type="float" office:value="-176.222222222222" calcext:value-type="float">
            <text:p>-176.222222222222</text:p>
          </table:table-cell>
          <table:table-cell office:value-type="float" office:value="3602" calcext:value-type="float">
            <text:p>3602</text:p>
          </table:table-cell>
          <table:table-cell office:value-type="float" office:value="20" calcext:value-type="float">
            <text:p>20</text:p>
          </table:table-cell>
          <table:table-cell office:value-type="float" office:value="9648" calcext:value-type="float">
            <text:p>9648</text:p>
          </table:table-cell>
          <table:table-cell office:value-type="float" office:value="6124.091584" calcext:value-type="float">
            <text:p>6124.09158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1591.47826087" calcext:value-type="float">
            <text:p>131591.47826087</text:p>
          </table:table-cell>
          <table:table-cell office:value-type="float" office:value="1572.14130434783" calcext:value-type="float">
            <text:p>1572.14130434783</text:p>
          </table:table-cell>
          <table:table-cell office:value-type="float" office:value="1478871.34782609" calcext:value-type="float">
            <text:p>1478871.347826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73517.076087" calcext:value-type="float">
            <text:p>11773517.076087</text:p>
          </table:table-cell>
          <table:table-cell office:value-type="float" office:value="2360991.77173913" calcext:value-type="float">
            <text:p>2360991.77173913</text:p>
          </table:table-cell>
          <table:table-cell office:value-type="float" office:value="9412525.30434783" calcext:value-type="float">
            <text:p>9412525.30434783</text:p>
          </table:table-cell>
          <table:table-cell office:value-type="float" office:value="8" calcext:value-type="float">
            <text:p>8</text:p>
          </table:table-cell>
          <table:table-cell office:value-type="float" office:value="2266239.13043478" calcext:value-type="float">
            <text:p>2266239.13043478</text:p>
          </table:table-cell>
          <table:table-cell office:value-type="float" office:value="106784.489130435" calcext:value-type="float">
            <text:p>106784.489130435</text:p>
          </table:table-cell>
          <table:table-cell office:value-type="float" office:value="-400.782608695652" calcext:value-type="float">
            <text:p>-400.782608695652</text:p>
          </table:table-cell>
          <table:table-cell office:value-type="float" office:value="3606" calcext:value-type="float">
            <text:p>3606</text:p>
          </table:table-cell>
          <table:table-cell office:value-type="float" office:value="20" calcext:value-type="float">
            <text:p>20</text:p>
          </table:table-cell>
          <table:table-cell office:value-type="float" office:value="9896" calcext:value-type="float">
            <text:p>9896</text:p>
          </table:table-cell>
          <table:table-cell office:value-type="float" office:value="14301.9177725217" calcext:value-type="float">
            <text:p>14301.917772521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933.098901099" calcext:value-type="float">
            <text:p>123933.098901099</text:p>
          </table:table-cell>
          <table:table-cell office:value-type="float" office:value="1566.14285714286" calcext:value-type="float">
            <text:p>1566.14285714286</text:p>
          </table:table-cell>
          <table:table-cell office:value-type="float" office:value="1480190.24175824" calcext:value-type="float">
            <text:p>1480190.241758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8029.2527473" calcext:value-type="float">
            <text:p>11728029.2527473</text:p>
          </table:table-cell>
          <table:table-cell office:value-type="float" office:value="1859546.08791209" calcext:value-type="float">
            <text:p>1859546.08791209</text:p>
          </table:table-cell>
          <table:table-cell office:value-type="float" office:value="9868483.16483516" calcext:value-type="float">
            <text:p>9868483.16483516</text:p>
          </table:table-cell>
          <table:table-cell office:value-type="float" office:value="8" calcext:value-type="float">
            <text:p>8</text:p>
          </table:table-cell>
          <table:table-cell office:value-type="float" office:value="2291428.57142857" calcext:value-type="float">
            <text:p>2291428.57142857</text:p>
          </table:table-cell>
          <table:table-cell office:value-type="float" office:value="108235.098901099" calcext:value-type="float">
            <text:p>108235.098901099</text:p>
          </table:table-cell>
          <table:table-cell office:value-type="float" office:value="-274.296703296703" calcext:value-type="float">
            <text:p>-274.296703296703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9827" calcext:value-type="float">
            <text:p>9827</text:p>
          </table:table-cell>
          <table:table-cell office:value-type="float" office:value="9722.71792779121" calcext:value-type="float">
            <text:p>9722.7179277912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383.685393258" calcext:value-type="float">
            <text:p>123383.685393258</text:p>
          </table:table-cell>
          <table:table-cell office:value-type="float" office:value="1565.38202247191" calcext:value-type="float">
            <text:p>1565.38202247191</text:p>
          </table:table-cell>
          <table:table-cell office:value-type="float" office:value="1480192" calcext:value-type="float">
            <text:p>14801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80705.752809" calcext:value-type="float">
            <text:p>11680705.752809</text:p>
          </table:table-cell>
          <table:table-cell office:value-type="float" office:value="2042215.68539326" calcext:value-type="float">
            <text:p>2042215.68539326</text:p>
          </table:table-cell>
          <table:table-cell office:value-type="float" office:value="9638490.06741573" calcext:value-type="float">
            <text:p>9638490.06741573</text:p>
          </table:table-cell>
          <table:table-cell office:value-type="float" office:value="8" calcext:value-type="float">
            <text:p>8</text:p>
          </table:table-cell>
          <table:table-cell office:value-type="float" office:value="2287415.73033708" calcext:value-type="float">
            <text:p>2287415.73033708</text:p>
          </table:table-cell>
          <table:table-cell office:value-type="float" office:value="109673.606741573" calcext:value-type="float">
            <text:p>109673.606741573</text:p>
          </table:table-cell>
          <table:table-cell office:value-type="float" office:value="-342.85393258427" calcext:value-type="float">
            <text:p>-342.85393258427</text:p>
          </table:table-cell>
          <table:table-cell office:value-type="float" office:value="3605" calcext:value-type="float">
            <text:p>3605</text:p>
          </table:table-cell>
          <table:table-cell office:value-type="float" office:value="20" calcext:value-type="float">
            <text:p>20</text:p>
          </table:table-cell>
          <table:table-cell office:value-type="float" office:value="9550" calcext:value-type="float">
            <text:p>9550</text:p>
          </table:table-cell>
          <table:table-cell office:value-type="float" office:value="11803.6894775281" calcext:value-type="float">
            <text:p>11803.689477528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510.272727273" calcext:value-type="float">
            <text:p>130510.272727273</text:p>
          </table:table-cell>
          <table:table-cell office:value-type="float" office:value="1572.43181818182" calcext:value-type="float">
            <text:p>1572.43181818182</text:p>
          </table:table-cell>
          <table:table-cell office:value-type="float" office:value="1480269.09090909" calcext:value-type="float">
            <text:p>1480269.090909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12641.6931818" calcext:value-type="float">
            <text:p>11312641.6931818</text:p>
          </table:table-cell>
          <table:table-cell office:value-type="float" office:value="1859923.875" calcext:value-type="float">
            <text:p>1859923.875</text:p>
          </table:table-cell>
          <table:table-cell office:value-type="float" office:value="9452717.81818182" calcext:value-type="float">
            <text:p>9452717.81818182</text:p>
          </table:table-cell>
          <table:table-cell office:value-type="float" office:value="8" calcext:value-type="float">
            <text:p>8</text:p>
          </table:table-cell>
          <table:table-cell office:value-type="float" office:value="2286227.27272727" calcext:value-type="float">
            <text:p>2286227.27272727</text:p>
          </table:table-cell>
          <table:table-cell office:value-type="float" office:value="111061.852272727" calcext:value-type="float">
            <text:p>111061.852272727</text:p>
          </table:table-cell>
          <table:table-cell office:value-type="float" office:value="-336.875" calcext:value-type="float">
            <text:p>-336.875</text:p>
          </table:table-cell>
          <table:table-cell office:value-type="float" office:value="3599" calcext:value-type="float">
            <text:p>3599</text:p>
          </table:table-cell>
          <table:table-cell office:value-type="float" office:value="20" calcext:value-type="float">
            <text:p>20</text:p>
          </table:table-cell>
          <table:table-cell office:value-type="float" office:value="9503" calcext:value-type="float">
            <text:p>9503</text:p>
          </table:table-cell>
          <table:table-cell office:value-type="float" office:value="11521.561926875" calcext:value-type="float">
            <text:p>11521.5619268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506.292134831" calcext:value-type="float">
            <text:p>136506.292134831</text:p>
          </table:table-cell>
          <table:table-cell office:value-type="float" office:value="1578.38202247191" calcext:value-type="float">
            <text:p>1578.38202247191</text:p>
          </table:table-cell>
          <table:table-cell office:value-type="float" office:value="1480320" calcext:value-type="float">
            <text:p>148032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66123.3595506" calcext:value-type="float">
            <text:p>11366123.3595506</text:p>
          </table:table-cell>
          <table:table-cell office:value-type="float" office:value="2493898.91011236" calcext:value-type="float">
            <text:p>2493898.91011236</text:p>
          </table:table-cell>
          <table:table-cell office:value-type="float" office:value="8872224.4494382" calcext:value-type="float">
            <text:p>8872224.4494382</text:p>
          </table:table-cell>
          <table:table-cell office:value-type="float" office:value="8" calcext:value-type="float">
            <text:p>8</text:p>
          </table:table-cell>
          <table:table-cell office:value-type="float" office:value="2293550.56179775" calcext:value-type="float">
            <text:p>2293550.56179775</text:p>
          </table:table-cell>
          <table:table-cell office:value-type="float" office:value="112458.730337079" calcext:value-type="float">
            <text:p>112458.730337079</text:p>
          </table:table-cell>
          <table:table-cell office:value-type="float" office:value="-269" calcext:value-type="float">
            <text:p>-269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548" calcext:value-type="float">
            <text:p>9548</text:p>
          </table:table-cell>
          <table:table-cell office:value-type="float" office:value="9274.535732" calcext:value-type="float">
            <text:p>9274.5357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1114.831460674" calcext:value-type="float">
            <text:p>131114.831460674</text:p>
          </table:table-cell>
          <table:table-cell office:value-type="float" office:value="1574.66292134831" calcext:value-type="float">
            <text:p>1574.66292134831</text:p>
          </table:table-cell>
          <table:table-cell office:value-type="float" office:value="1481908.26966292" calcext:value-type="float">
            <text:p>1481908.269662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7561.6853933" calcext:value-type="float">
            <text:p>11437561.6853933</text:p>
          </table:table-cell>
          <table:table-cell office:value-type="float" office:value="2203424.87640449" calcext:value-type="float">
            <text:p>2203424.87640449</text:p>
          </table:table-cell>
          <table:table-cell office:value-type="float" office:value="9234136.80898877" calcext:value-type="float">
            <text:p>9234136.80898877</text:p>
          </table:table-cell>
          <table:table-cell office:value-type="float" office:value="8" calcext:value-type="float">
            <text:p>8</text:p>
          </table:table-cell>
          <table:table-cell office:value-type="float" office:value="2285808.98876404" calcext:value-type="float">
            <text:p>2285808.98876404</text:p>
          </table:table-cell>
          <table:table-cell office:value-type="float" office:value="113843.202247191" calcext:value-type="float">
            <text:p>113843.202247191</text:p>
          </table:table-cell>
          <table:table-cell office:value-type="float" office:value="-375.179775280899" calcext:value-type="float">
            <text:p>-375.179775280899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581" calcext:value-type="float">
            <text:p>9581</text:p>
          </table:table-cell>
          <table:table-cell office:value-type="float" office:value="12980.0913087753" calcext:value-type="float">
            <text:p>12980.091308775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423.155555556" calcext:value-type="float">
            <text:p>122423.155555556</text:p>
          </table:table-cell>
          <table:table-cell office:value-type="float" office:value="1569.45555555556" calcext:value-type="float">
            <text:p>1569.45555555556</text:p>
          </table:table-cell>
          <table:table-cell office:value-type="float" office:value="1485162.4" calcext:value-type="float">
            <text:p>1485162.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0552" calcext:value-type="float">
            <text:p>11810552</text:p>
          </table:table-cell>
          <table:table-cell office:value-type="float" office:value="1828718.31111111" calcext:value-type="float">
            <text:p>1828718.31111111</text:p>
          </table:table-cell>
          <table:table-cell office:value-type="float" office:value="9981833.68888889" calcext:value-type="float">
            <text:p>9981833.68888889</text:p>
          </table:table-cell>
          <table:table-cell office:value-type="float" office:value="8" calcext:value-type="float">
            <text:p>8</text:p>
          </table:table-cell>
          <table:table-cell office:value-type="float" office:value="2272833.33333333" calcext:value-type="float">
            <text:p>2272833.33333333</text:p>
          </table:table-cell>
          <table:table-cell office:value-type="float" office:value="115276.811111111" calcext:value-type="float">
            <text:p>115276.811111111</text:p>
          </table:table-cell>
          <table:table-cell office:value-type="float" office:value="-310.8" calcext:value-type="float">
            <text:p>-310.8</text:p>
          </table:table-cell>
          <table:table-cell office:value-type="float" office:value="3603" calcext:value-type="float">
            <text:p>3603</text:p>
          </table:table-cell>
          <table:table-cell office:value-type="float" office:value="20" calcext:value-type="float">
            <text:p>20</text:p>
          </table:table-cell>
          <table:table-cell office:value-type="float" office:value="9683" calcext:value-type="float">
            <text:p>9683</text:p>
          </table:table-cell>
          <table:table-cell office:value-type="float" office:value="10843.1434692" calcext:value-type="float">
            <text:p>10843.14346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290.8" calcext:value-type="float">
            <text:p>121290.8</text:p>
          </table:table-cell>
          <table:table-cell office:value-type="float" office:value="1568.47777777778" calcext:value-type="float">
            <text:p>1568.47777777778</text:p>
          </table:table-cell>
          <table:table-cell office:value-type="float" office:value="1485192" calcext:value-type="float">
            <text:p>14851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77165.8222222" calcext:value-type="float">
            <text:p>11877165.8222222</text:p>
          </table:table-cell>
          <table:table-cell office:value-type="float" office:value="1544934.26666667" calcext:value-type="float">
            <text:p>1544934.26666667</text:p>
          </table:table-cell>
          <table:table-cell office:value-type="float" office:value="10332231.5555556" calcext:value-type="float">
            <text:p>10332231.5555556</text:p>
          </table:table-cell>
          <table:table-cell office:value-type="float" office:value="8" calcext:value-type="float">
            <text:p>8</text:p>
          </table:table-cell>
          <table:table-cell office:value-type="float" office:value="2284388.88888889" calcext:value-type="float">
            <text:p>2284388.88888889</text:p>
          </table:table-cell>
          <table:table-cell office:value-type="float" office:value="116708.611111111" calcext:value-type="float">
            <text:p>116708.611111111</text:p>
          </table:table-cell>
          <table:table-cell office:value-type="float" office:value="-313.277777777778" calcext:value-type="float">
            <text:p>-313.277777777778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771" calcext:value-type="float">
            <text:p>9771</text:p>
          </table:table-cell>
          <table:table-cell office:value-type="float" office:value="11053.4052088333" calcext:value-type="float">
            <text:p>11053.4052088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370.461538462" calcext:value-type="float">
            <text:p>121370.461538462</text:p>
          </table:table-cell>
          <table:table-cell office:value-type="float" office:value="1568.36263736264" calcext:value-type="float">
            <text:p>1568.36263736264</text:p>
          </table:table-cell>
          <table:table-cell office:value-type="float" office:value="1485197.53846154" calcext:value-type="float">
            <text:p>1485197.5384615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83437.5054945" calcext:value-type="float">
            <text:p>12183437.5054945</text:p>
          </table:table-cell>
          <table:table-cell office:value-type="float" office:value="2420206.12087912" calcext:value-type="float">
            <text:p>2420206.12087912</text:p>
          </table:table-cell>
          <table:table-cell office:value-type="float" office:value="9763231.38461538" calcext:value-type="float">
            <text:p>9763231.38461538</text:p>
          </table:table-cell>
          <table:table-cell office:value-type="float" office:value="8" calcext:value-type="float">
            <text:p>8</text:p>
          </table:table-cell>
          <table:table-cell office:value-type="float" office:value="2293571.42857143" calcext:value-type="float">
            <text:p>2293571.42857143</text:p>
          </table:table-cell>
          <table:table-cell office:value-type="float" office:value="118160.956043956" calcext:value-type="float">
            <text:p>118160.956043956</text:p>
          </table:table-cell>
          <table:table-cell office:value-type="float" office:value="-281.483516483516" calcext:value-type="float">
            <text:p>-281.483516483516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727" calcext:value-type="float">
            <text:p>9727</text:p>
          </table:table-cell>
          <table:table-cell office:value-type="float" office:value="9886.88248521978" calcext:value-type="float">
            <text:p>9886.8824852197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011.011235955" calcext:value-type="float">
            <text:p>120011.011235955</text:p>
          </table:table-cell>
          <table:table-cell office:value-type="float" office:value="1567.23595505618" calcext:value-type="float">
            <text:p>1567.23595505618</text:p>
          </table:table-cell>
          <table:table-cell office:value-type="float" office:value="1485204" calcext:value-type="float">
            <text:p>1485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60719.2022472" calcext:value-type="float">
            <text:p>12460719.2022472</text:p>
          </table:table-cell>
          <table:table-cell office:value-type="float" office:value="2143037.58426966" calcext:value-type="float">
            <text:p>2143037.58426966</text:p>
          </table:table-cell>
          <table:table-cell office:value-type="float" office:value="10317681.6179775" calcext:value-type="float">
            <text:p>10317681.6179775</text:p>
          </table:table-cell>
          <table:table-cell office:value-type="float" office:value="8" calcext:value-type="float">
            <text:p>8</text:p>
          </table:table-cell>
          <table:table-cell office:value-type="float" office:value="2290921.34831461" calcext:value-type="float">
            <text:p>2290921.34831461</text:p>
          </table:table-cell>
          <table:table-cell office:value-type="float" office:value="119599.471910112" calcext:value-type="float">
            <text:p>119599.471910112</text:p>
          </table:table-cell>
          <table:table-cell office:value-type="float" office:value="-295.584269662921" calcext:value-type="float">
            <text:p>-295.584269662921</text:p>
          </table:table-cell>
          <table:table-cell office:value-type="float" office:value="3610" calcext:value-type="float">
            <text:p>3610</text:p>
          </table:table-cell>
          <table:table-cell office:value-type="float" office:value="20" calcext:value-type="float">
            <text:p>20</text:p>
          </table:table-cell>
          <table:table-cell office:value-type="float" office:value="9625" calcext:value-type="float">
            <text:p>9625</text:p>
          </table:table-cell>
          <table:table-cell office:value-type="float" office:value="10270.4449297753" calcext:value-type="float">
            <text:p>10270.444929775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620.351648352" calcext:value-type="float">
            <text:p>118620.351648352</text:p>
          </table:table-cell>
          <table:table-cell office:value-type="float" office:value="1565.59340659341" calcext:value-type="float">
            <text:p>1565.59340659341</text:p>
          </table:table-cell>
          <table:table-cell office:value-type="float" office:value="1485203.95604396" calcext:value-type="float">
            <text:p>1485203.956043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5842.3076923" calcext:value-type="float">
            <text:p>11985842.3076923</text:p>
          </table:table-cell>
          <table:table-cell office:value-type="float" office:value="2657567.23076923" calcext:value-type="float">
            <text:p>2657567.23076923</text:p>
          </table:table-cell>
          <table:table-cell office:value-type="float" office:value="9328275.07692308" calcext:value-type="float">
            <text:p>9328275.07692308</text:p>
          </table:table-cell>
          <table:table-cell office:value-type="float" office:value="8" calcext:value-type="float">
            <text:p>8</text:p>
          </table:table-cell>
          <table:table-cell office:value-type="float" office:value="2294000" calcext:value-type="float">
            <text:p>2294000</text:p>
          </table:table-cell>
          <table:table-cell office:value-type="float" office:value="121044" calcext:value-type="float">
            <text:p>121044</text:p>
          </table:table-cell>
          <table:table-cell office:value-type="float" office:value="-237.472527472527" calcext:value-type="float">
            <text:p>-237.472527472527</text:p>
          </table:table-cell>
          <table:table-cell office:value-type="float" office:value="3603" calcext:value-type="float">
            <text:p>3603</text:p>
          </table:table-cell>
          <table:table-cell office:value-type="float" office:value="20" calcext:value-type="float">
            <text:p>20</text:p>
          </table:table-cell>
          <table:table-cell office:value-type="float" office:value="9830" calcext:value-type="float">
            <text:p>9830</text:p>
          </table:table-cell>
          <table:table-cell office:value-type="float" office:value="8410.68086703297" calcext:value-type="float">
            <text:p>8410.6808670329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475.744680851" calcext:value-type="float">
            <text:p>116475.744680851</text:p>
          </table:table-cell>
          <table:table-cell office:value-type="float" office:value="1563.59574468085" calcext:value-type="float">
            <text:p>1563.59574468085</text:p>
          </table:table-cell>
          <table:table-cell office:value-type="float" office:value="1485210.80851064" calcext:value-type="float">
            <text:p>1485210.808510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26831.9148936" calcext:value-type="float">
            <text:p>12126831.9148936</text:p>
          </table:table-cell>
          <table:table-cell office:value-type="float" office:value="2029329.10638298" calcext:value-type="float">
            <text:p>2029329.10638298</text:p>
          </table:table-cell>
          <table:table-cell office:value-type="float" office:value="10097502.8085106" calcext:value-type="float">
            <text:p>10097502.8085106</text:p>
          </table:table-cell>
          <table:table-cell office:value-type="float" office:value="8" calcext:value-type="float">
            <text:p>8</text:p>
          </table:table-cell>
          <table:table-cell office:value-type="float" office:value="2253840.42553191" calcext:value-type="float">
            <text:p>2253840.42553191</text:p>
          </table:table-cell>
          <table:table-cell office:value-type="float" office:value="122523.925531915" calcext:value-type="float">
            <text:p>122523.925531915</text:p>
          </table:table-cell>
          <table:table-cell office:value-type="float" office:value="-232.287234042553" calcext:value-type="float">
            <text:p>-232.287234042553</text:p>
          </table:table-cell>
          <table:table-cell office:value-type="float" office:value="3605" calcext:value-type="float">
            <text:p>3605</text:p>
          </table:table-cell>
          <table:table-cell office:value-type="float" office:value="20" calcext:value-type="float">
            <text:p>20</text:p>
          </table:table-cell>
          <table:table-cell office:value-type="float" office:value="10106" calcext:value-type="float">
            <text:p>10106</text:p>
          </table:table-cell>
          <table:table-cell office:value-type="float" office:value="8462.71870797872" calcext:value-type="float">
            <text:p>8462.718707978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329144.224719101" calcext:value-type="float">
            <text:p>329144.224719101</text:p>
          </table:table-cell>
          <table:table-cell office:value-type="float" office:value="1563.86516853933" calcext:value-type="float">
            <text:p>1563.86516853933</text:p>
          </table:table-cell>
          <table:table-cell office:value-type="float" office:value="1272908.85393258" calcext:value-type="float">
            <text:p>1272908.8539325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08338.7865169" calcext:value-type="float">
            <text:p>11708338.7865169</text:p>
          </table:table-cell>
          <table:table-cell office:value-type="float" office:value="1913529.61797753" calcext:value-type="float">
            <text:p>1913529.61797753</text:p>
          </table:table-cell>
          <table:table-cell office:value-type="float" office:value="9794809.16853933" calcext:value-type="float">
            <text:p>9794809.16853933</text:p>
          </table:table-cell>
          <table:table-cell office:value-type="float" office:value="8" calcext:value-type="float">
            <text:p>8</text:p>
          </table:table-cell>
          <table:table-cell office:value-type="float" office:value="2304505.61797753" calcext:value-type="float">
            <text:p>2304505.61797753</text:p>
          </table:table-cell>
          <table:table-cell office:value-type="float" office:value="123958.865168539" calcext:value-type="float">
            <text:p>123958.865168539</text:p>
          </table:table-cell>
          <table:table-cell office:value-type="float" office:value="-355.112359550562" calcext:value-type="float">
            <text:p>-355.112359550562</text:p>
          </table:table-cell>
          <table:table-cell office:value-type="float" office:value="3609" calcext:value-type="float">
            <text:p>3609</text:p>
          </table:table-cell>
          <table:table-cell office:value-type="float" office:value="20" calcext:value-type="float">
            <text:p>20</text:p>
          </table:table-cell>
          <table:table-cell office:value-type="float" office:value="9559" calcext:value-type="float">
            <text:p>9559</text:p>
          </table:table-cell>
          <table:table-cell office:value-type="float" office:value="12250.8192332022" calcext:value-type="float">
            <text:p>12250.819233202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332591.775280899" calcext:value-type="float">
            <text:p>332591.775280899</text:p>
          </table:table-cell>
          <table:table-cell office:value-type="float" office:value="1562.76404494382" calcext:value-type="float">
            <text:p>1562.76404494382</text:p>
          </table:table-cell>
          <table:table-cell office:value-type="float" office:value="1268032" calcext:value-type="float">
            <text:p>12680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08883.3033708" calcext:value-type="float">
            <text:p>12508883.3033708</text:p>
          </table:table-cell>
          <table:table-cell office:value-type="float" office:value="2116573.46067416" calcext:value-type="float">
            <text:p>2116573.46067416</text:p>
          </table:table-cell>
          <table:table-cell office:value-type="float" office:value="10392309.8426966" calcext:value-type="float">
            <text:p>10392309.8426966</text:p>
          </table:table-cell>
          <table:table-cell office:value-type="float" office:value="8" calcext:value-type="float">
            <text:p>8</text:p>
          </table:table-cell>
          <table:table-cell office:value-type="float" office:value="2286539.3258427" calcext:value-type="float">
            <text:p>2286539.3258427</text:p>
          </table:table-cell>
          <table:table-cell office:value-type="float" office:value="125392.797752809" calcext:value-type="float">
            <text:p>125392.797752809</text:p>
          </table:table-cell>
          <table:table-cell office:value-type="float" office:value="-264.337078651685" calcext:value-type="float">
            <text:p>-264.337078651685</text:p>
          </table:table-cell>
          <table:table-cell office:value-type="float" office:value="3602" calcext:value-type="float">
            <text:p>3602</text:p>
          </table:table-cell>
          <table:table-cell office:value-type="float" office:value="20" calcext:value-type="float">
            <text:p>20</text:p>
          </table:table-cell>
          <table:table-cell office:value-type="float" office:value="9628" calcext:value-type="float">
            <text:p>9628</text:p>
          </table:table-cell>
          <table:table-cell office:value-type="float" office:value="9167.22469051685" calcext:value-type="float">
            <text:p>9167.2246905168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328062.32967033" calcext:value-type="float">
            <text:p>328062.32967033</text:p>
          </table:table-cell>
          <table:table-cell office:value-type="float" office:value="1558.95604395604" calcext:value-type="float">
            <text:p>1558.95604395604</text:p>
          </table:table-cell>
          <table:table-cell office:value-type="float" office:value="1268889.84615385" calcext:value-type="float">
            <text:p>1268889.8461538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43692.0989011" calcext:value-type="float">
            <text:p>12243692.0989011</text:p>
          </table:table-cell>
          <table:table-cell office:value-type="float" office:value="2200751.61538462" calcext:value-type="float">
            <text:p>2200751.61538462</text:p>
          </table:table-cell>
          <table:table-cell office:value-type="float" office:value="10042940.4835165" calcext:value-type="float">
            <text:p>10042940.4835165</text:p>
          </table:table-cell>
          <table:table-cell office:value-type="float" office:value="8" calcext:value-type="float">
            <text:p>8</text:p>
          </table:table-cell>
          <table:table-cell office:value-type="float" office:value="2295714.28571429" calcext:value-type="float">
            <text:p>2295714.28571429</text:p>
          </table:table-cell>
          <table:table-cell office:value-type="float" office:value="126824.67032967" calcext:value-type="float">
            <text:p>126824.67032967</text:p>
          </table:table-cell>
          <table:table-cell office:value-type="float" office:value="-193.582417582418" calcext:value-type="float">
            <text:p>-193.582417582418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9818" calcext:value-type="float">
            <text:p>9818</text:p>
          </table:table-cell>
          <table:table-cell office:value-type="float" office:value="6863.0383469011" calcext:value-type="float">
            <text:p>6863.038346901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327821.333333333" calcext:value-type="float">
            <text:p>327821.333333333</text:p>
          </table:table-cell>
          <table:table-cell office:value-type="float" office:value="1558.88888888889" calcext:value-type="float">
            <text:p>1558.88888888889</text:p>
          </table:table-cell>
          <table:table-cell office:value-type="float" office:value="1268984" calcext:value-type="float">
            <text:p>12689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40606.8666667" calcext:value-type="float">
            <text:p>12040606.8666667</text:p>
          </table:table-cell>
          <table:table-cell office:value-type="float" office:value="2142997.26666667" calcext:value-type="float">
            <text:p>2142997.26666667</text:p>
          </table:table-cell>
          <table:table-cell office:value-type="float" office:value="9897609.6" calcext:value-type="float">
            <text:p>9897609.6</text:p>
          </table:table-cell>
          <table:table-cell office:value-type="float" office:value="8" calcext:value-type="float">
            <text:p>8</text:p>
          </table:table-cell>
          <table:table-cell office:value-type="float" office:value="2295511.11111111" calcext:value-type="float">
            <text:p>2295511.11111111</text:p>
          </table:table-cell>
          <table:table-cell office:value-type="float" office:value="128285.6" calcext:value-type="float">
            <text:p>128285.6</text:p>
          </table:table-cell>
          <table:table-cell office:value-type="float" office:value="-231.355555555556" calcext:value-type="float">
            <text:p>-231.355555555556</text:p>
          </table:table-cell>
          <table:table-cell office:value-type="float" office:value="3612" calcext:value-type="float">
            <text:p>3612</text:p>
          </table:table-cell>
          <table:table-cell office:value-type="float" office:value="20" calcext:value-type="float">
            <text:p>20</text:p>
          </table:table-cell>
          <table:table-cell office:value-type="float" office:value="9660" calcext:value-type="float">
            <text:p>9660</text:p>
          </table:table-cell>
          <table:table-cell office:value-type="float" office:value="8072.439536" calcext:value-type="float">
            <text:p>8072.4395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5868.396694215" calcext:value-type="float">
            <text:p>145868.396694215</text:p>
          </table:table-cell>
          <table:table-cell office:value-type="float" office:value="1515.20661157025" calcext:value-type="float">
            <text:p>1515.20661157025</text:p>
          </table:table-cell>
          <table:table-cell office:value-type="float" office:value="1406039.73553719" calcext:value-type="float">
            <text:p>1406039.7355371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96324.661157" calcext:value-type="float">
            <text:p>12696324.661157</text:p>
          </table:table-cell>
          <table:table-cell office:value-type="float" office:value="1839966.6446281" calcext:value-type="float">
            <text:p>1839966.6446281</text:p>
          </table:table-cell>
          <table:table-cell office:value-type="float" office:value="10856358.0165289" calcext:value-type="float">
            <text:p>10856358.016528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81.01652892562" calcext:value-type="float">
            <text:p>1381.01652892562</text:p>
          </table:table-cell>
          <table:table-cell office:value-type="float" office:value="-1250" calcext:value-type="float">
            <text:p>-1250</text:p>
          </table:table-cell>
          <table:table-cell office:value-type="float" office:value="3432" calcext:value-type="float">
            <text:p>3432</text:p>
          </table:table-cell>
          <table:table-cell office:value-type="float" office:value="20" calcext:value-type="float">
            <text:p>20</text:p>
          </table:table-cell>
          <table:table-cell office:value-type="float" office:value="14881" calcext:value-type="float">
            <text:p>14881</text:p>
          </table:table-cell>
          <table:table-cell office:value-type="float" office:value="63839.49" calcext:value-type="float">
            <text:p>63839.4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4884.170940171" calcext:value-type="float">
            <text:p>144884.170940171</text:p>
          </table:table-cell>
          <table:table-cell office:value-type="float" office:value="1521.7264957265" calcext:value-type="float">
            <text:p>1521.7264957265</text:p>
          </table:table-cell>
          <table:table-cell office:value-type="float" office:value="1413992.82051282" calcext:value-type="float">
            <text:p>1413992.8205128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11273.5299145" calcext:value-type="float">
            <text:p>11311273.5299145</text:p>
          </table:table-cell>
          <table:table-cell office:value-type="float" office:value="2081735.68376068" calcext:value-type="float">
            <text:p>2081735.68376068</text:p>
          </table:table-cell>
          <table:table-cell office:value-type="float" office:value="9229537.84615385" calcext:value-type="float">
            <text:p>9229537.8461538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541.03418803419" calcext:value-type="float">
            <text:p>3541.03418803419</text:p>
          </table:table-cell>
          <table:table-cell office:value-type="float" office:value="-879.478632478632" calcext:value-type="float">
            <text:p>-879.478632478632</text:p>
          </table:table-cell>
          <table:table-cell office:value-type="float" office:value="3432" calcext:value-type="float">
            <text:p>3432</text:p>
          </table:table-cell>
          <table:table-cell office:value-type="float" office:value="20" calcext:value-type="float">
            <text:p>20</text:p>
          </table:table-cell>
          <table:table-cell office:value-type="float" office:value="13037" calcext:value-type="float">
            <text:p>13037</text:p>
          </table:table-cell>
          <table:table-cell office:value-type="float" office:value="39350.4983813333" calcext:value-type="float">
            <text:p>39350.4983813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4080.273504274" calcext:value-type="float">
            <text:p>104080.273504274</text:p>
          </table:table-cell>
          <table:table-cell office:value-type="float" office:value="1499.12820512821" calcext:value-type="float">
            <text:p>1499.12820512821</text:p>
          </table:table-cell>
          <table:table-cell office:value-type="float" office:value="1431591.00854701" calcext:value-type="float">
            <text:p>1431591.0085470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76354.965812" calcext:value-type="float">
            <text:p>11276354.965812</text:p>
          </table:table-cell>
          <table:table-cell office:value-type="float" office:value="2369889.5982906" calcext:value-type="float">
            <text:p>2369889.5982906</text:p>
          </table:table-cell>
          <table:table-cell office:value-type="float" office:value="8906465.36752137" calcext:value-type="float">
            <text:p>8906465.3675213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489.15384615385" calcext:value-type="float">
            <text:p>5489.15384615385</text:p>
          </table:table-cell>
          <table:table-cell office:value-type="float" office:value="-687" calcext:value-type="float">
            <text:p>-687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3119" calcext:value-type="float">
            <text:p>13119</text:p>
          </table:table-cell>
          <table:table-cell office:value-type="float" office:value="31715.877807" calcext:value-type="float">
            <text:p>31715.87780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8810.68907563" calcext:value-type="float">
            <text:p>108810.68907563</text:p>
          </table:table-cell>
          <table:table-cell office:value-type="float" office:value="1503.86554621849" calcext:value-type="float">
            <text:p>1503.86554621849</text:p>
          </table:table-cell>
          <table:table-cell office:value-type="float" office:value="1431466.8907563" calcext:value-type="float">
            <text:p>1431466.890756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74993.8739496" calcext:value-type="float">
            <text:p>11874993.8739496</text:p>
          </table:table-cell>
          <table:table-cell office:value-type="float" office:value="2277145.53781513" calcext:value-type="float">
            <text:p>2277145.53781513</text:p>
          </table:table-cell>
          <table:table-cell office:value-type="float" office:value="9597848.33613445" calcext:value-type="float">
            <text:p>9597848.3361344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483.97478991597" calcext:value-type="float">
            <text:p>7483.97478991597</text:p>
          </table:table-cell>
          <table:table-cell office:value-type="float" office:value="-574.966386554622" calcext:value-type="float">
            <text:p>-574.966386554622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3256" calcext:value-type="float">
            <text:p>13256</text:p>
          </table:table-cell>
          <table:table-cell office:value-type="float" office:value="26820.9538045714" calcext:value-type="float">
            <text:p>26820.953804571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732.6" calcext:value-type="float">
            <text:p>116732.6</text:p>
          </table:table-cell>
          <table:table-cell office:value-type="float" office:value="1513.575" calcext:value-type="float">
            <text:p>1513.575</text:p>
          </table:table-cell>
          <table:table-cell office:value-type="float" office:value="1433858.03333333" calcext:value-type="float">
            <text:p>1433858.0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0556.8666667" calcext:value-type="float">
            <text:p>11980556.8666667</text:p>
          </table:table-cell>
          <table:table-cell office:value-type="float" office:value="2226997.2" calcext:value-type="float">
            <text:p>2226997.2</text:p>
          </table:table-cell>
          <table:table-cell office:value-type="float" office:value="9753559.66666667" calcext:value-type="float">
            <text:p>9753559.6666666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500.51666666667" calcext:value-type="float">
            <text:p>9500.51666666667</text:p>
          </table:table-cell>
          <table:table-cell office:value-type="float" office:value="-384" calcext:value-type="float">
            <text:p>-384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3305" calcext:value-type="float">
            <text:p>13305</text:p>
          </table:table-cell>
          <table:table-cell office:value-type="float" office:value="17978.99328" calcext:value-type="float">
            <text:p>17978.993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2744.773109244" calcext:value-type="float">
            <text:p>112744.773109244</text:p>
          </table:table-cell>
          <table:table-cell office:value-type="float" office:value="1510.89075630252" calcext:value-type="float">
            <text:p>1510.89075630252</text:p>
          </table:table-cell>
          <table:table-cell office:value-type="float" office:value="1434803.19327731" calcext:value-type="float">
            <text:p>1434803.1932773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69818.5042017" calcext:value-type="float">
            <text:p>12069818.5042017</text:p>
          </table:table-cell>
          <table:table-cell office:value-type="float" office:value="1903245.19327731" calcext:value-type="float">
            <text:p>1903245.19327731</text:p>
          </table:table-cell>
          <table:table-cell office:value-type="float" office:value="10166573.3109244" calcext:value-type="float">
            <text:p>10166573.310924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507.9243697479" calcext:value-type="float">
            <text:p>11507.9243697479</text:p>
          </table:table-cell>
          <table:table-cell office:value-type="float" office:value="-384.588235294118" calcext:value-type="float">
            <text:p>-384.588235294118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3267" calcext:value-type="float">
            <text:p>13267</text:p>
          </table:table-cell>
          <table:table-cell office:value-type="float" office:value="17955.106722" calcext:value-type="float">
            <text:p>17955.10672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8496.991735537" calcext:value-type="float">
            <text:p>108496.991735537</text:p>
          </table:table-cell>
          <table:table-cell office:value-type="float" office:value="1505.51239669422" calcext:value-type="float">
            <text:p>1505.51239669422</text:p>
          </table:table-cell>
          <table:table-cell office:value-type="float" office:value="1433709.98347107" calcext:value-type="float">
            <text:p>1433709.9834710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86329.553719" calcext:value-type="float">
            <text:p>12086329.553719</text:p>
          </table:table-cell>
          <table:table-cell office:value-type="float" office:value="2250006.7768595" calcext:value-type="float">
            <text:p>2250006.7768595</text:p>
          </table:table-cell>
          <table:table-cell office:value-type="float" office:value="9836322.7768595" calcext:value-type="float">
            <text:p>9836322.776859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535.4876033058" calcext:value-type="float">
            <text:p>13535.4876033058</text:p>
          </table:table-cell>
          <table:table-cell office:value-type="float" office:value="-389" calcext:value-type="float">
            <text:p>-389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3431" calcext:value-type="float">
            <text:p>13431</text:p>
          </table:table-cell>
          <table:table-cell office:value-type="float" office:value="18385.575021" calcext:value-type="float">
            <text:p>18385.57502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8305.714285714" calcext:value-type="float">
            <text:p>108305.714285714</text:p>
          </table:table-cell>
          <table:table-cell office:value-type="float" office:value="1504.5462184874" calcext:value-type="float">
            <text:p>1504.5462184874</text:p>
          </table:table-cell>
          <table:table-cell office:value-type="float" office:value="1432694.48739496" calcext:value-type="float">
            <text:p>1432694.487394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0938.1092437" calcext:value-type="float">
            <text:p>11540938.1092437</text:p>
          </table:table-cell>
          <table:table-cell office:value-type="float" office:value="1911686.41176471" calcext:value-type="float">
            <text:p>1911686.41176471</text:p>
          </table:table-cell>
          <table:table-cell office:value-type="float" office:value="9629251.69747899" calcext:value-type="float">
            <text:p>9629251.6974789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5529.7142857143" calcext:value-type="float">
            <text:p>15529.7142857143</text:p>
          </table:table-cell>
          <table:table-cell office:value-type="float" office:value="-389" calcext:value-type="float">
            <text:p>-389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215" calcext:value-type="float">
            <text:p>13215</text:p>
          </table:table-cell>
          <table:table-cell office:value-type="float" office:value="18305.801235" calcext:value-type="float">
            <text:p>18305.80123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075.260504202" calcext:value-type="float">
            <text:p>107075.260504202</text:p>
          </table:table-cell>
          <table:table-cell office:value-type="float" office:value="1503.05882352941" calcext:value-type="float">
            <text:p>1503.05882352941</text:p>
          </table:table-cell>
          <table:table-cell office:value-type="float" office:value="1432478.18487395" calcext:value-type="float">
            <text:p>1432478.1848739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8812.7731092" calcext:value-type="float">
            <text:p>11558812.7731092</text:p>
          </table:table-cell>
          <table:table-cell office:value-type="float" office:value="2238209.07563025" calcext:value-type="float">
            <text:p>2238209.07563025</text:p>
          </table:table-cell>
          <table:table-cell office:value-type="float" office:value="9320603.69747899" calcext:value-type="float">
            <text:p>9320603.6974789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7497.6134453782" calcext:value-type="float">
            <text:p>17497.6134453782</text:p>
          </table:table-cell>
          <table:table-cell office:value-type="float" office:value="-554.319327731093" calcext:value-type="float">
            <text:p>-554.31932773109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08" calcext:value-type="float">
            <text:p>13108</text:p>
          </table:table-cell>
          <table:table-cell office:value-type="float" office:value="25874.2892002689" calcext:value-type="float">
            <text:p>25874.289200268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424.6" calcext:value-type="float">
            <text:p>107424.6</text:p>
          </table:table-cell>
          <table:table-cell office:value-type="float" office:value="1502.99166666667" calcext:value-type="float">
            <text:p>1502.99166666667</text:p>
          </table:table-cell>
          <table:table-cell office:value-type="float" office:value="1432270.66666667" calcext:value-type="float">
            <text:p>1432270.6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0185.4166667" calcext:value-type="float">
            <text:p>11550185.4166667</text:p>
          </table:table-cell>
          <table:table-cell office:value-type="float" office:value="2428164.81666667" calcext:value-type="float">
            <text:p>2428164.81666667</text:p>
          </table:table-cell>
          <table:table-cell office:value-type="float" office:value="9122020.6" calcext:value-type="float">
            <text:p>9122020.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9450" calcext:value-type="float">
            <text:p>19450</text:p>
          </table:table-cell>
          <table:table-cell office:value-type="float" office:value="-580" calcext:value-type="float">
            <text:p>-580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68" calcext:value-type="float">
            <text:p>13168</text:p>
          </table:table-cell>
          <table:table-cell office:value-type="float" office:value="27196.92384" calcext:value-type="float">
            <text:p>27196.9238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2664.2" calcext:value-type="float">
            <text:p>102664.2</text:p>
          </table:table-cell>
          <table:table-cell office:value-type="float" office:value="1496.85" calcext:value-type="float">
            <text:p>1496.85</text:p>
          </table:table-cell>
          <table:table-cell office:value-type="float" office:value="1430704.13333333" calcext:value-type="float">
            <text:p>1430704.1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20678.2833333" calcext:value-type="float">
            <text:p>11320678.2833333</text:p>
          </table:table-cell>
          <table:table-cell office:value-type="float" office:value="2231951.21666667" calcext:value-type="float">
            <text:p>2231951.21666667</text:p>
          </table:table-cell>
          <table:table-cell office:value-type="float" office:value="9088727.06666667" calcext:value-type="float">
            <text:p>9088727.06666667</text:p>
          </table:table-cell>
          <table:table-cell office:value-type="float" office:value="8" calcext:value-type="float">
            <text:p>8</text:p>
          </table:table-cell>
          <table:table-cell office:value-type="float" office:value="1699316.66666667" calcext:value-type="float">
            <text:p>1699316.66666667</text:p>
          </table:table-cell>
          <table:table-cell office:value-type="float" office:value="21439.3333333333" calcext:value-type="float">
            <text:p>21439.3333333333</text:p>
          </table:table-cell>
          <table:table-cell office:value-type="float" office:value="-534.983333333333" calcext:value-type="float">
            <text:p>-534.98333333333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86" calcext:value-type="float">
            <text:p>13186</text:p>
          </table:table-cell>
          <table:table-cell office:value-type="float" office:value="25120.3275209" calcext:value-type="float">
            <text:p>25120.32752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224.205128205" calcext:value-type="float">
            <text:p>125224.205128205</text:p>
          </table:table-cell>
          <table:table-cell office:value-type="float" office:value="1491.29914529915" calcext:value-type="float">
            <text:p>1491.29914529915</text:p>
          </table:table-cell>
          <table:table-cell office:value-type="float" office:value="1402242.25641026" calcext:value-type="float">
            <text:p>1402242.2564102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8651.4871795" calcext:value-type="float">
            <text:p>11108651.4871795</text:p>
          </table:table-cell>
          <table:table-cell office:value-type="float" office:value="2042290.46153846" calcext:value-type="float">
            <text:p>2042290.46153846</text:p>
          </table:table-cell>
          <table:table-cell office:value-type="float" office:value="9066361.02564103" calcext:value-type="float">
            <text:p>9066361.0256410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3350.8034188034" calcext:value-type="float">
            <text:p>23350.8034188034</text:p>
          </table:table-cell>
          <table:table-cell office:value-type="float" office:value="-506" calcext:value-type="float">
            <text:p>-506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2846" calcext:value-type="float">
            <text:p>12846</text:p>
          </table:table-cell>
          <table:table-cell office:value-type="float" office:value="23146.770636" calcext:value-type="float">
            <text:p>23146.7706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371.338842975" calcext:value-type="float">
            <text:p>136371.338842975</text:p>
          </table:table-cell>
          <table:table-cell office:value-type="float" office:value="1482.37190082645" calcext:value-type="float">
            <text:p>1482.37190082645</text:p>
          </table:table-cell>
          <table:table-cell office:value-type="float" office:value="1381816.03305785" calcext:value-type="float">
            <text:p>1381816.0330578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51609.8429752" calcext:value-type="float">
            <text:p>11651609.8429752</text:p>
          </table:table-cell>
          <table:table-cell office:value-type="float" office:value="2385561.44628099" calcext:value-type="float">
            <text:p>2385561.44628099</text:p>
          </table:table-cell>
          <table:table-cell office:value-type="float" office:value="9266048.39669422" calcext:value-type="float">
            <text:p>9266048.3966942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5285.2396694215" calcext:value-type="float">
            <text:p>25285.2396694215</text:p>
          </table:table-cell>
          <table:table-cell office:value-type="float" office:value="-488.727272727273" calcext:value-type="float">
            <text:p>-488.72727272727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230" calcext:value-type="float">
            <text:p>13230</text:p>
          </table:table-cell>
          <table:table-cell office:value-type="float" office:value="23024.9339345455" calcext:value-type="float">
            <text:p>23024.933934545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8027.049180328" calcext:value-type="float">
            <text:p>158027.049180328</text:p>
          </table:table-cell>
          <table:table-cell office:value-type="float" office:value="1509.33606557377" calcext:value-type="float">
            <text:p>1509.33606557377</text:p>
          </table:table-cell>
          <table:table-cell office:value-type="float" office:value="1387848.81967213" calcext:value-type="float">
            <text:p>1387848.8196721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74920.3688525" calcext:value-type="float">
            <text:p>11774920.3688525</text:p>
          </table:table-cell>
          <table:table-cell office:value-type="float" office:value="1776063.97540984" calcext:value-type="float">
            <text:p>1776063.97540984</text:p>
          </table:table-cell>
          <table:table-cell office:value-type="float" office:value="9998856.39344262" calcext:value-type="float">
            <text:p>9998856.3934426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7269.4180327869" calcext:value-type="float">
            <text:p>27269.4180327869</text:p>
          </table:table-cell>
          <table:table-cell office:value-type="float" office:value="-451" calcext:value-type="float">
            <text:p>-451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397" calcext:value-type="float">
            <text:p>13397</text:p>
          </table:table-cell>
          <table:table-cell office:value-type="float" office:value="21515.729367" calcext:value-type="float">
            <text:p>21515.7293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2608.8" calcext:value-type="float">
            <text:p>152608.8</text:p>
          </table:table-cell>
          <table:table-cell office:value-type="float" office:value="1504.68333333333" calcext:value-type="float">
            <text:p>1504.68333333333</text:p>
          </table:table-cell>
          <table:table-cell office:value-type="float" office:value="1388747.83333333" calcext:value-type="float">
            <text:p>1388747.8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7515.6083333" calcext:value-type="float">
            <text:p>11577515.6083333</text:p>
          </table:table-cell>
          <table:table-cell office:value-type="float" office:value="1974614.40833333" calcext:value-type="float">
            <text:p>1974614.40833333</text:p>
          </table:table-cell>
          <table:table-cell office:value-type="float" office:value="9602901.2" calcext:value-type="float">
            <text:p>9602901.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9245.9" calcext:value-type="float">
            <text:p>29245.9</text:p>
          </table:table-cell>
          <table:table-cell office:value-type="float" office:value="-447.733333333333" calcext:value-type="float">
            <text:p>-447.73333333333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03" calcext:value-type="float">
            <text:p>13103</text:p>
          </table:table-cell>
          <table:table-cell office:value-type="float" office:value="20891.1401752" calcext:value-type="float">
            <text:p>20891.140175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9287.333333333" calcext:value-type="float">
            <text:p>139287.333333333</text:p>
          </table:table-cell>
          <table:table-cell office:value-type="float" office:value="1492.33333333333" calcext:value-type="float">
            <text:p>1492.33333333333</text:p>
          </table:table-cell>
          <table:table-cell office:value-type="float" office:value="1389433.4" calcext:value-type="float">
            <text:p>1389433.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2915.375" calcext:value-type="float">
            <text:p>11552915.375</text:p>
          </table:table-cell>
          <table:table-cell office:value-type="float" office:value="2377100.64166667" calcext:value-type="float">
            <text:p>2377100.64166667</text:p>
          </table:table-cell>
          <table:table-cell office:value-type="float" office:value="9175814.73333333" calcext:value-type="float">
            <text:p>9175814.7333333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1200.3666666667" calcext:value-type="float">
            <text:p>31200.3666666667</text:p>
          </table:table-cell>
          <table:table-cell office:value-type="float" office:value="-395" calcext:value-type="float">
            <text:p>-395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87" calcext:value-type="float">
            <text:p>13187</text:p>
          </table:table-cell>
          <table:table-cell office:value-type="float" office:value="18548.768265" calcext:value-type="float">
            <text:p>18548.76826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681.090909091" calcext:value-type="float">
            <text:p>127681.090909091</text:p>
          </table:table-cell>
          <table:table-cell office:value-type="float" office:value="1481.82644628099" calcext:value-type="float">
            <text:p>1481.82644628099</text:p>
          </table:table-cell>
          <table:table-cell office:value-type="float" office:value="1390213.71900826" calcext:value-type="float">
            <text:p>1390213.7190082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29694.1239669" calcext:value-type="float">
            <text:p>11829694.1239669</text:p>
          </table:table-cell>
          <table:table-cell office:value-type="float" office:value="1901255.11570248" calcext:value-type="float">
            <text:p>1901255.11570248</text:p>
          </table:table-cell>
          <table:table-cell office:value-type="float" office:value="9928439.00826446" calcext:value-type="float">
            <text:p>9928439.00826446</text:p>
          </table:table-cell>
          <table:table-cell office:value-type="float" office:value="8" calcext:value-type="float">
            <text:p>8</text:p>
          </table:table-cell>
          <table:table-cell office:value-type="float" office:value="1699347.10743802" calcext:value-type="float">
            <text:p>1699347.10743802</text:p>
          </table:table-cell>
          <table:table-cell office:value-type="float" office:value="33165.6859504132" calcext:value-type="float">
            <text:p>33165.6859504132</text:p>
          </table:table-cell>
          <table:table-cell office:value-type="float" office:value="-395" calcext:value-type="float">
            <text:p>-395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300" calcext:value-type="float">
            <text:p>13300</text:p>
          </table:table-cell>
          <table:table-cell office:value-type="float" office:value="18707.7135" calcext:value-type="float">
            <text:p>18707.713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869.9" calcext:value-type="float">
            <text:p>111869.9</text:p>
          </table:table-cell>
          <table:table-cell office:value-type="float" office:value="1467.29166666667" calcext:value-type="float">
            <text:p>1467.29166666667</text:p>
          </table:table-cell>
          <table:table-cell office:value-type="float" office:value="1391033.76666667" calcext:value-type="float">
            <text:p>1391033.7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4672.9666667" calcext:value-type="float">
            <text:p>11814672.9666667</text:p>
          </table:table-cell>
          <table:table-cell office:value-type="float" office:value="2035296.16666667" calcext:value-type="float">
            <text:p>2035296.16666667</text:p>
          </table:table-cell>
          <table:table-cell office:value-type="float" office:value="9779376.8" calcext:value-type="float">
            <text:p>9779376.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5133.0666666667" calcext:value-type="float">
            <text:p>35133.0666666667</text:p>
          </table:table-cell>
          <table:table-cell office:value-type="float" office:value="-624.516666666667" calcext:value-type="float">
            <text:p>-624.516666666667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198" calcext:value-type="float">
            <text:p>13198</text:p>
          </table:table-cell>
          <table:table-cell office:value-type="float" office:value="29351.0830123" calcext:value-type="float">
            <text:p>29351.083012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0023.933884298" calcext:value-type="float">
            <text:p>150023.933884298</text:p>
          </table:table-cell>
          <table:table-cell office:value-type="float" office:value="1462.34710743802" calcext:value-type="float">
            <text:p>1462.34710743802</text:p>
          </table:table-cell>
          <table:table-cell office:value-type="float" office:value="1347863.70247934" calcext:value-type="float">
            <text:p>1347863.7024793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6389.2809917" calcext:value-type="float">
            <text:p>11816389.2809917</text:p>
          </table:table-cell>
          <table:table-cell office:value-type="float" office:value="1855112.71900826" calcext:value-type="float">
            <text:p>1855112.71900826</text:p>
          </table:table-cell>
          <table:table-cell office:value-type="float" office:value="9961276.56198347" calcext:value-type="float">
            <text:p>9961276.5619834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7093.4876033058" calcext:value-type="float">
            <text:p>37093.4876033058</text:p>
          </table:table-cell>
          <table:table-cell office:value-type="float" office:value="-688" calcext:value-type="float">
            <text:p>-688</text:p>
          </table:table-cell>
          <table:table-cell office:value-type="float" office:value="3544.14049586777" calcext:value-type="float">
            <text:p>3544.14049586777</text:p>
          </table:table-cell>
          <table:table-cell office:value-type="float" office:value="20" calcext:value-type="float">
            <text:p>20</text:p>
          </table:table-cell>
          <table:table-cell office:value-type="float" office:value="13181" calcext:value-type="float">
            <text:p>13181</text:p>
          </table:table-cell>
          <table:table-cell office:value-type="float" office:value="32140.1373227107" calcext:value-type="float">
            <text:p>32140.137322710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7793.123966942" calcext:value-type="float">
            <text:p>147793.123966942</text:p>
          </table:table-cell>
          <table:table-cell office:value-type="float" office:value="1459.19008264463" calcext:value-type="float">
            <text:p>1459.19008264463</text:p>
          </table:table-cell>
          <table:table-cell office:value-type="float" office:value="1346892.72727273" calcext:value-type="float">
            <text:p>1346892.7272727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6669.9504132" calcext:value-type="float">
            <text:p>11716669.9504132</text:p>
          </table:table-cell>
          <table:table-cell office:value-type="float" office:value="2105980.42975207" calcext:value-type="float">
            <text:p>2105980.42975207</text:p>
          </table:table-cell>
          <table:table-cell office:value-type="float" office:value="9610689.52066116" calcext:value-type="float">
            <text:p>9610689.5206611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9077.9669421488" calcext:value-type="float">
            <text:p>39077.9669421488</text:p>
          </table:table-cell>
          <table:table-cell office:value-type="float" office:value="-621.454545454546" calcext:value-type="float">
            <text:p>-621.454545454546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332" calcext:value-type="float">
            <text:p>13332</text:p>
          </table:table-cell>
          <table:table-cell office:value-type="float" office:value="29362.862208" calcext:value-type="float">
            <text:p>29362.86220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61684.537815126" calcext:value-type="float">
            <text:p>161684.537815126</text:p>
          </table:table-cell>
          <table:table-cell office:value-type="float" office:value="1473.08403361345" calcext:value-type="float">
            <text:p>1473.08403361345</text:p>
          </table:table-cell>
          <table:table-cell office:value-type="float" office:value="1347349.94957983" calcext:value-type="float">
            <text:p>1347349.9495798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51056.6722689" calcext:value-type="float">
            <text:p>11251056.6722689</text:p>
          </table:table-cell>
          <table:table-cell office:value-type="float" office:value="2077340.57142857" calcext:value-type="float">
            <text:p>2077340.57142857</text:p>
          </table:table-cell>
          <table:table-cell office:value-type="float" office:value="9173716.10084034" calcext:value-type="float">
            <text:p>9173716.1008403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1074.9075630252" calcext:value-type="float">
            <text:p>41074.9075630252</text:p>
          </table:table-cell>
          <table:table-cell office:value-type="float" office:value="-556" calcext:value-type="float">
            <text:p>-556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059" calcext:value-type="float">
            <text:p>13059</text:p>
          </table:table-cell>
          <table:table-cell office:value-type="float" office:value="25732.289376" calcext:value-type="float">
            <text:p>25732.28937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9690.266666667" calcext:value-type="float">
            <text:p>159690.266666667</text:p>
          </table:table-cell>
          <table:table-cell office:value-type="float" office:value="1471.45" calcext:value-type="float">
            <text:p>1471.45</text:p>
          </table:table-cell>
          <table:table-cell office:value-type="float" office:value="1347647.2" calcext:value-type="float">
            <text:p>1347647.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48419.6583333" calcext:value-type="float">
            <text:p>11648419.6583333</text:p>
          </table:table-cell>
          <table:table-cell office:value-type="float" office:value="2091780.59166667" calcext:value-type="float">
            <text:p>2091780.59166667</text:p>
          </table:table-cell>
          <table:table-cell office:value-type="float" office:value="9556639.06666667" calcext:value-type="float">
            <text:p>9556639.0666666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3019.3833333333" calcext:value-type="float">
            <text:p>43019.3833333333</text:p>
          </table:table-cell>
          <table:table-cell office:value-type="float" office:value="-519" calcext:value-type="float">
            <text:p>-519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145" calcext:value-type="float">
            <text:p>13145</text:p>
          </table:table-cell>
          <table:table-cell office:value-type="float" office:value="24178.07172" calcext:value-type="float">
            <text:p>24178.071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6909.652892562" calcext:value-type="float">
            <text:p>156909.652892562</text:p>
          </table:table-cell>
          <table:table-cell office:value-type="float" office:value="1471.38842975207" calcext:value-type="float">
            <text:p>1471.38842975207</text:p>
          </table:table-cell>
          <table:table-cell office:value-type="float" office:value="1350179.53719008" calcext:value-type="float">
            <text:p>1350179.53719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96215.7107438" calcext:value-type="float">
            <text:p>11896215.7107438</text:p>
          </table:table-cell>
          <table:table-cell office:value-type="float" office:value="2104722.95041322" calcext:value-type="float">
            <text:p>2104722.95041322</text:p>
          </table:table-cell>
          <table:table-cell office:value-type="float" office:value="9791492.76033058" calcext:value-type="float">
            <text:p>9791492.7603305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4986.0578512397" calcext:value-type="float">
            <text:p>44986.0578512397</text:p>
          </table:table-cell>
          <table:table-cell office:value-type="float" office:value="-408" calcext:value-type="float">
            <text:p>-408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191" calcext:value-type="float">
            <text:p>13191</text:p>
          </table:table-cell>
          <table:table-cell office:value-type="float" office:value="19073.552832" calcext:value-type="float">
            <text:p>19073.5528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724.557377049" calcext:value-type="float">
            <text:p>146724.557377049</text:p>
          </table:table-cell>
          <table:table-cell office:value-type="float" office:value="1463.41803278689" calcext:value-type="float">
            <text:p>1463.41803278689</text:p>
          </table:table-cell>
          <table:table-cell office:value-type="float" office:value="1352372.45901639" calcext:value-type="float">
            <text:p>1352372.4590163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01340.8196721" calcext:value-type="float">
            <text:p>12001340.8196721</text:p>
          </table:table-cell>
          <table:table-cell office:value-type="float" office:value="2182480.16393443" calcext:value-type="float">
            <text:p>2182480.16393443</text:p>
          </table:table-cell>
          <table:table-cell office:value-type="float" office:value="9818860.65573771" calcext:value-type="float">
            <text:p>9818860.6557377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6946.7049180328" calcext:value-type="float">
            <text:p>46946.7049180328</text:p>
          </table:table-cell>
          <table:table-cell office:value-type="float" office:value="-408" calcext:value-type="float">
            <text:p>-408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328" calcext:value-type="float">
            <text:p>13328</text:p>
          </table:table-cell>
          <table:table-cell office:value-type="float" office:value="19271.648256" calcext:value-type="float">
            <text:p>19271.6482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0636.666666667" calcext:value-type="float">
            <text:p>140636.666666667</text:p>
          </table:table-cell>
          <table:table-cell office:value-type="float" office:value="1457.63333333333" calcext:value-type="float">
            <text:p>1457.63333333333</text:p>
          </table:table-cell>
          <table:table-cell office:value-type="float" office:value="1352599.46666667" calcext:value-type="float">
            <text:p>1352599.4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74096.1083333" calcext:value-type="float">
            <text:p>11774096.1083333</text:p>
          </table:table-cell>
          <table:table-cell office:value-type="float" office:value="1812273.90833333" calcext:value-type="float">
            <text:p>1812273.90833333</text:p>
          </table:table-cell>
          <table:table-cell office:value-type="float" office:value="9961822.2" calcext:value-type="float">
            <text:p>9961822.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8913.7666666667" calcext:value-type="float">
            <text:p>48913.7666666667</text:p>
          </table:table-cell>
          <table:table-cell office:value-type="float" office:value="-586" calcext:value-type="float">
            <text:p>-586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067" calcext:value-type="float">
            <text:p>13067</text:p>
          </table:table-cell>
          <table:table-cell office:value-type="float" office:value="27137.336528" calcext:value-type="float">
            <text:p>27137.3365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995.107438017" calcext:value-type="float">
            <text:p>130995.107438017</text:p>
          </table:table-cell>
          <table:table-cell office:value-type="float" office:value="1448.6694214876" calcext:value-type="float">
            <text:p>1448.6694214876</text:p>
          </table:table-cell>
          <table:table-cell office:value-type="float" office:value="1353088.09917355" calcext:value-type="float">
            <text:p>1353088.099173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75172.2066116" calcext:value-type="float">
            <text:p>11975172.2066116</text:p>
          </table:table-cell>
          <table:table-cell office:value-type="float" office:value="1726365.99173554" calcext:value-type="float">
            <text:p>1726365.99173554</text:p>
          </table:table-cell>
          <table:table-cell office:value-type="float" office:value="10248806.214876" calcext:value-type="float">
            <text:p>10248806.21487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0879.6611570248" calcext:value-type="float">
            <text:p>50879.6611570248</text:p>
          </table:table-cell>
          <table:table-cell office:value-type="float" office:value="-586" calcext:value-type="float">
            <text:p>-586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294" calcext:value-type="float">
            <text:p>13294</text:p>
          </table:table-cell>
          <table:table-cell office:value-type="float" office:value="27608.766496" calcext:value-type="float">
            <text:p>27608.76649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048.231404959" calcext:value-type="float">
            <text:p>128048.231404959</text:p>
          </table:table-cell>
          <table:table-cell office:value-type="float" office:value="1446.09917355372" calcext:value-type="float">
            <text:p>1446.09917355372</text:p>
          </table:table-cell>
          <table:table-cell office:value-type="float" office:value="1353249.25619835" calcext:value-type="float">
            <text:p>1353249.2561983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7176.4132231" calcext:value-type="float">
            <text:p>11817176.4132231</text:p>
          </table:table-cell>
          <table:table-cell office:value-type="float" office:value="1878731.32231405" calcext:value-type="float">
            <text:p>1878731.32231405</text:p>
          </table:table-cell>
          <table:table-cell office:value-type="float" office:value="9938445.09090909" calcext:value-type="float">
            <text:p>9938445.0909090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2868.6611570248" calcext:value-type="float">
            <text:p>52868.6611570248</text:p>
          </table:table-cell>
          <table:table-cell office:value-type="float" office:value="-493.96694214876" calcext:value-type="float">
            <text:p>-493.96694214876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297" calcext:value-type="float">
            <text:p>13297</text:p>
          </table:table-cell>
          <table:table-cell office:value-type="float" office:value="23277.9787550413" calcext:value-type="float">
            <text:p>23277.978755041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190.247933884" calcext:value-type="float">
            <text:p>127190.247933884</text:p>
          </table:table-cell>
          <table:table-cell office:value-type="float" office:value="1445.30578512397" calcext:value-type="float">
            <text:p>1445.30578512397</text:p>
          </table:table-cell>
          <table:table-cell office:value-type="float" office:value="1353272" calcext:value-type="float">
            <text:p>13532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8265.9256198" calcext:value-type="float">
            <text:p>11668265.9256198</text:p>
          </table:table-cell>
          <table:table-cell office:value-type="float" office:value="1989074.71900826" calcext:value-type="float">
            <text:p>1989074.71900826</text:p>
          </table:table-cell>
          <table:table-cell office:value-type="float" office:value="9679191.20661157" calcext:value-type="float">
            <text:p>9679191.2066115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4834.8347107438" calcext:value-type="float">
            <text:p>54834.8347107438</text:p>
          </table:table-cell>
          <table:table-cell office:value-type="float" office:value="-458" calcext:value-type="float">
            <text:p>-458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225" calcext:value-type="float">
            <text:p>13225</text:p>
          </table:table-cell>
          <table:table-cell office:value-type="float" office:value="21466.1852" calcext:value-type="float">
            <text:p>21466.185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8737.672131148" calcext:value-type="float">
            <text:p>138737.672131148</text:p>
          </table:table-cell>
          <table:table-cell office:value-type="float" office:value="1457.66393442623" calcext:value-type="float">
            <text:p>1457.66393442623</text:p>
          </table:table-cell>
          <table:table-cell office:value-type="float" office:value="1354444.59016393" calcext:value-type="float">
            <text:p>1354444.5901639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95204.942623" calcext:value-type="float">
            <text:p>11895204.942623</text:p>
          </table:table-cell>
          <table:table-cell office:value-type="float" office:value="2183909.40163934" calcext:value-type="float">
            <text:p>2183909.40163934</text:p>
          </table:table-cell>
          <table:table-cell office:value-type="float" office:value="9711295.54098361" calcext:value-type="float">
            <text:p>9711295.5409836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6814.9180327869" calcext:value-type="float">
            <text:p>56814.9180327869</text:p>
          </table:table-cell>
          <table:table-cell office:value-type="float" office:value="-478.737704918033" calcext:value-type="float">
            <text:p>-478.737704918033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354" calcext:value-type="float">
            <text:p>13354</text:p>
          </table:table-cell>
          <table:table-cell office:value-type="float" office:value="22657.0163758688" calcext:value-type="float">
            <text:p>22657.01637586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404.165289256" calcext:value-type="float">
            <text:p>146404.165289256</text:p>
          </table:table-cell>
          <table:table-cell office:value-type="float" office:value="1465.63636363636" calcext:value-type="float">
            <text:p>1465.63636363636</text:p>
          </table:table-cell>
          <table:table-cell office:value-type="float" office:value="1354854.51239669" calcext:value-type="float">
            <text:p>1354854.5123966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24135.7024793" calcext:value-type="float">
            <text:p>12024135.7024793</text:p>
          </table:table-cell>
          <table:table-cell office:value-type="float" office:value="1955916.19834711" calcext:value-type="float">
            <text:p>1955916.19834711</text:p>
          </table:table-cell>
          <table:table-cell office:value-type="float" office:value="10068219.5041322" calcext:value-type="float">
            <text:p>10068219.504132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8806.958677686" calcext:value-type="float">
            <text:p>58806.958677686</text:p>
          </table:table-cell>
          <table:table-cell office:value-type="float" office:value="-504" calcext:value-type="float">
            <text:p>-504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211" calcext:value-type="float">
            <text:p>13211</text:p>
          </table:table-cell>
          <table:table-cell office:value-type="float" office:value="23597.171136" calcext:value-type="float">
            <text:p>23597.1711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5703.7" calcext:value-type="float">
            <text:p>145703.7</text:p>
          </table:table-cell>
          <table:table-cell office:value-type="float" office:value="1465.18333333333" calcext:value-type="float">
            <text:p>1465.18333333333</text:p>
          </table:table-cell>
          <table:table-cell office:value-type="float" office:value="1355054.13333333" calcext:value-type="float">
            <text:p>1355054.1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82255.6666667" calcext:value-type="float">
            <text:p>11582255.6666667</text:p>
          </table:table-cell>
          <table:table-cell office:value-type="float" office:value="1969104.46666667" calcext:value-type="float">
            <text:p>1969104.46666667</text:p>
          </table:table-cell>
          <table:table-cell office:value-type="float" office:value="9613151.2" calcext:value-type="float">
            <text:p>9613151.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0793.375" calcext:value-type="float">
            <text:p>60793.375</text:p>
          </table:table-cell>
          <table:table-cell office:value-type="float" office:value="-493.166666666667" calcext:value-type="float">
            <text:p>-493.166666666667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179" calcext:value-type="float">
            <text:p>13179</text:p>
          </table:table-cell>
          <table:table-cell office:value-type="float" office:value="23034.027764" calcext:value-type="float">
            <text:p>23034.0277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714.975206612" calcext:value-type="float">
            <text:p>141714.975206612</text:p>
          </table:table-cell>
          <table:table-cell office:value-type="float" office:value="1461.22314049587" calcext:value-type="float">
            <text:p>1461.22314049587</text:p>
          </table:table-cell>
          <table:table-cell office:value-type="float" office:value="1355210.7768595" calcext:value-type="float">
            <text:p>1355210.776859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78536.9669421" calcext:value-type="float">
            <text:p>11378536.9669421</text:p>
          </table:table-cell>
          <table:table-cell office:value-type="float" office:value="2546024.10743802" calcext:value-type="float">
            <text:p>2546024.10743802</text:p>
          </table:table-cell>
          <table:table-cell office:value-type="float" office:value="8832512.85950413" calcext:value-type="float">
            <text:p>8832512.85950413</text:p>
          </table:table-cell>
          <table:table-cell office:value-type="float" office:value="8" calcext:value-type="float">
            <text:p>8</text:p>
          </table:table-cell>
          <table:table-cell office:value-type="float" office:value="1701066.11570248" calcext:value-type="float">
            <text:p>1701066.11570248</text:p>
          </table:table-cell>
          <table:table-cell office:value-type="float" office:value="62746.6694214876" calcext:value-type="float">
            <text:p>62746.6694214876</text:p>
          </table:table-cell>
          <table:table-cell office:value-type="float" office:value="-452" calcext:value-type="float">
            <text:p>-452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3158" calcext:value-type="float">
            <text:p>13158</text:p>
          </table:table-cell>
          <table:table-cell office:value-type="float" office:value="21077.642304" calcext:value-type="float">
            <text:p>21077.64230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9259.642276423" calcext:value-type="float">
            <text:p>139259.642276423</text:p>
          </table:table-cell>
          <table:table-cell office:value-type="float" office:value="1459.13008130081" calcext:value-type="float">
            <text:p>1459.13008130081</text:p>
          </table:table-cell>
          <table:table-cell office:value-type="float" office:value="1355319.6097561" calcext:value-type="float">
            <text:p>1355319.609756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94863.3495935" calcext:value-type="float">
            <text:p>12394863.3495935</text:p>
          </table:table-cell>
          <table:table-cell office:value-type="float" office:value="2322506.53658537" calcext:value-type="float">
            <text:p>2322506.53658537</text:p>
          </table:table-cell>
          <table:table-cell office:value-type="float" office:value="10072356.8130081" calcext:value-type="float">
            <text:p>10072356.813008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4746.9349593496" calcext:value-type="float">
            <text:p>64746.9349593496</text:p>
          </table:table-cell>
          <table:table-cell office:value-type="float" office:value="-452" calcext:value-type="float">
            <text:p>-452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516" calcext:value-type="float">
            <text:p>13516</text:p>
          </table:table-cell>
          <table:table-cell office:value-type="float" office:value="21730.538224" calcext:value-type="float">
            <text:p>21730.53822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4622.426229508" calcext:value-type="float">
            <text:p>134622.426229508</text:p>
          </table:table-cell>
          <table:table-cell office:value-type="float" office:value="1454.65573770492" calcext:value-type="float">
            <text:p>1454.65573770492</text:p>
          </table:table-cell>
          <table:table-cell office:value-type="float" office:value="1355320" calcext:value-type="float">
            <text:p>135532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3089.6721311" calcext:value-type="float">
            <text:p>11983089.6721311</text:p>
          </table:table-cell>
          <table:table-cell office:value-type="float" office:value="2287736.81967213" calcext:value-type="float">
            <text:p>2287736.81967213</text:p>
          </table:table-cell>
          <table:table-cell office:value-type="float" office:value="9695352.85245902" calcext:value-type="float">
            <text:p>9695352.8524590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6747.0245901639" calcext:value-type="float">
            <text:p>66747.0245901639</text:p>
          </table:table-cell>
          <table:table-cell office:value-type="float" office:value="-453.934426229508" calcext:value-type="float">
            <text:p>-453.934426229508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326" calcext:value-type="float">
            <text:p>13326</text:p>
          </table:table-cell>
          <table:table-cell office:value-type="float" office:value="21516.7559931148" calcext:value-type="float">
            <text:p>21516.75599311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2582.512396694" calcext:value-type="float">
            <text:p>132582.512396694</text:p>
          </table:table-cell>
          <table:table-cell office:value-type="float" office:value="1452.6694214876" calcext:value-type="float">
            <text:p>1452.6694214876</text:p>
          </table:table-cell>
          <table:table-cell office:value-type="float" office:value="1355331.50413223" calcext:value-type="float">
            <text:p>1355331.5041322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18097.1735537" calcext:value-type="float">
            <text:p>11418097.1735537</text:p>
          </table:table-cell>
          <table:table-cell office:value-type="float" office:value="2540257.23966942" calcext:value-type="float">
            <text:p>2540257.23966942</text:p>
          </table:table-cell>
          <table:table-cell office:value-type="float" office:value="8877839.9338843" calcext:value-type="float">
            <text:p>8877839.933884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8709.0413223141" calcext:value-type="float">
            <text:p>68709.0413223141</text:p>
          </table:table-cell>
          <table:table-cell office:value-type="float" office:value="-454" calcext:value-type="float">
            <text:p>-454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205" calcext:value-type="float">
            <text:p>13205</text:p>
          </table:table-cell>
          <table:table-cell office:value-type="float" office:value="21324.46399" calcext:value-type="float">
            <text:p>21324.4639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045.1" calcext:value-type="float">
            <text:p>124045.1</text:p>
          </table:table-cell>
          <table:table-cell office:value-type="float" office:value="1444.45" calcext:value-type="float">
            <text:p>1444.45</text:p>
          </table:table-cell>
          <table:table-cell office:value-type="float" office:value="1355472.13333333" calcext:value-type="float">
            <text:p>1355472.1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2021.9" calcext:value-type="float">
            <text:p>11552021.9</text:p>
          </table:table-cell>
          <table:table-cell office:value-type="float" office:value="1822690.03333333" calcext:value-type="float">
            <text:p>1822690.03333333</text:p>
          </table:table-cell>
          <table:table-cell office:value-type="float" office:value="9729331.86666667" calcext:value-type="float">
            <text:p>9729331.8666666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0650.7833333333" calcext:value-type="float">
            <text:p>70650.7833333333</text:p>
          </table:table-cell>
          <table:table-cell office:value-type="float" office:value="-409.733333333333" calcext:value-type="float">
            <text:p>-409.733333333333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120" calcext:value-type="float">
            <text:p>13120</text:p>
          </table:table-cell>
          <table:table-cell office:value-type="float" office:value="19121.3696426667" calcext:value-type="float">
            <text:p>19121.369642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7253.256198347" calcext:value-type="float">
            <text:p>137253.256198347</text:p>
          </table:table-cell>
          <table:table-cell office:value-type="float" office:value="1457.6694214876" calcext:value-type="float">
            <text:p>1457.6694214876</text:p>
          </table:table-cell>
          <table:table-cell office:value-type="float" office:value="1355855.07438017" calcext:value-type="float">
            <text:p>1355855.0743801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1404.7107438" calcext:value-type="float">
            <text:p>11951404.7107438</text:p>
          </table:table-cell>
          <table:table-cell office:value-type="float" office:value="1985137.8677686" calcext:value-type="float">
            <text:p>1985137.8677686</text:p>
          </table:table-cell>
          <table:table-cell office:value-type="float" office:value="9966266.84297521" calcext:value-type="float">
            <text:p>9966266.8429752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2600.5289256198" calcext:value-type="float">
            <text:p>72600.5289256198</text:p>
          </table:table-cell>
          <table:table-cell office:value-type="float" office:value="-390" calcext:value-type="float">
            <text:p>-390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351" calcext:value-type="float">
            <text:p>13351</text:p>
          </table:table-cell>
          <table:table-cell office:value-type="float" office:value="18520.90773" calcext:value-type="float">
            <text:p>18520.9077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9333.203252033" calcext:value-type="float">
            <text:p>129333.203252033</text:p>
          </table:table-cell>
          <table:table-cell office:value-type="float" office:value="1450.33333333333" calcext:value-type="float">
            <text:p>1450.33333333333</text:p>
          </table:table-cell>
          <table:table-cell office:value-type="float" office:value="1356304.55284553" calcext:value-type="float">
            <text:p>1356304.5528455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44305.6747967" calcext:value-type="float">
            <text:p>12644305.6747967</text:p>
          </table:table-cell>
          <table:table-cell office:value-type="float" office:value="1966659.56097561" calcext:value-type="float">
            <text:p>1966659.56097561</text:p>
          </table:table-cell>
          <table:table-cell office:value-type="float" office:value="10677646.1138211" calcext:value-type="float">
            <text:p>10677646.113821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4644.837398374" calcext:value-type="float">
            <text:p>74644.837398374</text:p>
          </table:table-cell>
          <table:table-cell office:value-type="float" office:value="-420.292682926829" calcext:value-type="float">
            <text:p>-420.292682926829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507" calcext:value-type="float">
            <text:p>13507</text:p>
          </table:table-cell>
          <table:table-cell office:value-type="float" office:value="20192.7093553171" calcext:value-type="float">
            <text:p>20192.709355317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242.115702479" calcext:value-type="float">
            <text:p>128242.115702479</text:p>
          </table:table-cell>
          <table:table-cell office:value-type="float" office:value="1449.72727272727" calcext:value-type="float">
            <text:p>1449.72727272727</text:p>
          </table:table-cell>
          <table:table-cell office:value-type="float" office:value="1356773.98347107" calcext:value-type="float">
            <text:p>1356773.9834710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8803.1818182" calcext:value-type="float">
            <text:p>11728803.1818182</text:p>
          </table:table-cell>
          <table:table-cell office:value-type="float" office:value="2034202.98347107" calcext:value-type="float">
            <text:p>2034202.98347107</text:p>
          </table:table-cell>
          <table:table-cell office:value-type="float" office:value="9694600.19834711" calcext:value-type="float">
            <text:p>9694600.1983471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6629.5537190083" calcext:value-type="float">
            <text:p>76629.5537190083</text:p>
          </table:table-cell>
          <table:table-cell office:value-type="float" office:value="-459" calcext:value-type="float">
            <text:p>-459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182" calcext:value-type="float">
            <text:p>13182</text:p>
          </table:table-cell>
          <table:table-cell office:value-type="float" office:value="21521.763666" calcext:value-type="float">
            <text:p>21521.76366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657.32231405" calcext:value-type="float">
            <text:p>128657.32231405</text:p>
          </table:table-cell>
          <table:table-cell office:value-type="float" office:value="1450.29752066116" calcext:value-type="float">
            <text:p>1450.29752066116</text:p>
          </table:table-cell>
          <table:table-cell office:value-type="float" office:value="1356930.47933884" calcext:value-type="float">
            <text:p>1356930.479338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76237.8181818" calcext:value-type="float">
            <text:p>12276237.8181818</text:p>
          </table:table-cell>
          <table:table-cell office:value-type="float" office:value="2240339.30578512" calcext:value-type="float">
            <text:p>2240339.30578512</text:p>
          </table:table-cell>
          <table:table-cell office:value-type="float" office:value="10035898.5123967" calcext:value-type="float">
            <text:p>10035898.512396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8604.1239669421" calcext:value-type="float">
            <text:p>78604.1239669421</text:p>
          </table:table-cell>
          <table:table-cell office:value-type="float" office:value="-453.363636363636" calcext:value-type="float">
            <text:p>-453.363636363636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342" calcext:value-type="float">
            <text:p>13342</text:p>
          </table:table-cell>
          <table:table-cell office:value-type="float" office:value="21515.5020525455" calcext:value-type="float">
            <text:p>21515.502052545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375.768595041" calcext:value-type="float">
            <text:p>125375.768595041</text:p>
          </table:table-cell>
          <table:table-cell office:value-type="float" office:value="1449.10743801653" calcext:value-type="float">
            <text:p>1449.10743801653</text:p>
          </table:table-cell>
          <table:table-cell office:value-type="float" office:value="1358982.7107438" calcext:value-type="float">
            <text:p>1358982.710743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32995.7520661" calcext:value-type="float">
            <text:p>11832995.7520661</text:p>
          </table:table-cell>
          <table:table-cell office:value-type="float" office:value="2154516.01652893" calcext:value-type="float">
            <text:p>2154516.01652893</text:p>
          </table:table-cell>
          <table:table-cell office:value-type="float" office:value="9678479.73553719" calcext:value-type="float">
            <text:p>9678479.7355371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0639.1404958678" calcext:value-type="float">
            <text:p>80639.1404958678</text:p>
          </table:table-cell>
          <table:table-cell office:value-type="float" office:value="-428" calcext:value-type="float">
            <text:p>-428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297" calcext:value-type="float">
            <text:p>13297</text:p>
          </table:table-cell>
          <table:table-cell office:value-type="float" office:value="20243.299612" calcext:value-type="float">
            <text:p>20243.2996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580.2" calcext:value-type="float">
            <text:p>123580.2</text:p>
          </table:table-cell>
          <table:table-cell office:value-type="float" office:value="1449.24166666667" calcext:value-type="float">
            <text:p>1449.24166666667</text:p>
          </table:table-cell>
          <table:table-cell office:value-type="float" office:value="1360867.7" calcext:value-type="float">
            <text:p>1360867.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75957.0916667" calcext:value-type="float">
            <text:p>11375957.0916667</text:p>
          </table:table-cell>
          <table:table-cell office:value-type="float" office:value="2236924.09166667" calcext:value-type="float">
            <text:p>2236924.09166667</text:p>
          </table:table-cell>
          <table:table-cell office:value-type="float" office:value="9139033" calcext:value-type="float">
            <text:p>913903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2611.5416666667" calcext:value-type="float">
            <text:p>82611.5416666667</text:p>
          </table:table-cell>
          <table:table-cell office:value-type="float" office:value="-428" calcext:value-type="float">
            <text:p>-428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157" calcext:value-type="float">
            <text:p>13157</text:p>
          </table:table-cell>
          <table:table-cell office:value-type="float" office:value="20030.164172" calcext:value-type="float">
            <text:p>20030.1641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2811.25203252" calcext:value-type="float">
            <text:p>132811.25203252</text:p>
          </table:table-cell>
          <table:table-cell office:value-type="float" office:value="1458.30894308943" calcext:value-type="float">
            <text:p>1458.30894308943</text:p>
          </table:table-cell>
          <table:table-cell office:value-type="float" office:value="1360985.23577236" calcext:value-type="float">
            <text:p>1360985.235772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07826.2276423" calcext:value-type="float">
            <text:p>11507826.2276423</text:p>
          </table:table-cell>
          <table:table-cell office:value-type="float" office:value="2526662.84552846" calcext:value-type="float">
            <text:p>2526662.84552846</text:p>
          </table:table-cell>
          <table:table-cell office:value-type="float" office:value="8981163.38211382" calcext:value-type="float">
            <text:p>8981163.3821138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4582.3902439024" calcext:value-type="float">
            <text:p>84582.3902439024</text:p>
          </table:table-cell>
          <table:table-cell office:value-type="float" office:value="-413.731707317073" calcext:value-type="float">
            <text:p>-413.731707317073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397" calcext:value-type="float">
            <text:p>13397</text:p>
          </table:table-cell>
          <table:table-cell office:value-type="float" office:value="19715.6104201707" calcext:value-type="float">
            <text:p>19715.610420170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760.422764228" calcext:value-type="float">
            <text:p>122760.422764228</text:p>
          </table:table-cell>
          <table:table-cell office:value-type="float" office:value="1449.59349593496" calcext:value-type="float">
            <text:p>1449.59349593496</text:p>
          </table:table-cell>
          <table:table-cell office:value-type="float" office:value="1362072.03252033" calcext:value-type="float">
            <text:p>1362072.032520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50195.6504065" calcext:value-type="float">
            <text:p>12150195.6504065</text:p>
          </table:table-cell>
          <table:table-cell office:value-type="float" office:value="2132979.58536585" calcext:value-type="float">
            <text:p>2132979.58536585</text:p>
          </table:table-cell>
          <table:table-cell office:value-type="float" office:value="10017216.0650407" calcext:value-type="float">
            <text:p>10017216.065040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6599.3658536585" calcext:value-type="float">
            <text:p>86599.3658536585</text:p>
          </table:table-cell>
          <table:table-cell office:value-type="float" office:value="-413" calcext:value-type="float">
            <text:p>-413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475" calcext:value-type="float">
            <text:p>13475</text:p>
          </table:table-cell>
          <table:table-cell office:value-type="float" office:value="19795.327475" calcext:value-type="float">
            <text:p>19795.3274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747.016393443" calcext:value-type="float">
            <text:p>119747.016393443</text:p>
          </table:table-cell>
          <table:table-cell office:value-type="float" office:value="1446.77049180328" calcext:value-type="float">
            <text:p>1446.77049180328</text:p>
          </table:table-cell>
          <table:table-cell office:value-type="float" office:value="1362255.04918033" calcext:value-type="float">
            <text:p>1362255.049180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79061.295082" calcext:value-type="float">
            <text:p>11679061.295082</text:p>
          </table:table-cell>
          <table:table-cell office:value-type="float" office:value="1931610.60655738" calcext:value-type="float">
            <text:p>1931610.60655738</text:p>
          </table:table-cell>
          <table:table-cell office:value-type="float" office:value="9747450.68852459" calcext:value-type="float">
            <text:p>9747450.68852459</text:p>
          </table:table-cell>
          <table:table-cell office:value-type="float" office:value="8" calcext:value-type="float">
            <text:p>8</text:p>
          </table:table-cell>
          <table:table-cell office:value-type="float" office:value="1699377.04918033" calcext:value-type="float">
            <text:p>1699377.04918033</text:p>
          </table:table-cell>
          <table:table-cell office:value-type="float" office:value="88586.0245901639" calcext:value-type="float">
            <text:p>88586.0245901639</text:p>
          </table:table-cell>
          <table:table-cell office:value-type="float" office:value="-507.459016393443" calcext:value-type="float">
            <text:p>-507.459016393443</text:p>
          </table:table-cell>
          <table:table-cell office:value-type="float" office:value="3557" calcext:value-type="float">
            <text:p>3557</text:p>
          </table:table-cell>
          <table:table-cell office:value-type="float" office:value="20" calcext:value-type="float">
            <text:p>20</text:p>
          </table:table-cell>
          <table:table-cell office:value-type="float" office:value="13385" calcext:value-type="float">
            <text:p>13385</text:p>
          </table:table-cell>
          <table:table-cell office:value-type="float" office:value="24160.3495897541" calcext:value-type="float">
            <text:p>24160.349589754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549.123966942" calcext:value-type="float">
            <text:p>118549.123966942</text:p>
          </table:table-cell>
          <table:table-cell office:value-type="float" office:value="1445.90909090909" calcext:value-type="float">
            <text:p>1445.90909090909</text:p>
          </table:table-cell>
          <table:table-cell office:value-type="float" office:value="1362624" calcext:value-type="float">
            <text:p>13626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01403.5619835" calcext:value-type="float">
            <text:p>11601403.5619835</text:p>
          </table:table-cell>
          <table:table-cell office:value-type="float" office:value="2120424.58677686" calcext:value-type="float">
            <text:p>2120424.58677686</text:p>
          </table:table-cell>
          <table:table-cell office:value-type="float" office:value="9480978.97520661" calcext:value-type="float">
            <text:p>9480978.9752066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0564.0330578512" calcext:value-type="float">
            <text:p>90564.0330578512</text:p>
          </table:table-cell>
          <table:table-cell office:value-type="float" office:value="-547" calcext:value-type="float">
            <text:p>-547</text:p>
          </table:table-cell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  <table:table-cell office:value-type="float" office:value="13258" calcext:value-type="float">
            <text:p>13258</text:p>
          </table:table-cell>
          <table:table-cell office:value-type="float" office:value="25679.778166" calcext:value-type="float">
            <text:p>25679.77816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867.768595041" calcext:value-type="float">
            <text:p>119867.768595041</text:p>
          </table:table-cell>
          <table:table-cell office:value-type="float" office:value="1447.17355371901" calcext:value-type="float">
            <text:p>1447.17355371901</text:p>
          </table:table-cell>
          <table:table-cell office:value-type="float" office:value="1362623.90082645" calcext:value-type="float">
            <text:p>1362623.900826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93023.1983471" calcext:value-type="float">
            <text:p>11793023.1983471</text:p>
          </table:table-cell>
          <table:table-cell office:value-type="float" office:value="2225688.91735537" calcext:value-type="float">
            <text:p>2225688.91735537</text:p>
          </table:table-cell>
          <table:table-cell office:value-type="float" office:value="9567334.28099174" calcext:value-type="float">
            <text:p>9567334.2809917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2542.652892562" calcext:value-type="float">
            <text:p>92542.652892562</text:p>
          </table:table-cell>
          <table:table-cell office:value-type="float" office:value="-529.148760330579" calcext:value-type="float">
            <text:p>-529.148760330579</text:p>
          </table:table-cell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  <table:table-cell office:value-type="float" office:value="13275" calcext:value-type="float">
            <text:p>13275</text:p>
          </table:table-cell>
          <table:table-cell office:value-type="float" office:value="24873.5767183884" calcext:value-type="float">
            <text:p>24873.576718388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432.033057851" calcext:value-type="float">
            <text:p>118432.033057851</text:p>
          </table:table-cell>
          <table:table-cell office:value-type="float" office:value="1446.05785123967" calcext:value-type="float">
            <text:p>1446.05785123967</text:p>
          </table:table-cell>
          <table:table-cell office:value-type="float" office:value="1362624" calcext:value-type="float">
            <text:p>13626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59340.3553719" calcext:value-type="float">
            <text:p>11659340.3553719</text:p>
          </table:table-cell>
          <table:table-cell office:value-type="float" office:value="2277018.76859504" calcext:value-type="float">
            <text:p>2277018.76859504</text:p>
          </table:table-cell>
          <table:table-cell office:value-type="float" office:value="9382321.58677686" calcext:value-type="float">
            <text:p>9382321.5867768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4504.6776859504" calcext:value-type="float">
            <text:p>94504.6776859504</text:p>
          </table:table-cell>
          <table:table-cell office:value-type="float" office:value="-507" calcext:value-type="float">
            <text:p>-507</text:p>
          </table:table-cell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  <table:table-cell office:value-type="float" office:value="13206" calcext:value-type="float">
            <text:p>13206</text:p>
          </table:table-cell>
          <table:table-cell office:value-type="float" office:value="23708.560122" calcext:value-type="float">
            <text:p>23708.56012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263.1" calcext:value-type="float">
            <text:p>117263.1</text:p>
          </table:table-cell>
          <table:table-cell office:value-type="float" office:value="1444.69166666667" calcext:value-type="float">
            <text:p>1444.69166666667</text:p>
          </table:table-cell>
          <table:table-cell office:value-type="float" office:value="1362631.46666667" calcext:value-type="float">
            <text:p>1362631.4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76557.4333333" calcext:value-type="float">
            <text:p>11976557.4333333</text:p>
          </table:table-cell>
          <table:table-cell office:value-type="float" office:value="2127428.23333333" calcext:value-type="float">
            <text:p>2127428.23333333</text:p>
          </table:table-cell>
          <table:table-cell office:value-type="float" office:value="9849129.2" calcext:value-type="float">
            <text:p>9849129.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6464.9083333334" calcext:value-type="float">
            <text:p>96464.9083333334</text:p>
          </table:table-cell>
          <table:table-cell office:value-type="float" office:value="-496.183333333333" calcext:value-type="float">
            <text:p>-496.183333333333</text:p>
          </table:table-cell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  <table:table-cell office:value-type="float" office:value="13182" calcext:value-type="float">
            <text:p>13182</text:p>
          </table:table-cell>
          <table:table-cell office:value-type="float" office:value="23160.5786867" calcext:value-type="float">
            <text:p>23160.57868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361.6" calcext:value-type="float">
            <text:p>115361.6</text:p>
          </table:table-cell>
          <table:table-cell office:value-type="float" office:value="1443.70833333333" calcext:value-type="float">
            <text:p>1443.70833333333</text:p>
          </table:table-cell>
          <table:table-cell office:value-type="float" office:value="1363526.8" calcext:value-type="float">
            <text:p>1363526.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2136.575" calcext:value-type="float">
            <text:p>11432136.575</text:p>
          </table:table-cell>
          <table:table-cell office:value-type="float" office:value="2098602.375" calcext:value-type="float">
            <text:p>2098602.375</text:p>
          </table:table-cell>
          <table:table-cell office:value-type="float" office:value="9333534.2" calcext:value-type="float">
            <text:p>9333534.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8419.4416666667" calcext:value-type="float">
            <text:p>98419.4416666667</text:p>
          </table:table-cell>
          <table:table-cell office:value-type="float" office:value="-448" calcext:value-type="float">
            <text:p>-448</text:p>
          </table:table-cell>
          <table:table-cell office:value-type="float" office:value="3541" calcext:value-type="float">
            <text:p>3541</text:p>
          </table:table-cell>
          <table:table-cell office:value-type="float" office:value="20" calcext:value-type="float">
            <text:p>20</text:p>
          </table:table-cell>
          <table:table-cell office:value-type="float" office:value="13073" calcext:value-type="float">
            <text:p>13073</text:p>
          </table:table-cell>
          <table:table-cell office:value-type="float" office:value="20738.588864" calcext:value-type="float">
            <text:p>20738.5888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4468.75" calcext:value-type="float">
            <text:p>134468.75</text:p>
          </table:table-cell>
          <table:table-cell office:value-type="float" office:value="1490.0546875" calcext:value-type="float">
            <text:p>1490.0546875</text:p>
          </table:table-cell>
          <table:table-cell office:value-type="float" office:value="1392035.53125" calcext:value-type="float">
            <text:p>1392035.5312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61865.203125" calcext:value-type="float">
            <text:p>12161865.203125</text:p>
          </table:table-cell>
          <table:table-cell office:value-type="float" office:value="2150103.640625" calcext:value-type="float">
            <text:p>2150103.640625</text:p>
          </table:table-cell>
          <table:table-cell office:value-type="float" office:value="10011761.5625" calcext:value-type="float">
            <text:p>10011761.5625</text:p>
          </table:table-cell>
          <table:table-cell office:value-type="float" office:value="8" calcext:value-type="float">
            <text:p>8</text:p>
          </table:table-cell>
          <table:table-cell office:value-type="float" office:value="1701171.875" calcext:value-type="float">
            <text:p>1701171.875</text:p>
          </table:table-cell>
          <table:table-cell office:value-type="float" office:value="1323.28125" calcext:value-type="float">
            <text:p>1323.28125</text:p>
          </table:table-cell>
          <table:table-cell office:value-type="float" office:value="-490.1875" calcext:value-type="float">
            <text:p>-490.1875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3254" calcext:value-type="float">
            <text:p>13254</text:p>
          </table:table-cell>
          <table:table-cell office:value-type="float" office:value="23135.621590125" calcext:value-type="float">
            <text:p>23135.62159012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5283.779527559" calcext:value-type="float">
            <text:p>135283.779527559</text:p>
          </table:table-cell>
          <table:table-cell office:value-type="float" office:value="1491.50393700787" calcext:value-type="float">
            <text:p>1491.50393700787</text:p>
          </table:table-cell>
          <table:table-cell office:value-type="float" office:value="1392456" calcext:value-type="float">
            <text:p>139245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02578.2362205" calcext:value-type="float">
            <text:p>12002578.2362205</text:p>
          </table:table-cell>
          <table:table-cell office:value-type="float" office:value="2213630.89763779" calcext:value-type="float">
            <text:p>2213630.89763779</text:p>
          </table:table-cell>
          <table:table-cell office:value-type="float" office:value="9788947.33858268" calcext:value-type="float">
            <text:p>9788947.3385826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661.09448818898" calcext:value-type="float">
            <text:p>3661.09448818898</text:p>
          </table:table-cell>
          <table:table-cell office:value-type="float" office:value="-421" calcext:value-type="float">
            <text:p>-421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5521" calcext:value-type="float">
            <text:p>15521</text:p>
          </table:table-cell>
          <table:table-cell office:value-type="float" office:value="23268.788301" calcext:value-type="float">
            <text:p>23268.78830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998.866141732" calcext:value-type="float">
            <text:p>136998.866141732</text:p>
          </table:table-cell>
          <table:table-cell office:value-type="float" office:value="1493.10236220472" calcext:value-type="float">
            <text:p>1493.10236220472</text:p>
          </table:table-cell>
          <table:table-cell office:value-type="float" office:value="1392574.33070866" calcext:value-type="float">
            <text:p>1392574.3307086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16085.976378" calcext:value-type="float">
            <text:p>12216085.976378</text:p>
          </table:table-cell>
          <table:table-cell office:value-type="float" office:value="2184195.14173228" calcext:value-type="float">
            <text:p>2184195.14173228</text:p>
          </table:table-cell>
          <table:table-cell office:value-type="float" office:value="10031890.8346457" calcext:value-type="float">
            <text:p>10031890.834645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885.05511811024" calcext:value-type="float">
            <text:p>5885.05511811024</text:p>
          </table:table-cell>
          <table:table-cell office:value-type="float" office:value="-418.543307086614" calcext:value-type="float">
            <text:p>-418.543307086614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68" calcext:value-type="float">
            <text:p>14468</text:p>
          </table:table-cell>
          <table:table-cell office:value-type="float" office:value="21563.5805428346" calcext:value-type="float">
            <text:p>21563.580542834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8131.2" calcext:value-type="float">
            <text:p>138131.2</text:p>
          </table:table-cell>
          <table:table-cell office:value-type="float" office:value="1494.32307692308" calcext:value-type="float">
            <text:p>1494.32307692308</text:p>
          </table:table-cell>
          <table:table-cell office:value-type="float" office:value="1392720" calcext:value-type="float">
            <text:p>139272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53051.2230769" calcext:value-type="float">
            <text:p>12353051.2230769</text:p>
          </table:table-cell>
          <table:table-cell office:value-type="float" office:value="2021276.88461538" calcext:value-type="float">
            <text:p>2021276.88461538</text:p>
          </table:table-cell>
          <table:table-cell office:value-type="float" office:value="10331774.3384615" calcext:value-type="float">
            <text:p>10331774.338461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101.83846153846" calcext:value-type="float">
            <text:p>8101.83846153846</text:p>
          </table:table-cell>
          <table:table-cell office:value-type="float" office:value="-395" calcext:value-type="float">
            <text:p>-395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70" calcext:value-type="float">
            <text:p>14470</text:p>
          </table:table-cell>
          <table:table-cell office:value-type="float" office:value="20353.42965" calcext:value-type="float">
            <text:p>20353.4296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4252.496124031" calcext:value-type="float">
            <text:p>144252.496124031</text:p>
          </table:table-cell>
          <table:table-cell office:value-type="float" office:value="1500.44186046512" calcext:value-type="float">
            <text:p>1500.44186046512</text:p>
          </table:table-cell>
          <table:table-cell office:value-type="float" office:value="1392759.34883721" calcext:value-type="float">
            <text:p>1392759.3488372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71868.5813953" calcext:value-type="float">
            <text:p>12371868.5813953</text:p>
          </table:table-cell>
          <table:table-cell office:value-type="float" office:value="1825876.82945736" calcext:value-type="float">
            <text:p>1825876.82945736</text:p>
          </table:table-cell>
          <table:table-cell office:value-type="float" office:value="10545991.751938" calcext:value-type="float">
            <text:p>10545991.75193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327.7829457364" calcext:value-type="float">
            <text:p>10327.7829457364</text:p>
          </table:table-cell>
          <table:table-cell office:value-type="float" office:value="-396.705426356589" calcext:value-type="float">
            <text:p>-396.705426356589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554" calcext:value-type="float">
            <text:p>14554</text:p>
          </table:table-cell>
          <table:table-cell office:value-type="float" office:value="20559.9704104651" calcext:value-type="float">
            <text:p>20559.970410465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9672.916030534" calcext:value-type="float">
            <text:p>149672.916030534</text:p>
          </table:table-cell>
          <table:table-cell office:value-type="float" office:value="1506.03816793893" calcext:value-type="float">
            <text:p>1506.03816793893</text:p>
          </table:table-cell>
          <table:table-cell office:value-type="float" office:value="1392886.29007634" calcext:value-type="float">
            <text:p>1392886.2900763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63986.7328244" calcext:value-type="float">
            <text:p>12263986.7328244</text:p>
          </table:table-cell>
          <table:table-cell office:value-type="float" office:value="2223498.42748092" calcext:value-type="float">
            <text:p>2223498.42748092</text:p>
          </table:table-cell>
          <table:table-cell office:value-type="float" office:value="10040488.3053435" calcext:value-type="float">
            <text:p>10040488.305343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500.0687022901" calcext:value-type="float">
            <text:p>12500.0687022901</text:p>
          </table:table-cell>
          <table:table-cell office:value-type="float" office:value="-450" calcext:value-type="float">
            <text:p>-450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51" calcext:value-type="float">
            <text:p>14451</text:p>
          </table:table-cell>
          <table:table-cell office:value-type="float" office:value="23157.00495" calcext:value-type="float">
            <text:p>23157.0049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714.687022901" calcext:value-type="float">
            <text:p>146714.687022901</text:p>
          </table:table-cell>
          <table:table-cell office:value-type="float" office:value="1503.13740458015" calcext:value-type="float">
            <text:p>1503.13740458015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93550.9236641" calcext:value-type="float">
            <text:p>12693550.9236641</text:p>
          </table:table-cell>
          <table:table-cell office:value-type="float" office:value="1622553.67175573" calcext:value-type="float">
            <text:p>1622553.67175573</text:p>
          </table:table-cell>
          <table:table-cell office:value-type="float" office:value="11070997.2519084" calcext:value-type="float">
            <text:p>11070997.251908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4692.3511450382" calcext:value-type="float">
            <text:p>14692.3511450382</text:p>
          </table:table-cell>
          <table:table-cell office:value-type="float" office:value="-450" calcext:value-type="float">
            <text:p>-450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500" calcext:value-type="float">
            <text:p>14500</text:p>
          </table:table-cell>
          <table:table-cell office:value-type="float" office:value="23235.525" calcext:value-type="float">
            <text:p>23235.52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699.938461538" calcext:value-type="float">
            <text:p>136699.938461538</text:p>
          </table:table-cell>
          <table:table-cell office:value-type="float" office:value="1496.70769230769" calcext:value-type="float">
            <text:p>1496.70769230769</text:p>
          </table:table-cell>
          <table:table-cell office:value-type="float" office:value="1396513.63076923" calcext:value-type="float">
            <text:p>1396513.6307692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22884.0923077" calcext:value-type="float">
            <text:p>12322884.0923077</text:p>
          </table:table-cell>
          <table:table-cell office:value-type="float" office:value="1854057.93846154" calcext:value-type="float">
            <text:p>1854057.93846154</text:p>
          </table:table-cell>
          <table:table-cell office:value-type="float" office:value="10468826.1538462" calcext:value-type="float">
            <text:p>10468826.153846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6885.4846153846" calcext:value-type="float">
            <text:p>16885.4846153846</text:p>
          </table:table-cell>
          <table:table-cell office:value-type="float" office:value="-407.992307692308" calcext:value-type="float">
            <text:p>-407.992307692308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623" calcext:value-type="float">
            <text:p>14623</text:p>
          </table:table-cell>
          <table:table-cell office:value-type="float" office:value="21245.1806662846" calcext:value-type="float">
            <text:p>21245.180666284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003.303030303" calcext:value-type="float">
            <text:p>130003.303030303</text:p>
          </table:table-cell>
          <table:table-cell office:value-type="float" office:value="1492.05303030303" calcext:value-type="float">
            <text:p>1492.05303030303</text:p>
          </table:table-cell>
          <table:table-cell office:value-type="float" office:value="1398462.57575758" calcext:value-type="float">
            <text:p>1398462.5757575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97453.8484848" calcext:value-type="float">
            <text:p>12097453.8484848</text:p>
          </table:table-cell>
          <table:table-cell office:value-type="float" office:value="2182695.42424242" calcext:value-type="float">
            <text:p>2182695.42424242</text:p>
          </table:table-cell>
          <table:table-cell office:value-type="float" office:value="9914758.42424242" calcext:value-type="float">
            <text:p>9914758.4242424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9043.3712121212" calcext:value-type="float">
            <text:p>19043.3712121212</text:p>
          </table:table-cell>
          <table:table-cell office:value-type="float" office:value="-407" calcext:value-type="float">
            <text:p>-407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69" calcext:value-type="float">
            <text:p>14469</text:p>
          </table:table-cell>
          <table:table-cell office:value-type="float" office:value="20970.312363" calcext:value-type="float">
            <text:p>20970.31236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789.454545455" calcext:value-type="float">
            <text:p>128789.454545455</text:p>
          </table:table-cell>
          <table:table-cell office:value-type="float" office:value="1490.81818181818" calcext:value-type="float">
            <text:p>1490.81818181818</text:p>
          </table:table-cell>
          <table:table-cell office:value-type="float" office:value="1398460" calcext:value-type="float">
            <text:p>13984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7731.3863636" calcext:value-type="float">
            <text:p>12237731.3863636</text:p>
          </table:table-cell>
          <table:table-cell office:value-type="float" office:value="2089538.90151515" calcext:value-type="float">
            <text:p>2089538.90151515</text:p>
          </table:table-cell>
          <table:table-cell office:value-type="float" office:value="10148192.4848485" calcext:value-type="float">
            <text:p>10148192.484848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1202.75" calcext:value-type="float">
            <text:p>21202.75</text:p>
          </table:table-cell>
          <table:table-cell office:value-type="float" office:value="-421.30303030303" calcext:value-type="float">
            <text:p>-421.3030303030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98" calcext:value-type="float">
            <text:p>14498</text:p>
          </table:table-cell>
          <table:table-cell office:value-type="float" office:value="21750.770798" calcext:value-type="float">
            <text:p>21750.77079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138.93129771" calcext:value-type="float">
            <text:p>127138.93129771</text:p>
          </table:table-cell>
          <table:table-cell office:value-type="float" office:value="1489.40458015267" calcext:value-type="float">
            <text:p>1489.40458015267</text:p>
          </table:table-cell>
          <table:table-cell office:value-type="float" office:value="1398594.47328244" calcext:value-type="float">
            <text:p>1398594.473282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01866.2977099" calcext:value-type="float">
            <text:p>12301866.2977099</text:p>
          </table:table-cell>
          <table:table-cell office:value-type="float" office:value="1884073.7480916" calcext:value-type="float">
            <text:p>1884073.7480916</text:p>
          </table:table-cell>
          <table:table-cell office:value-type="float" office:value="10417792.5496183" calcext:value-type="float">
            <text:p>10417792.5496183</text:p>
          </table:table-cell>
          <table:table-cell office:value-type="float" office:value="8" calcext:value-type="float">
            <text:p>8</text:p>
          </table:table-cell>
          <table:table-cell office:value-type="float" office:value="1699625.95419847" calcext:value-type="float">
            <text:p>1699625.95419847</text:p>
          </table:table-cell>
          <table:table-cell office:value-type="float" office:value="23435.0152671756" calcext:value-type="float">
            <text:p>23435.0152671756</text:p>
          </table:table-cell>
          <table:table-cell office:value-type="float" office:value="-423" calcext:value-type="float">
            <text:p>-423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90" calcext:value-type="float">
            <text:p>14490</text:p>
          </table:table-cell>
          <table:table-cell office:value-type="float" office:value="21826.33047" calcext:value-type="float">
            <text:p>21826.3304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769.413533835" calcext:value-type="float">
            <text:p>109769.413533835</text:p>
          </table:table-cell>
          <table:table-cell office:value-type="float" office:value="1476.48872180451" calcext:value-type="float">
            <text:p>1476.48872180451</text:p>
          </table:table-cell>
          <table:table-cell office:value-type="float" office:value="1402640.12030075" calcext:value-type="float">
            <text:p>1402640.1203007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3074.6240602" calcext:value-type="float">
            <text:p>11953074.6240602</text:p>
          </table:table-cell>
          <table:table-cell office:value-type="float" office:value="2256956.60902256" calcext:value-type="float">
            <text:p>2256956.60902256</text:p>
          </table:table-cell>
          <table:table-cell office:value-type="float" office:value="9696118.01503759" calcext:value-type="float">
            <text:p>9696118.0150375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5603.6015037594" calcext:value-type="float">
            <text:p>25603.6015037594</text:p>
          </table:table-cell>
          <table:table-cell office:value-type="float" office:value="-409.165413533835" calcext:value-type="float">
            <text:p>-409.165413533835</text:p>
          </table:table-cell>
          <table:table-cell office:value-type="float" office:value="3561" calcext:value-type="float">
            <text:p>3561</text:p>
          </table:table-cell>
          <table:table-cell office:value-type="float" office:value="20" calcext:value-type="float">
            <text:p>20</text:p>
          </table:table-cell>
          <table:table-cell office:value-type="float" office:value="14484" calcext:value-type="float">
            <text:p>14484</text:p>
          </table:table-cell>
          <table:table-cell office:value-type="float" office:value="21103.7389365113" calcext:value-type="float">
            <text:p>21103.738936511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390.606060606" calcext:value-type="float">
            <text:p>125390.606060606</text:p>
          </table:table-cell>
          <table:table-cell office:value-type="float" office:value="1492.91666666667" calcext:value-type="float">
            <text:p>1492.91666666667</text:p>
          </table:table-cell>
          <table:table-cell office:value-type="float" office:value="1403838.45454545" calcext:value-type="float">
            <text:p>1403838.454545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64911.7348485" calcext:value-type="float">
            <text:p>12364911.7348485</text:p>
          </table:table-cell>
          <table:table-cell office:value-type="float" office:value="2210639.18939394" calcext:value-type="float">
            <text:p>2210639.18939394</text:p>
          </table:table-cell>
          <table:table-cell office:value-type="float" office:value="10154272.5454545" calcext:value-type="float">
            <text:p>10154272.545454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7771.5075757576" calcext:value-type="float">
            <text:p>27771.5075757576</text:p>
          </table:table-cell>
          <table:table-cell office:value-type="float" office:value="-407" calcext:value-type="float">
            <text:p>-407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560" calcext:value-type="float">
            <text:p>14560</text:p>
          </table:table-cell>
          <table:table-cell office:value-type="float" office:value="21037.016" calcext:value-type="float">
            <text:p>21037.01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250.787878788" calcext:value-type="float">
            <text:p>117250.787878788</text:p>
          </table:table-cell>
          <table:table-cell office:value-type="float" office:value="1488.09090909091" calcext:value-type="float">
            <text:p>1488.09090909091</text:p>
          </table:table-cell>
          <table:table-cell office:value-type="float" office:value="1407070.87878788" calcext:value-type="float">
            <text:p>1407070.878787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23719.7424242" calcext:value-type="float">
            <text:p>12123719.7424242</text:p>
          </table:table-cell>
          <table:table-cell office:value-type="float" office:value="2397268.28787879" calcext:value-type="float">
            <text:p>2397268.28787879</text:p>
          </table:table-cell>
          <table:table-cell office:value-type="float" office:value="9726451.45454545" calcext:value-type="float">
            <text:p>9726451.4545454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29949.2196969697" calcext:value-type="float">
            <text:p>29949.2196969697</text:p>
          </table:table-cell>
          <table:table-cell office:value-type="float" office:value="-525.522727272727" calcext:value-type="float">
            <text:p>-525.522727272727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549" calcext:value-type="float">
            <text:p>14549</text:p>
          </table:table-cell>
          <table:table-cell office:value-type="float" office:value="27142.6970647727" calcext:value-type="float">
            <text:p>27142.697064772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046.646616541" calcext:value-type="float">
            <text:p>113046.646616541</text:p>
          </table:table-cell>
          <table:table-cell office:value-type="float" office:value="1485.54887218045" calcext:value-type="float">
            <text:p>1485.54887218045</text:p>
          </table:table-cell>
          <table:table-cell office:value-type="float" office:value="1408616" calcext:value-type="float">
            <text:p>14086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98571.4360902" calcext:value-type="float">
            <text:p>12198571.4360902</text:p>
          </table:table-cell>
          <table:table-cell office:value-type="float" office:value="2116144.0075188" calcext:value-type="float">
            <text:p>2116144.0075188</text:p>
          </table:table-cell>
          <table:table-cell office:value-type="float" office:value="10082427.4285714" calcext:value-type="float">
            <text:p>10082427.428571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2129.3383458647" calcext:value-type="float">
            <text:p>32129.3383458647</text:p>
          </table:table-cell>
          <table:table-cell office:value-type="float" office:value="-556" calcext:value-type="float">
            <text:p>-556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489" calcext:value-type="float">
            <text:p>14489</text:p>
          </table:table-cell>
          <table:table-cell office:value-type="float" office:value="28598.3882" calcext:value-type="float">
            <text:p>28598.388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987.218045113" calcext:value-type="float">
            <text:p>111987.218045113</text:p>
          </table:table-cell>
          <table:table-cell office:value-type="float" office:value="1484.59398496241" calcext:value-type="float">
            <text:p>1484.59398496241</text:p>
          </table:table-cell>
          <table:table-cell office:value-type="float" office:value="1408621.68421053" calcext:value-type="float">
            <text:p>1408621.6842105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2429.3609023" calcext:value-type="float">
            <text:p>12232429.3609023</text:p>
          </table:table-cell>
          <table:table-cell office:value-type="float" office:value="2424897.7518797" calcext:value-type="float">
            <text:p>2424897.7518797</text:p>
          </table:table-cell>
          <table:table-cell office:value-type="float" office:value="9807531.60902256" calcext:value-type="float">
            <text:p>9807531.6090225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4316.8947368421" calcext:value-type="float">
            <text:p>34316.8947368421</text:p>
          </table:table-cell>
          <table:table-cell office:value-type="float" office:value="-498.526315789474" calcext:value-type="float">
            <text:p>-498.526315789474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665" calcext:value-type="float">
            <text:p>14665</text:p>
          </table:table-cell>
          <table:table-cell office:value-type="float" office:value="25953.6538947368" calcext:value-type="float">
            <text:p>25953.653894736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9776.335877863" calcext:value-type="float">
            <text:p>139776.335877863</text:p>
          </table:table-cell>
          <table:table-cell office:value-type="float" office:value="1522.87022900763" calcext:value-type="float">
            <text:p>1522.87022900763</text:p>
          </table:table-cell>
          <table:table-cell office:value-type="float" office:value="1420142.65648855" calcext:value-type="float">
            <text:p>1420142.656488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94848.7862595" calcext:value-type="float">
            <text:p>12594848.7862595</text:p>
          </table:table-cell>
          <table:table-cell office:value-type="float" office:value="1928320.29770992" calcext:value-type="float">
            <text:p>1928320.29770992</text:p>
          </table:table-cell>
          <table:table-cell office:value-type="float" office:value="10666528.4885496" calcext:value-type="float">
            <text:p>10666528.488549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6480.3358778626" calcext:value-type="float">
            <text:p>36480.3358778626</text:p>
          </table:table-cell>
          <table:table-cell office:value-type="float" office:value="-478" calcext:value-type="float">
            <text:p>-478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556" calcext:value-type="float">
            <text:p>14556</text:p>
          </table:table-cell>
          <table:table-cell office:value-type="float" office:value="24700.0764" calcext:value-type="float">
            <text:p>24700.07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915.424242424" calcext:value-type="float">
            <text:p>146915.424242424</text:p>
          </table:table-cell>
          <table:table-cell office:value-type="float" office:value="1531.80303030303" calcext:value-type="float">
            <text:p>1531.80303030303</text:p>
          </table:table-cell>
          <table:table-cell office:value-type="float" office:value="1421884" calcext:value-type="float">
            <text:p>14218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24444.5075758" calcext:value-type="float">
            <text:p>12424444.5075758</text:p>
          </table:table-cell>
          <table:table-cell office:value-type="float" office:value="1887292.32575758" calcext:value-type="float">
            <text:p>1887292.32575758</text:p>
          </table:table-cell>
          <table:table-cell office:value-type="float" office:value="10537152.1818182" calcext:value-type="float">
            <text:p>10537152.181818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38641.946969697" calcext:value-type="float">
            <text:p>38641.946969697</text:p>
          </table:table-cell>
          <table:table-cell office:value-type="float" office:value="-431.333333333333" calcext:value-type="float">
            <text:p>-431.333333333333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479" calcext:value-type="float">
            <text:p>14479</text:p>
          </table:table-cell>
          <table:table-cell office:value-type="float" office:value="22170.7274333333" calcext:value-type="float">
            <text:p>22170.7274333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097.303030303" calcext:value-type="float">
            <text:p>146097.303030303</text:p>
          </table:table-cell>
          <table:table-cell office:value-type="float" office:value="1530.75" calcext:value-type="float">
            <text:p>1530.75</text:p>
          </table:table-cell>
          <table:table-cell office:value-type="float" office:value="1421886.96969697" calcext:value-type="float">
            <text:p>1421886.9696969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92176.6363636" calcext:value-type="float">
            <text:p>12392176.6363636</text:p>
          </table:table-cell>
          <table:table-cell office:value-type="float" office:value="2209262.39393939" calcext:value-type="float">
            <text:p>2209262.39393939</text:p>
          </table:table-cell>
          <table:table-cell office:value-type="float" office:value="10182914.2424242" calcext:value-type="float">
            <text:p>10182914.242424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0796.4621212121" calcext:value-type="float">
            <text:p>40796.4621212121</text:p>
          </table:table-cell>
          <table:table-cell office:value-type="float" office:value="-408" calcext:value-type="float">
            <text:p>-408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469" calcext:value-type="float">
            <text:p>14469</text:p>
          </table:table-cell>
          <table:table-cell office:value-type="float" office:value="20956.8996" calcext:value-type="float">
            <text:p>20956.899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9138.119402985" calcext:value-type="float">
            <text:p>139138.119402985</text:p>
          </table:table-cell>
          <table:table-cell office:value-type="float" office:value="1524.15671641791" calcext:value-type="float">
            <text:p>1524.15671641791</text:p>
          </table:table-cell>
          <table:table-cell office:value-type="float" office:value="1421905.07462687" calcext:value-type="float">
            <text:p>1421905.0746268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066956.5597015" calcext:value-type="float">
            <text:p>13066956.5597015</text:p>
          </table:table-cell>
          <table:table-cell office:value-type="float" office:value="1846961.63432836" calcext:value-type="float">
            <text:p>1846961.63432836</text:p>
          </table:table-cell>
          <table:table-cell office:value-type="float" office:value="11219994.9253731" calcext:value-type="float">
            <text:p>11219994.925373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2964.6119402985" calcext:value-type="float">
            <text:p>42964.6119402985</text:p>
          </table:table-cell>
          <table:table-cell office:value-type="float" office:value="-425.313432835821" calcext:value-type="float">
            <text:p>-425.313432835821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481" calcext:value-type="float">
            <text:p>14481</text:p>
          </table:table-cell>
          <table:table-cell office:value-type="float" office:value="21864.3215641791" calcext:value-type="float">
            <text:p>21864.32156417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8578.646616541" calcext:value-type="float">
            <text:p>138578.646616541</text:p>
          </table:table-cell>
          <table:table-cell office:value-type="float" office:value="1523.76691729323" calcext:value-type="float">
            <text:p>1523.76691729323</text:p>
          </table:table-cell>
          <table:table-cell office:value-type="float" office:value="1422248.54135338" calcext:value-type="float">
            <text:p>1422248.5413533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56306.3157895" calcext:value-type="float">
            <text:p>12456306.3157895</text:p>
          </table:table-cell>
          <table:table-cell office:value-type="float" office:value="2113401.29323308" calcext:value-type="float">
            <text:p>2113401.29323308</text:p>
          </table:table-cell>
          <table:table-cell office:value-type="float" office:value="10342905.0225564" calcext:value-type="float">
            <text:p>10342905.022556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5205.0676691729" calcext:value-type="float">
            <text:p>45205.0676691729</text:p>
          </table:table-cell>
          <table:table-cell office:value-type="float" office:value="-437" calcext:value-type="float">
            <text:p>-437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726" calcext:value-type="float">
            <text:p>14726</text:p>
          </table:table-cell>
          <table:table-cell office:value-type="float" office:value="22845.1801" calcext:value-type="float">
            <text:p>22845.180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272.781954887" calcext:value-type="float">
            <text:p>141272.781954887</text:p>
          </table:table-cell>
          <table:table-cell office:value-type="float" office:value="1526.42857142857" calcext:value-type="float">
            <text:p>1526.42857142857</text:p>
          </table:table-cell>
          <table:table-cell office:value-type="float" office:value="1422316" calcext:value-type="float">
            <text:p>14223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39449.0902256" calcext:value-type="float">
            <text:p>12439449.0902256</text:p>
          </table:table-cell>
          <table:table-cell office:value-type="float" office:value="1981779.37593985" calcext:value-type="float">
            <text:p>1981779.37593985</text:p>
          </table:table-cell>
          <table:table-cell office:value-type="float" office:value="10457669.7142857" calcext:value-type="float">
            <text:p>10457669.714285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7417.1428571429" calcext:value-type="float">
            <text:p>47417.1428571429</text:p>
          </table:table-cell>
          <table:table-cell office:value-type="float" office:value="-456.105263157895" calcext:value-type="float">
            <text:p>-456.105263157895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738" calcext:value-type="float">
            <text:p>14738</text:p>
          </table:table-cell>
          <table:table-cell office:value-type="float" office:value="23863.3817578947" calcext:value-type="float">
            <text:p>23863.381757894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807.187969925" calcext:value-type="float">
            <text:p>141807.187969925</text:p>
          </table:table-cell>
          <table:table-cell office:value-type="float" office:value="1526.94736842105" calcext:value-type="float">
            <text:p>1526.94736842105</text:p>
          </table:table-cell>
          <table:table-cell office:value-type="float" office:value="1422316" calcext:value-type="float">
            <text:p>14223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6962.0902256" calcext:value-type="float">
            <text:p>11986962.0902256</text:p>
          </table:table-cell>
          <table:table-cell office:value-type="float" office:value="2384335.44360902" calcext:value-type="float">
            <text:p>2384335.44360902</text:p>
          </table:table-cell>
          <table:table-cell office:value-type="float" office:value="9602626.64661654" calcext:value-type="float">
            <text:p>9602626.6466165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49595.5639097744" calcext:value-type="float">
            <text:p>49595.5639097744</text:p>
          </table:table-cell>
          <table:table-cell office:value-type="float" office:value="-470" calcext:value-type="float">
            <text:p>-470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648" calcext:value-type="float">
            <text:p>14648</text:p>
          </table:table-cell>
          <table:table-cell office:value-type="float" office:value="24440.188" calcext:value-type="float">
            <text:p>24440.1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8842.466165414" calcext:value-type="float">
            <text:p>138842.466165414</text:p>
          </table:table-cell>
          <table:table-cell office:value-type="float" office:value="1524.15789473684" calcext:value-type="float">
            <text:p>1524.15789473684</text:p>
          </table:table-cell>
          <table:table-cell office:value-type="float" office:value="1422320.81203008" calcext:value-type="float">
            <text:p>1422320.812030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54560.9022556" calcext:value-type="float">
            <text:p>12554560.9022556</text:p>
          </table:table-cell>
          <table:table-cell office:value-type="float" office:value="1993557.05263158" calcext:value-type="float">
            <text:p>1993557.05263158</text:p>
          </table:table-cell>
          <table:table-cell office:value-type="float" office:value="10561003.8496241" calcext:value-type="float">
            <text:p>10561003.849624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1774.3082706767" calcext:value-type="float">
            <text:p>51774.3082706767</text:p>
          </table:table-cell>
          <table:table-cell office:value-type="float" office:value="-432.105263157895" calcext:value-type="float">
            <text:p>-432.105263157895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4552" calcext:value-type="float">
            <text:p>14552</text:p>
          </table:table-cell>
          <table:table-cell office:value-type="float" office:value="22322.3850526316" calcext:value-type="float">
            <text:p>22322.385052631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949.96969697" calcext:value-type="float">
            <text:p>136949.96969697</text:p>
          </table:table-cell>
          <table:table-cell office:value-type="float" office:value="1522.20454545455" calcext:value-type="float">
            <text:p>1522.20454545455</text:p>
          </table:table-cell>
          <table:table-cell office:value-type="float" office:value="1422340" calcext:value-type="float">
            <text:p>14223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37259.2045455" calcext:value-type="float">
            <text:p>11937259.2045455</text:p>
          </table:table-cell>
          <table:table-cell office:value-type="float" office:value="2154951.81060606" calcext:value-type="float">
            <text:p>2154951.81060606</text:p>
          </table:table-cell>
          <table:table-cell office:value-type="float" office:value="9782307.39393939" calcext:value-type="float">
            <text:p>9782307.3939393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3940.9848484848" calcext:value-type="float">
            <text:p>53940.9848484848</text:p>
          </table:table-cell>
          <table:table-cell office:value-type="float" office:value="-398" calcext:value-type="float">
            <text:p>-398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674" calcext:value-type="float">
            <text:p>14674</text:p>
          </table:table-cell>
          <table:table-cell office:value-type="float" office:value="20744.575104" calcext:value-type="float">
            <text:p>20744.57510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8007.969924812" calcext:value-type="float">
            <text:p>148007.969924812</text:p>
          </table:table-cell>
          <table:table-cell office:value-type="float" office:value="1533.4962406015" calcext:value-type="float">
            <text:p>1533.4962406015</text:p>
          </table:table-cell>
          <table:table-cell office:value-type="float" office:value="1422724.42105263" calcext:value-type="float">
            <text:p>1422724.4210526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78801.4135338" calcext:value-type="float">
            <text:p>12678801.4135338</text:p>
          </table:table-cell>
          <table:table-cell office:value-type="float" office:value="1864940.84210526" calcext:value-type="float">
            <text:p>1864940.84210526</text:p>
          </table:table-cell>
          <table:table-cell office:value-type="float" office:value="10813860.5714286" calcext:value-type="float">
            <text:p>10813860.571428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6119.8195488722" calcext:value-type="float">
            <text:p>56119.8195488722</text:p>
          </table:table-cell>
          <table:table-cell office:value-type="float" office:value="-412.676691729323" calcext:value-type="float">
            <text:p>-412.676691729323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18" calcext:value-type="float">
            <text:p>14418</text:p>
          </table:table-cell>
          <table:table-cell office:value-type="float" office:value="21134.3024668872" calcext:value-type="float">
            <text:p>21134.30246688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1752.210526316" calcext:value-type="float">
            <text:p>151752.210526316</text:p>
          </table:table-cell>
          <table:table-cell office:value-type="float" office:value="1537.07518796993" calcext:value-type="float">
            <text:p>1537.07518796993</text:p>
          </table:table-cell>
          <table:table-cell office:value-type="float" office:value="1422788" calcext:value-type="float">
            <text:p>14227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89489.4135338" calcext:value-type="float">
            <text:p>12689489.4135338</text:p>
          </table:table-cell>
          <table:table-cell office:value-type="float" office:value="2161510.88721804" calcext:value-type="float">
            <text:p>2161510.88721804</text:p>
          </table:table-cell>
          <table:table-cell office:value-type="float" office:value="10527978.5263158" calcext:value-type="float">
            <text:p>10527978.526315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58308.4736842105" calcext:value-type="float">
            <text:p>58308.4736842105</text:p>
          </table:table-cell>
          <table:table-cell office:value-type="float" office:value="-430" calcext:value-type="float">
            <text:p>-430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634" calcext:value-type="float">
            <text:p>14634</text:p>
          </table:table-cell>
          <table:table-cell office:value-type="float" office:value="22351.38624" calcext:value-type="float">
            <text:p>22351.3862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1990.878787879" calcext:value-type="float">
            <text:p>151990.878787879</text:p>
          </table:table-cell>
          <table:table-cell office:value-type="float" office:value="1537.40909090909" calcext:value-type="float">
            <text:p>1537.40909090909</text:p>
          </table:table-cell>
          <table:table-cell office:value-type="float" office:value="1422788" calcext:value-type="float">
            <text:p>142278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96065.0227273" calcext:value-type="float">
            <text:p>12296065.0227273</text:p>
          </table:table-cell>
          <table:table-cell office:value-type="float" office:value="2118100.41666667" calcext:value-type="float">
            <text:p>2118100.41666667</text:p>
          </table:table-cell>
          <table:table-cell office:value-type="float" office:value="10177964.6060606" calcext:value-type="float">
            <text:p>10177964.60606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0480.0454545455" calcext:value-type="float">
            <text:p>60480.0454545455</text:p>
          </table:table-cell>
          <table:table-cell office:value-type="float" office:value="-415.681818181818" calcext:value-type="float">
            <text:p>-415.681818181818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656" calcext:value-type="float">
            <text:p>14656</text:p>
          </table:table-cell>
          <table:table-cell office:value-type="float" office:value="21639.6106472727" calcext:value-type="float">
            <text:p>21639.610647272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9290.606060606" calcext:value-type="float">
            <text:p>149290.606060606</text:p>
          </table:table-cell>
          <table:table-cell office:value-type="float" office:value="1534.96212121212" calcext:value-type="float">
            <text:p>1534.96212121212</text:p>
          </table:table-cell>
          <table:table-cell office:value-type="float" office:value="1422849.3030303" calcext:value-type="float">
            <text:p>1422849.303030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76962.9469697" calcext:value-type="float">
            <text:p>12076962.9469697</text:p>
          </table:table-cell>
          <table:table-cell office:value-type="float" office:value="2116063.5530303" calcext:value-type="float">
            <text:p>2116063.5530303</text:p>
          </table:table-cell>
          <table:table-cell office:value-type="float" office:value="9960899.39393939" calcext:value-type="float">
            <text:p>9960899.3939393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2631.2575757576" calcext:value-type="float">
            <text:p>62631.2575757576</text:p>
          </table:table-cell>
          <table:table-cell office:value-type="float" office:value="-395" calcext:value-type="float">
            <text:p>-395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515" calcext:value-type="float">
            <text:p>14515</text:p>
          </table:table-cell>
          <table:table-cell office:value-type="float" office:value="20365.1256" calcext:value-type="float">
            <text:p>20365.12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4673.221374046" calcext:value-type="float">
            <text:p>144673.221374046</text:p>
          </table:table-cell>
          <table:table-cell office:value-type="float" office:value="1533.57251908397" calcext:value-type="float">
            <text:p>1533.57251908397</text:p>
          </table:table-cell>
          <table:table-cell office:value-type="float" office:value="1426284.27480916" calcext:value-type="float">
            <text:p>1426284.274809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35667.8091603" calcext:value-type="float">
            <text:p>12035667.8091603</text:p>
          </table:table-cell>
          <table:table-cell office:value-type="float" office:value="1992007.65648855" calcext:value-type="float">
            <text:p>1992007.65648855</text:p>
          </table:table-cell>
          <table:table-cell office:value-type="float" office:value="10043660.1526718" calcext:value-type="float">
            <text:p>10043660.152671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4768.6564885496" calcext:value-type="float">
            <text:p>64768.6564885496</text:p>
          </table:table-cell>
          <table:table-cell office:value-type="float" office:value="-400.709923664122" calcext:value-type="float">
            <text:p>-400.709923664122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66" calcext:value-type="float">
            <text:p>14466</text:p>
          </table:table-cell>
          <table:table-cell office:value-type="float" office:value="20589.7709723359" calcext:value-type="float">
            <text:p>20589.770972335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923.007518797" calcext:value-type="float">
            <text:p>125923.007518797</text:p>
          </table:table-cell>
          <table:table-cell office:value-type="float" office:value="1525.00751879699" calcext:value-type="float">
            <text:p>1525.00751879699</text:p>
          </table:table-cell>
          <table:table-cell office:value-type="float" office:value="1436296.15037594" calcext:value-type="float">
            <text:p>1436296.1503759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82147.9548872" calcext:value-type="float">
            <text:p>12182147.9548872</text:p>
          </table:table-cell>
          <table:table-cell office:value-type="float" office:value="2246825.96992481" calcext:value-type="float">
            <text:p>2246825.96992481</text:p>
          </table:table-cell>
          <table:table-cell office:value-type="float" office:value="9935321.98496241" calcext:value-type="float">
            <text:p>9935321.9849624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6960.2255639098" calcext:value-type="float">
            <text:p>66960.2255639098</text:p>
          </table:table-cell>
          <table:table-cell office:value-type="float" office:value="-412" calcext:value-type="float">
            <text:p>-412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22" calcext:value-type="float">
            <text:p>14422</text:p>
          </table:table-cell>
          <table:table-cell office:value-type="float" office:value="21105.500928" calcext:value-type="float">
            <text:p>21105.5009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062.195488722" calcext:value-type="float">
            <text:p>130062.195488722</text:p>
          </table:table-cell>
          <table:table-cell office:value-type="float" office:value="1529.4962406015" calcext:value-type="float">
            <text:p>1529.4962406015</text:p>
          </table:table-cell>
          <table:table-cell office:value-type="float" office:value="1436684" calcext:value-type="float">
            <text:p>14366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03306.112782" calcext:value-type="float">
            <text:p>12103306.112782</text:p>
          </table:table-cell>
          <table:table-cell office:value-type="float" office:value="2523816.06766917" calcext:value-type="float">
            <text:p>2523816.06766917</text:p>
          </table:table-cell>
          <table:table-cell office:value-type="float" office:value="9579490.04511278" calcext:value-type="float">
            <text:p>9579490.0451127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69147.0676691729" calcext:value-type="float">
            <text:p>69147.0676691729</text:p>
          </table:table-cell>
          <table:table-cell office:value-type="float" office:value="-400.270676691729" calcext:value-type="float">
            <text:p>-400.270676691729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660" calcext:value-type="float">
            <text:p>14660</text:p>
          </table:table-cell>
          <table:table-cell office:value-type="float" office:value="20843.0227633083" calcext:value-type="float">
            <text:p>20843.022763308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361.939393939" calcext:value-type="float">
            <text:p>122361.939393939</text:p>
          </table:table-cell>
          <table:table-cell office:value-type="float" office:value="1523.44696969697" calcext:value-type="float">
            <text:p>1523.44696969697</text:p>
          </table:table-cell>
          <table:table-cell office:value-type="float" office:value="1438032.51515152" calcext:value-type="float">
            <text:p>1438032.515151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8543.280303" calcext:value-type="float">
            <text:p>12238543.280303</text:p>
          </table:table-cell>
          <table:table-cell office:value-type="float" office:value="1940563.76515152" calcext:value-type="float">
            <text:p>1940563.76515152</text:p>
          </table:table-cell>
          <table:table-cell office:value-type="float" office:value="10297979.5151515" calcext:value-type="float">
            <text:p>10297979.515151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1308.5227272727" calcext:value-type="float">
            <text:p>71308.5227272727</text:p>
          </table:table-cell>
          <table:table-cell office:value-type="float" office:value="-373" calcext:value-type="float">
            <text:p>-373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542" calcext:value-type="float">
            <text:p>14542</text:p>
          </table:table-cell>
          <table:table-cell office:value-type="float" office:value="19266.637632" calcext:value-type="float">
            <text:p>19266.6376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047.114503817" calcext:value-type="float">
            <text:p>121047.114503817</text:p>
          </table:table-cell>
          <table:table-cell office:value-type="float" office:value="1522.13740458015" calcext:value-type="float">
            <text:p>1522.13740458015</text:p>
          </table:table-cell>
          <table:table-cell office:value-type="float" office:value="1438204" calcext:value-type="float">
            <text:p>14382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42203.2900763" calcext:value-type="float">
            <text:p>12242203.2900763</text:p>
          </table:table-cell>
          <table:table-cell office:value-type="float" office:value="2019452.38931298" calcext:value-type="float">
            <text:p>2019452.38931298</text:p>
          </table:table-cell>
          <table:table-cell office:value-type="float" office:value="10222750.9007634" calcext:value-type="float">
            <text:p>10222750.900763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3481.2213740458" calcext:value-type="float">
            <text:p>73481.2213740458</text:p>
          </table:table-cell>
          <table:table-cell office:value-type="float" office:value="-429.083969465649" calcext:value-type="float">
            <text:p>-429.083969465649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582" calcext:value-type="float">
            <text:p>14582</text:p>
          </table:table-cell>
          <table:table-cell office:value-type="float" office:value="22224.5174766412" calcext:value-type="float">
            <text:p>22224.51747664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499.090909091" calcext:value-type="float">
            <text:p>146499.090909091</text:p>
          </table:table-cell>
          <table:table-cell office:value-type="float" office:value="1506.21212121212" calcext:value-type="float">
            <text:p>1506.21212121212</text:p>
          </table:table-cell>
          <table:table-cell office:value-type="float" office:value="1396357.93939394" calcext:value-type="float">
            <text:p>1396357.9393939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47724.2348485" calcext:value-type="float">
            <text:p>11847724.2348485</text:p>
          </table:table-cell>
          <table:table-cell office:value-type="float" office:value="2235436.11363636" calcext:value-type="float">
            <text:p>2235436.11363636</text:p>
          </table:table-cell>
          <table:table-cell office:value-type="float" office:value="9612288.12121212" calcext:value-type="float">
            <text:p>9612288.1212121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5615.6590909091" calcext:value-type="float">
            <text:p>75615.6590909091</text:p>
          </table:table-cell>
          <table:table-cell office:value-type="float" office:value="-610" calcext:value-type="float">
            <text:p>-610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28" calcext:value-type="float">
            <text:p>14428</text:p>
          </table:table-cell>
          <table:table-cell office:value-type="float" office:value="31261.43616" calcext:value-type="float">
            <text:p>31261.4361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6178.666666667" calcext:value-type="float">
            <text:p>206178.666666667</text:p>
          </table:table-cell>
          <table:table-cell office:value-type="float" office:value="1499.0303030303" calcext:value-type="float">
            <text:p>1499.0303030303</text:p>
          </table:table-cell>
          <table:table-cell office:value-type="float" office:value="1329354.57575758" calcext:value-type="float">
            <text:p>1329354.5757575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36288.1212121" calcext:value-type="float">
            <text:p>12136288.1212121</text:p>
          </table:table-cell>
          <table:table-cell office:value-type="float" office:value="2123654.48484848" calcext:value-type="float">
            <text:p>2123654.48484848</text:p>
          </table:table-cell>
          <table:table-cell office:value-type="float" office:value="10012633.6363636" calcext:value-type="float">
            <text:p>10012633.636363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7738.75" calcext:value-type="float">
            <text:p>77738.75</text:p>
          </table:table-cell>
          <table:table-cell office:value-type="float" office:value="-582.159090909091" calcext:value-type="float">
            <text:p>-582.159090909091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06" calcext:value-type="float">
            <text:p>14406</text:p>
          </table:table-cell>
          <table:table-cell office:value-type="float" office:value="29789.1458836364" calcext:value-type="float">
            <text:p>29789.14588363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2891.424242424" calcext:value-type="float">
            <text:p>202891.424242424</text:p>
          </table:table-cell>
          <table:table-cell office:value-type="float" office:value="1496.40151515152" calcext:value-type="float">
            <text:p>1496.40151515152</text:p>
          </table:table-cell>
          <table:table-cell office:value-type="float" office:value="1329865.45454545" calcext:value-type="float">
            <text:p>1329865.454545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58899.3181818" calcext:value-type="float">
            <text:p>12558899.3181818</text:p>
          </table:table-cell>
          <table:table-cell office:value-type="float" office:value="2107661.86363636" calcext:value-type="float">
            <text:p>2107661.86363636</text:p>
          </table:table-cell>
          <table:table-cell office:value-type="float" office:value="10451237.4545455" calcext:value-type="float">
            <text:p>10451237.4545455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79902.0757575758" calcext:value-type="float">
            <text:p>79902.0757575758</text:p>
          </table:table-cell>
          <table:table-cell office:value-type="float" office:value="-435" calcext:value-type="float">
            <text:p>-435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99" calcext:value-type="float">
            <text:p>14499</text:p>
          </table:table-cell>
          <table:table-cell office:value-type="float" office:value="22402.69488" calcext:value-type="float">
            <text:p>22402.694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0788.212121212" calcext:value-type="float">
            <text:p>200788.212121212</text:p>
          </table:table-cell>
          <table:table-cell office:value-type="float" office:value="1494.79545454545" calcext:value-type="float">
            <text:p>1494.79545454545</text:p>
          </table:table-cell>
          <table:table-cell office:value-type="float" office:value="1330516.09090909" calcext:value-type="float">
            <text:p>1330516.090909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1520.7727273" calcext:value-type="float">
            <text:p>12051520.7727273</text:p>
          </table:table-cell>
          <table:table-cell office:value-type="float" office:value="1640619.56060606" calcext:value-type="float">
            <text:p>1640619.56060606</text:p>
          </table:table-cell>
          <table:table-cell office:value-type="float" office:value="10410901.2121212" calcext:value-type="float">
            <text:p>10410901.212121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2048.7954545455" calcext:value-type="float">
            <text:p>82048.7954545455</text:p>
          </table:table-cell>
          <table:table-cell office:value-type="float" office:value="-437.181818181818" calcext:value-type="float">
            <text:p>-437.181818181818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83" calcext:value-type="float">
            <text:p>14483</text:p>
          </table:table-cell>
          <table:table-cell office:value-type="float" office:value="22490.2135767273" calcext:value-type="float">
            <text:p>22490.213576727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82496.244274809" calcext:value-type="float">
            <text:p>182496.244274809</text:p>
          </table:table-cell>
          <table:table-cell office:value-type="float" office:value="1483.4427480916" calcext:value-type="float">
            <text:p>1483.4427480916</text:p>
          </table:table-cell>
          <table:table-cell office:value-type="float" office:value="1337197.22137405" calcext:value-type="float">
            <text:p>1337197.2213740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53536.0076336" calcext:value-type="float">
            <text:p>12353536.0076336</text:p>
          </table:table-cell>
          <table:table-cell office:value-type="float" office:value="1813211.97709924" calcext:value-type="float">
            <text:p>1813211.97709924</text:p>
          </table:table-cell>
          <table:table-cell office:value-type="float" office:value="10540324.0305344" calcext:value-type="float">
            <text:p>10540324.030534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4190.6183206107" calcext:value-type="float">
            <text:p>84190.6183206107</text:p>
          </table:table-cell>
          <table:table-cell office:value-type="float" office:value="-459" calcext:value-type="float">
            <text:p>-459</text:p>
          </table:table-cell>
          <table:table-cell office:value-type="float" office:value="3552" calcext:value-type="float">
            <text:p>3552</text:p>
          </table:table-cell>
          <table:table-cell office:value-type="float" office:value="20" calcext:value-type="float">
            <text:p>20</text:p>
          </table:table-cell>
          <table:table-cell office:value-type="float" office:value="14453" calcext:value-type="float">
            <text:p>14453</text:p>
          </table:table-cell>
          <table:table-cell office:value-type="float" office:value="23563.708704" calcext:value-type="float">
            <text:p>23563.70870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82934.757575758" calcext:value-type="float">
            <text:p>182934.757575758</text:p>
          </table:table-cell>
          <table:table-cell office:value-type="float" office:value="1484.2803030303" calcext:value-type="float">
            <text:p>1484.2803030303</text:p>
          </table:table-cell>
          <table:table-cell office:value-type="float" office:value="1337476" calcext:value-type="float">
            <text:p>13374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55063.8257576" calcext:value-type="float">
            <text:p>12155063.8257576</text:p>
          </table:table-cell>
          <table:table-cell office:value-type="float" office:value="2359069.34090909" calcext:value-type="float">
            <text:p>2359069.34090909</text:p>
          </table:table-cell>
          <table:table-cell office:value-type="float" office:value="9795994.48484849" calcext:value-type="float">
            <text:p>9795994.48484849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6345.7727272727" calcext:value-type="float">
            <text:p>86345.7727272727</text:p>
          </table:table-cell>
          <table:table-cell office:value-type="float" office:value="-458.166666666667" calcext:value-type="float">
            <text:p>-458.166666666667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495" calcext:value-type="float">
            <text:p>14495</text:p>
          </table:table-cell>
          <table:table-cell office:value-type="float" office:value="23522.8677016667" calcext:value-type="float">
            <text:p>23522.867701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81475.666666667" calcext:value-type="float">
            <text:p>181475.666666667</text:p>
          </table:table-cell>
          <table:table-cell office:value-type="float" office:value="1483" calcext:value-type="float">
            <text:p>1483</text:p>
          </table:table-cell>
          <table:table-cell office:value-type="float" office:value="1337608" calcext:value-type="float">
            <text:p>13376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09936.5833333" calcext:value-type="float">
            <text:p>12209936.5833333</text:p>
          </table:table-cell>
          <table:table-cell office:value-type="float" office:value="2039921.97727273" calcext:value-type="float">
            <text:p>2039921.97727273</text:p>
          </table:table-cell>
          <table:table-cell office:value-type="float" office:value="10170014.6060606" calcext:value-type="float">
            <text:p>10170014.60606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88536.803030303" calcext:value-type="float">
            <text:p>88536.803030303</text:p>
          </table:table-cell>
          <table:table-cell office:value-type="float" office:value="-404" calcext:value-type="float">
            <text:p>-404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417" calcext:value-type="float">
            <text:p>14417</text:p>
          </table:table-cell>
          <table:table-cell office:value-type="float" office:value="20630.265656" calcext:value-type="float">
            <text:p>20630.2656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8755.52238806" calcext:value-type="float">
            <text:p>178755.52238806</text:p>
          </table:table-cell>
          <table:table-cell office:value-type="float" office:value="1480.37313432836" calcext:value-type="float">
            <text:p>1480.37313432836</text:p>
          </table:table-cell>
          <table:table-cell office:value-type="float" office:value="1337720.23880597" calcext:value-type="float">
            <text:p>1337720.2388059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44846.1343284" calcext:value-type="float">
            <text:p>12444846.1343284</text:p>
          </table:table-cell>
          <table:table-cell office:value-type="float" office:value="2018636.40298507" calcext:value-type="float">
            <text:p>2018636.40298507</text:p>
          </table:table-cell>
          <table:table-cell office:value-type="float" office:value="10426209.7313433" calcext:value-type="float">
            <text:p>10426209.731343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0744.9104477612" calcext:value-type="float">
            <text:p>90744.9104477612</text:p>
          </table:table-cell>
          <table:table-cell office:value-type="float" office:value="-404" calcext:value-type="float">
            <text:p>-404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569" calcext:value-type="float">
            <text:p>14569</text:p>
          </table:table-cell>
          <table:table-cell office:value-type="float" office:value="20847.772792" calcext:value-type="float">
            <text:p>20847.7727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5404.992481203" calcext:value-type="float">
            <text:p>175404.992481203</text:p>
          </table:table-cell>
          <table:table-cell office:value-type="float" office:value="1478.08270676692" calcext:value-type="float">
            <text:p>1478.08270676692</text:p>
          </table:table-cell>
          <table:table-cell office:value-type="float" office:value="1338548" calcext:value-type="float">
            <text:p>13385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61456.1503759" calcext:value-type="float">
            <text:p>12261456.1503759</text:p>
          </table:table-cell>
          <table:table-cell office:value-type="float" office:value="2663812" calcext:value-type="float">
            <text:p>2663812</text:p>
          </table:table-cell>
          <table:table-cell office:value-type="float" office:value="9597644.15037594" calcext:value-type="float">
            <text:p>9597644.1503759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2930.037593985" calcext:value-type="float">
            <text:p>92930.037593985</text:p>
          </table:table-cell>
          <table:table-cell office:value-type="float" office:value="-392.18045112782" calcext:value-type="float">
            <text:p>-392.18045112782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728" calcext:value-type="float">
            <text:p>14728</text:p>
          </table:table-cell>
          <table:table-cell office:value-type="float" office:value="20458.7113094737" calcext:value-type="float">
            <text:p>20458.711309473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4403.278195489" calcext:value-type="float">
            <text:p>174403.278195489</text:p>
          </table:table-cell>
          <table:table-cell office:value-type="float" office:value="1476.96240601504" calcext:value-type="float">
            <text:p>1476.96240601504</text:p>
          </table:table-cell>
          <table:table-cell office:value-type="float" office:value="1338548" calcext:value-type="float">
            <text:p>13385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13019.1278195" calcext:value-type="float">
            <text:p>12313019.1278195</text:p>
          </table:table-cell>
          <table:table-cell office:value-type="float" office:value="1977116.15037594" calcext:value-type="float">
            <text:p>1977116.15037594</text:p>
          </table:table-cell>
          <table:table-cell office:value-type="float" office:value="10335902.9774436" calcext:value-type="float">
            <text:p>10335902.977443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5120.3082706767" calcext:value-type="float">
            <text:p>95120.3082706767</text:p>
          </table:table-cell>
          <table:table-cell office:value-type="float" office:value="-392" calcext:value-type="float">
            <text:p>-392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610" calcext:value-type="float">
            <text:p>14610</text:p>
          </table:table-cell>
          <table:table-cell office:value-type="float" office:value="20285.45904" calcext:value-type="float">
            <text:p>20285.4590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5175.847328244" calcext:value-type="float">
            <text:p>175175.847328244</text:p>
          </table:table-cell>
          <table:table-cell office:value-type="float" office:value="1477.75572519084" calcext:value-type="float">
            <text:p>1477.75572519084</text:p>
          </table:table-cell>
          <table:table-cell office:value-type="float" office:value="1338548" calcext:value-type="float">
            <text:p>13385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35478.4198473" calcext:value-type="float">
            <text:p>12135478.4198473</text:p>
          </table:table-cell>
          <table:table-cell office:value-type="float" office:value="1739844.09923664" calcext:value-type="float">
            <text:p>1739844.09923664</text:p>
          </table:table-cell>
          <table:table-cell office:value-type="float" office:value="10395634.3206107" calcext:value-type="float">
            <text:p>10395634.320610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7285.427480916" calcext:value-type="float">
            <text:p>97285.427480916</text:p>
          </table:table-cell>
          <table:table-cell office:value-type="float" office:value="-397.587786259542" calcext:value-type="float">
            <text:p>-397.587786259542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625" calcext:value-type="float">
            <text:p>14625</text:p>
          </table:table-cell>
          <table:table-cell office:value-type="float" office:value="20595.7431068702" calcext:value-type="float">
            <text:p>20595.743106870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4608.641221374" calcext:value-type="float">
            <text:p>174608.641221374</text:p>
          </table:table-cell>
          <table:table-cell office:value-type="float" office:value="1452.15267175573" calcext:value-type="float">
            <text:p>1452.15267175573</text:p>
          </table:table-cell>
          <table:table-cell office:value-type="float" office:value="1312957.28244275" calcext:value-type="float">
            <text:p>1312957.2824427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33648.740458" calcext:value-type="float">
            <text:p>12133648.740458</text:p>
          </table:table-cell>
          <table:table-cell office:value-type="float" office:value="2454133.5648855" calcext:value-type="float">
            <text:p>2454133.5648855</text:p>
          </table:table-cell>
          <table:table-cell office:value-type="float" office:value="9679515.17557252" calcext:value-type="float">
            <text:p>9679515.1755725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99423.2900763359" calcext:value-type="float">
            <text:p>99423.2900763359</text:p>
          </table:table-cell>
          <table:table-cell office:value-type="float" office:value="-398" calcext:value-type="float">
            <text:p>-398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450" calcext:value-type="float">
            <text:p>14450</text:p>
          </table:table-cell>
          <table:table-cell office:value-type="float" office:value="20370.3962" calcext:value-type="float">
            <text:p>20370.396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9027.507692308" calcext:value-type="float">
            <text:p>159027.507692308</text:p>
          </table:table-cell>
          <table:table-cell office:value-type="float" office:value="1434.84615384615" calcext:value-type="float">
            <text:p>1434.84615384615</text:p>
          </table:table-cell>
          <table:table-cell office:value-type="float" office:value="1310749.01538462" calcext:value-type="float">
            <text:p>1310749.0153846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58993.6615385" calcext:value-type="float">
            <text:p>12258993.6615385</text:p>
          </table:table-cell>
          <table:table-cell office:value-type="float" office:value="1974017.16923077" calcext:value-type="float">
            <text:p>1974017.16923077</text:p>
          </table:table-cell>
          <table:table-cell office:value-type="float" office:value="10284976.4923077" calcext:value-type="float">
            <text:p>10284976.492307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1551.915384615" calcext:value-type="float">
            <text:p>101551.915384615</text:p>
          </table:table-cell>
          <table:table-cell office:value-type="float" office:value="-619.692307692308" calcext:value-type="float">
            <text:p>-619.692307692308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358" calcext:value-type="float">
            <text:p>14358</text:p>
          </table:table-cell>
          <table:table-cell office:value-type="float" office:value="31515.0943089231" calcext:value-type="float">
            <text:p>31515.094308923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2616.393939394" calcext:value-type="float">
            <text:p>152616.393939394</text:p>
          </table:table-cell>
          <table:table-cell office:value-type="float" office:value="1431.04545454545" calcext:value-type="float">
            <text:p>1431.04545454545</text:p>
          </table:table-cell>
          <table:table-cell office:value-type="float" office:value="1313223.45454545" calcext:value-type="float">
            <text:p>1313223.454545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65467.9242424" calcext:value-type="float">
            <text:p>12265467.9242424</text:p>
          </table:table-cell>
          <table:table-cell office:value-type="float" office:value="2110297.31818182" calcext:value-type="float">
            <text:p>2110297.31818182</text:p>
          </table:table-cell>
          <table:table-cell office:value-type="float" office:value="10155170.6060606" calcext:value-type="float">
            <text:p>10155170.60606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3717.704545455" calcext:value-type="float">
            <text:p>103717.704545455</text:p>
          </table:table-cell>
          <table:table-cell office:value-type="float" office:value="-660" calcext:value-type="float">
            <text:p>-660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343" calcext:value-type="float">
            <text:p>14343</text:p>
          </table:table-cell>
          <table:table-cell office:value-type="float" office:value="33529.91796" calcext:value-type="float">
            <text:p>33529.9179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2070.65648855" calcext:value-type="float">
            <text:p>132070.65648855</text:p>
          </table:table-cell>
          <table:table-cell office:value-type="float" office:value="1430.80916030534" calcext:value-type="float">
            <text:p>1430.80916030534</text:p>
          </table:table-cell>
          <table:table-cell office:value-type="float" office:value="1333764.51908397" calcext:value-type="float">
            <text:p>1333764.5190839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62001.0763359" calcext:value-type="float">
            <text:p>11962001.0763359</text:p>
          </table:table-cell>
          <table:table-cell office:value-type="float" office:value="2218185.93129771" calcext:value-type="float">
            <text:p>2218185.93129771</text:p>
          </table:table-cell>
          <table:table-cell office:value-type="float" office:value="9743815.14503817" calcext:value-type="float">
            <text:p>9743815.1450381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5852.259541985" calcext:value-type="float">
            <text:p>105852.259541985</text:p>
          </table:table-cell>
          <table:table-cell office:value-type="float" office:value="-454.656488549618" calcext:value-type="float">
            <text:p>-454.656488549618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539" calcext:value-type="float">
            <text:p>14539</text:p>
          </table:table-cell>
          <table:table-cell office:value-type="float" office:value="23413.5079334351" calcext:value-type="float">
            <text:p>23413.507933435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5821.147058824" calcext:value-type="float">
            <text:p>135821.147058824</text:p>
          </table:table-cell>
          <table:table-cell office:value-type="float" office:value="1415.19117647059" calcext:value-type="float">
            <text:p>1415.19117647059</text:p>
          </table:table-cell>
          <table:table-cell office:value-type="float" office:value="1313927.38235294" calcext:value-type="float">
            <text:p>1313927.3823529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19880.5073529" calcext:value-type="float">
            <text:p>12319880.5073529</text:p>
          </table:table-cell>
          <table:table-cell office:value-type="float" office:value="1995185.80147059" calcext:value-type="float">
            <text:p>1995185.80147059</text:p>
          </table:table-cell>
          <table:table-cell office:value-type="float" office:value="10324694.7058824" calcext:value-type="float">
            <text:p>10324694.7058824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7901.948529412" calcext:value-type="float">
            <text:p>107901.948529412</text:p>
          </table:table-cell>
          <table:table-cell office:value-type="float" office:value="-391" calcext:value-type="float">
            <text:p>-391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360" calcext:value-type="float">
            <text:p>14360</text:p>
          </table:table-cell>
          <table:table-cell office:value-type="float" office:value="19887.47992" calcext:value-type="float">
            <text:p>19887.479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2817.303030303" calcext:value-type="float">
            <text:p>172817.303030303</text:p>
          </table:table-cell>
          <table:table-cell office:value-type="float" office:value="1456.68181818182" calcext:value-type="float">
            <text:p>1456.68181818182</text:p>
          </table:table-cell>
          <table:table-cell office:value-type="float" office:value="1319337.66666667" calcext:value-type="float">
            <text:p>1319337.6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49307.780303" calcext:value-type="float">
            <text:p>12349307.780303</text:p>
          </table:table-cell>
          <table:table-cell office:value-type="float" office:value="2171657.17424242" calcext:value-type="float">
            <text:p>2171657.17424242</text:p>
          </table:table-cell>
          <table:table-cell office:value-type="float" office:value="10177650.6060606" calcext:value-type="float">
            <text:p>10177650.60606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0093.007575758" calcext:value-type="float">
            <text:p>110093.007575758</text:p>
          </table:table-cell>
          <table:table-cell office:value-type="float" office:value="-572.507575757576" calcext:value-type="float">
            <text:p>-572.507575757576</text:p>
          </table:table-cell>
          <table:table-cell office:value-type="float" office:value="3542" calcext:value-type="float">
            <text:p>3542</text:p>
          </table:table-cell>
          <table:table-cell office:value-type="float" office:value="20" calcext:value-type="float">
            <text:p>20</text:p>
          </table:table-cell>
          <table:table-cell office:value-type="float" office:value="14886" calcext:value-type="float">
            <text:p>14886</text:p>
          </table:table-cell>
          <table:table-cell office:value-type="float" office:value="30186.155811" calcext:value-type="float">
            <text:p>30186.15581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84154.887218045" calcext:value-type="float">
            <text:p>184154.887218045</text:p>
          </table:table-cell>
          <table:table-cell office:value-type="float" office:value="1471.51127819549" calcext:value-type="float">
            <text:p>1471.51127819549</text:p>
          </table:table-cell>
          <table:table-cell office:value-type="float" office:value="1323307.21804511" calcext:value-type="float">
            <text:p>1323307.2180451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40153.1353383" calcext:value-type="float">
            <text:p>12140153.1353383</text:p>
          </table:table-cell>
          <table:table-cell office:value-type="float" office:value="1655238.0075188" calcext:value-type="float">
            <text:p>1655238.0075188</text:p>
          </table:table-cell>
          <table:table-cell office:value-type="float" office:value="10484915.1278196" calcext:value-type="float">
            <text:p>10484915.127819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2287.578947368" calcext:value-type="float">
            <text:p>112287.578947368</text:p>
          </table:table-cell>
          <table:table-cell office:value-type="float" office:value="-638" calcext:value-type="float">
            <text:p>-638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52" calcext:value-type="float">
            <text:p>14552</text:p>
          </table:table-cell>
          <table:table-cell office:value-type="float" office:value="32476.047648" calcext:value-type="float">
            <text:p>32476.0476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3517.488372093" calcext:value-type="float">
            <text:p>143517.488372093</text:p>
          </table:table-cell>
          <table:table-cell office:value-type="float" office:value="1459.08527131783" calcext:value-type="float">
            <text:p>1459.08527131783</text:p>
          </table:table-cell>
          <table:table-cell office:value-type="float" office:value="1350988.21705426" calcext:value-type="float">
            <text:p>1350988.2170542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02210.5891473" calcext:value-type="float">
            <text:p>11502210.5891473</text:p>
          </table:table-cell>
          <table:table-cell office:value-type="float" office:value="2258769.59689922" calcext:value-type="float">
            <text:p>2258769.59689922</text:p>
          </table:table-cell>
          <table:table-cell office:value-type="float" office:value="9243440.99224806" calcext:value-type="float">
            <text:p>9243440.992248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4406.015503876" calcext:value-type="float">
            <text:p>114406.015503876</text:p>
          </table:table-cell>
          <table:table-cell office:value-type="float" office:value="-500" calcext:value-type="float">
            <text:p>-500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93" calcext:value-type="float">
            <text:p>14593</text:p>
          </table:table-cell>
          <table:table-cell office:value-type="float" office:value="25523.157" calcext:value-type="float">
            <text:p>25523.15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589" calcext:value-type="float">
            <text:p>111589</text:p>
          </table:table-cell>
          <table:table-cell office:value-type="float" office:value="1486.62121212121" calcext:value-type="float">
            <text:p>1486.62121212121</text:p>
          </table:table-cell>
          <table:table-cell office:value-type="float" office:value="1411293.51515152" calcext:value-type="float">
            <text:p>1411293.515151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67204.280303" calcext:value-type="float">
            <text:p>12467204.280303</text:p>
          </table:table-cell>
          <table:table-cell office:value-type="float" office:value="1999439.67424242" calcext:value-type="float">
            <text:p>1999439.67424242</text:p>
          </table:table-cell>
          <table:table-cell office:value-type="float" office:value="10467764.6060606" calcext:value-type="float">
            <text:p>10467764.606060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6520.916666667" calcext:value-type="float">
            <text:p>116520.916666667</text:p>
          </table:table-cell>
          <table:table-cell office:value-type="float" office:value="-431" calcext:value-type="float">
            <text:p>-431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078" calcext:value-type="float">
            <text:p>14078</text:p>
          </table:table-cell>
          <table:table-cell office:value-type="float" office:value="21224.527764" calcext:value-type="float">
            <text:p>21224.5277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6248.484848485" calcext:value-type="float">
            <text:p>136248.484848485</text:p>
          </table:table-cell>
          <table:table-cell office:value-type="float" office:value="1514.01515151515" calcext:value-type="float">
            <text:p>1514.01515151515</text:p>
          </table:table-cell>
          <table:table-cell office:value-type="float" office:value="1414470.54545455" calcext:value-type="float">
            <text:p>1414470.545454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47204.2424242" calcext:value-type="float">
            <text:p>12247204.2424242</text:p>
          </table:table-cell>
          <table:table-cell office:value-type="float" office:value="2354948.06060606" calcext:value-type="float">
            <text:p>2354948.06060606</text:p>
          </table:table-cell>
          <table:table-cell office:value-type="float" office:value="9892256.18181818" calcext:value-type="float">
            <text:p>9892256.1818181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18685.174242424" calcext:value-type="float">
            <text:p>118685.174242424</text:p>
          </table:table-cell>
          <table:table-cell office:value-type="float" office:value="-529" calcext:value-type="float">
            <text:p>-529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607" calcext:value-type="float">
            <text:p>14607</text:p>
          </table:table-cell>
          <table:table-cell office:value-type="float" office:value="27029.406294" calcext:value-type="float">
            <text:p>27029.40629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9104.242424242" calcext:value-type="float">
            <text:p>149104.242424242</text:p>
          </table:table-cell>
          <table:table-cell office:value-type="float" office:value="1528.21212121212" calcext:value-type="float">
            <text:p>1528.21212121212</text:p>
          </table:table-cell>
          <table:table-cell office:value-type="float" office:value="1416222.66666667" calcext:value-type="float">
            <text:p>1416222.6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84186.2954545" calcext:value-type="float">
            <text:p>12184186.2954545</text:p>
          </table:table-cell>
          <table:table-cell office:value-type="float" office:value="2191317.99242424" calcext:value-type="float">
            <text:p>2191317.99242424</text:p>
          </table:table-cell>
          <table:table-cell office:value-type="float" office:value="9992868.3030303" calcext:value-type="float">
            <text:p>9992868.303030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0865.515151515" calcext:value-type="float">
            <text:p>120865.515151515</text:p>
          </table:table-cell>
          <table:table-cell office:value-type="float" office:value="-599" calcext:value-type="float">
            <text:p>-599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99" calcext:value-type="float">
            <text:p>14599</text:p>
          </table:table-cell>
          <table:table-cell office:value-type="float" office:value="30589.313898" calcext:value-type="float">
            <text:p>30589.31389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1973.181818182" calcext:value-type="float">
            <text:p>151973.181818182</text:p>
          </table:table-cell>
          <table:table-cell office:value-type="float" office:value="1531.11363636364" calcext:value-type="float">
            <text:p>1531.11363636364</text:p>
          </table:table-cell>
          <table:table-cell office:value-type="float" office:value="1416326.84848485" calcext:value-type="float">
            <text:p>1416326.8484848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36539.6439394" calcext:value-type="float">
            <text:p>12436539.6439394</text:p>
          </table:table-cell>
          <table:table-cell office:value-type="float" office:value="2187145.52272727" calcext:value-type="float">
            <text:p>2187145.52272727</text:p>
          </table:table-cell>
          <table:table-cell office:value-type="float" office:value="10249394.1212121" calcext:value-type="float">
            <text:p>10249394.121212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3055.159090909" calcext:value-type="float">
            <text:p>123055.159090909</text:p>
          </table:table-cell>
          <table:table-cell office:value-type="float" office:value="-509.613636363636" calcext:value-type="float">
            <text:p>-509.613636363636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58" calcext:value-type="float">
            <text:p>14558</text:p>
          </table:table-cell>
          <table:table-cell office:value-type="float" office:value="25951.505703" calcext:value-type="float">
            <text:p>25951.50570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7294.454545455" calcext:value-type="float">
            <text:p>157294.454545455</text:p>
          </table:table-cell>
          <table:table-cell office:value-type="float" office:value="1536.64393939394" calcext:value-type="float">
            <text:p>1536.64393939394</text:p>
          </table:table-cell>
          <table:table-cell office:value-type="float" office:value="1416616.03030303" calcext:value-type="float">
            <text:p>1416616.0303030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88452.4318182" calcext:value-type="float">
            <text:p>12588452.4318182</text:p>
          </table:table-cell>
          <table:table-cell office:value-type="float" office:value="1901106.25" calcext:value-type="float">
            <text:p>1901106.25</text:p>
          </table:table-cell>
          <table:table-cell office:value-type="float" office:value="10687346.1818182" calcext:value-type="float">
            <text:p>10687346.1818182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5226.378787879" calcext:value-type="float">
            <text:p>125226.378787879</text:p>
          </table:table-cell>
          <table:table-cell office:value-type="float" office:value="-428" calcext:value-type="float">
            <text:p>-428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01" calcext:value-type="float">
            <text:p>14501</text:p>
          </table:table-cell>
          <table:table-cell office:value-type="float" office:value="21710.085144" calcext:value-type="float">
            <text:p>21710.0851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3339.358778626" calcext:value-type="float">
            <text:p>133339.358778626</text:p>
          </table:table-cell>
          <table:table-cell office:value-type="float" office:value="1549.38167938931" calcext:value-type="float">
            <text:p>1549.38167938931</text:p>
          </table:table-cell>
          <table:table-cell office:value-type="float" office:value="1453716.15267176" calcext:value-type="float">
            <text:p>1453716.152671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98488.3358779" calcext:value-type="float">
            <text:p>12398488.3358779</text:p>
          </table:table-cell>
          <table:table-cell office:value-type="float" office:value="2071098.35114504" calcext:value-type="float">
            <text:p>2071098.35114504</text:p>
          </table:table-cell>
          <table:table-cell office:value-type="float" office:value="10327389.9847328" calcext:value-type="float">
            <text:p>10327389.984732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7386.160305344" calcext:value-type="float">
            <text:p>127386.160305344</text:p>
          </table:table-cell>
          <table:table-cell office:value-type="float" office:value="-451.358778625954" calcext:value-type="float">
            <text:p>-451.358778625954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573" calcext:value-type="float">
            <text:p>14573</text:p>
          </table:table-cell>
          <table:table-cell office:value-type="float" office:value="23008.6248802443" calcext:value-type="float">
            <text:p>23008.624880244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377.454545455" calcext:value-type="float">
            <text:p>127377.454545455</text:p>
          </table:table-cell>
          <table:table-cell office:value-type="float" office:value="1556.7803030303" calcext:value-type="float">
            <text:p>1556.7803030303</text:p>
          </table:table-cell>
          <table:table-cell office:value-type="float" office:value="1467326.48484848" calcext:value-type="float">
            <text:p>1467326.484848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17493.8484848" calcext:value-type="float">
            <text:p>12217493.8484848</text:p>
          </table:table-cell>
          <table:table-cell office:value-type="float" office:value="1819630.03030303" calcext:value-type="float">
            <text:p>1819630.03030303</text:p>
          </table:table-cell>
          <table:table-cell office:value-type="float" office:value="10397863.8181818" calcext:value-type="float">
            <text:p>10397863.8181818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29525.734848485" calcext:value-type="float">
            <text:p>129525.734848485</text:p>
          </table:table-cell>
          <table:table-cell office:value-type="float" office:value="-479" calcext:value-type="float">
            <text:p>-479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373" calcext:value-type="float">
            <text:p>14373</text:p>
          </table:table-cell>
          <table:table-cell office:value-type="float" office:value="24082.565166" calcext:value-type="float">
            <text:p>24082.56516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106.07518797" calcext:value-type="float">
            <text:p>122106.07518797</text:p>
          </table:table-cell>
          <table:table-cell office:value-type="float" office:value="1552.14285714286" calcext:value-type="float">
            <text:p>1552.14285714286</text:p>
          </table:table-cell>
          <table:table-cell office:value-type="float" office:value="1467802.19548872" calcext:value-type="float">
            <text:p>1467802.195488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98528.1503759" calcext:value-type="float">
            <text:p>11898528.1503759</text:p>
          </table:table-cell>
          <table:table-cell office:value-type="float" office:value="2272829.32330827" calcext:value-type="float">
            <text:p>2272829.32330827</text:p>
          </table:table-cell>
          <table:table-cell office:value-type="float" office:value="9625698.82706767" calcext:value-type="float">
            <text:p>9625698.82706767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1711.180451128" calcext:value-type="float">
            <text:p>131711.180451128</text:p>
          </table:table-cell>
          <table:table-cell office:value-type="float" office:value="-516.759398496241" calcext:value-type="float">
            <text:p>-516.759398496241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463" calcext:value-type="float">
            <text:p>14463</text:p>
          </table:table-cell>
          <table:table-cell office:value-type="float" office:value="26143.671349218" calcext:value-type="float">
            <text:p>26143.67134921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4833.074626866" calcext:value-type="float">
            <text:p>104833.074626866</text:p>
          </table:table-cell>
          <table:table-cell office:value-type="float" office:value="1537.03731343284" calcext:value-type="float">
            <text:p>1537.03731343284</text:p>
          </table:table-cell>
          <table:table-cell office:value-type="float" office:value="1469603.07462687" calcext:value-type="float">
            <text:p>1469603.0746268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91989.0522388" calcext:value-type="float">
            <text:p>12191989.0522388</text:p>
          </table:table-cell>
          <table:table-cell office:value-type="float" office:value="2135182.00746269" calcext:value-type="float">
            <text:p>2135182.00746269</text:p>
          </table:table-cell>
          <table:table-cell office:value-type="float" office:value="10056807.0447761" calcext:value-type="float">
            <text:p>10056807.0447761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3853.753731343" calcext:value-type="float">
            <text:p>133853.753731343</text:p>
          </table:table-cell>
          <table:table-cell office:value-type="float" office:value="-572" calcext:value-type="float">
            <text:p>-572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4471" calcext:value-type="float">
            <text:p>14471</text:p>
          </table:table-cell>
          <table:table-cell office:value-type="float" office:value="28954.387176" calcext:value-type="float">
            <text:p>28954.38717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294.676691729" calcext:value-type="float">
            <text:p>111294.676691729</text:p>
          </table:table-cell>
          <table:table-cell office:value-type="float" office:value="1543.54135338346" calcext:value-type="float">
            <text:p>1543.54135338346</text:p>
          </table:table-cell>
          <table:table-cell office:value-type="float" office:value="1469954.73684211" calcext:value-type="float">
            <text:p>1469954.7368421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00506.7218045" calcext:value-type="float">
            <text:p>12200506.7218045</text:p>
          </table:table-cell>
          <table:table-cell office:value-type="float" office:value="2204559.11278195" calcext:value-type="float">
            <text:p>2204559.11278195</text:p>
          </table:table-cell>
          <table:table-cell office:value-type="float" office:value="9995947.60902256" calcext:value-type="float">
            <text:p>9995947.60902256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6044.345864662" calcext:value-type="float">
            <text:p>136044.345864662</text:p>
          </table:table-cell>
          <table:table-cell office:value-type="float" office:value="-514.932330827068" calcext:value-type="float">
            <text:p>-514.932330827068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4706" calcext:value-type="float">
            <text:p>14706</text:p>
          </table:table-cell>
          <table:table-cell office:value-type="float" office:value="26610.098328" calcext:value-type="float">
            <text:p>26610.0983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261.34351145" calcext:value-type="float">
            <text:p>110261.34351145</text:p>
          </table:table-cell>
          <table:table-cell office:value-type="float" office:value="1542.65648854962" calcext:value-type="float">
            <text:p>1542.65648854962</text:p>
          </table:table-cell>
          <table:table-cell office:value-type="float" office:value="1470048" calcext:value-type="float">
            <text:p>14700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13374.2977099" calcext:value-type="float">
            <text:p>11813374.2977099</text:p>
          </table:table-cell>
          <table:table-cell office:value-type="float" office:value="2098749.50381679" calcext:value-type="float">
            <text:p>2098749.50381679</text:p>
          </table:table-cell>
          <table:table-cell office:value-type="float" office:value="9714624.79389313" calcext:value-type="float">
            <text:p>9714624.79389313</text:p>
          </table:table-cell>
          <table:table-cell office:value-type="float" office:value="8" calcext:value-type="float">
            <text:p>8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38210.603053435" calcext:value-type="float">
            <text:p>138210.603053435</text:p>
          </table:table-cell>
          <table:table-cell office:value-type="float" office:value="-407" calcext:value-type="float">
            <text:p>-407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4637" calcext:value-type="float">
            <text:p>14637</text:p>
          </table:table-cell>
          <table:table-cell office:value-type="float" office:value="20933.808126" calcext:value-type="float">
            <text:p>20933.80812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9519.772357724" calcext:value-type="float">
            <text:p>109519.772357724</text:p>
          </table:table-cell>
          <table:table-cell office:value-type="float" office:value="1531.88617886179" calcext:value-type="float">
            <text:p>1531.88617886179</text:p>
          </table:table-cell>
          <table:table-cell office:value-type="float" office:value="1459737.20325203" calcext:value-type="float">
            <text:p>1459737.2032520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84799.6260163" calcext:value-type="float">
            <text:p>12684799.6260163</text:p>
          </table:table-cell>
          <table:table-cell office:value-type="float" office:value="1976076.50406504" calcext:value-type="float">
            <text:p>1976076.50406504</text:p>
          </table:table-cell>
          <table:table-cell office:value-type="float" office:value="10708723.1219512" calcext:value-type="float">
            <text:p>10708723.1219512</text:p>
          </table:table-cell>
          <table:table-cell office:value-type="float" office:value="8" calcext:value-type="float">
            <text:p>8</text:p>
          </table:table-cell>
          <table:table-cell office:value-type="float" office:value="1883731.70731707" calcext:value-type="float">
            <text:p>1883731.70731707</text:p>
          </table:table-cell>
          <table:table-cell office:value-type="float" office:value="140259.040650407" calcext:value-type="float">
            <text:p>140259.040650407</text:p>
          </table:table-cell>
          <table:table-cell office:value-type="float" office:value="-244.861788617886" calcext:value-type="float">
            <text:p>-244.861788617886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4362" calcext:value-type="float">
            <text:p>14362</text:p>
          </table:table-cell>
          <table:table-cell office:value-type="float" office:value="12357.7013985691" calcext:value-type="float">
            <text:p>12357.70139856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2471.611650485" calcext:value-type="float">
            <text:p>142471.611650485</text:p>
          </table:table-cell>
          <table:table-cell office:value-type="float" office:value="1527.38834951456" calcext:value-type="float">
            <text:p>1527.38834951456</text:p>
          </table:table-cell>
          <table:table-cell office:value-type="float" office:value="1422053.94174757" calcext:value-type="float">
            <text:p>1422053.9417475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18395.8737864" calcext:value-type="float">
            <text:p>10818395.8737864</text:p>
          </table:table-cell>
          <table:table-cell office:value-type="float" office:value="2150568.45631068" calcext:value-type="float">
            <text:p>2150568.45631068</text:p>
          </table:table-cell>
          <table:table-cell office:value-type="float" office:value="8667827.41747573" calcext:value-type="float">
            <text:p>8667827.4174757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1927.757281553" calcext:value-type="float">
            <text:p>141927.757281553</text:p>
          </table:table-cell>
          <table:table-cell office:value-type="float" office:value="-184.184466019417" calcext:value-type="float">
            <text:p>-184.184466019417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3617" calcext:value-type="float">
            <text:p>13617</text:p>
          </table:table-cell>
          <table:table-cell office:value-type="float" office:value="8813.25211648544" calcext:value-type="float">
            <text:p>8813.252116485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9496.554455446" calcext:value-type="float">
            <text:p>129496.554455446</text:p>
          </table:table-cell>
          <table:table-cell office:value-type="float" office:value="1517.91089108911" calcext:value-type="float">
            <text:p>1517.91089108911</text:p>
          </table:table-cell>
          <table:table-cell office:value-type="float" office:value="1425219.44554455" calcext:value-type="float">
            <text:p>1425219.4455445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11937.4752475" calcext:value-type="float">
            <text:p>12511937.4752475</text:p>
          </table:table-cell>
          <table:table-cell office:value-type="float" office:value="1732819.93069307" calcext:value-type="float">
            <text:p>1732819.93069307</text:p>
          </table:table-cell>
          <table:table-cell office:value-type="float" office:value="10779117.5445545" calcext:value-type="float">
            <text:p>10779117.544554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3469.574257426" calcext:value-type="float">
            <text:p>143469.574257426</text:p>
          </table:table-cell>
          <table:table-cell office:value-type="float" office:value="-352.128712871287" calcext:value-type="float">
            <text:p>-352.128712871287</text:p>
          </table:table-cell>
          <table:table-cell office:value-type="float" office:value="3578" calcext:value-type="float">
            <text:p>3578</text:p>
          </table:table-cell>
          <table:table-cell office:value-type="float" office:value="20" calcext:value-type="float">
            <text:p>20</text:p>
          </table:table-cell>
          <table:table-cell office:value-type="float" office:value="10919" calcext:value-type="float">
            <text:p>10919</text:p>
          </table:table-cell>
          <table:table-cell office:value-type="float" office:value="13757.0286418812" calcext:value-type="float">
            <text:p>13757.02864188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700.6" calcext:value-type="float">
            <text:p>115700.6</text:p>
          </table:table-cell>
          <table:table-cell office:value-type="float" office:value="1510.37" calcext:value-type="float">
            <text:p>1510.37</text:p>
          </table:table-cell>
          <table:table-cell office:value-type="float" office:value="1431566.4" calcext:value-type="float">
            <text:p>1431566.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95022.74" calcext:value-type="float">
            <text:p>12695022.74</text:p>
          </table:table-cell>
          <table:table-cell office:value-type="float" office:value="2169687.46" calcext:value-type="float">
            <text:p>2169687.46</text:p>
          </table:table-cell>
          <table:table-cell office:value-type="float" office:value="10525335.28" calcext:value-type="float">
            <text:p>10525335.28</text:p>
          </table:table-cell>
          <table:table-cell office:value-type="float" office:value="8" calcext:value-type="float">
            <text:p>8</text:p>
          </table:table-cell>
          <table:table-cell office:value-type="float" office:value="2312440" calcext:value-type="float">
            <text:p>2312440</text:p>
          </table:table-cell>
          <table:table-cell office:value-type="float" office:value="145053.55" calcext:value-type="float">
            <text:p>145053.55</text:p>
          </table:table-cell>
          <table:table-cell office:value-type="float" office:value="-113.26" calcext:value-type="float">
            <text:p>-113.26</text:p>
          </table:table-cell>
          <table:table-cell office:value-type="float" office:value="3530" calcext:value-type="float">
            <text:p>3530</text:p>
          </table:table-cell>
          <table:table-cell office:value-type="float" office:value="20" calcext:value-type="float">
            <text:p>20</text:p>
          </table:table-cell>
          <table:table-cell office:value-type="float" office:value="10850" calcext:value-type="float">
            <text:p>10850</text:p>
          </table:table-cell>
          <table:table-cell office:value-type="float" office:value="4337.91463" calcext:value-type="float">
            <text:p>4337.9146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2397.08" calcext:value-type="float">
            <text:p>132397.08</text:p>
          </table:table-cell>
          <table:table-cell office:value-type="float" office:value="1483.92" calcext:value-type="float">
            <text:p>1483.92</text:p>
          </table:table-cell>
          <table:table-cell office:value-type="float" office:value="1387743.48" calcext:value-type="float">
            <text:p>1387743.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58155.98" calcext:value-type="float">
            <text:p>12258155.98</text:p>
          </table:table-cell>
          <table:table-cell office:value-type="float" office:value="2109555.42" calcext:value-type="float">
            <text:p>2109555.42</text:p>
          </table:table-cell>
          <table:table-cell office:value-type="float" office:value="10148600.56" calcext:value-type="float">
            <text:p>10148600.56</text:p>
          </table:table-cell>
          <table:table-cell office:value-type="float" office:value="8" calcext:value-type="float">
            <text:p>8</text:p>
          </table:table-cell>
          <table:table-cell office:value-type="float" office:value="2303080" calcext:value-type="float">
            <text:p>2303080</text:p>
          </table:table-cell>
          <table:table-cell office:value-type="float" office:value="146654.06" calcext:value-type="float">
            <text:p>146654.06</text:p>
          </table:table-cell>
          <table:table-cell office:value-type="float" office:value="-330.32" calcext:value-type="float">
            <text:p>-330.32</text:p>
          </table:table-cell>
          <table:table-cell office:value-type="float" office:value="3577" calcext:value-type="float">
            <text:p>3577</text:p>
          </table:table-cell>
          <table:table-cell office:value-type="float" office:value="20" calcext:value-type="float">
            <text:p>20</text:p>
          </table:table-cell>
          <table:table-cell office:value-type="float" office:value="10891" calcext:value-type="float">
            <text:p>10891</text:p>
          </table:table-cell>
          <table:table-cell office:value-type="float" office:value="12868.31158424" calcext:value-type="float">
            <text:p>12868.3115842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8543.111111111" calcext:value-type="float">
            <text:p>138543.111111111</text:p>
          </table:table-cell>
          <table:table-cell office:value-type="float" office:value="1464.82828282828" calcext:value-type="float">
            <text:p>1464.82828282828</text:p>
          </table:table-cell>
          <table:table-cell office:value-type="float" office:value="1361900.68686869" calcext:value-type="float">
            <text:p>1361900.6868686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73683.2626263" calcext:value-type="float">
            <text:p>12173683.2626263</text:p>
          </table:table-cell>
          <table:table-cell office:value-type="float" office:value="2247139.34343434" calcext:value-type="float">
            <text:p>2247139.34343434</text:p>
          </table:table-cell>
          <table:table-cell office:value-type="float" office:value="9926543.91919192" calcext:value-type="float">
            <text:p>9926543.919191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48219.666666667" calcext:value-type="float">
            <text:p>148219.666666667</text:p>
          </table:table-cell>
          <table:table-cell office:value-type="float" office:value="-318.909090909091" calcext:value-type="float">
            <text:p>-318.909090909091</text:p>
          </table:table-cell>
          <table:table-cell office:value-type="float" office:value="3587" calcext:value-type="float">
            <text:p>3587</text:p>
          </table:table-cell>
          <table:table-cell office:value-type="float" office:value="20" calcext:value-type="float">
            <text:p>20</text:p>
          </table:table-cell>
          <table:table-cell office:value-type="float" office:value="10802" calcext:value-type="float">
            <text:p>10802</text:p>
          </table:table-cell>
          <table:table-cell office:value-type="float" office:value="12356.698472" calcext:value-type="float">
            <text:p>12356.6984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926.545454545" calcext:value-type="float">
            <text:p>118926.545454545</text:p>
          </table:table-cell>
          <table:table-cell office:value-type="float" office:value="1455.67676767677" calcext:value-type="float">
            <text:p>1455.67676767677</text:p>
          </table:table-cell>
          <table:table-cell office:value-type="float" office:value="1372226.06060606" calcext:value-type="float">
            <text:p>1372226.0606060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13882.1818182" calcext:value-type="float">
            <text:p>11513882.1818182</text:p>
          </table:table-cell>
          <table:table-cell office:value-type="float" office:value="2430317.97979798" calcext:value-type="float">
            <text:p>2430317.97979798</text:p>
          </table:table-cell>
          <table:table-cell office:value-type="float" office:value="9083564.2020202" calcext:value-type="float">
            <text:p>9083564.2020202</text:p>
          </table:table-cell>
          <table:table-cell office:value-type="float" office:value="8" calcext:value-type="float">
            <text:p>8</text:p>
          </table:table-cell>
          <table:table-cell office:value-type="float" office:value="2312424.24242424" calcext:value-type="float">
            <text:p>2312424.24242424</text:p>
          </table:table-cell>
          <table:table-cell office:value-type="float" office:value="149798.131313131" calcext:value-type="float">
            <text:p>149798.131313131</text:p>
          </table:table-cell>
          <table:table-cell office:value-type="float" office:value="-131.272727272727" calcext:value-type="float">
            <text:p>-131.272727272727</text:p>
          </table:table-cell>
          <table:table-cell office:value-type="float" office:value="3587" calcext:value-type="float">
            <text:p>3587</text:p>
          </table:table-cell>
          <table:table-cell office:value-type="float" office:value="20" calcext:value-type="float">
            <text:p>20</text:p>
          </table:table-cell>
          <table:table-cell office:value-type="float" office:value="10729" calcext:value-type="float">
            <text:p>10729</text:p>
          </table:table-cell>
          <table:table-cell office:value-type="float" office:value="5052.02080109091" calcext:value-type="float">
            <text:p>5052.020801090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010.891089109" calcext:value-type="float">
            <text:p>113010.891089109</text:p>
          </table:table-cell>
          <table:table-cell office:value-type="float" office:value="1447.76237623762" calcext:value-type="float">
            <text:p>1447.76237623762</text:p>
          </table:table-cell>
          <table:table-cell office:value-type="float" office:value="1370079.92079208" calcext:value-type="float">
            <text:p>1370079.9207920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17703.5247525" calcext:value-type="float">
            <text:p>12217703.5247525</text:p>
          </table:table-cell>
          <table:table-cell office:value-type="float" office:value="1991199.52475248" calcext:value-type="float">
            <text:p>1991199.52475248</text:p>
          </table:table-cell>
          <table:table-cell office:value-type="float" office:value="10226504" calcext:value-type="float">
            <text:p>1022650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1373.277227723" calcext:value-type="float">
            <text:p>151373.277227723</text:p>
          </table:table-cell>
          <table:table-cell office:value-type="float" office:value="-118.950495049505" calcext:value-type="float">
            <text:p>-118.950495049505</text:p>
          </table:table-cell>
          <table:table-cell office:value-type="float" office:value="3566" calcext:value-type="float">
            <text:p>3566</text:p>
          </table:table-cell>
          <table:table-cell office:value-type="float" office:value="20" calcext:value-type="float">
            <text:p>20</text:p>
          </table:table-cell>
          <table:table-cell office:value-type="float" office:value="10635" calcext:value-type="float">
            <text:p>10635</text:p>
          </table:table-cell>
          <table:table-cell office:value-type="float" office:value="4511.1273439604" calcext:value-type="float">
            <text:p>4511.127343960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672" calcext:value-type="float">
            <text:p>118672</text:p>
          </table:table-cell>
          <table:table-cell office:value-type="float" office:value="1453.04" calcext:value-type="float">
            <text:p>1453.04</text:p>
          </table:table-cell>
          <table:table-cell office:value-type="float" office:value="1369903.6" calcext:value-type="float">
            <text:p>1369903.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90770.61" calcext:value-type="float">
            <text:p>12090770.61</text:p>
          </table:table-cell>
          <table:table-cell office:value-type="float" office:value="2149152.45" calcext:value-type="float">
            <text:p>2149152.45</text:p>
          </table:table-cell>
          <table:table-cell office:value-type="float" office:value="9941618.16" calcext:value-type="float">
            <text:p>9941618.1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2960.72" calcext:value-type="float">
            <text:p>152960.72</text:p>
          </table:table-cell>
          <table:table-cell office:value-type="float" office:value="-154.08" calcext:value-type="float">
            <text:p>-154.08</text:p>
          </table:table-cell>
          <table:table-cell office:value-type="float" office:value="3566" calcext:value-type="float">
            <text:p>3566</text:p>
          </table:table-cell>
          <table:table-cell office:value-type="float" office:value="20" calcext:value-type="float">
            <text:p>20</text:p>
          </table:table-cell>
          <table:table-cell office:value-type="float" office:value="10944" calcext:value-type="float">
            <text:p>10944</text:p>
          </table:table-cell>
          <table:table-cell office:value-type="float" office:value="6013.17292032" calcext:value-type="float">
            <text:p>6013.172920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074.352941176" calcext:value-type="float">
            <text:p>115074.352941176</text:p>
          </table:table-cell>
          <table:table-cell office:value-type="float" office:value="1451.78431372549" calcext:value-type="float">
            <text:p>1451.78431372549</text:p>
          </table:table-cell>
          <table:table-cell office:value-type="float" office:value="1372131.09803922" calcext:value-type="float">
            <text:p>1372131.0980392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87881.4215686" calcext:value-type="float">
            <text:p>12387881.4215686</text:p>
          </table:table-cell>
          <table:table-cell office:value-type="float" office:value="1822361.57843137" calcext:value-type="float">
            <text:p>1822361.57843137</text:p>
          </table:table-cell>
          <table:table-cell office:value-type="float" office:value="10565519.8431373" calcext:value-type="float">
            <text:p>10565519.8431373</text:p>
          </table:table-cell>
          <table:table-cell office:value-type="float" office:value="8" calcext:value-type="float">
            <text:p>8</text:p>
          </table:table-cell>
          <table:table-cell office:value-type="float" office:value="2297686.2745098" calcext:value-type="float">
            <text:p>2297686.2745098</text:p>
          </table:table-cell>
          <table:table-cell office:value-type="float" office:value="154547.774509804" calcext:value-type="float">
            <text:p>154547.774509804</text:p>
          </table:table-cell>
          <table:table-cell office:value-type="float" office:value="-87.2941176470588" calcext:value-type="float">
            <text:p>-87.2941176470588</text:p>
          </table:table-cell>
          <table:table-cell office:value-type="float" office:value="3620" calcext:value-type="float">
            <text:p>3620</text:p>
          </table:table-cell>
          <table:table-cell office:value-type="float" office:value="20" calcext:value-type="float">
            <text:p>20</text:p>
          </table:table-cell>
          <table:table-cell office:value-type="float" office:value="10750" calcext:value-type="float">
            <text:p>10750</text:p>
          </table:table-cell>
          <table:table-cell office:value-type="float" office:value="3397.05058823529" calcext:value-type="float">
            <text:p>3397.0505882352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855.96039604" calcext:value-type="float">
            <text:p>111855.96039604</text:p>
          </table:table-cell>
          <table:table-cell office:value-type="float" office:value="1449.74257425743" calcext:value-type="float">
            <text:p>1449.74257425743</text:p>
          </table:table-cell>
          <table:table-cell office:value-type="float" office:value="1373228.51485149" calcext:value-type="float">
            <text:p>1373228.5148514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25131.4257426" calcext:value-type="float">
            <text:p>11725131.4257426</text:p>
          </table:table-cell>
          <table:table-cell office:value-type="float" office:value="2135099.34653465" calcext:value-type="float">
            <text:p>2135099.34653465</text:p>
          </table:table-cell>
          <table:table-cell office:value-type="float" office:value="9590032.07920792" calcext:value-type="float">
            <text:p>9590032.07920792</text:p>
          </table:table-cell>
          <table:table-cell office:value-type="float" office:value="8" calcext:value-type="float">
            <text:p>8</text:p>
          </table:table-cell>
          <table:table-cell office:value-type="float" office:value="2305633.66336634" calcext:value-type="float">
            <text:p>2305633.66336634</text:p>
          </table:table-cell>
          <table:table-cell office:value-type="float" office:value="156132.386138614" calcext:value-type="float">
            <text:p>156132.386138614</text:p>
          </table:table-cell>
          <table:table-cell office:value-type="float" office:value="-39.4653465346535" calcext:value-type="float">
            <text:p>-39.4653465346535</text:p>
          </table:table-cell>
          <table:table-cell office:value-type="float" office:value="3619" calcext:value-type="float">
            <text:p>3619</text:p>
          </table:table-cell>
          <table:table-cell office:value-type="float" office:value="20" calcext:value-type="float">
            <text:p>20</text:p>
          </table:table-cell>
          <table:table-cell office:value-type="float" office:value="11007" calcext:value-type="float">
            <text:p>11007</text:p>
          </table:table-cell>
          <table:table-cell office:value-type="float" office:value="1572.07575582178" calcext:value-type="float">
            <text:p>1572.0757558217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267.8" calcext:value-type="float">
            <text:p>117267.8</text:p>
          </table:table-cell>
          <table:table-cell office:value-type="float" office:value="1448.11" calcext:value-type="float">
            <text:p>1448.11</text:p>
          </table:table-cell>
          <table:table-cell office:value-type="float" office:value="1366038.24" calcext:value-type="float">
            <text:p>1366038.2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69062.08" calcext:value-type="float">
            <text:p>12269062.08</text:p>
          </table:table-cell>
          <table:table-cell office:value-type="float" office:value="1926316.32" calcext:value-type="float">
            <text:p>1926316.32</text:p>
          </table:table-cell>
          <table:table-cell office:value-type="float" office:value="10342745.76" calcext:value-type="float">
            <text:p>10342745.76</text:p>
          </table:table-cell>
          <table:table-cell office:value-type="float" office:value="8" calcext:value-type="float">
            <text:p>8</text:p>
          </table:table-cell>
          <table:table-cell office:value-type="float" office:value="2312440" calcext:value-type="float">
            <text:p>2312440</text:p>
          </table:table-cell>
          <table:table-cell office:value-type="float" office:value="157709.8" calcext:value-type="float">
            <text:p>157709.8</text:p>
          </table:table-cell>
          <table:table-cell office:value-type="float" office:value="-128.62" calcext:value-type="float">
            <text:p>-128.62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10863" calcext:value-type="float">
            <text:p>10863</text:p>
          </table:table-cell>
          <table:table-cell office:value-type="float" office:value="5059.25779626" calcext:value-type="float">
            <text:p>5059.2577962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299.96039604" calcext:value-type="float">
            <text:p>124299.96039604</text:p>
          </table:table-cell>
          <table:table-cell office:value-type="float" office:value="1455.67326732673" calcext:value-type="float">
            <text:p>1455.67326732673</text:p>
          </table:table-cell>
          <table:table-cell office:value-type="float" office:value="1366728.31683168" calcext:value-type="float">
            <text:p>1366728.3168316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95613.5049505" calcext:value-type="float">
            <text:p>12495613.5049505</text:p>
          </table:table-cell>
          <table:table-cell office:value-type="float" office:value="2110804.23762376" calcext:value-type="float">
            <text:p>2110804.23762376</text:p>
          </table:table-cell>
          <table:table-cell office:value-type="float" office:value="10384809.2673267" calcext:value-type="float">
            <text:p>10384809.267326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59299.069306931" calcext:value-type="float">
            <text:p>159299.069306931</text:p>
          </table:table-cell>
          <table:table-cell office:value-type="float" office:value="-299.39603960396" calcext:value-type="float">
            <text:p>-299.39603960396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10781" calcext:value-type="float">
            <text:p>10781</text:p>
          </table:table-cell>
          <table:table-cell office:value-type="float" office:value="11691.0506821584" calcext:value-type="float">
            <text:p>11691.050682158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391.84" calcext:value-type="float">
            <text:p>126391.84</text:p>
          </table:table-cell>
          <table:table-cell office:value-type="float" office:value="1457.82" calcext:value-type="float">
            <text:p>1457.82</text:p>
          </table:table-cell>
          <table:table-cell office:value-type="float" office:value="1366904" calcext:value-type="float">
            <text:p>13669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1083.15" calcext:value-type="float">
            <text:p>11951083.15</text:p>
          </table:table-cell>
          <table:table-cell office:value-type="float" office:value="2357074.43" calcext:value-type="float">
            <text:p>2357074.43</text:p>
          </table:table-cell>
          <table:table-cell office:value-type="float" office:value="9594008.72" calcext:value-type="float">
            <text:p>9594008.72</text:p>
          </table:table-cell>
          <table:table-cell office:value-type="float" office:value="8" calcext:value-type="float">
            <text:p>8</text:p>
          </table:table-cell>
          <table:table-cell office:value-type="float" office:value="2305550" calcext:value-type="float">
            <text:p>2305550</text:p>
          </table:table-cell>
          <table:table-cell office:value-type="float" office:value="160862.9" calcext:value-type="float">
            <text:p>160862.9</text:p>
          </table:table-cell>
          <table:table-cell office:value-type="float" office:value="-167.16" calcext:value-type="float">
            <text:p>-167.16</text:p>
          </table:table-cell>
          <table:table-cell office:value-type="float" office:value="3624" calcext:value-type="float">
            <text:p>3624</text:p>
          </table:table-cell>
          <table:table-cell office:value-type="float" office:value="20" calcext:value-type="float">
            <text:p>20</text:p>
          </table:table-cell>
          <table:table-cell office:value-type="float" office:value="10854" calcext:value-type="float">
            <text:p>10854</text:p>
          </table:table-cell>
          <table:table-cell office:value-type="float" office:value="6575.22121536" calcext:value-type="float">
            <text:p>6575.221215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0403.04" calcext:value-type="float">
            <text:p>140403.04</text:p>
          </table:table-cell>
          <table:table-cell office:value-type="float" office:value="1471.66" calcext:value-type="float">
            <text:p>1471.66</text:p>
          </table:table-cell>
          <table:table-cell office:value-type="float" office:value="1367102.36" calcext:value-type="float">
            <text:p>1367102.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80837.22" calcext:value-type="float">
            <text:p>11880837.22</text:p>
          </table:table-cell>
          <table:table-cell office:value-type="float" office:value="2032792.9" calcext:value-type="float">
            <text:p>2032792.9</text:p>
          </table:table-cell>
          <table:table-cell office:value-type="float" office:value="9848044.32" calcext:value-type="float">
            <text:p>9848044.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2421.25" calcext:value-type="float">
            <text:p>162421.25</text:p>
          </table:table-cell>
          <table:table-cell office:value-type="float" office:value="-42.66" calcext:value-type="float">
            <text:p>-42.66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10765" calcext:value-type="float">
            <text:p>10765</text:p>
          </table:table-cell>
          <table:table-cell office:value-type="float" office:value="1662.8895729" calcext:value-type="float">
            <text:p>1662.889572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2284.857142857" calcext:value-type="float">
            <text:p>152284.857142857</text:p>
          </table:table-cell>
          <table:table-cell office:value-type="float" office:value="1494.82653061224" calcext:value-type="float">
            <text:p>1494.82653061224</text:p>
          </table:table-cell>
          <table:table-cell office:value-type="float" office:value="1379044.44897959" calcext:value-type="float">
            <text:p>1379044.4489795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06390.8469388" calcext:value-type="float">
            <text:p>11606390.8469388</text:p>
          </table:table-cell>
          <table:table-cell office:value-type="float" office:value="2980419.5" calcext:value-type="float">
            <text:p>2980419.5</text:p>
          </table:table-cell>
          <table:table-cell office:value-type="float" office:value="8625971.34693878" calcext:value-type="float">
            <text:p>8625971.3469387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3931.336734694" calcext:value-type="float">
            <text:p>163931.336734694</text:p>
          </table:table-cell>
          <table:table-cell office:value-type="float" office:value="-122.326530612245" calcext:value-type="float">
            <text:p>-122.326530612245</text:p>
          </table:table-cell>
          <table:table-cell office:value-type="float" office:value="3610" calcext:value-type="float">
            <text:p>3610</text:p>
          </table:table-cell>
          <table:table-cell office:value-type="float" office:value="20" calcext:value-type="float">
            <text:p>20</text:p>
          </table:table-cell>
          <table:table-cell office:value-type="float" office:value="10677" calcext:value-type="float">
            <text:p>10677</text:p>
          </table:table-cell>
          <table:table-cell office:value-type="float" office:value="4714.95012612245" calcext:value-type="float">
            <text:p>4714.9501261224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071.52" calcext:value-type="float">
            <text:p>123071.52</text:p>
          </table:table-cell>
          <table:table-cell office:value-type="float" office:value="1466.63" calcext:value-type="float">
            <text:p>1466.63</text:p>
          </table:table-cell>
          <table:table-cell office:value-type="float" office:value="1379347.44" calcext:value-type="float">
            <text:p>1379347.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76866.47" calcext:value-type="float">
            <text:p>12276866.47</text:p>
          </table:table-cell>
          <table:table-cell office:value-type="float" office:value="1882086.63" calcext:value-type="float">
            <text:p>1882086.63</text:p>
          </table:table-cell>
          <table:table-cell office:value-type="float" office:value="10394779.84" calcext:value-type="float">
            <text:p>10394779.84</text:p>
          </table:table-cell>
          <table:table-cell office:value-type="float" office:value="8" calcext:value-type="float">
            <text:p>8</text:p>
          </table:table-cell>
          <table:table-cell office:value-type="float" office:value="2310880" calcext:value-type="float">
            <text:p>2310880</text:p>
          </table:table-cell>
          <table:table-cell office:value-type="float" office:value="165416.04" calcext:value-type="float">
            <text:p>165416.04</text:p>
          </table:table-cell>
          <table:table-cell office:value-type="float" office:value="-268.4" calcext:value-type="float">
            <text:p>-268.4</text:p>
          </table:table-cell>
          <table:table-cell office:value-type="float" office:value="3614" calcext:value-type="float">
            <text:p>3614</text:p>
          </table:table-cell>
          <table:table-cell office:value-type="float" office:value="20" calcext:value-type="float">
            <text:p>20</text:p>
          </table:table-cell>
          <table:table-cell office:value-type="float" office:value="10480" calcext:value-type="float">
            <text:p>10480</text:p>
          </table:table-cell>
          <table:table-cell office:value-type="float" office:value="10165.574848" calcext:value-type="float">
            <text:p>10165.5748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5065.36" calcext:value-type="float">
            <text:p>135065.36</text:p>
          </table:table-cell>
          <table:table-cell office:value-type="float" office:value="1480.46" calcext:value-type="float">
            <text:p>1480.46</text:p>
          </table:table-cell>
          <table:table-cell office:value-type="float" office:value="1381424.96" calcext:value-type="float">
            <text:p>1381424.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60052.67" calcext:value-type="float">
            <text:p>11960052.67</text:p>
          </table:table-cell>
          <table:table-cell office:value-type="float" office:value="2017258.35" calcext:value-type="float">
            <text:p>2017258.35</text:p>
          </table:table-cell>
          <table:table-cell office:value-type="float" office:value="9942794.32" calcext:value-type="float">
            <text:p>9942794.3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6995.15" calcext:value-type="float">
            <text:p>166995.15</text:p>
          </table:table-cell>
          <table:table-cell office:value-type="float" office:value="-415.08" calcext:value-type="float">
            <text:p>-415.08</text:p>
          </table:table-cell>
          <table:table-cell office:value-type="float" office:value="3608" calcext:value-type="float">
            <text:p>3608</text:p>
          </table:table-cell>
          <table:table-cell office:value-type="float" office:value="20" calcext:value-type="float">
            <text:p>20</text:p>
          </table:table-cell>
          <table:table-cell office:value-type="float" office:value="10795" calcext:value-type="float">
            <text:p>10795</text:p>
          </table:table-cell>
          <table:table-cell office:value-type="float" office:value="16166.6852688" calcext:value-type="float">
            <text:p>16166.68526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62447.84" calcext:value-type="float">
            <text:p>162447.84</text:p>
          </table:table-cell>
          <table:table-cell office:value-type="float" office:value="1508.55" calcext:value-type="float">
            <text:p>1508.55</text:p>
          </table:table-cell>
          <table:table-cell office:value-type="float" office:value="1382639.12" calcext:value-type="float">
            <text:p>1382639.1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23743.48" calcext:value-type="float">
            <text:p>11823743.48</text:p>
          </table:table-cell>
          <table:table-cell office:value-type="float" office:value="1795728.52" calcext:value-type="float">
            <text:p>1795728.52</text:p>
          </table:table-cell>
          <table:table-cell office:value-type="float" office:value="10028014.96" calcext:value-type="float">
            <text:p>10028014.9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68568.32" calcext:value-type="float">
            <text:p>168568.32</text:p>
          </table:table-cell>
          <table:table-cell office:value-type="float" office:value="-140.73" calcext:value-type="float">
            <text:p>-140.73</text:p>
          </table:table-cell>
          <table:table-cell office:value-type="float" office:value="3605" calcext:value-type="float">
            <text:p>3605</text:p>
          </table:table-cell>
          <table:table-cell office:value-type="float" office:value="20" calcext:value-type="float">
            <text:p>20</text:p>
          </table:table-cell>
          <table:table-cell office:value-type="float" office:value="10784" calcext:value-type="float">
            <text:p>10784</text:p>
          </table:table-cell>
          <table:table-cell office:value-type="float" office:value="5471.0645136" calcext:value-type="float">
            <text:p>5471.064513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833.44" calcext:value-type="float">
            <text:p>110833.44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1414193.44" calcext:value-type="float">
            <text:p>1414193.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41270.06" calcext:value-type="float">
            <text:p>12741270.06</text:p>
          </table:table-cell>
          <table:table-cell office:value-type="float" office:value="2495042.86" calcext:value-type="float">
            <text:p>2495042.86</text:p>
          </table:table-cell>
          <table:table-cell office:value-type="float" office:value="10246227.2" calcext:value-type="float">
            <text:p>10246227.2</text:p>
          </table:table-cell>
          <table:table-cell office:value-type="float" office:value="8" calcext:value-type="float">
            <text:p>8</text:p>
          </table:table-cell>
          <table:table-cell office:value-type="float" office:value="2309320" calcext:value-type="float">
            <text:p>2309320</text:p>
          </table:table-cell>
          <table:table-cell office:value-type="float" office:value="170171.43" calcext:value-type="float">
            <text:p>170171.43</text:p>
          </table:table-cell>
          <table:table-cell office:value-type="float" office:value="-328.2" calcext:value-type="float">
            <text:p>-328.2</text:p>
          </table:table-cell>
          <table:table-cell office:value-type="float" office:value="3549" calcext:value-type="float">
            <text:p>3549</text:p>
          </table:table-cell>
          <table:table-cell office:value-type="float" office:value="20" calcext:value-type="float">
            <text:p>20</text:p>
          </table:table-cell>
          <table:table-cell office:value-type="float" office:value="10826" calcext:value-type="float">
            <text:p>10826</text:p>
          </table:table-cell>
          <table:table-cell office:value-type="float" office:value="12609.9277668" calcext:value-type="float">
            <text:p>12609.927766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508.237623762" calcext:value-type="float">
            <text:p>118508.237623762</text:p>
          </table:table-cell>
          <table:table-cell office:value-type="float" office:value="1498.13861386139" calcext:value-type="float">
            <text:p>1498.13861386139</text:p>
          </table:table-cell>
          <table:table-cell office:value-type="float" office:value="1416056.71287129" calcext:value-type="float">
            <text:p>1416056.7128712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04370.4653465" calcext:value-type="float">
            <text:p>12404370.4653465</text:p>
          </table:table-cell>
          <table:table-cell office:value-type="float" office:value="1739932.04950495" calcext:value-type="float">
            <text:p>1739932.04950495</text:p>
          </table:table-cell>
          <table:table-cell office:value-type="float" office:value="10664438.4158416" calcext:value-type="float">
            <text:p>10664438.4158416</text:p>
          </table:table-cell>
          <table:table-cell office:value-type="float" office:value="8" calcext:value-type="float">
            <text:p>8</text:p>
          </table:table-cell>
          <table:table-cell office:value-type="float" office:value="2312455.44554455" calcext:value-type="float">
            <text:p>2312455.44554455</text:p>
          </table:table-cell>
          <table:table-cell office:value-type="float" office:value="171742.138613861" calcext:value-type="float">
            <text:p>171742.138613861</text:p>
          </table:table-cell>
          <table:table-cell office:value-type="float" office:value="-107.940594059406" calcext:value-type="float">
            <text:p>-107.940594059406</text:p>
          </table:table-cell>
          <table:table-cell office:value-type="float" office:value="3575" calcext:value-type="float">
            <text:p>3575</text:p>
          </table:table-cell>
          <table:table-cell office:value-type="float" office:value="20" calcext:value-type="float">
            <text:p>20</text:p>
          </table:table-cell>
          <table:table-cell office:value-type="float" office:value="10789" calcext:value-type="float">
            <text:p>10789</text:p>
          </table:table-cell>
          <table:table-cell office:value-type="float" office:value="4163.34157277228" calcext:value-type="float">
            <text:p>4163.341572772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50488.08" calcext:value-type="float">
            <text:p>150488.08</text:p>
          </table:table-cell>
          <table:table-cell office:value-type="float" office:value="1529.4" calcext:value-type="float">
            <text:p>1529.4</text:p>
          </table:table-cell>
          <table:table-cell office:value-type="float" office:value="1416047.68" calcext:value-type="float">
            <text:p>1416047.6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9720.57" calcext:value-type="float">
            <text:p>12239720.57</text:p>
          </table:table-cell>
          <table:table-cell office:value-type="float" office:value="2267907.13" calcext:value-type="float">
            <text:p>2267907.13</text:p>
          </table:table-cell>
          <table:table-cell office:value-type="float" office:value="9971813.44" calcext:value-type="float">
            <text:p>9971813.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3321.65" calcext:value-type="float">
            <text:p>173321.65</text:p>
          </table:table-cell>
          <table:table-cell office:value-type="float" office:value="-394.4" calcext:value-type="float">
            <text:p>-394.4</text:p>
          </table:table-cell>
          <table:table-cell office:value-type="float" office:value="3589" calcext:value-type="float">
            <text:p>3589</text:p>
          </table:table-cell>
          <table:table-cell office:value-type="float" office:value="20" calcext:value-type="float">
            <text:p>20</text:p>
          </table:table-cell>
          <table:table-cell office:value-type="float" office:value="10927" calcext:value-type="float">
            <text:p>10927</text:p>
          </table:table-cell>
          <table:table-cell office:value-type="float" office:value="15467.1859832" calcext:value-type="float">
            <text:p>15467.18598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20316.2" calcext:value-type="float">
            <text:p>220316.2</text:p>
          </table:table-cell>
          <table:table-cell office:value-type="float" office:value="1598.69" calcext:value-type="float">
            <text:p>1598.69</text:p>
          </table:table-cell>
          <table:table-cell office:value-type="float" office:value="1417181.96" calcext:value-type="float">
            <text:p>1417181.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36657.15" calcext:value-type="float">
            <text:p>12136657.15</text:p>
          </table:table-cell>
          <table:table-cell office:value-type="float" office:value="2181797.95" calcext:value-type="float">
            <text:p>2181797.95</text:p>
          </table:table-cell>
          <table:table-cell office:value-type="float" office:value="9954859.2" calcext:value-type="float">
            <text:p>9954859.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4879.82" calcext:value-type="float">
            <text:p>174879.82</text:p>
          </table:table-cell>
          <table:table-cell office:value-type="float" office:value="-168.95" calcext:value-type="float">
            <text:p>-168.95</text:p>
          </table:table-cell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10724" calcext:value-type="float">
            <text:p>10724</text:p>
          </table:table-cell>
          <table:table-cell office:value-type="float" office:value="6522.55128" calcext:value-type="float">
            <text:p>6522.551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20879.564356436" calcext:value-type="float">
            <text:p>220879.564356436</text:p>
          </table:table-cell>
          <table:table-cell office:value-type="float" office:value="1599.34653465347" calcext:value-type="float">
            <text:p>1599.34653465347</text:p>
          </table:table-cell>
          <table:table-cell office:value-type="float" office:value="1417446.73267327" calcext:value-type="float">
            <text:p>1417446.7326732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65344.0693069" calcext:value-type="float">
            <text:p>12365344.0693069</text:p>
          </table:table-cell>
          <table:table-cell office:value-type="float" office:value="2098902.32673267" calcext:value-type="float">
            <text:p>2098902.32673267</text:p>
          </table:table-cell>
          <table:table-cell office:value-type="float" office:value="10266441.7425743" calcext:value-type="float">
            <text:p>10266441.742574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6455.772277228" calcext:value-type="float">
            <text:p>176455.772277228</text:p>
          </table:table-cell>
          <table:table-cell office:value-type="float" office:value="-169.485148514851" calcext:value-type="float">
            <text:p>-169.485148514851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office:value-type="float" office:value="10770" calcext:value-type="float">
            <text:p>10770</text:p>
          </table:table-cell>
          <table:table-cell office:value-type="float" office:value="6602.30921405941" calcext:value-type="float">
            <text:p>6602.3092140594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18550.84" calcext:value-type="float">
            <text:p>218550.84</text:p>
          </table:table-cell>
          <table:table-cell office:value-type="float" office:value="1597.41" calcext:value-type="float">
            <text:p>1597.41</text:p>
          </table:table-cell>
          <table:table-cell office:value-type="float" office:value="1417672.96" calcext:value-type="float">
            <text:p>1417672.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59492.58" calcext:value-type="float">
            <text:p>12759492.58</text:p>
          </table:table-cell>
          <table:table-cell office:value-type="float" office:value="2400196.34" calcext:value-type="float">
            <text:p>2400196.34</text:p>
          </table:table-cell>
          <table:table-cell office:value-type="float" office:value="10359296.24" calcext:value-type="float">
            <text:p>10359296.2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8038.11" calcext:value-type="float">
            <text:p>178038.11</text:p>
          </table:table-cell>
          <table:table-cell office:value-type="float" office:value="-111.79" calcext:value-type="float">
            <text:p>-111.79</text:p>
          </table:table-cell>
          <table:table-cell office:value-type="float" office:value="3612" calcext:value-type="float">
            <text:p>3612</text:p>
          </table:table-cell>
          <table:table-cell office:value-type="float" office:value="20" calcext:value-type="float">
            <text:p>20</text:p>
          </table:table-cell>
          <table:table-cell office:value-type="float" office:value="10863" calcext:value-type="float">
            <text:p>10863</text:p>
          </table:table-cell>
          <table:table-cell office:value-type="float" office:value="4386.32166924" calcext:value-type="float">
            <text:p>4386.3216692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17865.8" calcext:value-type="float">
            <text:p>217865.8</text:p>
          </table:table-cell>
          <table:table-cell office:value-type="float" office:value="1596.73" calcext:value-type="float">
            <text:p>1596.73</text:p>
          </table:table-cell>
          <table:table-cell office:value-type="float" office:value="1417676" calcext:value-type="float">
            <text:p>141767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4310.15" calcext:value-type="float">
            <text:p>11954310.15</text:p>
          </table:table-cell>
          <table:table-cell office:value-type="float" office:value="2360896.63" calcext:value-type="float">
            <text:p>2360896.63</text:p>
          </table:table-cell>
          <table:table-cell office:value-type="float" office:value="9593413.52" calcext:value-type="float">
            <text:p>9593413.5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79597.9" calcext:value-type="float">
            <text:p>179597.9</text:p>
          </table:table-cell>
          <table:table-cell office:value-type="float" office:value="-141.12" calcext:value-type="float">
            <text:p>-141.12</text:p>
          </table:table-cell>
          <table:table-cell office:value-type="float" office:value="3619" calcext:value-type="float">
            <text:p>3619</text:p>
          </table:table-cell>
          <table:table-cell office:value-type="float" office:value="20" calcext:value-type="float">
            <text:p>20</text:p>
          </table:table-cell>
          <table:table-cell office:value-type="float" office:value="10797" calcext:value-type="float">
            <text:p>10797</text:p>
          </table:table-cell>
          <table:table-cell office:value-type="float" office:value="5514.17128416" calcext:value-type="float">
            <text:p>5514.1712841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15698.455445545" calcext:value-type="float">
            <text:p>215698.455445545</text:p>
          </table:table-cell>
          <table:table-cell office:value-type="float" office:value="1594.58415841584" calcext:value-type="float">
            <text:p>1594.58415841584</text:p>
          </table:table-cell>
          <table:table-cell office:value-type="float" office:value="1417780" calcext:value-type="float">
            <text:p>14177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91452.2475248" calcext:value-type="float">
            <text:p>12091452.2475248</text:p>
          </table:table-cell>
          <table:table-cell office:value-type="float" office:value="2074141.59405941" calcext:value-type="float">
            <text:p>2074141.59405941</text:p>
          </table:table-cell>
          <table:table-cell office:value-type="float" office:value="10017310.6534653" calcext:value-type="float">
            <text:p>10017310.653465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1191.069306931" calcext:value-type="float">
            <text:p>181191.069306931</text:p>
          </table:table-cell>
          <table:table-cell office:value-type="float" office:value="-59.3564356435644" calcext:value-type="float">
            <text:p>-59.3564356435644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10759" calcext:value-type="float">
            <text:p>10759</text:p>
          </table:table-cell>
          <table:table-cell office:value-type="float" office:value="2313.06675752475" calcext:value-type="float">
            <text:p>2313.066757524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14102.257425743" calcext:value-type="float">
            <text:p>214102.257425743</text:p>
          </table:table-cell>
          <table:table-cell office:value-type="float" office:value="1593.0099009901" calcext:value-type="float">
            <text:p>1593.0099009901</text:p>
          </table:table-cell>
          <table:table-cell office:value-type="float" office:value="1417780" calcext:value-type="float">
            <text:p>14177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23854.6831683" calcext:value-type="float">
            <text:p>12123854.6831683</text:p>
          </table:table-cell>
          <table:table-cell office:value-type="float" office:value="1992546.40594059" calcext:value-type="float">
            <text:p>1992546.40594059</text:p>
          </table:table-cell>
          <table:table-cell office:value-type="float" office:value="10131308.2772277" calcext:value-type="float">
            <text:p>10131308.2772277</text:p>
          </table:table-cell>
          <table:table-cell office:value-type="float" office:value="8" calcext:value-type="float">
            <text:p>8</text:p>
          </table:table-cell>
          <table:table-cell office:value-type="float" office:value="2292118.81188119" calcext:value-type="float">
            <text:p>2292118.81188119</text:p>
          </table:table-cell>
          <table:table-cell office:value-type="float" office:value="182797.920792079" calcext:value-type="float">
            <text:p>182797.920792079</text:p>
          </table:table-cell>
          <table:table-cell office:value-type="float" office:value="-35.9405940594059" calcext:value-type="float">
            <text:p>-35.9405940594059</text:p>
          </table:table-cell>
          <table:table-cell office:value-type="float" office:value="3619" calcext:value-type="float">
            <text:p>3619</text:p>
          </table:table-cell>
          <table:table-cell office:value-type="float" office:value="20" calcext:value-type="float">
            <text:p>20</text:p>
          </table:table-cell>
          <table:table-cell office:value-type="float" office:value="10964" calcext:value-type="float">
            <text:p>10964</text:p>
          </table:table-cell>
          <table:table-cell office:value-type="float" office:value="1426.07662455446" calcext:value-type="float">
            <text:p>1426.0766245544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6209.861386139" calcext:value-type="float">
            <text:p>206209.861386139</text:p>
          </table:table-cell>
          <table:table-cell office:value-type="float" office:value="1588.71287128713" calcext:value-type="float">
            <text:p>1588.71287128713</text:p>
          </table:table-cell>
          <table:table-cell office:value-type="float" office:value="1421160.83168317" calcext:value-type="float">
            <text:p>1421160.8316831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03441.2673267" calcext:value-type="float">
            <text:p>12103441.2673267</text:p>
          </table:table-cell>
          <table:table-cell office:value-type="float" office:value="2509430.41584158" calcext:value-type="float">
            <text:p>2509430.41584158</text:p>
          </table:table-cell>
          <table:table-cell office:value-type="float" office:value="9594010.85148515" calcext:value-type="float">
            <text:p>9594010.8514851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4399.405940594" calcext:value-type="float">
            <text:p>184399.405940594</text:p>
          </table:table-cell>
          <table:table-cell office:value-type="float" office:value="-132.277227722772" calcext:value-type="float">
            <text:p>-132.277227722772</text:p>
          </table:table-cell>
          <table:table-cell office:value-type="float" office:value="3620" calcext:value-type="float">
            <text:p>3620</text:p>
          </table:table-cell>
          <table:table-cell office:value-type="float" office:value="20" calcext:value-type="float">
            <text:p>20</text:p>
          </table:table-cell>
          <table:table-cell office:value-type="float" office:value="10956" calcext:value-type="float">
            <text:p>10956</text:p>
          </table:table-cell>
          <table:table-cell office:value-type="float" office:value="5246.21009108911" calcext:value-type="float">
            <text:p>5246.2100910891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9122.16" calcext:value-type="float">
            <text:p>199122.16</text:p>
          </table:table-cell>
          <table:table-cell office:value-type="float" office:value="1583.99" calcext:value-type="float">
            <text:p>1583.99</text:p>
          </table:table-cell>
          <table:table-cell office:value-type="float" office:value="1423533.92" calcext:value-type="float">
            <text:p>1423533.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00815.27" calcext:value-type="float">
            <text:p>11800815.27</text:p>
          </table:table-cell>
          <table:table-cell office:value-type="float" office:value="2261503.43" calcext:value-type="float">
            <text:p>2261503.43</text:p>
          </table:table-cell>
          <table:table-cell office:value-type="float" office:value="9539311.84" calcext:value-type="float">
            <text:p>9539311.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5982.78" calcext:value-type="float">
            <text:p>185982.78</text:p>
          </table:table-cell>
          <table:table-cell office:value-type="float" office:value="-113.9" calcext:value-type="float">
            <text:p>-113.9</text:p>
          </table:table-cell>
          <table:table-cell office:value-type="float" office:value="3611" calcext:value-type="float">
            <text:p>3611</text:p>
          </table:table-cell>
          <table:table-cell office:value-type="float" office:value="20" calcext:value-type="float">
            <text:p>20</text:p>
          </table:table-cell>
          <table:table-cell office:value-type="float" office:value="10918" calcext:value-type="float">
            <text:p>10918</text:p>
          </table:table-cell>
          <table:table-cell office:value-type="float" office:value="4490.4958822" calcext:value-type="float">
            <text:p>4490.495882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5966.059405941" calcext:value-type="float">
            <text:p>195966.059405941</text:p>
          </table:table-cell>
          <table:table-cell office:value-type="float" office:value="1581.23762376238" calcext:value-type="float">
            <text:p>1581.23762376238</text:p>
          </table:table-cell>
          <table:table-cell office:value-type="float" office:value="1423540" calcext:value-type="float">
            <text:p>14235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61692.5346535" calcext:value-type="float">
            <text:p>12661692.5346535</text:p>
          </table:table-cell>
          <table:table-cell office:value-type="float" office:value="2515449.44554455" calcext:value-type="float">
            <text:p>2515449.44554455</text:p>
          </table:table-cell>
          <table:table-cell office:value-type="float" office:value="10146243.0891089" calcext:value-type="float">
            <text:p>10146243.0891089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7570.425742574" calcext:value-type="float">
            <text:p>187570.425742574</text:p>
          </table:table-cell>
          <table:table-cell office:value-type="float" office:value="-128.742574257426" calcext:value-type="float">
            <text:p>-128.742574257426</text:p>
          </table:table-cell>
          <table:table-cell office:value-type="float" office:value="3615" calcext:value-type="float">
            <text:p>3615</text:p>
          </table:table-cell>
          <table:table-cell office:value-type="float" office:value="20" calcext:value-type="float">
            <text:p>20</text:p>
          </table:table-cell>
          <table:table-cell office:value-type="float" office:value="10818" calcext:value-type="float">
            <text:p>10818</text:p>
          </table:table-cell>
          <table:table-cell office:value-type="float" office:value="5034.74486346535" calcext:value-type="float">
            <text:p>5034.7448634653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87546.495049505" calcext:value-type="float">
            <text:p>187546.495049505</text:p>
          </table:table-cell>
          <table:table-cell office:value-type="float" office:value="1573.70297029703" calcext:value-type="float">
            <text:p>1573.70297029703</text:p>
          </table:table-cell>
          <table:table-cell office:value-type="float" office:value="1424472.63366337" calcext:value-type="float">
            <text:p>1424472.6336633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43501.5940594" calcext:value-type="float">
            <text:p>12543501.5940594</text:p>
          </table:table-cell>
          <table:table-cell office:value-type="float" office:value="2409972.00990099" calcext:value-type="float">
            <text:p>2409972.00990099</text:p>
          </table:table-cell>
          <table:table-cell office:value-type="float" office:value="10133529.5841584" calcext:value-type="float">
            <text:p>10133529.584158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9168.514851485" calcext:value-type="float">
            <text:p>189168.514851485</text:p>
          </table:table-cell>
          <table:table-cell office:value-type="float" office:value="-132.079207920792" calcext:value-type="float">
            <text:p>-132.079207920792</text:p>
          </table:table-cell>
          <table:table-cell office:value-type="float" office:value="3606" calcext:value-type="float">
            <text:p>3606</text:p>
          </table:table-cell>
          <table:table-cell office:value-type="float" office:value="20" calcext:value-type="float">
            <text:p>20</text:p>
          </table:table-cell>
          <table:table-cell office:value-type="float" office:value="10873" calcext:value-type="float">
            <text:p>10873</text:p>
          </table:table-cell>
          <table:table-cell office:value-type="float" office:value="5178.56660316832" calcext:value-type="float">
            <text:p>5178.566603168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7278.96" calcext:value-type="float">
            <text:p>207278.96</text:p>
          </table:table-cell>
          <table:table-cell office:value-type="float" office:value="1593.49" calcext:value-type="float">
            <text:p>1593.49</text:p>
          </table:table-cell>
          <table:table-cell office:value-type="float" office:value="1424872.04" calcext:value-type="float">
            <text:p>1424872.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3712.84" calcext:value-type="float">
            <text:p>12053712.84</text:p>
          </table:table-cell>
          <table:table-cell office:value-type="float" office:value="2061709.08" calcext:value-type="float">
            <text:p>2061709.08</text:p>
          </table:table-cell>
          <table:table-cell office:value-type="float" office:value="9992003.76" calcext:value-type="float">
            <text:p>9992003.76</text:p>
          </table:table-cell>
          <table:table-cell office:value-type="float" office:value="8" calcext:value-type="float">
            <text:p>8</text:p>
          </table:table-cell>
          <table:table-cell office:value-type="float" office:value="2312440" calcext:value-type="float">
            <text:p>2312440</text:p>
          </table:table-cell>
          <table:table-cell office:value-type="float" office:value="190739.76" calcext:value-type="float">
            <text:p>190739.76</text:p>
          </table:table-cell>
          <table:table-cell office:value-type="float" office:value="-108.84" calcext:value-type="float">
            <text:p>-108.84</text:p>
          </table:table-cell>
          <table:table-cell office:value-type="float" office:value="3604" calcext:value-type="float">
            <text:p>3604</text:p>
          </table:table-cell>
          <table:table-cell office:value-type="float" office:value="20" calcext:value-type="float">
            <text:p>20</text:p>
          </table:table-cell>
          <table:table-cell office:value-type="float" office:value="10868" calcext:value-type="float">
            <text:p>10868</text:p>
          </table:table-cell>
          <table:table-cell office:value-type="float" office:value="4263.07472448" calcext:value-type="float">
            <text:p>4263.074724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22797.44" calcext:value-type="float">
            <text:p>222797.44</text:p>
          </table:table-cell>
          <table:table-cell office:value-type="float" office:value="1608.46" calcext:value-type="float">
            <text:p>1608.46</text:p>
          </table:table-cell>
          <table:table-cell office:value-type="float" office:value="1424892" calcext:value-type="float">
            <text:p>142489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31705.95" calcext:value-type="float">
            <text:p>12831705.95</text:p>
          </table:table-cell>
          <table:table-cell office:value-type="float" office:value="2488048.35" calcext:value-type="float">
            <text:p>2488048.35</text:p>
          </table:table-cell>
          <table:table-cell office:value-type="float" office:value="10343657.6" calcext:value-type="float">
            <text:p>10343657.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2332.15" calcext:value-type="float">
            <text:p>192332.15</text:p>
          </table:table-cell>
          <table:table-cell office:value-type="float" office:value="39.96" calcext:value-type="float">
            <text:p>39.96</text:p>
          </table:table-cell>
          <table:table-cell office:value-type="float" office:value="3614" calcext:value-type="float">
            <text:p>3614</text:p>
          </table:table-cell>
          <table:table-cell office:value-type="float" office:value="20" calcext:value-type="float">
            <text:p>20</text:p>
          </table:table-cell>
          <table:table-cell office:value-type="float" office:value="10768" calcext:value-type="float">
            <text:p>10768</text:p>
          </table:table-cell>
          <table:table-cell office:value-type="float" office:value="1555.06545792" calcext:value-type="float">
            <text:p>1555.065457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21465.227722772" calcext:value-type="float">
            <text:p>221465.227722772</text:p>
          </table:table-cell>
          <table:table-cell office:value-type="float" office:value="1607.32673267327" calcext:value-type="float">
            <text:p>1607.32673267327</text:p>
          </table:table-cell>
          <table:table-cell office:value-type="float" office:value="1424946.89108911" calcext:value-type="float">
            <text:p>1424946.8910891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86173.4455446" calcext:value-type="float">
            <text:p>12486173.4455446</text:p>
          </table:table-cell>
          <table:table-cell office:value-type="float" office:value="2466433.72277228" calcext:value-type="float">
            <text:p>2466433.72277228</text:p>
          </table:table-cell>
          <table:table-cell office:value-type="float" office:value="10019739.7227723" calcext:value-type="float">
            <text:p>10019739.722772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3939.811881188" calcext:value-type="float">
            <text:p>193939.811881188</text:p>
          </table:table-cell>
          <table:table-cell office:value-type="float" office:value="-188.029702970297" calcext:value-type="float">
            <text:p>-188.029702970297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10955" calcext:value-type="float">
            <text:p>10955</text:p>
          </table:table-cell>
          <table:table-cell office:value-type="float" office:value="7477.31138762376" calcext:value-type="float">
            <text:p>7477.3113876237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17729.88" calcext:value-type="float">
            <text:p>217729.88</text:p>
          </table:table-cell>
          <table:table-cell office:value-type="float" office:value="1603.76" calcext:value-type="float">
            <text:p>1603.76</text:p>
          </table:table-cell>
          <table:table-cell office:value-type="float" office:value="1425065.04" calcext:value-type="float">
            <text:p>1425065.0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34050.04" calcext:value-type="float">
            <text:p>11934050.04</text:p>
          </table:table-cell>
          <table:table-cell office:value-type="float" office:value="1987286.12" calcext:value-type="float">
            <text:p>1987286.12</text:p>
          </table:table-cell>
          <table:table-cell office:value-type="float" office:value="9946763.92" calcext:value-type="float">
            <text:p>9946763.9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5512.63" calcext:value-type="float">
            <text:p>195512.63</text:p>
          </table:table-cell>
          <table:table-cell office:value-type="float" office:value="-93.6" calcext:value-type="float">
            <text:p>-93.6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office:value-type="float" office:value="10894" calcext:value-type="float">
            <text:p>10894</text:p>
          </table:table-cell>
          <table:table-cell office:value-type="float" office:value="3688.1767728" calcext:value-type="float">
            <text:p>3688.176772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090.980392157" calcext:value-type="float">
            <text:p>126090.980392157</text:p>
          </table:table-cell>
          <table:table-cell office:value-type="float" office:value="1484.06862745098" calcext:value-type="float">
            <text:p>1484.06862745098</text:p>
          </table:table-cell>
          <table:table-cell office:value-type="float" office:value="1394156.66666667" calcext:value-type="float">
            <text:p>1394156.6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751217.9607843" calcext:value-type="float">
            <text:p>10751217.9607843</text:p>
          </table:table-cell>
          <table:table-cell office:value-type="float" office:value="2018433.7254902" calcext:value-type="float">
            <text:p>2018433.7254902</text:p>
          </table:table-cell>
          <table:table-cell office:value-type="float" office:value="8732784.23529412" calcext:value-type="float">
            <text:p>8732784.2352941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06.980392156863" calcext:value-type="float">
            <text:p>906.980392156863</text:p>
          </table:table-cell>
          <table:table-cell office:value-type="float" office:value="-17.4117647058824" calcext:value-type="float">
            <text:p>-17.4117647058824</text:p>
          </table:table-cell>
          <table:table-cell office:value-type="float" office:value="3669" calcext:value-type="float">
            <text:p>3669</text:p>
          </table:table-cell>
          <table:table-cell office:value-type="float" office:value="20" calcext:value-type="float">
            <text:p>20</text:p>
          </table:table-cell>
          <table:table-cell office:value-type="float" office:value="11470" calcext:value-type="float">
            <text:p>11470</text:p>
          </table:table-cell>
          <table:table-cell office:value-type="float" office:value="732.746781176471" calcext:value-type="float">
            <text:p>732.74678117647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304.465116279" calcext:value-type="float">
            <text:p>126304.465116279</text:p>
          </table:table-cell>
          <table:table-cell office:value-type="float" office:value="1486.29069767442" calcext:value-type="float">
            <text:p>1486.29069767442</text:p>
          </table:table-cell>
          <table:table-cell office:value-type="float" office:value="1396231.11627907" calcext:value-type="float">
            <text:p>1396231.1162790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264407.5116279" calcext:value-type="float">
            <text:p>11264407.5116279</text:p>
          </table:table-cell>
          <table:table-cell office:value-type="float" office:value="2065959.60465116" calcext:value-type="float">
            <text:p>2065959.60465116</text:p>
          </table:table-cell>
          <table:table-cell office:value-type="float" office:value="9198447.90697674" calcext:value-type="float">
            <text:p>9198447.90697674</text:p>
          </table:table-cell>
          <table:table-cell office:value-type="float" office:value="8" calcext:value-type="float">
            <text:p>8</text:p>
          </table:table-cell>
          <table:table-cell office:value-type="float" office:value="2312186.04651163" calcext:value-type="float">
            <text:p>2312186.04651163</text:p>
          </table:table-cell>
          <table:table-cell office:value-type="float" office:value="2437.66279069767" calcext:value-type="float">
            <text:p>2437.66279069767</text:p>
          </table:table-cell>
          <table:table-cell office:value-type="float" office:value="-57.9767441860465" calcext:value-type="float">
            <text:p>-57.9767441860465</text:p>
          </table:table-cell>
          <table:table-cell office:value-type="float" office:value="3652" calcext:value-type="float">
            <text:p>3652</text:p>
          </table:table-cell>
          <table:table-cell office:value-type="float" office:value="20" calcext:value-type="float">
            <text:p>20</text:p>
          </table:table-cell>
          <table:table-cell office:value-type="float" office:value="9536" calcext:value-type="float">
            <text:p>9536</text:p>
          </table:table-cell>
          <table:table-cell office:value-type="float" office:value="2019.06748130233" calcext:value-type="float">
            <text:p>2019.067481302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3224.954545455" calcext:value-type="float">
            <text:p>123224.954545455</text:p>
          </table:table-cell>
          <table:table-cell office:value-type="float" office:value="1485.44318181818" calcext:value-type="float">
            <text:p>1485.44318181818</text:p>
          </table:table-cell>
          <table:table-cell office:value-type="float" office:value="1398518" calcext:value-type="float">
            <text:p>139851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08178.3181818" calcext:value-type="float">
            <text:p>11408178.3181818</text:p>
          </table:table-cell>
          <table:table-cell office:value-type="float" office:value="2313917.95454545" calcext:value-type="float">
            <text:p>2313917.95454545</text:p>
          </table:table-cell>
          <table:table-cell office:value-type="float" office:value="9094260.36363636" calcext:value-type="float">
            <text:p>9094260.36363636</text:p>
          </table:table-cell>
          <table:table-cell office:value-type="float" office:value="8" calcext:value-type="float">
            <text:p>8</text:p>
          </table:table-cell>
          <table:table-cell office:value-type="float" office:value="2293022.72727273" calcext:value-type="float">
            <text:p>2293022.72727273</text:p>
          </table:table-cell>
          <table:table-cell office:value-type="float" office:value="3877.55681818182" calcext:value-type="float">
            <text:p>3877.55681818182</text:p>
          </table:table-cell>
          <table:table-cell office:value-type="float" office:value="-112.636363636364" calcext:value-type="float">
            <text:p>-112.636363636364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702" calcext:value-type="float">
            <text:p>9702</text:p>
          </table:table-cell>
          <table:table-cell office:value-type="float" office:value="3983.24871" calcext:value-type="float">
            <text:p>3983.2487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056.636363636" calcext:value-type="float">
            <text:p>121056.636363636</text:p>
          </table:table-cell>
          <table:table-cell office:value-type="float" office:value="1483.65909090909" calcext:value-type="float">
            <text:p>1483.65909090909</text:p>
          </table:table-cell>
          <table:table-cell office:value-type="float" office:value="1398522.59090909" calcext:value-type="float">
            <text:p>1398522.590909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70411.0113636" calcext:value-type="float">
            <text:p>12470411.0113636</text:p>
          </table:table-cell>
          <table:table-cell office:value-type="float" office:value="2088385.01136364" calcext:value-type="float">
            <text:p>2088385.01136364</text:p>
          </table:table-cell>
          <table:table-cell office:value-type="float" office:value="10382026" calcext:value-type="float">
            <text:p>10382026</text:p>
          </table:table-cell>
          <table:table-cell office:value-type="float" office:value="8" calcext:value-type="float">
            <text:p>8</text:p>
          </table:table-cell>
          <table:table-cell office:value-type="float" office:value="2307056.81818182" calcext:value-type="float">
            <text:p>2307056.81818182</text:p>
          </table:table-cell>
          <table:table-cell office:value-type="float" office:value="5343.17045454546" calcext:value-type="float">
            <text:p>5343.17045454546</text:p>
          </table:table-cell>
          <table:table-cell office:value-type="float" office:value="-157.443181818182" calcext:value-type="float">
            <text:p>-157.443181818182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734" calcext:value-type="float">
            <text:p>9734</text:p>
          </table:table-cell>
          <table:table-cell office:value-type="float" office:value="5586.15179147727" calcext:value-type="float">
            <text:p>5586.1517914772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592.681818182" calcext:value-type="float">
            <text:p>116592.681818182</text:p>
          </table:table-cell>
          <table:table-cell office:value-type="float" office:value="1487.93181818182" calcext:value-type="float">
            <text:p>1487.93181818182</text:p>
          </table:table-cell>
          <table:table-cell office:value-type="float" office:value="1407709" calcext:value-type="float">
            <text:p>14077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75394.2727273" calcext:value-type="float">
            <text:p>11375394.2727273</text:p>
          </table:table-cell>
          <table:table-cell office:value-type="float" office:value="2748999.54545455" calcext:value-type="float">
            <text:p>2748999.54545455</text:p>
          </table:table-cell>
          <table:table-cell office:value-type="float" office:value="8626394.72727273" calcext:value-type="float">
            <text:p>8626394.72727273</text:p>
          </table:table-cell>
          <table:table-cell office:value-type="float" office:value="8" calcext:value-type="float">
            <text:p>8</text:p>
          </table:table-cell>
          <table:table-cell office:value-type="float" office:value="2297602.27272727" calcext:value-type="float">
            <text:p>2297602.27272727</text:p>
          </table:table-cell>
          <table:table-cell office:value-type="float" office:value="6779.39772727273" calcext:value-type="float">
            <text:p>6779.39772727273</text:p>
          </table:table-cell>
          <table:table-cell office:value-type="float" office:value="-227.227272727273" calcext:value-type="float">
            <text:p>-227.227272727273</text:p>
          </table:table-cell>
          <table:table-cell office:value-type="float" office:value="3639" calcext:value-type="float">
            <text:p>3639</text:p>
          </table:table-cell>
          <table:table-cell office:value-type="float" office:value="20" calcext:value-type="float">
            <text:p>20</text:p>
          </table:table-cell>
          <table:table-cell office:value-type="float" office:value="9420" calcext:value-type="float">
            <text:p>9420</text:p>
          </table:table-cell>
          <table:table-cell office:value-type="float" office:value="7789.21002818182" calcext:value-type="float">
            <text:p>7789.2100281818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4944.863636364" calcext:value-type="float">
            <text:p>104944.863636364</text:p>
          </table:table-cell>
          <table:table-cell office:value-type="float" office:value="1496.22727272727" calcext:value-type="float">
            <text:p>1496.22727272727</text:p>
          </table:table-cell>
          <table:table-cell office:value-type="float" office:value="1427497.22727273" calcext:value-type="float">
            <text:p>1427497.2272727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83901.7045455" calcext:value-type="float">
            <text:p>11383901.7045455</text:p>
          </table:table-cell>
          <table:table-cell office:value-type="float" office:value="2170966.06818182" calcext:value-type="float">
            <text:p>2170966.06818182</text:p>
          </table:table-cell>
          <table:table-cell office:value-type="float" office:value="9212935.63636364" calcext:value-type="float">
            <text:p>9212935.6363636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081.85227272727" calcext:value-type="float">
            <text:p>8081.85227272727</text:p>
          </table:table-cell>
          <table:table-cell office:value-type="float" office:value="-357.284090909091" calcext:value-type="float">
            <text:p>-357.284090909091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9550" calcext:value-type="float">
            <text:p>9550</text:p>
          </table:table-cell>
          <table:table-cell office:value-type="float" office:value="12440.3819465909" calcext:value-type="float">
            <text:p>12440.38194659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510.133333333" calcext:value-type="float">
            <text:p>111510.133333333</text:p>
          </table:table-cell>
          <table:table-cell office:value-type="float" office:value="1497.35555555556" calcext:value-type="float">
            <text:p>1497.35555555556</text:p>
          </table:table-cell>
          <table:table-cell office:value-type="float" office:value="1422403.64444444" calcext:value-type="float">
            <text:p>1422403.64444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16707.8666667" calcext:value-type="float">
            <text:p>12716707.8666667</text:p>
          </table:table-cell>
          <table:table-cell office:value-type="float" office:value="2275320.13333333" calcext:value-type="float">
            <text:p>2275320.13333333</text:p>
          </table:table-cell>
          <table:table-cell office:value-type="float" office:value="10441387.7333333" calcext:value-type="float">
            <text:p>10441387.733333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41.97777777778" calcext:value-type="float">
            <text:p>9541.97777777778</text:p>
          </table:table-cell>
          <table:table-cell office:value-type="float" office:value="-77.7111111111111" calcext:value-type="float">
            <text:p>-77.7111111111111</text:p>
          </table:table-cell>
          <table:table-cell office:value-type="float" office:value="3618" calcext:value-type="float">
            <text:p>3618</text:p>
          </table:table-cell>
          <table:table-cell office:value-type="float" office:value="20" calcext:value-type="float">
            <text:p>20</text:p>
          </table:table-cell>
          <table:table-cell office:value-type="float" office:value="9801" calcext:value-type="float">
            <text:p>9801</text:p>
          </table:table-cell>
          <table:table-cell office:value-type="float" office:value="2755.6373988" calcext:value-type="float">
            <text:p>2755.63739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0707.820224719" calcext:value-type="float">
            <text:p>110707.820224719</text:p>
          </table:table-cell>
          <table:table-cell office:value-type="float" office:value="1493.98876404494" calcext:value-type="float">
            <text:p>1493.98876404494</text:p>
          </table:table-cell>
          <table:table-cell office:value-type="float" office:value="1419724.13483146" calcext:value-type="float">
            <text:p>1419724.1348314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76449.4269663" calcext:value-type="float">
            <text:p>12076449.4269663</text:p>
          </table:table-cell>
          <table:table-cell office:value-type="float" office:value="1997994.41573034" calcext:value-type="float">
            <text:p>1997994.41573034</text:p>
          </table:table-cell>
          <table:table-cell office:value-type="float" office:value="10078455.011236" calcext:value-type="float">
            <text:p>10078455.0112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980.1685393258" calcext:value-type="float">
            <text:p>10980.1685393258</text:p>
          </table:table-cell>
          <table:table-cell office:value-type="float" office:value="-38.9550561797753" calcext:value-type="float">
            <text:p>-38.9550561797753</text:p>
          </table:table-cell>
          <table:table-cell office:value-type="float" office:value="3659" calcext:value-type="float">
            <text:p>3659</text:p>
          </table:table-cell>
          <table:table-cell office:value-type="float" office:value="20" calcext:value-type="float">
            <text:p>20</text:p>
          </table:table-cell>
          <table:table-cell office:value-type="float" office:value="9706" calcext:value-type="float">
            <text:p>9706</text:p>
          </table:table-cell>
          <table:table-cell office:value-type="float" office:value="1383.45975975281" calcext:value-type="float">
            <text:p>1383.4597597528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620.674157303" calcext:value-type="float">
            <text:p>146620.674157303</text:p>
          </table:table-cell>
          <table:table-cell office:value-type="float" office:value="1492.92134831461" calcext:value-type="float">
            <text:p>1492.92134831461</text:p>
          </table:table-cell>
          <table:table-cell office:value-type="float" office:value="1382544.17977528" calcext:value-type="float">
            <text:p>1382544.1797752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38093.4606742" calcext:value-type="float">
            <text:p>12138093.4606742</text:p>
          </table:table-cell>
          <table:table-cell office:value-type="float" office:value="1942795.21348315" calcext:value-type="float">
            <text:p>1942795.21348315</text:p>
          </table:table-cell>
          <table:table-cell office:value-type="float" office:value="10195298.247191" calcext:value-type="float">
            <text:p>10195298.24719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2413.4382022472" calcext:value-type="float">
            <text:p>12413.4382022472</text:p>
          </table:table-cell>
          <table:table-cell office:value-type="float" office:value="-31.2696629213483" calcext:value-type="float">
            <text:p>-31.2696629213483</text:p>
          </table:table-cell>
          <table:table-cell office:value-type="float" office:value="3656" calcext:value-type="float">
            <text:p>3656</text:p>
          </table:table-cell>
          <table:table-cell office:value-type="float" office:value="20" calcext:value-type="float">
            <text:p>20</text:p>
          </table:table-cell>
          <table:table-cell office:value-type="float" office:value="9653" calcext:value-type="float">
            <text:p>9653</text:p>
          </table:table-cell>
          <table:table-cell office:value-type="float" office:value="1103.54918139326" calcext:value-type="float">
            <text:p>1103.5491813932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7701.213483146" calcext:value-type="float">
            <text:p>147701.213483146</text:p>
          </table:table-cell>
          <table:table-cell office:value-type="float" office:value="1492.94382022472" calcext:value-type="float">
            <text:p>1492.94382022472</text:p>
          </table:table-cell>
          <table:table-cell office:value-type="float" office:value="1381796" calcext:value-type="float">
            <text:p>13817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31802.8089888" calcext:value-type="float">
            <text:p>12231802.8089888</text:p>
          </table:table-cell>
          <table:table-cell office:value-type="float" office:value="2365186.98876404" calcext:value-type="float">
            <text:p>2365186.98876404</text:p>
          </table:table-cell>
          <table:table-cell office:value-type="float" office:value="9866615.82022472" calcext:value-type="float">
            <text:p>9866615.82022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3847.0898876405" calcext:value-type="float">
            <text:p>13847.0898876405</text:p>
          </table:table-cell>
          <table:table-cell office:value-type="float" office:value="-107.370786516854" calcext:value-type="float">
            <text:p>-107.370786516854</text:p>
          </table:table-cell>
          <table:table-cell office:value-type="float" office:value="3661" calcext:value-type="float">
            <text:p>3661</text:p>
          </table:table-cell>
          <table:table-cell office:value-type="float" office:value="20" calcext:value-type="float">
            <text:p>20</text:p>
          </table:table-cell>
          <table:table-cell office:value-type="float" office:value="9723" calcext:value-type="float">
            <text:p>9723</text:p>
          </table:table-cell>
          <table:table-cell office:value-type="float" office:value="3821.96010188764" calcext:value-type="float">
            <text:p>3821.960101887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6783.377777778" calcext:value-type="float">
            <text:p>126783.377777778</text:p>
          </table:table-cell>
          <table:table-cell office:value-type="float" office:value="1476.93333333333" calcext:value-type="float">
            <text:p>1476.93333333333</text:p>
          </table:table-cell>
          <table:table-cell office:value-type="float" office:value="1386155.6" calcext:value-type="float">
            <text:p>1386155.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95350.2444444" calcext:value-type="float">
            <text:p>11795350.2444444</text:p>
          </table:table-cell>
          <table:table-cell office:value-type="float" office:value="2037324.37777778" calcext:value-type="float">
            <text:p>2037324.37777778</text:p>
          </table:table-cell>
          <table:table-cell office:value-type="float" office:value="9758025.86666667" calcext:value-type="float">
            <text:p>9758025.86666667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15329.0444444444" calcext:value-type="float">
            <text:p>15329.0444444444</text:p>
          </table:table-cell>
          <table:table-cell office:value-type="float" office:value="-83.1" calcext:value-type="float">
            <text:p>-83.1</text:p>
          </table:table-cell>
          <table:table-cell office:value-type="float" office:value="3650" calcext:value-type="float">
            <text:p>3650</text:p>
          </table:table-cell>
          <table:table-cell office:value-type="float" office:value="20" calcext:value-type="float">
            <text:p>20</text:p>
          </table:table-cell>
          <table:table-cell office:value-type="float" office:value="9779" calcext:value-type="float">
            <text:p>9779</text:p>
          </table:table-cell>
          <table:table-cell office:value-type="float" office:value="2966.117385" calcext:value-type="float">
            <text:p>2966.11738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07423.955555556" calcext:value-type="float">
            <text:p>107423.955555556</text:p>
          </table:table-cell>
          <table:table-cell office:value-type="float" office:value="1462.31111111111" calcext:value-type="float">
            <text:p>1462.31111111111</text:p>
          </table:table-cell>
          <table:table-cell office:value-type="float" office:value="1390576.44444444" calcext:value-type="float">
            <text:p>1390576.44444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06859.3888889" calcext:value-type="float">
            <text:p>12006859.3888889</text:p>
          </table:table-cell>
          <table:table-cell office:value-type="float" office:value="2461072.54444444" calcext:value-type="float">
            <text:p>2461072.54444444</text:p>
          </table:table-cell>
          <table:table-cell office:value-type="float" office:value="9545786.84444445" calcext:value-type="float">
            <text:p>9545786.84444445</text:p>
          </table:table-cell>
          <table:table-cell office:value-type="float" office:value="8" calcext:value-type="float">
            <text:p>8</text:p>
          </table:table-cell>
          <table:table-cell office:value-type="float" office:value="2312266.66666667" calcext:value-type="float">
            <text:p>2312266.66666667</text:p>
          </table:table-cell>
          <table:table-cell office:value-type="float" office:value="16777.9888888889" calcext:value-type="float">
            <text:p>16777.9888888889</text:p>
          </table:table-cell>
          <table:table-cell office:value-type="float" office:value="-73.9333333333333" calcext:value-type="float">
            <text:p>-73.9333333333333</text:p>
          </table:table-cell>
          <table:table-cell office:value-type="float" office:value="3660" calcext:value-type="float">
            <text:p>3660</text:p>
          </table:table-cell>
          <table:table-cell office:value-type="float" office:value="20" calcext:value-type="float">
            <text:p>20</text:p>
          </table:table-cell>
          <table:table-cell office:value-type="float" office:value="9752" calcext:value-type="float">
            <text:p>9752</text:p>
          </table:table-cell>
          <table:table-cell office:value-type="float" office:value="2638.852192" calcext:value-type="float">
            <text:p>2638.85219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9393.511111111" calcext:value-type="float">
            <text:p>129393.511111111</text:p>
          </table:table-cell>
          <table:table-cell office:value-type="float" office:value="1474.88888888889" calcext:value-type="float">
            <text:p>1474.88888888889</text:p>
          </table:table-cell>
          <table:table-cell office:value-type="float" office:value="1381354.4" calcext:value-type="float">
            <text:p>1381354.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66812.2" calcext:value-type="float">
            <text:p>12266812.2</text:p>
          </table:table-cell>
          <table:table-cell office:value-type="float" office:value="2367171.93333333" calcext:value-type="float">
            <text:p>2367171.93333333</text:p>
          </table:table-cell>
          <table:table-cell office:value-type="float" office:value="9899640.26666667" calcext:value-type="float">
            <text:p>9899640.2666666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8231.3" calcext:value-type="float">
            <text:p>18231.3</text:p>
          </table:table-cell>
          <table:table-cell office:value-type="float" office:value="-59.5333333333333" calcext:value-type="float">
            <text:p>-59.5333333333333</text:p>
          </table:table-cell>
          <table:table-cell office:value-type="float" office:value="3652" calcext:value-type="float">
            <text:p>3652</text:p>
          </table:table-cell>
          <table:table-cell office:value-type="float" office:value="20" calcext:value-type="float">
            <text:p>20</text:p>
          </table:table-cell>
          <table:table-cell office:value-type="float" office:value="9767" calcext:value-type="float">
            <text:p>9767</text:p>
          </table:table-cell>
          <table:table-cell office:value-type="float" office:value="2123.49946746667" calcext:value-type="float">
            <text:p>2123.4994674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0036.923076923" calcext:value-type="float">
            <text:p>130036.923076923</text:p>
          </table:table-cell>
          <table:table-cell office:value-type="float" office:value="1475.32967032967" calcext:value-type="float">
            <text:p>1475.32967032967</text:p>
          </table:table-cell>
          <table:table-cell office:value-type="float" office:value="1381260" calcext:value-type="float">
            <text:p>13812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45584.3626374" calcext:value-type="float">
            <text:p>11745584.3626374</text:p>
          </table:table-cell>
          <table:table-cell office:value-type="float" office:value="2181298.91208791" calcext:value-type="float">
            <text:p>2181298.91208791</text:p>
          </table:table-cell>
          <table:table-cell office:value-type="float" office:value="9564285.45054945" calcext:value-type="float">
            <text:p>9564285.4505494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9675" calcext:value-type="float">
            <text:p>19675</text:p>
          </table:table-cell>
          <table:table-cell office:value-type="float" office:value="-75.5054945054945" calcext:value-type="float">
            <text:p>-75.5054945054945</text:p>
          </table:table-cell>
          <table:table-cell office:value-type="float" office:value="3656" calcext:value-type="float">
            <text:p>3656</text:p>
          </table:table-cell>
          <table:table-cell office:value-type="float" office:value="20" calcext:value-type="float">
            <text:p>20</text:p>
          </table:table-cell>
          <table:table-cell office:value-type="float" office:value="9753" calcext:value-type="float">
            <text:p>9753</text:p>
          </table:table-cell>
          <table:table-cell office:value-type="float" office:value="2692.29700140659" calcext:value-type="float">
            <text:p>2692.2970014065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9650.112359551" calcext:value-type="float">
            <text:p>129650.112359551</text:p>
          </table:table-cell>
          <table:table-cell office:value-type="float" office:value="1474.88764044944" calcext:value-type="float">
            <text:p>1474.88764044944</text:p>
          </table:table-cell>
          <table:table-cell office:value-type="float" office:value="1381260" calcext:value-type="float">
            <text:p>13812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395189.7303371" calcext:value-type="float">
            <text:p>11395189.7303371</text:p>
          </table:table-cell>
          <table:table-cell office:value-type="float" office:value="1834317.91011236" calcext:value-type="float">
            <text:p>1834317.91011236</text:p>
          </table:table-cell>
          <table:table-cell office:value-type="float" office:value="9560871.82022472" calcext:value-type="float">
            <text:p>9560871.82022472</text:p>
          </table:table-cell>
          <table:table-cell office:value-type="float" office:value="8" calcext:value-type="float">
            <text:p>8</text:p>
          </table:table-cell>
          <table:table-cell office:value-type="float" office:value="2312247.19101124" calcext:value-type="float">
            <text:p>2312247.19101124</text:p>
          </table:table-cell>
          <table:table-cell office:value-type="float" office:value="21074.6741573034" calcext:value-type="float">
            <text:p>21074.6741573034</text:p>
          </table:table-cell>
          <table:table-cell office:value-type="float" office:value="-121" calcext:value-type="float">
            <text:p>-121</text:p>
          </table:table-cell>
          <table:table-cell office:value-type="float" office:value="3658" calcext:value-type="float">
            <text:p>3658</text:p>
          </table:table-cell>
          <table:table-cell office:value-type="float" office:value="20" calcext:value-type="float">
            <text:p>20</text:p>
          </table:table-cell>
          <table:table-cell office:value-type="float" office:value="9569" calcext:value-type="float">
            <text:p>9569</text:p>
          </table:table-cell>
          <table:table-cell office:value-type="float" office:value="4235.411642" calcext:value-type="float">
            <text:p>4235.41164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8146.373626374" calcext:value-type="float">
            <text:p>128146.373626374</text:p>
          </table:table-cell>
          <table:table-cell office:value-type="float" office:value="1473.43956043956" calcext:value-type="float">
            <text:p>1473.43956043956</text:p>
          </table:table-cell>
          <table:table-cell office:value-type="float" office:value="1381260" calcext:value-type="float">
            <text:p>138126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025533.4285714" calcext:value-type="float">
            <text:p>13025533.4285714</text:p>
          </table:table-cell>
          <table:table-cell office:value-type="float" office:value="2891474.35164835" calcext:value-type="float">
            <text:p>2891474.35164835</text:p>
          </table:table-cell>
          <table:table-cell office:value-type="float" office:value="10134059.0769231" calcext:value-type="float">
            <text:p>10134059.076923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2524.7252747253" calcext:value-type="float">
            <text:p>22524.7252747253</text:p>
          </table:table-cell>
          <table:table-cell office:value-type="float" office:value="-234.769230769231" calcext:value-type="float">
            <text:p>-234.769230769231</text:p>
          </table:table-cell>
          <table:table-cell office:value-type="float" office:value="3655" calcext:value-type="float">
            <text:p>3655</text:p>
          </table:table-cell>
          <table:table-cell office:value-type="float" office:value="20" calcext:value-type="float">
            <text:p>20</text:p>
          </table:table-cell>
          <table:table-cell office:value-type="float" office:value="9920" calcext:value-type="float">
            <text:p>9920</text:p>
          </table:table-cell>
          <table:table-cell office:value-type="float" office:value="8512.16886153846" calcext:value-type="float">
            <text:p>8512.1688615384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177.826086957" calcext:value-type="float">
            <text:p>127177.826086957</text:p>
          </table:table-cell>
          <table:table-cell office:value-type="float" office:value="1472.86956521739" calcext:value-type="float">
            <text:p>1472.86956521739</text:p>
          </table:table-cell>
          <table:table-cell office:value-type="float" office:value="1381408.34782609" calcext:value-type="float">
            <text:p>1381408.3478260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78912.9130435" calcext:value-type="float">
            <text:p>11578912.9130435</text:p>
          </table:table-cell>
          <table:table-cell office:value-type="float" office:value="1688321.34782609" calcext:value-type="float">
            <text:p>1688321.34782609</text:p>
          </table:table-cell>
          <table:table-cell office:value-type="float" office:value="9890591.56521739" calcext:value-type="float">
            <text:p>9890591.56521739</text:p>
          </table:table-cell>
          <table:table-cell office:value-type="float" office:value="8" calcext:value-type="float">
            <text:p>8</text:p>
          </table:table-cell>
          <table:table-cell office:value-type="float" office:value="2255500" calcext:value-type="float">
            <text:p>2255500</text:p>
          </table:table-cell>
          <table:table-cell office:value-type="float" office:value="23966.8913043478" calcext:value-type="float">
            <text:p>23966.8913043478</text:p>
          </table:table-cell>
          <table:table-cell office:value-type="float" office:value="-75.4782608695652" calcext:value-type="float">
            <text:p>-75.4782608695652</text:p>
          </table:table-cell>
          <table:table-cell office:value-type="float" office:value="3655" calcext:value-type="float">
            <text:p>3655</text:p>
          </table:table-cell>
          <table:table-cell office:value-type="float" office:value="20" calcext:value-type="float">
            <text:p>20</text:p>
          </table:table-cell>
          <table:table-cell office:value-type="float" office:value="9825" calcext:value-type="float">
            <text:p>9825</text:p>
          </table:table-cell>
          <table:table-cell office:value-type="float" office:value="2710.45265217391" calcext:value-type="float">
            <text:p>2710.452652173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849.043478261" calcext:value-type="float">
            <text:p>124849.043478261</text:p>
          </table:table-cell>
          <table:table-cell office:value-type="float" office:value="1470.60869565217" calcext:value-type="float">
            <text:p>1470.60869565217</text:p>
          </table:table-cell>
          <table:table-cell office:value-type="float" office:value="1381644" calcext:value-type="float">
            <text:p>1381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705157.3369565" calcext:value-type="float">
            <text:p>12705157.3369565</text:p>
          </table:table-cell>
          <table:table-cell office:value-type="float" office:value="2308183.07608696" calcext:value-type="float">
            <text:p>2308183.07608696</text:p>
          </table:table-cell>
          <table:table-cell office:value-type="float" office:value="10396974.2608696" calcext:value-type="float">
            <text:p>10396974.2608696</text:p>
          </table:table-cell>
          <table:table-cell office:value-type="float" office:value="8" calcext:value-type="float">
            <text:p>8</text:p>
          </table:table-cell>
          <table:table-cell office:value-type="float" office:value="2293369.56521739" calcext:value-type="float">
            <text:p>2293369.56521739</text:p>
          </table:table-cell>
          <table:table-cell office:value-type="float" office:value="25438.0543478261" calcext:value-type="float">
            <text:p>25438.0543478261</text:p>
          </table:table-cell>
          <table:table-cell office:value-type="float" office:value="-79.5217391304348" calcext:value-type="float">
            <text:p>-79.5217391304348</text:p>
          </table:table-cell>
          <table:table-cell office:value-type="float" office:value="3647" calcext:value-type="float">
            <text:p>3647</text:p>
          </table:table-cell>
          <table:table-cell office:value-type="float" office:value="20" calcext:value-type="float">
            <text:p>20</text:p>
          </table:table-cell>
          <table:table-cell office:value-type="float" office:value="9951" calcext:value-type="float">
            <text:p>9951</text:p>
          </table:table-cell>
          <table:table-cell office:value-type="float" office:value="2885.94705273913" calcext:value-type="float">
            <text:p>2885.9470527391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920.844444444" calcext:value-type="float">
            <text:p>122920.844444444</text:p>
          </table:table-cell>
          <table:table-cell office:value-type="float" office:value="1468.93333333333" calcext:value-type="float">
            <text:p>1468.93333333333</text:p>
          </table:table-cell>
          <table:table-cell office:value-type="float" office:value="1381644" calcext:value-type="float">
            <text:p>13816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070264.0666667" calcext:value-type="float">
            <text:p>13070264.0666667</text:p>
          </table:table-cell>
          <table:table-cell office:value-type="float" office:value="2439178.02222222" calcext:value-type="float">
            <text:p>2439178.02222222</text:p>
          </table:table-cell>
          <table:table-cell office:value-type="float" office:value="10631086.0444444" calcext:value-type="float">
            <text:p>10631086.04444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6911.8" calcext:value-type="float">
            <text:p>26911.8</text:p>
          </table:table-cell>
          <table:table-cell office:value-type="float" office:value="-75.5333333333333" calcext:value-type="float">
            <text:p>-75.5333333333333</text:p>
          </table:table-cell>
          <table:table-cell office:value-type="float" office:value="3637" calcext:value-type="float">
            <text:p>3637</text:p>
          </table:table-cell>
          <table:table-cell office:value-type="float" office:value="20" calcext:value-type="float">
            <text:p>20</text:p>
          </table:table-cell>
          <table:table-cell office:value-type="float" office:value="9810" calcext:value-type="float">
            <text:p>9810</text:p>
          </table:table-cell>
          <table:table-cell office:value-type="float" office:value="2694.951534" calcext:value-type="float">
            <text:p>2694.95153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543.913043478" calcext:value-type="float">
            <text:p>122543.913043478</text:p>
          </table:table-cell>
          <table:table-cell office:value-type="float" office:value="1468.34782608696" calcext:value-type="float">
            <text:p>1468.34782608696</text:p>
          </table:table-cell>
          <table:table-cell office:value-type="float" office:value="1381673" calcext:value-type="float">
            <text:p>138167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93421.0434783" calcext:value-type="float">
            <text:p>12393421.0434783</text:p>
          </table:table-cell>
          <table:table-cell office:value-type="float" office:value="2538863.73913043" calcext:value-type="float">
            <text:p>2538863.73913043</text:p>
          </table:table-cell>
          <table:table-cell office:value-type="float" office:value="9854557.30434783" calcext:value-type="float">
            <text:p>9854557.3043478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8370.847826087" calcext:value-type="float">
            <text:p>28370.847826087</text:p>
          </table:table-cell>
          <table:table-cell office:value-type="float" office:value="-114.619565217391" calcext:value-type="float">
            <text:p>-114.619565217391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900" calcext:value-type="float">
            <text:p>9900</text:p>
          </table:table-cell>
          <table:table-cell office:value-type="float" office:value="4136.10432065217" calcext:value-type="float">
            <text:p>4136.1043206521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205.887640449" calcext:value-type="float">
            <text:p>121205.887640449</text:p>
          </table:table-cell>
          <table:table-cell office:value-type="float" office:value="1467.3595505618" calcext:value-type="float">
            <text:p>1467.3595505618</text:p>
          </table:table-cell>
          <table:table-cell office:value-type="float" office:value="1381852" calcext:value-type="float">
            <text:p>138185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8988.7191011" calcext:value-type="float">
            <text:p>11548988.7191011</text:p>
          </table:table-cell>
          <table:table-cell office:value-type="float" office:value="2308368.04494382" calcext:value-type="float">
            <text:p>2308368.04494382</text:p>
          </table:table-cell>
          <table:table-cell office:value-type="float" office:value="9240620.6741573" calcext:value-type="float">
            <text:p>9240620.674157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29820.2471910112" calcext:value-type="float">
            <text:p>29820.2471910112</text:p>
          </table:table-cell>
          <table:table-cell office:value-type="float" office:value="-77.9325842696629" calcext:value-type="float">
            <text:p>-77.9325842696629</text:p>
          </table:table-cell>
          <table:table-cell office:value-type="float" office:value="3654" calcext:value-type="float">
            <text:p>3654</text:p>
          </table:table-cell>
          <table:table-cell office:value-type="float" office:value="20" calcext:value-type="float">
            <text:p>20</text:p>
          </table:table-cell>
          <table:table-cell office:value-type="float" office:value="9645" calcext:value-type="float">
            <text:p>9645</text:p>
          </table:table-cell>
          <table:table-cell office:value-type="float" office:value="2746.5648188764" calcext:value-type="float">
            <text:p>2746.564818876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306.637362637" calcext:value-type="float">
            <text:p>119306.637362637</text:p>
          </table:table-cell>
          <table:table-cell office:value-type="float" office:value="1465.96703296703" calcext:value-type="float">
            <text:p>1465.96703296703</text:p>
          </table:table-cell>
          <table:table-cell office:value-type="float" office:value="1382201.27472527" calcext:value-type="float">
            <text:p>1382201.2747252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294215.6373626" calcext:value-type="float">
            <text:p>13294215.6373626</text:p>
          </table:table-cell>
          <table:table-cell office:value-type="float" office:value="2782029.52747253" calcext:value-type="float">
            <text:p>2782029.52747253</text:p>
          </table:table-cell>
          <table:table-cell office:value-type="float" office:value="10512186.1098901" calcext:value-type="float">
            <text:p>10512186.109890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1290.978021978" calcext:value-type="float">
            <text:p>31290.978021978</text:p>
          </table:table-cell>
          <table:table-cell office:value-type="float" office:value="-86.1978021978022" calcext:value-type="float">
            <text:p>-86.1978021978022</text:p>
          </table:table-cell>
          <table:table-cell office:value-type="float" office:value="3650" calcext:value-type="float">
            <text:p>3650</text:p>
          </table:table-cell>
          <table:table-cell office:value-type="float" office:value="20" calcext:value-type="float">
            <text:p>20</text:p>
          </table:table-cell>
          <table:table-cell office:value-type="float" office:value="9848" calcext:value-type="float">
            <text:p>9848</text:p>
          </table:table-cell>
          <table:table-cell office:value-type="float" office:value="3098.39723956044" calcext:value-type="float">
            <text:p>3098.397239560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9433.466666667" calcext:value-type="float">
            <text:p>119433.466666667</text:p>
          </table:table-cell>
          <table:table-cell office:value-type="float" office:value="1466.47777777778" calcext:value-type="float">
            <text:p>1466.47777777778</text:p>
          </table:table-cell>
          <table:table-cell office:value-type="float" office:value="1382655.2" calcext:value-type="float">
            <text:p>1382655.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91879.5666667" calcext:value-type="float">
            <text:p>11591879.5666667</text:p>
          </table:table-cell>
          <table:table-cell office:value-type="float" office:value="2238437.96666667" calcext:value-type="float">
            <text:p>2238437.96666667</text:p>
          </table:table-cell>
          <table:table-cell office:value-type="float" office:value="9353441.6" calcext:value-type="float">
            <text:p>9353441.6</text:p>
          </table:table-cell>
          <table:table-cell office:value-type="float" office:value="8" calcext:value-type="float">
            <text:p>8</text:p>
          </table:table-cell>
          <table:table-cell office:value-type="float" office:value="2312266.66666667" calcext:value-type="float">
            <text:p>2312266.66666667</text:p>
          </table:table-cell>
          <table:table-cell office:value-type="float" office:value="32721.8" calcext:value-type="float">
            <text:p>32721.8</text:p>
          </table:table-cell>
          <table:table-cell office:value-type="float" office:value="-370.455555555556" calcext:value-type="float">
            <text:p>-370.455555555556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742" calcext:value-type="float">
            <text:p>9742</text:p>
          </table:table-cell>
          <table:table-cell office:value-type="float" office:value="13154.724891" calcext:value-type="float">
            <text:p>13154.72489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802.47826087" calcext:value-type="float">
            <text:p>116802.47826087</text:p>
          </table:table-cell>
          <table:table-cell office:value-type="float" office:value="1464.07608695652" calcext:value-type="float">
            <text:p>1464.07608695652</text:p>
          </table:table-cell>
          <table:table-cell office:value-type="float" office:value="1382780" calcext:value-type="float">
            <text:p>138278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54133.7934783" calcext:value-type="float">
            <text:p>11954133.7934783</text:p>
          </table:table-cell>
          <table:table-cell office:value-type="float" office:value="1985497.18478261" calcext:value-type="float">
            <text:p>1985497.18478261</text:p>
          </table:table-cell>
          <table:table-cell office:value-type="float" office:value="9968636.60869565" calcext:value-type="float">
            <text:p>9968636.60869565</text:p>
          </table:table-cell>
          <table:table-cell office:value-type="float" office:value="8" calcext:value-type="float">
            <text:p>8</text:p>
          </table:table-cell>
          <table:table-cell office:value-type="float" office:value="2275282.60869565" calcext:value-type="float">
            <text:p>2275282.60869565</text:p>
          </table:table-cell>
          <table:table-cell office:value-type="float" office:value="34171.8804347826" calcext:value-type="float">
            <text:p>34171.8804347826</text:p>
          </table:table-cell>
          <table:table-cell office:value-type="float" office:value="-439.913043478261" calcext:value-type="float">
            <text:p>-439.913043478261</text:p>
          </table:table-cell>
          <table:table-cell office:value-type="float" office:value="3652" calcext:value-type="float">
            <text:p>3652</text:p>
          </table:table-cell>
          <table:table-cell office:value-type="float" office:value="20" calcext:value-type="float">
            <text:p>20</text:p>
          </table:table-cell>
          <table:table-cell office:value-type="float" office:value="9981" calcext:value-type="float">
            <text:p>9981</text:p>
          </table:table-cell>
          <table:table-cell office:value-type="float" office:value="16035.0996615652" calcext:value-type="float">
            <text:p>16035.099661565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2564.4" calcext:value-type="float">
            <text:p>112564.4</text:p>
          </table:table-cell>
          <table:table-cell office:value-type="float" office:value="1459.94444444444" calcext:value-type="float">
            <text:p>1459.94444444444</text:p>
          </table:table-cell>
          <table:table-cell office:value-type="float" office:value="1382878.31111111" calcext:value-type="float">
            <text:p>1382878.3111111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28102.8" calcext:value-type="float">
            <text:p>12828102.8</text:p>
          </table:table-cell>
          <table:table-cell office:value-type="float" office:value="2013386.8" calcext:value-type="float">
            <text:p>2013386.8</text:p>
          </table:table-cell>
          <table:table-cell office:value-type="float" office:value="10814716" calcext:value-type="float">
            <text:p>10814716</text:p>
          </table:table-cell>
          <table:table-cell office:value-type="float" office:value="8" calcext:value-type="float">
            <text:p>8</text:p>
          </table:table-cell>
          <table:table-cell office:value-type="float" office:value="2312266.66666667" calcext:value-type="float">
            <text:p>2312266.66666667</text:p>
          </table:table-cell>
          <table:table-cell office:value-type="float" office:value="35651.7444444444" calcext:value-type="float">
            <text:p>35651.7444444444</text:p>
          </table:table-cell>
          <table:table-cell office:value-type="float" office:value="-187.233333333333" calcext:value-type="float">
            <text:p>-187.233333333333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795" calcext:value-type="float">
            <text:p>9795</text:p>
          </table:table-cell>
          <table:table-cell office:value-type="float" office:value="6657.240315" calcext:value-type="float">
            <text:p>6657.24031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080.488888889" calcext:value-type="float">
            <text:p>117080.488888889</text:p>
          </table:table-cell>
          <table:table-cell office:value-type="float" office:value="1463.54444444444" calcext:value-type="float">
            <text:p>1463.54444444444</text:p>
          </table:table-cell>
          <table:table-cell office:value-type="float" office:value="1382240.88888889" calcext:value-type="float">
            <text:p>1382240.88888889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8564.8222222" calcext:value-type="float">
            <text:p>11668564.8222222</text:p>
          </table:table-cell>
          <table:table-cell office:value-type="float" office:value="2705421.35555556" calcext:value-type="float">
            <text:p>2705421.35555556</text:p>
          </table:table-cell>
          <table:table-cell office:value-type="float" office:value="8963143.46666667" calcext:value-type="float">
            <text:p>8963143.4666666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7079.6888888889" calcext:value-type="float">
            <text:p>37079.6888888889</text:p>
          </table:table-cell>
          <table:table-cell office:value-type="float" office:value="-76.2666666666667" calcext:value-type="float">
            <text:p>-76.2666666666667</text:p>
          </table:table-cell>
          <table:table-cell office:value-type="float" office:value="3635" calcext:value-type="float">
            <text:p>3635</text:p>
          </table:table-cell>
          <table:table-cell office:value-type="float" office:value="20" calcext:value-type="float">
            <text:p>20</text:p>
          </table:table-cell>
          <table:table-cell office:value-type="float" office:value="9628" calcext:value-type="float">
            <text:p>9628</text:p>
          </table:table-cell>
          <table:table-cell office:value-type="float" office:value="2669.16402133333" calcext:value-type="float">
            <text:p>2669.1640213333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5377.066666667" calcext:value-type="float">
            <text:p>115377.066666667</text:p>
          </table:table-cell>
          <table:table-cell office:value-type="float" office:value="1461.9" calcext:value-type="float">
            <text:p>1461.9</text:p>
          </table:table-cell>
          <table:table-cell office:value-type="float" office:value="1382213.51111111" calcext:value-type="float">
            <text:p>1382213.5111111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0533.0777778" calcext:value-type="float">
            <text:p>12050533.0777778</text:p>
          </table:table-cell>
          <table:table-cell office:value-type="float" office:value="2477644.36666667" calcext:value-type="float">
            <text:p>2477644.36666667</text:p>
          </table:table-cell>
          <table:table-cell office:value-type="float" office:value="9572888.71111111" calcext:value-type="float">
            <text:p>9572888.7111111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8495.4444444444" calcext:value-type="float">
            <text:p>38495.4444444444</text:p>
          </table:table-cell>
          <table:table-cell office:value-type="float" office:value="-262.4" calcext:value-type="float">
            <text:p>-262.4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office:value-type="float" office:value="9708" calcext:value-type="float">
            <text:p>9708</text:p>
          </table:table-cell>
          <table:table-cell office:value-type="float" office:value="9282.6498048" calcext:value-type="float">
            <text:p>9282.64980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2740.434782609" calcext:value-type="float">
            <text:p>112740.434782609</text:p>
          </table:table-cell>
          <table:table-cell office:value-type="float" office:value="1459.41304347826" calcext:value-type="float">
            <text:p>1459.41304347826</text:p>
          </table:table-cell>
          <table:table-cell office:value-type="float" office:value="1382216" calcext:value-type="float">
            <text:p>13822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896971.6630435" calcext:value-type="float">
            <text:p>13896971.6630435</text:p>
          </table:table-cell>
          <table:table-cell office:value-type="float" office:value="2226416.88043478" calcext:value-type="float">
            <text:p>2226416.88043478</text:p>
          </table:table-cell>
          <table:table-cell office:value-type="float" office:value="11670554.7826087" calcext:value-type="float">
            <text:p>11670554.7826087</text:p>
          </table:table-cell>
          <table:table-cell office:value-type="float" office:value="8" calcext:value-type="float">
            <text:p>8</text:p>
          </table:table-cell>
          <table:table-cell office:value-type="float" office:value="2312304.34782609" calcext:value-type="float">
            <text:p>2312304.34782609</text:p>
          </table:table-cell>
          <table:table-cell office:value-type="float" office:value="39970.1739130435" calcext:value-type="float">
            <text:p>39970.1739130435</text:p>
          </table:table-cell>
          <table:table-cell office:value-type="float" office:value="-229.336956521739" calcext:value-type="float">
            <text:p>-229.336956521739</text:p>
          </table:table-cell>
          <table:table-cell office:value-type="float" office:value="3634" calcext:value-type="float">
            <text:p>3634</text:p>
          </table:table-cell>
          <table:table-cell office:value-type="float" office:value="20" calcext:value-type="float">
            <text:p>20</text:p>
          </table:table-cell>
          <table:table-cell office:value-type="float" office:value="10018" calcext:value-type="float">
            <text:p>10018</text:p>
          </table:table-cell>
          <table:table-cell office:value-type="float" office:value="8349.106389" calcext:value-type="float">
            <text:p>8349.10638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053.362637363" calcext:value-type="float">
            <text:p>117053.362637363</text:p>
          </table:table-cell>
          <table:table-cell office:value-type="float" office:value="1461.61538461538" calcext:value-type="float">
            <text:p>1461.61538461538</text:p>
          </table:table-cell>
          <table:table-cell office:value-type="float" office:value="1380193.45054945" calcext:value-type="float">
            <text:p>1380193.4505494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06416.5714286" calcext:value-type="float">
            <text:p>12106416.5714286</text:p>
          </table:table-cell>
          <table:table-cell office:value-type="float" office:value="2360252.7032967" calcext:value-type="float">
            <text:p>2360252.7032967</text:p>
          </table:table-cell>
          <table:table-cell office:value-type="float" office:value="9746163.86813187" calcext:value-type="float">
            <text:p>9746163.8681318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1460.5054945055" calcext:value-type="float">
            <text:p>41460.5054945055</text:p>
          </table:table-cell>
          <table:table-cell office:value-type="float" office:value="-231.835164835165" calcext:value-type="float">
            <text:p>-231.835164835165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782" calcext:value-type="float">
            <text:p>9782</text:p>
          </table:table-cell>
          <table:table-cell office:value-type="float" office:value="8250.29853683517" calcext:value-type="float">
            <text:p>8250.2985368351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6689.348314607" calcext:value-type="float">
            <text:p>116689.348314607</text:p>
          </table:table-cell>
          <table:table-cell office:value-type="float" office:value="1460.61797752809" calcext:value-type="float">
            <text:p>1460.61797752809</text:p>
          </table:table-cell>
          <table:table-cell office:value-type="float" office:value="1379542.02247191" calcext:value-type="float">
            <text:p>1379542.0224719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63298.1573034" calcext:value-type="float">
            <text:p>11863298.1573034</text:p>
          </table:table-cell>
          <table:table-cell office:value-type="float" office:value="1700775.73033708" calcext:value-type="float">
            <text:p>1700775.73033708</text:p>
          </table:table-cell>
          <table:table-cell office:value-type="float" office:value="10162522.4269663" calcext:value-type="float">
            <text:p>10162522.4269663</text:p>
          </table:table-cell>
          <table:table-cell office:value-type="float" office:value="8" calcext:value-type="float">
            <text:p>8</text:p>
          </table:table-cell>
          <table:table-cell office:value-type="float" office:value="2312247.19101124" calcext:value-type="float">
            <text:p>2312247.19101124</text:p>
          </table:table-cell>
          <table:table-cell office:value-type="float" office:value="42891.6516853933" calcext:value-type="float">
            <text:p>42891.6516853933</text:p>
          </table:table-cell>
          <table:table-cell office:value-type="float" office:value="-151.719101123596" calcext:value-type="float">
            <text:p>-151.719101123596</text:p>
          </table:table-cell>
          <table:table-cell office:value-type="float" office:value="3627" calcext:value-type="float">
            <text:p>3627</text:p>
          </table:table-cell>
          <table:table-cell office:value-type="float" office:value="20" calcext:value-type="float">
            <text:p>20</text:p>
          </table:table-cell>
          <table:table-cell office:value-type="float" office:value="9632" calcext:value-type="float">
            <text:p>9632</text:p>
          </table:table-cell>
          <table:table-cell office:value-type="float" office:value="5300.34685159551" calcext:value-type="float">
            <text:p>5300.3468515955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181.644444444" calcext:value-type="float">
            <text:p>121181.644444444</text:p>
          </table:table-cell>
          <table:table-cell office:value-type="float" office:value="1464.8" calcext:value-type="float">
            <text:p>1464.8</text:p>
          </table:table-cell>
          <table:table-cell office:value-type="float" office:value="1379089.33333333" calcext:value-type="float">
            <text:p>1379089.3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1617.3" calcext:value-type="float">
            <text:p>11431617.3</text:p>
          </table:table-cell>
          <table:table-cell office:value-type="float" office:value="1684201.83333333" calcext:value-type="float">
            <text:p>1684201.83333333</text:p>
          </table:table-cell>
          <table:table-cell office:value-type="float" office:value="9747415.46666667" calcext:value-type="float">
            <text:p>9747415.4666666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4329.5444444444" calcext:value-type="float">
            <text:p>44329.5444444444</text:p>
          </table:table-cell>
          <table:table-cell office:value-type="float" office:value="-305.8" calcext:value-type="float">
            <text:p>-305.8</text:p>
          </table:table-cell>
          <table:table-cell office:value-type="float" office:value="3624" calcext:value-type="float">
            <text:p>3624</text:p>
          </table:table-cell>
          <table:table-cell office:value-type="float" office:value="20" calcext:value-type="float">
            <text:p>20</text:p>
          </table:table-cell>
          <table:table-cell office:value-type="float" office:value="9671" calcext:value-type="float">
            <text:p>9671</text:p>
          </table:table-cell>
          <table:table-cell office:value-type="float" office:value="10717.5878832" calcext:value-type="float">
            <text:p>10717.587883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7682.608695652" calcext:value-type="float">
            <text:p>147682.608695652</text:p>
          </table:table-cell>
          <table:table-cell office:value-type="float" office:value="1490.64130434783" calcext:value-type="float">
            <text:p>1490.64130434783</text:p>
          </table:table-cell>
          <table:table-cell office:value-type="float" office:value="1379214" calcext:value-type="float">
            <text:p>137921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70440.8152174" calcext:value-type="float">
            <text:p>12370440.8152174</text:p>
          </table:table-cell>
          <table:table-cell office:value-type="float" office:value="2744387.42391304" calcext:value-type="float">
            <text:p>2744387.42391304</text:p>
          </table:table-cell>
          <table:table-cell office:value-type="float" office:value="9626053.39130435" calcext:value-type="float">
            <text:p>9626053.39130435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5785.6630434783" calcext:value-type="float">
            <text:p>45785.6630434783</text:p>
          </table:table-cell>
          <table:table-cell office:value-type="float" office:value="-491.847826086957" calcext:value-type="float">
            <text:p>-491.847826086957</text:p>
          </table:table-cell>
          <table:table-cell office:value-type="float" office:value="3639" calcext:value-type="float">
            <text:p>3639</text:p>
          </table:table-cell>
          <table:table-cell office:value-type="float" office:value="20" calcext:value-type="float">
            <text:p>20</text:p>
          </table:table-cell>
          <table:table-cell office:value-type="float" office:value="9874" calcext:value-type="float">
            <text:p>9874</text:p>
          </table:table-cell>
          <table:table-cell office:value-type="float" office:value="17672.8232771739" calcext:value-type="float">
            <text:p>17672.823277173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2671.604395604" calcext:value-type="float">
            <text:p>142671.604395604</text:p>
          </table:table-cell>
          <table:table-cell office:value-type="float" office:value="1485.9010989011" calcext:value-type="float">
            <text:p>1485.9010989011</text:p>
          </table:table-cell>
          <table:table-cell office:value-type="float" office:value="1379372" calcext:value-type="float">
            <text:p>13793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55276.4505495" calcext:value-type="float">
            <text:p>12155276.4505495</text:p>
          </table:table-cell>
          <table:table-cell office:value-type="float" office:value="1872721.72527473" calcext:value-type="float">
            <text:p>1872721.72527473</text:p>
          </table:table-cell>
          <table:table-cell office:value-type="float" office:value="10282554.7252747" calcext:value-type="float">
            <text:p>10282554.7252747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47238.3186813187" calcext:value-type="float">
            <text:p>47238.3186813187</text:p>
          </table:table-cell>
          <table:table-cell office:value-type="float" office:value="-545.505494505495" calcext:value-type="float">
            <text:p>-545.505494505495</text:p>
          </table:table-cell>
          <table:table-cell office:value-type="float" office:value="3615" calcext:value-type="float">
            <text:p>3615</text:p>
          </table:table-cell>
          <table:table-cell office:value-type="float" office:value="20" calcext:value-type="float">
            <text:p>20</text:p>
          </table:table-cell>
          <table:table-cell office:value-type="float" office:value="9793" calcext:value-type="float">
            <text:p>9793</text:p>
          </table:table-cell>
          <table:table-cell office:value-type="float" office:value="19311.8191373077" calcext:value-type="float">
            <text:p>19311.819137307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890.966292135" calcext:value-type="float">
            <text:p>141890.966292135</text:p>
          </table:table-cell>
          <table:table-cell office:value-type="float" office:value="1485.26966292135" calcext:value-type="float">
            <text:p>1485.26966292135</text:p>
          </table:table-cell>
          <table:table-cell office:value-type="float" office:value="1379372" calcext:value-type="float">
            <text:p>13793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2641.8651685" calcext:value-type="float">
            <text:p>11552641.8651685</text:p>
          </table:table-cell>
          <table:table-cell office:value-type="float" office:value="2179360.51685393" calcext:value-type="float">
            <text:p>2179360.51685393</text:p>
          </table:table-cell>
          <table:table-cell office:value-type="float" office:value="9373281.34831461" calcext:value-type="float">
            <text:p>9373281.34831461</text:p>
          </table:table-cell>
          <table:table-cell office:value-type="float" office:value="8" calcext:value-type="float">
            <text:p>8</text:p>
          </table:table-cell>
          <table:table-cell office:value-type="float" office:value="2310494.38202247" calcext:value-type="float">
            <text:p>2310494.38202247</text:p>
          </table:table-cell>
          <table:table-cell office:value-type="float" office:value="48648.0674157303" calcext:value-type="float">
            <text:p>48648.0674157303</text:p>
          </table:table-cell>
          <table:table-cell office:value-type="float" office:value="-357.752808988764" calcext:value-type="float">
            <text:p>-357.752808988764</text:p>
          </table:table-cell>
          <table:table-cell office:value-type="float" office:value="3583" calcext:value-type="float">
            <text:p>3583</text:p>
          </table:table-cell>
          <table:table-cell office:value-type="float" office:value="20" calcext:value-type="float">
            <text:p>20</text:p>
          </table:table-cell>
          <table:table-cell office:value-type="float" office:value="9625" calcext:value-type="float">
            <text:p>9625</text:p>
          </table:table-cell>
          <table:table-cell office:value-type="float" office:value="12337.5975280899" calcext:value-type="float">
            <text:p>12337.597528089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39748.43956044" calcext:value-type="float">
            <text:p>139748.43956044</text:p>
          </table:table-cell>
          <table:table-cell office:value-type="float" office:value="1482.91208791209" calcext:value-type="float">
            <text:p>1482.91208791209</text:p>
          </table:table-cell>
          <table:table-cell office:value-type="float" office:value="1379372" calcext:value-type="float">
            <text:p>13793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3400.3076923" calcext:value-type="float">
            <text:p>11713400.3076923</text:p>
          </table:table-cell>
          <table:table-cell office:value-type="float" office:value="2015656.21978022" calcext:value-type="float">
            <text:p>2015656.21978022</text:p>
          </table:table-cell>
          <table:table-cell office:value-type="float" office:value="9697744.08791209" calcext:value-type="float">
            <text:p>9697744.08791209</text:p>
          </table:table-cell>
          <table:table-cell office:value-type="float" office:value="8" calcext:value-type="float">
            <text:p>8</text:p>
          </table:table-cell>
          <table:table-cell office:value-type="float" office:value="2312285.71428571" calcext:value-type="float">
            <text:p>2312285.71428571</text:p>
          </table:table-cell>
          <table:table-cell office:value-type="float" office:value="50067.1428571429" calcext:value-type="float">
            <text:p>50067.1428571429</text:p>
          </table:table-cell>
          <table:table-cell office:value-type="float" office:value="-92.5164835164835" calcext:value-type="float">
            <text:p>-92.5164835164835</text:p>
          </table:table-cell>
          <table:table-cell office:value-type="float" office:value="3620" calcext:value-type="float">
            <text:p>3620</text:p>
          </table:table-cell>
          <table:table-cell office:value-type="float" office:value="20" calcext:value-type="float">
            <text:p>20</text:p>
          </table:table-cell>
          <table:table-cell office:value-type="float" office:value="9777" calcext:value-type="float">
            <text:p>9777</text:p>
          </table:table-cell>
          <table:table-cell office:value-type="float" office:value="3274.41184681319" calcext:value-type="float">
            <text:p>3274.4118468131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064.8" calcext:value-type="float">
            <text:p>141064.8</text:p>
          </table:table-cell>
          <table:table-cell office:value-type="float" office:value="1484.37777777778" calcext:value-type="float">
            <text:p>1484.37777777778</text:p>
          </table:table-cell>
          <table:table-cell office:value-type="float" office:value="1379402.26666667" calcext:value-type="float">
            <text:p>1379402.2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25239.3" calcext:value-type="float">
            <text:p>11425239.3</text:p>
          </table:table-cell>
          <table:table-cell office:value-type="float" office:value="2396295.12222222" calcext:value-type="float">
            <text:p>2396295.12222222</text:p>
          </table:table-cell>
          <table:table-cell office:value-type="float" office:value="9028944.17777778" calcext:value-type="float">
            <text:p>9028944.17777778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1488.0666666667" calcext:value-type="float">
            <text:p>51488.0666666667</text:p>
          </table:table-cell>
          <table:table-cell office:value-type="float" office:value="-177.811111111111" calcext:value-type="float">
            <text:p>-177.811111111111</text:p>
          </table:table-cell>
          <table:table-cell office:value-type="float" office:value="3637" calcext:value-type="float">
            <text:p>3637</text:p>
          </table:table-cell>
          <table:table-cell office:value-type="float" office:value="20" calcext:value-type="float">
            <text:p>20</text:p>
          </table:table-cell>
          <table:table-cell office:value-type="float" office:value="9699" calcext:value-type="float">
            <text:p>9699</text:p>
          </table:table-cell>
          <table:table-cell office:value-type="float" office:value="6272.33370876666" calcext:value-type="float">
            <text:p>6272.3337087666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5728.260869565" calcext:value-type="float">
            <text:p>145728.260869565</text:p>
          </table:table-cell>
          <table:table-cell office:value-type="float" office:value="1489.14130434783" calcext:value-type="float">
            <text:p>1489.14130434783</text:p>
          </table:table-cell>
          <table:table-cell office:value-type="float" office:value="1379535.47826087" calcext:value-type="float">
            <text:p>1379535.4782608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462385.4891304" calcext:value-type="float">
            <text:p>13462385.4891304</text:p>
          </table:table-cell>
          <table:table-cell office:value-type="float" office:value="2274205.40217391" calcext:value-type="float">
            <text:p>2274205.40217391</text:p>
          </table:table-cell>
          <table:table-cell office:value-type="float" office:value="11188180.0869565" calcext:value-type="float">
            <text:p>11188180.0869565</text:p>
          </table:table-cell>
          <table:table-cell office:value-type="float" office:value="8" calcext:value-type="float">
            <text:p>8</text:p>
          </table:table-cell>
          <table:table-cell office:value-type="float" office:value="2308913.04347826" calcext:value-type="float">
            <text:p>2308913.04347826</text:p>
          </table:table-cell>
          <table:table-cell office:value-type="float" office:value="52953.7934782609" calcext:value-type="float">
            <text:p>52953.7934782609</text:p>
          </table:table-cell>
          <table:table-cell office:value-type="float" office:value="-366.391304347826" calcext:value-type="float">
            <text:p>-366.391304347826</text:p>
          </table:table-cell>
          <table:table-cell office:value-type="float" office:value="3637" calcext:value-type="float">
            <text:p>3637</text:p>
          </table:table-cell>
          <table:table-cell office:value-type="float" office:value="20" calcext:value-type="float">
            <text:p>20</text:p>
          </table:table-cell>
          <table:table-cell office:value-type="float" office:value="9894" calcext:value-type="float">
            <text:p>9894</text:p>
          </table:table-cell>
          <table:table-cell office:value-type="float" office:value="13184.3998306957" calcext:value-type="float">
            <text:p>13184.399830695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366.044444444" calcext:value-type="float">
            <text:p>146366.044444444</text:p>
          </table:table-cell>
          <table:table-cell office:value-type="float" office:value="1489.7" calcext:value-type="float">
            <text:p>1489.7</text:p>
          </table:table-cell>
          <table:table-cell office:value-type="float" office:value="1379540" calcext:value-type="float">
            <text:p>13795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13966.2555556" calcext:value-type="float">
            <text:p>11513966.2555556</text:p>
          </table:table-cell>
          <table:table-cell office:value-type="float" office:value="2083663.94444444" calcext:value-type="float">
            <text:p>2083663.94444444</text:p>
          </table:table-cell>
          <table:table-cell office:value-type="float" office:value="9430302.31111111" calcext:value-type="float">
            <text:p>9430302.31111111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54384.1" calcext:value-type="float">
            <text:p>54384.1</text:p>
          </table:table-cell>
          <table:table-cell office:value-type="float" office:value="-279.088888888889" calcext:value-type="float">
            <text:p>-279.088888888889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712" calcext:value-type="float">
            <text:p>9712</text:p>
          </table:table-cell>
          <table:table-cell office:value-type="float" office:value="9839.15597866667" calcext:value-type="float">
            <text:p>9839.1559786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4629.274725275" calcext:value-type="float">
            <text:p>144629.274725275</text:p>
          </table:table-cell>
          <table:table-cell office:value-type="float" office:value="1487.93406593407" calcext:value-type="float">
            <text:p>1487.93406593407</text:p>
          </table:table-cell>
          <table:table-cell office:value-type="float" office:value="1379540" calcext:value-type="float">
            <text:p>13795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84478.7362637" calcext:value-type="float">
            <text:p>12884478.7362637</text:p>
          </table:table-cell>
          <table:table-cell office:value-type="float" office:value="2574977.98901099" calcext:value-type="float">
            <text:p>2574977.98901099</text:p>
          </table:table-cell>
          <table:table-cell office:value-type="float" office:value="10309500.7472527" calcext:value-type="float">
            <text:p>10309500.7472527</text:p>
          </table:table-cell>
          <table:table-cell office:value-type="float" office:value="8" calcext:value-type="float">
            <text:p>8</text:p>
          </table:table-cell>
          <table:table-cell office:value-type="float" office:value="2307142.85714286" calcext:value-type="float">
            <text:p>2307142.85714286</text:p>
          </table:table-cell>
          <table:table-cell office:value-type="float" office:value="55838.967032967" calcext:value-type="float">
            <text:p>55838.967032967</text:p>
          </table:table-cell>
          <table:table-cell office:value-type="float" office:value="-106.582417582418" calcext:value-type="float">
            <text:p>-106.582417582418</text:p>
          </table:table-cell>
          <table:table-cell office:value-type="float" office:value="3625" calcext:value-type="float">
            <text:p>3625</text:p>
          </table:table-cell>
          <table:table-cell office:value-type="float" office:value="20" calcext:value-type="float">
            <text:p>20</text:p>
          </table:table-cell>
          <table:table-cell office:value-type="float" office:value="9809" calcext:value-type="float">
            <text:p>9809</text:p>
          </table:table-cell>
          <table:table-cell office:value-type="float" office:value="3789.81763598901" calcext:value-type="float">
            <text:p>3789.8176359890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5132" calcext:value-type="float">
            <text:p>145132</text:p>
          </table:table-cell>
          <table:table-cell office:value-type="float" office:value="1488.5" calcext:value-type="float">
            <text:p>1488.5</text:p>
          </table:table-cell>
          <table:table-cell office:value-type="float" office:value="1379540" calcext:value-type="float">
            <text:p>1379540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32275.7666667" calcext:value-type="float">
            <text:p>11632275.7666667</text:p>
          </table:table-cell>
          <table:table-cell office:value-type="float" office:value="2477786.87777778" calcext:value-type="float">
            <text:p>2477786.87777778</text:p>
          </table:table-cell>
          <table:table-cell office:value-type="float" office:value="9154488.88888889" calcext:value-type="float">
            <text:p>9154488.88888889</text:p>
          </table:table-cell>
          <table:table-cell office:value-type="float" office:value="8" calcext:value-type="float">
            <text:p>8</text:p>
          </table:table-cell>
          <table:table-cell office:value-type="float" office:value="2307066.66666667" calcext:value-type="float">
            <text:p>2307066.66666667</text:p>
          </table:table-cell>
          <table:table-cell office:value-type="float" office:value="57263.4111111111" calcext:value-type="float">
            <text:p>57263.4111111111</text:p>
          </table:table-cell>
          <table:table-cell office:value-type="float" office:value="-152.377777777778" calcext:value-type="float">
            <text:p>-152.377777777778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671" calcext:value-type="float">
            <text:p>9671</text:p>
          </table:table-cell>
          <table:table-cell office:value-type="float" office:value="5361.12228857778" calcext:value-type="float">
            <text:p>5361.1222885777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589.538461538" calcext:value-type="float">
            <text:p>146589.538461538</text:p>
          </table:table-cell>
          <table:table-cell office:value-type="float" office:value="1489.86813186813" calcext:value-type="float">
            <text:p>1489.86813186813</text:p>
          </table:table-cell>
          <table:table-cell office:value-type="float" office:value="1379672.43956044" calcext:value-type="float">
            <text:p>1379672.439560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11491.4725275" calcext:value-type="float">
            <text:p>12411491.4725275</text:p>
          </table:table-cell>
          <table:table-cell office:value-type="float" office:value="2821332.17582418" calcext:value-type="float">
            <text:p>2821332.17582418</text:p>
          </table:table-cell>
          <table:table-cell office:value-type="float" office:value="9590159.2967033" calcext:value-type="float">
            <text:p>9590159.2967033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58735.5164835165" calcext:value-type="float">
            <text:p>58735.5164835165</text:p>
          </table:table-cell>
          <table:table-cell office:value-type="float" office:value="-76.4505494505494" calcext:value-type="float">
            <text:p>-76.4505494505494</text:p>
          </table:table-cell>
          <table:table-cell office:value-type="float" office:value="3627" calcext:value-type="float">
            <text:p>3627</text:p>
          </table:table-cell>
          <table:table-cell office:value-type="float" office:value="20" calcext:value-type="float">
            <text:p>20</text:p>
          </table:table-cell>
          <table:table-cell office:value-type="float" office:value="9798" calcext:value-type="float">
            <text:p>9798</text:p>
          </table:table-cell>
          <table:table-cell office:value-type="float" office:value="2716.84962771429" calcext:value-type="float">
            <text:p>2716.8496277142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7048.577777778" calcext:value-type="float">
            <text:p>147048.577777778</text:p>
          </table:table-cell>
          <table:table-cell office:value-type="float" office:value="1490.48888888889" calcext:value-type="float">
            <text:p>1490.48888888889</text:p>
          </table:table-cell>
          <table:table-cell office:value-type="float" office:value="1379714.26666667" calcext:value-type="float">
            <text:p>1379714.2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71759.8888889" calcext:value-type="float">
            <text:p>11171759.8888889</text:p>
          </table:table-cell>
          <table:table-cell office:value-type="float" office:value="1976784.24444444" calcext:value-type="float">
            <text:p>1976784.24444444</text:p>
          </table:table-cell>
          <table:table-cell office:value-type="float" office:value="9194975.64444445" calcext:value-type="float">
            <text:p>9194975.64444445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60150.0666666667" calcext:value-type="float">
            <text:p>60150.0666666667</text:p>
          </table:table-cell>
          <table:table-cell office:value-type="float" office:value="-58.9" calcext:value-type="float">
            <text:p>-58.9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594" calcext:value-type="float">
            <text:p>9594</text:p>
          </table:table-cell>
          <table:table-cell office:value-type="float" office:value="2058.0453972" calcext:value-type="float">
            <text:p>2058.045397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4472.179775281" calcext:value-type="float">
            <text:p>144472.179775281</text:p>
          </table:table-cell>
          <table:table-cell office:value-type="float" office:value="1487.88764044944" calcext:value-type="float">
            <text:p>1487.88764044944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6737.1573034" calcext:value-type="float">
            <text:p>11436737.1573034</text:p>
          </table:table-cell>
          <table:table-cell office:value-type="float" office:value="2414102.01123595" calcext:value-type="float">
            <text:p>2414102.01123595</text:p>
          </table:table-cell>
          <table:table-cell office:value-type="float" office:value="9022635.14606742" calcext:value-type="float">
            <text:p>9022635.14606742</text:p>
          </table:table-cell>
          <table:table-cell office:value-type="float" office:value="8" calcext:value-type="float">
            <text:p>8</text:p>
          </table:table-cell>
          <table:table-cell office:value-type="float" office:value="2312247.19101124" calcext:value-type="float">
            <text:p>2312247.19101124</text:p>
          </table:table-cell>
          <table:table-cell office:value-type="float" office:value="61538.4719101124" calcext:value-type="float">
            <text:p>61538.4719101124</text:p>
          </table:table-cell>
          <table:table-cell office:value-type="float" office:value="-36.7415730337079" calcext:value-type="float">
            <text:p>-36.7415730337079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577" calcext:value-type="float">
            <text:p>9577</text:p>
          </table:table-cell>
          <table:table-cell office:value-type="float" office:value="1281.52527168539" calcext:value-type="float">
            <text:p>1281.5252716853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937.054945055" calcext:value-type="float">
            <text:p>141937.054945055</text:p>
          </table:table-cell>
          <table:table-cell office:value-type="float" office:value="1485.59340659341" calcext:value-type="float">
            <text:p>1485.59340659341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59367.0549451" calcext:value-type="float">
            <text:p>12059367.0549451</text:p>
          </table:table-cell>
          <table:table-cell office:value-type="float" office:value="1808499.45054945" calcext:value-type="float">
            <text:p>1808499.45054945</text:p>
          </table:table-cell>
          <table:table-cell office:value-type="float" office:value="10250867.6043956" calcext:value-type="float">
            <text:p>10250867.6043956</text:p>
          </table:table-cell>
          <table:table-cell office:value-type="float" office:value="8" calcext:value-type="float">
            <text:p>8</text:p>
          </table:table-cell>
          <table:table-cell office:value-type="float" office:value="2312285.71428571" calcext:value-type="float">
            <text:p>2312285.71428571</text:p>
          </table:table-cell>
          <table:table-cell office:value-type="float" office:value="62954.3076923077" calcext:value-type="float">
            <text:p>62954.3076923077</text:p>
          </table:table-cell>
          <table:table-cell office:value-type="float" office:value="-168.230769230769" calcext:value-type="float">
            <text:p>-168.230769230769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9769" calcext:value-type="float">
            <text:p>9769</text:p>
          </table:table-cell>
          <table:table-cell office:value-type="float" office:value="5983.78828638462" calcext:value-type="float">
            <text:p>5983.7882863846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3224.483516484" calcext:value-type="float">
            <text:p>143224.483516484</text:p>
          </table:table-cell>
          <table:table-cell office:value-type="float" office:value="1486.81318681319" calcext:value-type="float">
            <text:p>1486.81318681319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358980.4615385" calcext:value-type="float">
            <text:p>12358980.4615385</text:p>
          </table:table-cell>
          <table:table-cell office:value-type="float" office:value="2198332.1978022" calcext:value-type="float">
            <text:p>2198332.1978022</text:p>
          </table:table-cell>
          <table:table-cell office:value-type="float" office:value="10160648.2637363" calcext:value-type="float">
            <text:p>10160648.2637363</text:p>
          </table:table-cell>
          <table:table-cell office:value-type="float" office:value="8" calcext:value-type="float">
            <text:p>8</text:p>
          </table:table-cell>
          <table:table-cell office:value-type="float" office:value="2312285.71428571" calcext:value-type="float">
            <text:p>2312285.71428571</text:p>
          </table:table-cell>
          <table:table-cell office:value-type="float" office:value="64394.0549450549" calcext:value-type="float">
            <text:p>64394.0549450549</text:p>
          </table:table-cell>
          <table:table-cell office:value-type="float" office:value="-112.351648351648" calcext:value-type="float">
            <text:p>-112.351648351648</text:p>
          </table:table-cell>
          <table:table-cell office:value-type="float" office:value="3643" calcext:value-type="float">
            <text:p>3643</text:p>
          </table:table-cell>
          <table:table-cell office:value-type="float" office:value="20" calcext:value-type="float">
            <text:p>20</text:p>
          </table:table-cell>
          <table:table-cell office:value-type="float" office:value="9787" calcext:value-type="float">
            <text:p>9787</text:p>
          </table:table-cell>
          <table:table-cell office:value-type="float" office:value="4005.79027674725" calcext:value-type="float">
            <text:p>4005.7902767472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3176.977777778" calcext:value-type="float">
            <text:p>143176.977777778</text:p>
          </table:table-cell>
          <table:table-cell office:value-type="float" office:value="1486.54444444444" calcext:value-type="float">
            <text:p>1486.54444444444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88642.4555556" calcext:value-type="float">
            <text:p>12188642.4555556</text:p>
          </table:table-cell>
          <table:table-cell office:value-type="float" office:value="2660152.5" calcext:value-type="float">
            <text:p>2660152.5</text:p>
          </table:table-cell>
          <table:table-cell office:value-type="float" office:value="9528489.95555556" calcext:value-type="float">
            <text:p>9528489.9555555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5833.2888888889" calcext:value-type="float">
            <text:p>65833.2888888889</text:p>
          </table:table-cell>
          <table:table-cell office:value-type="float" office:value="-64.8" calcext:value-type="float">
            <text:p>-64.8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755" calcext:value-type="float">
            <text:p>9755</text:p>
          </table:table-cell>
          <table:table-cell office:value-type="float" office:value="2299.667112" calcext:value-type="float">
            <text:p>2299.66711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729.662921348" calcext:value-type="float">
            <text:p>141729.662921348</text:p>
          </table:table-cell>
          <table:table-cell office:value-type="float" office:value="1485.41573033708" calcext:value-type="float">
            <text:p>1485.41573033708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09896.2247191" calcext:value-type="float">
            <text:p>11509896.2247191</text:p>
          </table:table-cell>
          <table:table-cell office:value-type="float" office:value="2164287.95505618" calcext:value-type="float">
            <text:p>2164287.95505618</text:p>
          </table:table-cell>
          <table:table-cell office:value-type="float" office:value="9345608.26966292" calcext:value-type="float">
            <text:p>9345608.26966292</text:p>
          </table:table-cell>
          <table:table-cell office:value-type="float" office:value="8" calcext:value-type="float">
            <text:p>8</text:p>
          </table:table-cell>
          <table:table-cell office:value-type="float" office:value="2310494.38202247" calcext:value-type="float">
            <text:p>2310494.38202247</text:p>
          </table:table-cell>
          <table:table-cell office:value-type="float" office:value="67247.6853932584" calcext:value-type="float">
            <text:p>67247.6853932584</text:p>
          </table:table-cell>
          <table:table-cell office:value-type="float" office:value="-90.8988764044944" calcext:value-type="float">
            <text:p>-90.8988764044944</text:p>
          </table:table-cell>
          <table:table-cell office:value-type="float" office:value="3651" calcext:value-type="float">
            <text:p>3651</text:p>
          </table:table-cell>
          <table:table-cell office:value-type="float" office:value="20" calcext:value-type="float">
            <text:p>20</text:p>
          </table:table-cell>
          <table:table-cell office:value-type="float" office:value="9613" calcext:value-type="float">
            <text:p>9613</text:p>
          </table:table-cell>
          <table:table-cell office:value-type="float" office:value="3190.28359179775" calcext:value-type="float">
            <text:p>3190.2835917977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3668" calcext:value-type="float">
            <text:p>143668</text:p>
          </table:table-cell>
          <table:table-cell office:value-type="float" office:value="1487.40659340659" calcext:value-type="float">
            <text:p>1487.40659340659</text:p>
          </table:table-cell>
          <table:table-cell office:value-type="float" office:value="1379732" calcext:value-type="float">
            <text:p>13797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90795.3296703" calcext:value-type="float">
            <text:p>11690795.3296703</text:p>
          </table:table-cell>
          <table:table-cell office:value-type="float" office:value="2376147.24175824" calcext:value-type="float">
            <text:p>2376147.24175824</text:p>
          </table:table-cell>
          <table:table-cell office:value-type="float" office:value="9314648.08791209" calcext:value-type="float">
            <text:p>9314648.08791209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68660.043956044" calcext:value-type="float">
            <text:p>68660.043956044</text:p>
          </table:table-cell>
          <table:table-cell office:value-type="float" office:value="-109.362637362637" calcext:value-type="float">
            <text:p>-109.362637362637</text:p>
          </table:table-cell>
          <table:table-cell office:value-type="float" office:value="3647" calcext:value-type="float">
            <text:p>3647</text:p>
          </table:table-cell>
          <table:table-cell office:value-type="float" office:value="20" calcext:value-type="float">
            <text:p>20</text:p>
          </table:table-cell>
          <table:table-cell office:value-type="float" office:value="9720" calcext:value-type="float">
            <text:p>9720</text:p>
          </table:table-cell>
          <table:table-cell office:value-type="float" office:value="3876.77863384615" calcext:value-type="float">
            <text:p>3876.7786338461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2916.175824176" calcext:value-type="float">
            <text:p>142916.175824176</text:p>
          </table:table-cell>
          <table:table-cell office:value-type="float" office:value="1494.59340659341" calcext:value-type="float">
            <text:p>1494.59340659341</text:p>
          </table:table-cell>
          <table:table-cell office:value-type="float" office:value="1388235.20879121" calcext:value-type="float">
            <text:p>1388235.2087912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054411.1098901" calcext:value-type="float">
            <text:p>13054411.1098901</text:p>
          </table:table-cell>
          <table:table-cell office:value-type="float" office:value="2228072.73626374" calcext:value-type="float">
            <text:p>2228072.73626374</text:p>
          </table:table-cell>
          <table:table-cell office:value-type="float" office:value="10826338.3736264" calcext:value-type="float">
            <text:p>10826338.3736264</text:p>
          </table:table-cell>
          <table:table-cell office:value-type="float" office:value="8" calcext:value-type="float">
            <text:p>8</text:p>
          </table:table-cell>
          <table:table-cell office:value-type="float" office:value="2310571.42857143" calcext:value-type="float">
            <text:p>2310571.42857143</text:p>
          </table:table-cell>
          <table:table-cell office:value-type="float" office:value="70097.0879120879" calcext:value-type="float">
            <text:p>70097.0879120879</text:p>
          </table:table-cell>
          <table:table-cell office:value-type="float" office:value="-81" calcext:value-type="float">
            <text:p>-81</text:p>
          </table:table-cell>
          <table:table-cell office:value-type="float" office:value="3634" calcext:value-type="float">
            <text:p>3634</text:p>
          </table:table-cell>
          <table:table-cell office:value-type="float" office:value="20" calcext:value-type="float">
            <text:p>20</text:p>
          </table:table-cell>
          <table:table-cell office:value-type="float" office:value="9853" calcext:value-type="float">
            <text:p>9853</text:p>
          </table:table-cell>
          <table:table-cell office:value-type="float" office:value="2900.269962" calcext:value-type="float">
            <text:p>2900.26996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1433.422222222" calcext:value-type="float">
            <text:p>141433.422222222</text:p>
          </table:table-cell>
          <table:table-cell office:value-type="float" office:value="1494.12222222222" calcext:value-type="float">
            <text:p>1494.12222222222</text:p>
          </table:table-cell>
          <table:table-cell office:value-type="float" office:value="1389196" calcext:value-type="float">
            <text:p>138919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642942" calcext:value-type="float">
            <text:p>12642942</text:p>
          </table:table-cell>
          <table:table-cell office:value-type="float" office:value="2124379.68888889" calcext:value-type="float">
            <text:p>2124379.68888889</text:p>
          </table:table-cell>
          <table:table-cell office:value-type="float" office:value="10518562.3111111" calcext:value-type="float">
            <text:p>10518562.3111111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71546.1111111111" calcext:value-type="float">
            <text:p>71546.1111111111</text:p>
          </table:table-cell>
          <table:table-cell office:value-type="float" office:value="-71.1111111111111" calcext:value-type="float">
            <text:p>-71.1111111111111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744" calcext:value-type="float">
            <text:p>9744</text:p>
          </table:table-cell>
          <table:table-cell office:value-type="float" office:value="2525.6448" calcext:value-type="float">
            <text:p>2525.64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7711.340659341" calcext:value-type="float">
            <text:p>127711.340659341</text:p>
          </table:table-cell>
          <table:table-cell office:value-type="float" office:value="1487.06593406593" calcext:value-type="float">
            <text:p>1487.06593406593</text:p>
          </table:table-cell>
          <table:table-cell office:value-type="float" office:value="1395287.34065934" calcext:value-type="float">
            <text:p>1395287.3406593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18412.5164835" calcext:value-type="float">
            <text:p>12518412.5164835</text:p>
          </table:table-cell>
          <table:table-cell office:value-type="float" office:value="2209843.28571429" calcext:value-type="float">
            <text:p>2209843.28571429</text:p>
          </table:table-cell>
          <table:table-cell office:value-type="float" office:value="10308569.2307692" calcext:value-type="float">
            <text:p>10308569.2307692</text:p>
          </table:table-cell>
          <table:table-cell office:value-type="float" office:value="8" calcext:value-type="float">
            <text:p>8</text:p>
          </table:table-cell>
          <table:table-cell office:value-type="float" office:value="2305428.57142857" calcext:value-type="float">
            <text:p>2305428.57142857</text:p>
          </table:table-cell>
          <table:table-cell office:value-type="float" office:value="73018.8791208791" calcext:value-type="float">
            <text:p>73018.8791208791</text:p>
          </table:table-cell>
          <table:table-cell office:value-type="float" office:value="-78.8241758241758" calcext:value-type="float">
            <text:p>-78.8241758241758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775" calcext:value-type="float">
            <text:p>9775</text:p>
          </table:table-cell>
          <table:table-cell office:value-type="float" office:value="2808.49553159341" calcext:value-type="float">
            <text:p>2808.4955315934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005.777777778" calcext:value-type="float">
            <text:p>122005.777777778</text:p>
          </table:table-cell>
          <table:table-cell office:value-type="float" office:value="1483.53333333333" calcext:value-type="float">
            <text:p>1483.53333333333</text:p>
          </table:table-cell>
          <table:table-cell office:value-type="float" office:value="1397444" calcext:value-type="float">
            <text:p>1397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93368.6222222" calcext:value-type="float">
            <text:p>11893368.6222222</text:p>
          </table:table-cell>
          <table:table-cell office:value-type="float" office:value="2249341.95555556" calcext:value-type="float">
            <text:p>2249341.95555556</text:p>
          </table:table-cell>
          <table:table-cell office:value-type="float" office:value="9644026.66666667" calcext:value-type="float">
            <text:p>9644026.66666667</text:p>
          </table:table-cell>
          <table:table-cell office:value-type="float" office:value="8" calcext:value-type="float">
            <text:p>8</text:p>
          </table:table-cell>
          <table:table-cell office:value-type="float" office:value="2307066.66666667" calcext:value-type="float">
            <text:p>2307066.66666667</text:p>
          </table:table-cell>
          <table:table-cell office:value-type="float" office:value="74451.9111111111" calcext:value-type="float">
            <text:p>74451.9111111111</text:p>
          </table:table-cell>
          <table:table-cell office:value-type="float" office:value="-96.9444444444444" calcext:value-type="float">
            <text:p>-96.9444444444444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9668" calcext:value-type="float">
            <text:p>9668</text:p>
          </table:table-cell>
          <table:table-cell office:value-type="float" office:value="3416.30865" calcext:value-type="float">
            <text:p>3416.3086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780.359550562" calcext:value-type="float">
            <text:p>121780.359550562</text:p>
          </table:table-cell>
          <table:table-cell office:value-type="float" office:value="1483.51685393258" calcext:value-type="float">
            <text:p>1483.51685393258</text:p>
          </table:table-cell>
          <table:table-cell office:value-type="float" office:value="1397444" calcext:value-type="float">
            <text:p>139744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37511.247191" calcext:value-type="float">
            <text:p>11637511.247191</text:p>
          </table:table-cell>
          <table:table-cell office:value-type="float" office:value="1990549.53932584" calcext:value-type="float">
            <text:p>1990549.53932584</text:p>
          </table:table-cell>
          <table:table-cell office:value-type="float" office:value="9646961.70786517" calcext:value-type="float">
            <text:p>9646961.70786517</text:p>
          </table:table-cell>
          <table:table-cell office:value-type="float" office:value="8" calcext:value-type="float">
            <text:p>8</text:p>
          </table:table-cell>
          <table:table-cell office:value-type="float" office:value="2312247.19101124" calcext:value-type="float">
            <text:p>2312247.19101124</text:p>
          </table:table-cell>
          <table:table-cell office:value-type="float" office:value="75843.3146067416" calcext:value-type="float">
            <text:p>75843.3146067416</text:p>
          </table:table-cell>
          <table:table-cell office:value-type="float" office:value="-276.38202247191" calcext:value-type="float">
            <text:p>-276.38202247191</text:p>
          </table:table-cell>
          <table:table-cell office:value-type="float" office:value="3648" calcext:value-type="float">
            <text:p>3648</text:p>
          </table:table-cell>
          <table:table-cell office:value-type="float" office:value="20" calcext:value-type="float">
            <text:p>20</text:p>
          </table:table-cell>
          <table:table-cell office:value-type="float" office:value="9572" calcext:value-type="float">
            <text:p>9572</text:p>
          </table:table-cell>
          <table:table-cell office:value-type="float" office:value="9650.8887672809" calcext:value-type="float">
            <text:p>9650.88876728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4067.824175824" calcext:value-type="float">
            <text:p>124067.824175824</text:p>
          </table:table-cell>
          <table:table-cell office:value-type="float" office:value="1485.41758241758" calcext:value-type="float">
            <text:p>1485.41758241758</text:p>
          </table:table-cell>
          <table:table-cell office:value-type="float" office:value="1397357.93406593" calcext:value-type="float">
            <text:p>1397357.9340659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823927.9230769" calcext:value-type="float">
            <text:p>12823927.9230769</text:p>
          </table:table-cell>
          <table:table-cell office:value-type="float" office:value="2815374.25274725" calcext:value-type="float">
            <text:p>2815374.25274725</text:p>
          </table:table-cell>
          <table:table-cell office:value-type="float" office:value="10008553.6703297" calcext:value-type="float">
            <text:p>10008553.6703297</text:p>
          </table:table-cell>
          <table:table-cell office:value-type="float" office:value="8" calcext:value-type="float">
            <text:p>8</text:p>
          </table:table-cell>
          <table:table-cell office:value-type="float" office:value="2312285.71428571" calcext:value-type="float">
            <text:p>2312285.71428571</text:p>
          </table:table-cell>
          <table:table-cell office:value-type="float" office:value="77280.6923076923" calcext:value-type="float">
            <text:p>77280.6923076923</text:p>
          </table:table-cell>
          <table:table-cell office:value-type="float" office:value="-66.8571428571429" calcext:value-type="float">
            <text:p>-66.8571428571429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office:value-type="float" office:value="9829" calcext:value-type="float">
            <text:p>9829</text:p>
          </table:table-cell>
          <table:table-cell office:value-type="float" office:value="2394.61399542857" calcext:value-type="float">
            <text:p>2394.6139954285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5350.813186813" calcext:value-type="float">
            <text:p>125350.813186813</text:p>
          </table:table-cell>
          <table:table-cell office:value-type="float" office:value="1486.50549450549" calcext:value-type="float">
            <text:p>1486.50549450549</text:p>
          </table:table-cell>
          <table:table-cell office:value-type="float" office:value="1397357.93406593" calcext:value-type="float">
            <text:p>1397357.9340659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76280.4175824" calcext:value-type="float">
            <text:p>12076280.4175824</text:p>
          </table:table-cell>
          <table:table-cell office:value-type="float" office:value="1750323.05494506" calcext:value-type="float">
            <text:p>1750323.05494506</text:p>
          </table:table-cell>
          <table:table-cell office:value-type="float" office:value="10325957.3626374" calcext:value-type="float">
            <text:p>10325957.3626374</text:p>
          </table:table-cell>
          <table:table-cell office:value-type="float" office:value="8" calcext:value-type="float">
            <text:p>8</text:p>
          </table:table-cell>
          <table:table-cell office:value-type="float" office:value="2312285.71428571" calcext:value-type="float">
            <text:p>2312285.71428571</text:p>
          </table:table-cell>
          <table:table-cell office:value-type="float" office:value="78729.6153846154" calcext:value-type="float">
            <text:p>78729.6153846154</text:p>
          </table:table-cell>
          <table:table-cell office:value-type="float" office:value="-180.648351648352" calcext:value-type="float">
            <text:p>-180.648351648352</text:p>
          </table:table-cell>
          <table:table-cell office:value-type="float" office:value="3631" calcext:value-type="float">
            <text:p>3631</text:p>
          </table:table-cell>
          <table:table-cell office:value-type="float" office:value="20" calcext:value-type="float">
            <text:p>20</text:p>
          </table:table-cell>
          <table:table-cell office:value-type="float" office:value="9790" calcext:value-type="float">
            <text:p>9790</text:p>
          </table:table-cell>
          <table:table-cell office:value-type="float" office:value="6421.59547373626" calcext:value-type="float">
            <text:p>6421.5954737362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416.21978022" calcext:value-type="float">
            <text:p>122416.21978022</text:p>
          </table:table-cell>
          <table:table-cell office:value-type="float" office:value="1483.52747252747" calcext:value-type="float">
            <text:p>1483.52747252747</text:p>
          </table:table-cell>
          <table:table-cell office:value-type="float" office:value="1397362.76923077" calcext:value-type="float">
            <text:p>1397362.7692307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031177.2967033" calcext:value-type="float">
            <text:p>13031177.2967033</text:p>
          </table:table-cell>
          <table:table-cell office:value-type="float" office:value="2247547.05494506" calcext:value-type="float">
            <text:p>2247547.05494506</text:p>
          </table:table-cell>
          <table:table-cell office:value-type="float" office:value="10783630.2417582" calcext:value-type="float">
            <text:p>10783630.2417582</text:p>
          </table:table-cell>
          <table:table-cell office:value-type="float" office:value="8" calcext:value-type="float">
            <text:p>8</text:p>
          </table:table-cell>
          <table:table-cell office:value-type="float" office:value="2308857.14285714" calcext:value-type="float">
            <text:p>2308857.14285714</text:p>
          </table:table-cell>
          <table:table-cell office:value-type="float" office:value="80205.8461538462" calcext:value-type="float">
            <text:p>80205.8461538462</text:p>
          </table:table-cell>
          <table:table-cell office:value-type="float" office:value="-127.164835164835" calcext:value-type="float">
            <text:p>-127.164835164835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office:value-type="float" office:value="9808" calcext:value-type="float">
            <text:p>9808</text:p>
          </table:table-cell>
          <table:table-cell office:value-type="float" office:value="4544.91597081319" calcext:value-type="float">
            <text:p>4544.9159708131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828.266666667" calcext:value-type="float">
            <text:p>121828.266666667</text:p>
          </table:table-cell>
          <table:table-cell office:value-type="float" office:value="1483.02222222222" calcext:value-type="float">
            <text:p>1483.02222222222</text:p>
          </table:table-cell>
          <table:table-cell office:value-type="float" office:value="1397364" calcext:value-type="float">
            <text:p>13973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171221.4333333" calcext:value-type="float">
            <text:p>12171221.4333333</text:p>
          </table:table-cell>
          <table:table-cell office:value-type="float" office:value="1912897.96666667" calcext:value-type="float">
            <text:p>1912897.96666667</text:p>
          </table:table-cell>
          <table:table-cell office:value-type="float" office:value="10258323.4666667" calcext:value-type="float">
            <text:p>10258323.4666667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81643.9555555556" calcext:value-type="float">
            <text:p>81643.9555555556</text:p>
          </table:table-cell>
          <table:table-cell office:value-type="float" office:value="-246" calcext:value-type="float">
            <text:p>-246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9740" calcext:value-type="float">
            <text:p>9740</text:p>
          </table:table-cell>
          <table:table-cell office:value-type="float" office:value="8678.45688" calcext:value-type="float">
            <text:p>8678.4568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864.307692308" calcext:value-type="float">
            <text:p>121864.307692308</text:p>
          </table:table-cell>
          <table:table-cell office:value-type="float" office:value="1483.24175824176" calcext:value-type="float">
            <text:p>1483.24175824176</text:p>
          </table:table-cell>
          <table:table-cell office:value-type="float" office:value="1397364" calcext:value-type="float">
            <text:p>13973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892492.9340659" calcext:value-type="float">
            <text:p>11892492.9340659</text:p>
          </table:table-cell>
          <table:table-cell office:value-type="float" office:value="2208232.62637363" calcext:value-type="float">
            <text:p>2208232.62637363</text:p>
          </table:table-cell>
          <table:table-cell office:value-type="float" office:value="9684260.30769231" calcext:value-type="float">
            <text:p>9684260.3076923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3074.1208791209" calcext:value-type="float">
            <text:p>83074.1208791209</text:p>
          </table:table-cell>
          <table:table-cell office:value-type="float" office:value="-214.582417582418" calcext:value-type="float">
            <text:p>-214.582417582418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9818" calcext:value-type="float">
            <text:p>9818</text:p>
          </table:table-cell>
          <table:table-cell office:value-type="float" office:value="7668.64344" calcext:value-type="float">
            <text:p>7668.643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1360.666666667" calcext:value-type="float">
            <text:p>121360.666666667</text:p>
          </table:table-cell>
          <table:table-cell office:value-type="float" office:value="1482.73333333333" calcext:value-type="float">
            <text:p>1482.73333333333</text:p>
          </table:table-cell>
          <table:table-cell office:value-type="float" office:value="1397364" calcext:value-type="float">
            <text:p>13973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04460.6111111" calcext:value-type="float">
            <text:p>11904460.6111111</text:p>
          </table:table-cell>
          <table:table-cell office:value-type="float" office:value="2075110.03333333" calcext:value-type="float">
            <text:p>2075110.03333333</text:p>
          </table:table-cell>
          <table:table-cell office:value-type="float" office:value="9829350.57777778" calcext:value-type="float">
            <text:p>9829350.57777778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84507.4555555556" calcext:value-type="float">
            <text:p>84507.4555555556</text:p>
          </table:table-cell>
          <table:table-cell office:value-type="float" office:value="-340.466666666667" calcext:value-type="float">
            <text:p>-340.466666666667</text:p>
          </table:table-cell>
          <table:table-cell office:value-type="float" office:value="3623" calcext:value-type="float">
            <text:p>3623</text:p>
          </table:table-cell>
          <table:table-cell office:value-type="float" office:value="20" calcext:value-type="float">
            <text:p>20</text:p>
          </table:table-cell>
          <table:table-cell office:value-type="float" office:value="9704" calcext:value-type="float">
            <text:p>9704</text:p>
          </table:table-cell>
          <table:table-cell office:value-type="float" office:value="11969.9881562667" calcext:value-type="float">
            <text:p>11969.9881562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0250.755555556" calcext:value-type="float">
            <text:p>120250.755555556</text:p>
          </table:table-cell>
          <table:table-cell office:value-type="float" office:value="1481.45555555556" calcext:value-type="float">
            <text:p>1481.45555555556</text:p>
          </table:table-cell>
          <table:table-cell office:value-type="float" office:value="1397364" calcext:value-type="float">
            <text:p>139736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518020.2888889" calcext:value-type="float">
            <text:p>12518020.2888889</text:p>
          </table:table-cell>
          <table:table-cell office:value-type="float" office:value="2381648.46666667" calcext:value-type="float">
            <text:p>2381648.46666667</text:p>
          </table:table-cell>
          <table:table-cell office:value-type="float" office:value="10136371.8222222" calcext:value-type="float">
            <text:p>10136371.8222222</text:p>
          </table:table-cell>
          <table:table-cell office:value-type="float" office:value="8" calcext:value-type="float">
            <text:p>8</text:p>
          </table:table-cell>
          <table:table-cell office:value-type="float" office:value="2312266.66666667" calcext:value-type="float">
            <text:p>2312266.66666667</text:p>
          </table:table-cell>
          <table:table-cell office:value-type="float" office:value="85942.1" calcext:value-type="float">
            <text:p>85942.1</text:p>
          </table:table-cell>
          <table:table-cell office:value-type="float" office:value="-274" calcext:value-type="float">
            <text:p>-274</text:p>
          </table:table-cell>
          <table:table-cell office:value-type="float" office:value="3625" calcext:value-type="float">
            <text:p>3625</text:p>
          </table:table-cell>
          <table:table-cell office:value-type="float" office:value="20" calcext:value-type="float">
            <text:p>20</text:p>
          </table:table-cell>
          <table:table-cell office:value-type="float" office:value="9714" calcext:value-type="float">
            <text:p>9714</text:p>
          </table:table-cell>
          <table:table-cell office:value-type="float" office:value="9648.4305" calcext:value-type="float">
            <text:p>9648.430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8341.230769231" calcext:value-type="float">
            <text:p>118341.230769231</text:p>
          </table:table-cell>
          <table:table-cell office:value-type="float" office:value="1480.04395604396" calcext:value-type="float">
            <text:p>1480.04395604396</text:p>
          </table:table-cell>
          <table:table-cell office:value-type="float" office:value="1397816" calcext:value-type="float">
            <text:p>139781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20104.2857143" calcext:value-type="float">
            <text:p>12020104.2857143</text:p>
          </table:table-cell>
          <table:table-cell office:value-type="float" office:value="1806277.38461538" calcext:value-type="float">
            <text:p>1806277.38461538</text:p>
          </table:table-cell>
          <table:table-cell office:value-type="float" office:value="10213826.9010989" calcext:value-type="float">
            <text:p>10213826.9010989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7402.1978021978" calcext:value-type="float">
            <text:p>87402.1978021978</text:p>
          </table:table-cell>
          <table:table-cell office:value-type="float" office:value="-218.428571428571" calcext:value-type="float">
            <text:p>-218.428571428571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822" calcext:value-type="float">
            <text:p>9822</text:p>
          </table:table-cell>
          <table:table-cell office:value-type="float" office:value="7804.98494914286" calcext:value-type="float">
            <text:p>7804.9849491428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7954.681318681" calcext:value-type="float">
            <text:p>117954.681318681</text:p>
          </table:table-cell>
          <table:table-cell office:value-type="float" office:value="1479.94505494505" calcext:value-type="float">
            <text:p>1479.94505494505</text:p>
          </table:table-cell>
          <table:table-cell office:value-type="float" office:value="1397983.86813187" calcext:value-type="float">
            <text:p>1397983.8681318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81006.7362637" calcext:value-type="float">
            <text:p>11981006.7362637</text:p>
          </table:table-cell>
          <table:table-cell office:value-type="float" office:value="2190455.79120879" calcext:value-type="float">
            <text:p>2190455.79120879</text:p>
          </table:table-cell>
          <table:table-cell office:value-type="float" office:value="9790550.94505494" calcext:value-type="float">
            <text:p>9790550.94505494</text:p>
          </table:table-cell>
          <table:table-cell office:value-type="float" office:value="8" calcext:value-type="float">
            <text:p>8</text:p>
          </table:table-cell>
          <table:table-cell office:value-type="float" office:value="2310571.42857143" calcext:value-type="float">
            <text:p>2310571.42857143</text:p>
          </table:table-cell>
          <table:table-cell office:value-type="float" office:value="88840.8791208791" calcext:value-type="float">
            <text:p>88840.8791208791</text:p>
          </table:table-cell>
          <table:table-cell office:value-type="float" office:value="-306.934065934066" calcext:value-type="float">
            <text:p>-306.934065934066</text:p>
          </table:table-cell>
          <table:table-cell office:value-type="float" office:value="3624" calcext:value-type="float">
            <text:p>3624</text:p>
          </table:table-cell>
          <table:table-cell office:value-type="float" office:value="20" calcext:value-type="float">
            <text:p>20</text:p>
          </table:table-cell>
          <table:table-cell office:value-type="float" office:value="9812" calcext:value-type="float">
            <text:p>9812</text:p>
          </table:table-cell>
          <table:table-cell office:value-type="float" office:value="10914.1726871209" calcext:value-type="float">
            <text:p>10914.17268712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471.260869565" calcext:value-type="float">
            <text:p>113471.260869565</text:p>
          </table:table-cell>
          <table:table-cell office:value-type="float" office:value="1476.72826086957" calcext:value-type="float">
            <text:p>1476.72826086957</text:p>
          </table:table-cell>
          <table:table-cell office:value-type="float" office:value="1399025.95652174" calcext:value-type="float">
            <text:p>1399025.9565217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3432908.1521739" calcext:value-type="float">
            <text:p>13432908.1521739</text:p>
          </table:table-cell>
          <table:table-cell office:value-type="float" office:value="2708109.45652174" calcext:value-type="float">
            <text:p>2708109.45652174</text:p>
          </table:table-cell>
          <table:table-cell office:value-type="float" office:value="10724798.6956522" calcext:value-type="float">
            <text:p>10724798.6956522</text:p>
          </table:table-cell>
          <table:table-cell office:value-type="float" office:value="8" calcext:value-type="float">
            <text:p>8</text:p>
          </table:table-cell>
          <table:table-cell office:value-type="float" office:value="2310608.69565217" calcext:value-type="float">
            <text:p>2310608.69565217</text:p>
          </table:table-cell>
          <table:table-cell office:value-type="float" office:value="90324.402173913" calcext:value-type="float">
            <text:p>90324.402173913</text:p>
          </table:table-cell>
          <table:table-cell office:value-type="float" office:value="-323.521739130435" calcext:value-type="float">
            <text:p>-323.521739130435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9940" calcext:value-type="float">
            <text:p>9940</text:p>
          </table:table-cell>
          <table:table-cell office:value-type="float" office:value="11666.9444834783" calcext:value-type="float">
            <text:p>11666.9444834783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197.752808989" calcext:value-type="float">
            <text:p>113197.752808989</text:p>
          </table:table-cell>
          <table:table-cell office:value-type="float" office:value="1476.1797752809" calcext:value-type="float">
            <text:p>1476.1797752809</text:p>
          </table:table-cell>
          <table:table-cell office:value-type="float" office:value="1399148" calcext:value-type="float">
            <text:p>13991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11377.0786517" calcext:value-type="float">
            <text:p>11711377.0786517</text:p>
          </table:table-cell>
          <table:table-cell office:value-type="float" office:value="2335798.29213483" calcext:value-type="float">
            <text:p>2335798.29213483</text:p>
          </table:table-cell>
          <table:table-cell office:value-type="float" office:value="9375578.78651685" calcext:value-type="float">
            <text:p>9375578.78651685</text:p>
          </table:table-cell>
          <table:table-cell office:value-type="float" office:value="8" calcext:value-type="float">
            <text:p>8</text:p>
          </table:table-cell>
          <table:table-cell office:value-type="float" office:value="2310494.38202247" calcext:value-type="float">
            <text:p>2310494.38202247</text:p>
          </table:table-cell>
          <table:table-cell office:value-type="float" office:value="91751.6404494382" calcext:value-type="float">
            <text:p>91751.6404494382</text:p>
          </table:table-cell>
          <table:table-cell office:value-type="float" office:value="-288.247191011236" calcext:value-type="float">
            <text:p>-288.247191011236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9560" calcext:value-type="float">
            <text:p>9560</text:p>
          </table:table-cell>
          <table:table-cell office:value-type="float" office:value="9978.18383191011" calcext:value-type="float">
            <text:p>9978.1838319101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1340.258064516" calcext:value-type="float">
            <text:p>111340.258064516</text:p>
          </table:table-cell>
          <table:table-cell office:value-type="float" office:value="1473.93548387097" calcext:value-type="float">
            <text:p>1473.93548387097</text:p>
          </table:table-cell>
          <table:table-cell office:value-type="float" office:value="1398517.84946237" calcext:value-type="float">
            <text:p>1398517.8494623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908146.3548387" calcext:value-type="float">
            <text:p>12908146.3548387</text:p>
          </table:table-cell>
          <table:table-cell office:value-type="float" office:value="2236265.75268817" calcext:value-type="float">
            <text:p>2236265.75268817</text:p>
          </table:table-cell>
          <table:table-cell office:value-type="float" office:value="10671880.6021505" calcext:value-type="float">
            <text:p>10671880.6021505</text:p>
          </table:table-cell>
          <table:table-cell office:value-type="float" office:value="8" calcext:value-type="float">
            <text:p>8</text:p>
          </table:table-cell>
          <table:table-cell office:value-type="float" office:value="2294989.24731183" calcext:value-type="float">
            <text:p>2294989.24731183</text:p>
          </table:table-cell>
          <table:table-cell office:value-type="float" office:value="93203.2258064516" calcext:value-type="float">
            <text:p>93203.2258064516</text:p>
          </table:table-cell>
          <table:table-cell office:value-type="float" office:value="-321.322580645161" calcext:value-type="float">
            <text:p>-321.322580645161</text:p>
          </table:table-cell>
          <table:table-cell office:value-type="float" office:value="3627" calcext:value-type="float">
            <text:p>3627</text:p>
          </table:table-cell>
          <table:table-cell office:value-type="float" office:value="20" calcext:value-type="float">
            <text:p>20</text:p>
          </table:table-cell>
          <table:table-cell office:value-type="float" office:value="10118" calcext:value-type="float">
            <text:p>10118</text:p>
          </table:table-cell>
          <table:table-cell office:value-type="float" office:value="11791.891566" calcext:value-type="float">
            <text:p>11791.89156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13041.450549451" calcext:value-type="float">
            <text:p>113041.450549451</text:p>
          </table:table-cell>
          <table:table-cell office:value-type="float" office:value="1472.94505494506" calcext:value-type="float">
            <text:p>1472.94505494506</text:p>
          </table:table-cell>
          <table:table-cell office:value-type="float" office:value="1395627.73626374" calcext:value-type="float">
            <text:p>1395627.7362637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946922.1978022" calcext:value-type="float">
            <text:p>12946922.1978022</text:p>
          </table:table-cell>
          <table:table-cell office:value-type="float" office:value="1981848" calcext:value-type="float">
            <text:p>1981848</text:p>
          </table:table-cell>
          <table:table-cell office:value-type="float" office:value="10965074.1978022" calcext:value-type="float">
            <text:p>10965074.197802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4708.043956044" calcext:value-type="float">
            <text:p>94708.043956044</text:p>
          </table:table-cell>
          <table:table-cell office:value-type="float" office:value="-345.692307692308" calcext:value-type="float">
            <text:p>-345.692307692308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9877" calcext:value-type="float">
            <text:p>9877</text:p>
          </table:table-cell>
          <table:table-cell office:value-type="float" office:value="12387.4538049231" calcext:value-type="float">
            <text:p>12387.4538049231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22621.758241758" calcext:value-type="float">
            <text:p>122621.758241758</text:p>
          </table:table-cell>
          <table:table-cell office:value-type="float" office:value="1477.17582417582" calcext:value-type="float">
            <text:p>1477.17582417582</text:p>
          </table:table-cell>
          <table:table-cell office:value-type="float" office:value="1390576.83516484" calcext:value-type="float">
            <text:p>1390576.83516484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297329.2417582" calcext:value-type="float">
            <text:p>12297329.2417582</text:p>
          </table:table-cell>
          <table:table-cell office:value-type="float" office:value="2307283.87912088" calcext:value-type="float">
            <text:p>2307283.87912088</text:p>
          </table:table-cell>
          <table:table-cell office:value-type="float" office:value="9990045.36263736" calcext:value-type="float">
            <text:p>9990045.36263736</text:p>
          </table:table-cell>
          <table:table-cell office:value-type="float" office:value="8" calcext:value-type="float">
            <text:p>8</text:p>
          </table:table-cell>
          <table:table-cell office:value-type="float" office:value="2308857.14285714" calcext:value-type="float">
            <text:p>2308857.14285714</text:p>
          </table:table-cell>
          <table:table-cell office:value-type="float" office:value="96168.4065934066" calcext:value-type="float">
            <text:p>96168.4065934066</text:p>
          </table:table-cell>
          <table:table-cell office:value-type="float" office:value="-278.67032967033" calcext:value-type="float">
            <text:p>-278.67032967033</text:p>
          </table:table-cell>
          <table:table-cell office:value-type="float" office:value="3626" calcext:value-type="float">
            <text:p>3626</text:p>
          </table:table-cell>
          <table:table-cell office:value-type="float" office:value="20" calcext:value-type="float">
            <text:p>20</text:p>
          </table:table-cell>
          <table:table-cell office:value-type="float" office:value="9786" calcext:value-type="float">
            <text:p>9786</text:p>
          </table:table-cell>
          <table:table-cell office:value-type="float" office:value="9888.34801015385" calcext:value-type="float">
            <text:p>9888.3480101538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46048.772727273" calcext:value-type="float">
            <text:p>146048.772727273</text:p>
          </table:table-cell>
          <table:table-cell office:value-type="float" office:value="1473.25" calcext:value-type="float">
            <text:p>1473.25</text:p>
          </table:table-cell>
          <table:table-cell office:value-type="float" office:value="1363071.5" calcext:value-type="float">
            <text:p>1363071.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108218.25" calcext:value-type="float">
            <text:p>11108218.25</text:p>
          </table:table-cell>
          <table:table-cell office:value-type="float" office:value="2391935.88636364" calcext:value-type="float">
            <text:p>2391935.88636364</text:p>
          </table:table-cell>
          <table:table-cell office:value-type="float" office:value="8716282.36363636" calcext:value-type="float">
            <text:p>8716282.36363636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7565.2727272727" calcext:value-type="float">
            <text:p>97565.2727272727</text:p>
          </table:table-cell>
          <table:table-cell office:value-type="float" office:value="-213.352272727273" calcext:value-type="float">
            <text:p>-213.352272727273</text:p>
          </table:table-cell>
          <table:table-cell office:value-type="float" office:value="3624" calcext:value-type="float">
            <text:p>3624</text:p>
          </table:table-cell>
          <table:table-cell office:value-type="float" office:value="20" calcext:value-type="float">
            <text:p>20</text:p>
          </table:table-cell>
          <table:table-cell office:value-type="float" office:value="9392" calcext:value-type="float">
            <text:p>9392</text:p>
          </table:table-cell>
          <table:table-cell office:value-type="float" office:value="7261.78767272727" calcext:value-type="float">
            <text:p>7261.7876727272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3093.573033708" calcext:value-type="float">
            <text:p>203093.573033708</text:p>
          </table:table-cell>
          <table:table-cell office:value-type="float" office:value="1470.21348314607" calcext:value-type="float">
            <text:p>1470.21348314607</text:p>
          </table:table-cell>
          <table:table-cell office:value-type="float" office:value="1303082.38202247" calcext:value-type="float">
            <text:p>1303082.3820224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52524.9213483" calcext:value-type="float">
            <text:p>11552524.9213483</text:p>
          </table:table-cell>
          <table:table-cell office:value-type="float" office:value="1927683.03370787" calcext:value-type="float">
            <text:p>1927683.03370787</text:p>
          </table:table-cell>
          <table:table-cell office:value-type="float" office:value="9624841.88764045" calcext:value-type="float">
            <text:p>9624841.88764045</text:p>
          </table:table-cell>
          <table:table-cell office:value-type="float" office:value="8" calcext:value-type="float">
            <text:p>8</text:p>
          </table:table-cell>
          <table:table-cell office:value-type="float" office:value="2312247.19101124" calcext:value-type="float">
            <text:p>2312247.19101124</text:p>
          </table:table-cell>
          <table:table-cell office:value-type="float" office:value="98931.8202247191" calcext:value-type="float">
            <text:p>98931.8202247191</text:p>
          </table:table-cell>
          <table:table-cell office:value-type="float" office:value="-128.820224719101" calcext:value-type="float">
            <text:p>-128.820224719101</text:p>
          </table:table-cell>
          <table:table-cell office:value-type="float" office:value="3606" calcext:value-type="float">
            <text:p>3606</text:p>
          </table:table-cell>
          <table:table-cell office:value-type="float" office:value="20" calcext:value-type="float">
            <text:p>20</text:p>
          </table:table-cell>
          <table:table-cell office:value-type="float" office:value="9597" calcext:value-type="float">
            <text:p>9597</text:p>
          </table:table-cell>
          <table:table-cell office:value-type="float" office:value="4458.05343404494" calcext:value-type="float">
            <text:p>4458.0534340449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1515.164835165" calcext:value-type="float">
            <text:p>201515.164835165</text:p>
          </table:table-cell>
          <table:table-cell office:value-type="float" office:value="1469.24175824176" calcext:value-type="float">
            <text:p>1469.24175824176</text:p>
          </table:table-cell>
          <table:table-cell office:value-type="float" office:value="1303603.64835165" calcext:value-type="float">
            <text:p>1303603.64835165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081036.7032967" calcext:value-type="float">
            <text:p>12081036.7032967</text:p>
          </table:table-cell>
          <table:table-cell office:value-type="float" office:value="2152057.97802198" calcext:value-type="float">
            <text:p>2152057.97802198</text:p>
          </table:table-cell>
          <table:table-cell office:value-type="float" office:value="9928978.72527472" calcext:value-type="float">
            <text:p>9928978.7252747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0360.252747253" calcext:value-type="float">
            <text:p>100360.252747253</text:p>
          </table:table-cell>
          <table:table-cell office:value-type="float" office:value="-150.274725274725" calcext:value-type="float">
            <text:p>-150.274725274725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9833" calcext:value-type="float">
            <text:p>9833</text:p>
          </table:table-cell>
          <table:table-cell office:value-type="float" office:value="5363.87448626374" calcext:value-type="float">
            <text:p>5363.8744862637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0997.777777778" calcext:value-type="float">
            <text:p>200997.777777778</text:p>
          </table:table-cell>
          <table:table-cell office:value-type="float" office:value="1469.27777777778" calcext:value-type="float">
            <text:p>1469.27777777778</text:p>
          </table:table-cell>
          <table:table-cell office:value-type="float" office:value="1303992.8" calcext:value-type="float">
            <text:p>1303992.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438045.4777778" calcext:value-type="float">
            <text:p>11438045.4777778</text:p>
          </table:table-cell>
          <table:table-cell office:value-type="float" office:value="2577753.83333333" calcext:value-type="float">
            <text:p>2577753.83333333</text:p>
          </table:table-cell>
          <table:table-cell office:value-type="float" office:value="8860291.64444444" calcext:value-type="float">
            <text:p>8860291.64444444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01807.955555556" calcext:value-type="float">
            <text:p>101807.955555556</text:p>
          </table:table-cell>
          <table:table-cell office:value-type="float" office:value="-290.411111111111" calcext:value-type="float">
            <text:p>-290.411111111111</text:p>
          </table:table-cell>
          <table:table-cell office:value-type="float" office:value="3614" calcext:value-type="float">
            <text:p>3614</text:p>
          </table:table-cell>
          <table:table-cell office:value-type="float" office:value="20" calcext:value-type="float">
            <text:p>20</text:p>
          </table:table-cell>
          <table:table-cell office:value-type="float" office:value="9607" calcext:value-type="float">
            <text:p>9607</text:p>
          </table:table-cell>
          <table:table-cell office:value-type="float" office:value="10082.9860736222" calcext:value-type="float">
            <text:p>10082.9860736222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9306.304347826" calcext:value-type="float">
            <text:p>199306.304347826</text:p>
          </table:table-cell>
          <table:table-cell office:value-type="float" office:value="1467.54347826087" calcext:value-type="float">
            <text:p>1467.54347826087</text:p>
          </table:table-cell>
          <table:table-cell office:value-type="float" office:value="1304032" calcext:value-type="float">
            <text:p>130403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2469630.2282609" calcext:value-type="float">
            <text:p>12469630.2282609</text:p>
          </table:table-cell>
          <table:table-cell office:value-type="float" office:value="1925276.31521739" calcext:value-type="float">
            <text:p>1925276.31521739</text:p>
          </table:table-cell>
          <table:table-cell office:value-type="float" office:value="10544353.9130435" calcext:value-type="float">
            <text:p>10544353.9130435</text:p>
          </table:table-cell>
          <table:table-cell office:value-type="float" office:value="8" calcext:value-type="float">
            <text:p>8</text:p>
          </table:table-cell>
          <table:table-cell office:value-type="float" office:value="2312304.34782609" calcext:value-type="float">
            <text:p>2312304.34782609</text:p>
          </table:table-cell>
          <table:table-cell office:value-type="float" office:value="103241.739130435" calcext:value-type="float">
            <text:p>103241.739130435</text:p>
          </table:table-cell>
          <table:table-cell office:value-type="float" office:value="-103.815217391304" calcext:value-type="float">
            <text:p>-103.815217391304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9886" calcext:value-type="float">
            <text:p>9886</text:p>
          </table:table-cell>
          <table:table-cell office:value-type="float" office:value="3701.92628154348" calcext:value-type="float">
            <text:p>3701.92628154348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200297.022222222" calcext:value-type="float">
            <text:p>200297.022222222</text:p>
          </table:table-cell>
          <table:table-cell office:value-type="float" office:value="1468.93333333333" calcext:value-type="float">
            <text:p>1468.93333333333</text:p>
          </table:table-cell>
          <table:table-cell office:value-type="float" office:value="1304041.73333333" calcext:value-type="float">
            <text:p>1304041.73333333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45245.8333333" calcext:value-type="float">
            <text:p>11545245.8333333</text:p>
          </table:table-cell>
          <table:table-cell office:value-type="float" office:value="2000898.98888889" calcext:value-type="float">
            <text:p>2000898.98888889</text:p>
          </table:table-cell>
          <table:table-cell office:value-type="float" office:value="9544346.84444444" calcext:value-type="float">
            <text:p>9544346.84444444</text:p>
          </table:table-cell>
          <table:table-cell office:value-type="float" office:value="8" calcext:value-type="float">
            <text:p>8</text:p>
          </table:table-cell>
          <table:table-cell office:value-type="float" office:value="2310533.33333333" calcext:value-type="float">
            <text:p>2310533.33333333</text:p>
          </table:table-cell>
          <table:table-cell office:value-type="float" office:value="104669.6" calcext:value-type="float">
            <text:p>104669.6</text:p>
          </table:table-cell>
          <table:table-cell office:value-type="float" office:value="-56.3333333333333" calcext:value-type="float">
            <text:p>-56.3333333333333</text:p>
          </table:table-cell>
          <table:table-cell office:value-type="float" office:value="3629" calcext:value-type="float">
            <text:p>3629</text:p>
          </table:table-cell>
          <table:table-cell office:value-type="float" office:value="20" calcext:value-type="float">
            <text:p>20</text:p>
          </table:table-cell>
          <table:table-cell office:value-type="float" office:value="9685" calcext:value-type="float">
            <text:p>9685</text:p>
          </table:table-cell>
          <table:table-cell office:value-type="float" office:value="1979.94006166667" calcext:value-type="float">
            <text:p>1979.9400616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8799.555555556" calcext:value-type="float">
            <text:p>198799.555555556</text:p>
          </table:table-cell>
          <table:table-cell office:value-type="float" office:value="1467.13333333333" calcext:value-type="float">
            <text:p>1467.13333333333</text:p>
          </table:table-cell>
          <table:table-cell office:value-type="float" office:value="1304048" calcext:value-type="float">
            <text:p>130404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969373.6" calcext:value-type="float">
            <text:p>11969373.6</text:p>
          </table:table-cell>
          <table:table-cell office:value-type="float" office:value="2195440.8" calcext:value-type="float">
            <text:p>2195440.8</text:p>
          </table:table-cell>
          <table:table-cell office:value-type="float" office:value="9773932.8" calcext:value-type="float">
            <text:p>9773932.8</text:p>
          </table:table-cell>
          <table:table-cell office:value-type="float" office:value="8" calcext:value-type="float">
            <text:p>8</text:p>
          </table:table-cell>
          <table:table-cell office:value-type="float" office:value="2307066.66666667" calcext:value-type="float">
            <text:p>2307066.66666667</text:p>
          </table:table-cell>
          <table:table-cell office:value-type="float" office:value="106095.444444444" calcext:value-type="float">
            <text:p>106095.444444444</text:p>
          </table:table-cell>
          <table:table-cell office:value-type="float" office:value="-20.8222222222222" calcext:value-type="float">
            <text:p>-20.8222222222222</text:p>
          </table:table-cell>
          <table:table-cell office:value-type="float" office:value="3633" calcext:value-type="float">
            <text:p>3633</text:p>
          </table:table-cell>
          <table:table-cell office:value-type="float" office:value="20" calcext:value-type="float">
            <text:p>20</text:p>
          </table:table-cell>
          <table:table-cell office:value-type="float" office:value="9743" calcext:value-type="float">
            <text:p>9743</text:p>
          </table:table-cell>
          <table:table-cell office:value-type="float" office:value="737.030020066667" calcext:value-type="float">
            <text:p>737.030020066667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9141.010989011" calcext:value-type="float">
            <text:p>199141.010989011</text:p>
          </table:table-cell>
          <table:table-cell office:value-type="float" office:value="1467.58241758242" calcext:value-type="float">
            <text:p>1467.58241758242</text:p>
          </table:table-cell>
          <table:table-cell office:value-type="float" office:value="1304055.47252747" calcext:value-type="float">
            <text:p>1304055.4725274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67752.8241758" calcext:value-type="float">
            <text:p>11767752.8241758</text:p>
          </table:table-cell>
          <table:table-cell office:value-type="float" office:value="2672451.10989011" calcext:value-type="float">
            <text:p>2672451.10989011</text:p>
          </table:table-cell>
          <table:table-cell office:value-type="float" office:value="9095301.71428571" calcext:value-type="float">
            <text:p>9095301.71428571</text:p>
          </table:table-cell>
          <table:table-cell office:value-type="float" office:value="8" calcext:value-type="float">
            <text:p>8</text:p>
          </table:table-cell>
          <table:table-cell office:value-type="float" office:value="2307142.85714286" calcext:value-type="float">
            <text:p>2307142.85714286</text:p>
          </table:table-cell>
          <table:table-cell office:value-type="float" office:value="107520.835164835" calcext:value-type="float">
            <text:p>107520.835164835</text:p>
          </table:table-cell>
          <table:table-cell office:value-type="float" office:value="-69.3956043956044" calcext:value-type="float">
            <text:p>-69.3956043956044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776" calcext:value-type="float">
            <text:p>9776</text:p>
          </table:table-cell>
          <table:table-cell office:value-type="float" office:value="2468.06077714286" calcext:value-type="float">
            <text:p>2468.0607771428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6339.296703297" calcext:value-type="float">
            <text:p>196339.296703297</text:p>
          </table:table-cell>
          <table:table-cell office:value-type="float" office:value="1464.68131868132" calcext:value-type="float">
            <text:p>1464.68131868132</text:p>
          </table:table-cell>
          <table:table-cell office:value-type="float" office:value="1304065.40659341" calcext:value-type="float">
            <text:p>1304065.40659341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588947.3956044" calcext:value-type="float">
            <text:p>11588947.3956044</text:p>
          </table:table-cell>
          <table:table-cell office:value-type="float" office:value="1887085.59340659" calcext:value-type="float">
            <text:p>1887085.59340659</text:p>
          </table:table-cell>
          <table:table-cell office:value-type="float" office:value="9701861.8021978" calcext:value-type="float">
            <text:p>9701861.8021978</text:p>
          </table:table-cell>
          <table:table-cell office:value-type="float" office:value="8" calcext:value-type="float">
            <text:p>8</text:p>
          </table:table-cell>
          <table:table-cell office:value-type="float" office:value="2302000" calcext:value-type="float">
            <text:p>2302000</text:p>
          </table:table-cell>
          <table:table-cell office:value-type="float" office:value="108947.362637363" calcext:value-type="float">
            <text:p>108947.362637363</text:p>
          </table:table-cell>
          <table:table-cell office:value-type="float" office:value="-139.934065934066" calcext:value-type="float">
            <text:p>-139.934065934066</text:p>
          </table:table-cell>
          <table:table-cell office:value-type="float" office:value="3642" calcext:value-type="float">
            <text:p>3642</text:p>
          </table:table-cell>
          <table:table-cell office:value-type="float" office:value="20" calcext:value-type="float">
            <text:p>20</text:p>
          </table:table-cell>
          <table:table-cell office:value-type="float" office:value="9768" calcext:value-type="float">
            <text:p>9768</text:p>
          </table:table-cell>
          <table:table-cell office:value-type="float" office:value="4978.16223191209" calcext:value-type="float">
            <text:p>4978.16223191209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5621.155555556" calcext:value-type="float">
            <text:p>195621.155555556</text:p>
          </table:table-cell>
          <table:table-cell office:value-type="float" office:value="1464.14444444444" calcext:value-type="float">
            <text:p>1464.14444444444</text:p>
          </table:table-cell>
          <table:table-cell office:value-type="float" office:value="1304096.57777778" calcext:value-type="float">
            <text:p>1304096.57777778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63898.8444444" calcext:value-type="float">
            <text:p>11663898.8444444</text:p>
          </table:table-cell>
          <table:table-cell office:value-type="float" office:value="1855708.44444444" calcext:value-type="float">
            <text:p>1855708.44444444</text:p>
          </table:table-cell>
          <table:table-cell office:value-type="float" office:value="9808190.4" calcext:value-type="float">
            <text:p>9808190.4</text:p>
          </table:table-cell>
          <table:table-cell office:value-type="float" office:value="8" calcext:value-type="float">
            <text:p>8</text:p>
          </table:table-cell>
          <table:table-cell office:value-type="float" office:value="2308800" calcext:value-type="float">
            <text:p>2308800</text:p>
          </table:table-cell>
          <table:table-cell office:value-type="float" office:value="110365.4" calcext:value-type="float">
            <text:p>110365.4</text:p>
          </table:table-cell>
          <table:table-cell office:value-type="float" office:value="-68.2888888888889" calcext:value-type="float">
            <text:p>-68.2888888888889</text:p>
          </table:table-cell>
          <table:table-cell office:value-type="float" office:value="3634" calcext:value-type="float">
            <text:p>3634</text:p>
          </table:table-cell>
          <table:table-cell office:value-type="float" office:value="20" calcext:value-type="float">
            <text:p>20</text:p>
          </table:table-cell>
          <table:table-cell office:value-type="float" office:value="9664" calcext:value-type="float">
            <text:p>9664</text:p>
          </table:table-cell>
          <table:table-cell office:value-type="float" office:value="2398.23584995556" calcext:value-type="float">
            <text:p>2398.23584995556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91589.866666667" calcext:value-type="float">
            <text:p>191589.866666667</text:p>
          </table:table-cell>
          <table:table-cell office:value-type="float" office:value="1460.4" calcext:value-type="float">
            <text:p>1460.4</text:p>
          </table:table-cell>
          <table:table-cell office:value-type="float" office:value="1304379.46666667" calcext:value-type="float">
            <text:p>1304379.46666667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738501.7" calcext:value-type="float">
            <text:p>11738501.7</text:p>
          </table:table-cell>
          <table:table-cell office:value-type="float" office:value="2683111.38888889" calcext:value-type="float">
            <text:p>2683111.38888889</text:p>
          </table:table-cell>
          <table:table-cell office:value-type="float" office:value="9055390.31111111" calcext:value-type="float">
            <text:p>9055390.31111111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1767.377777778" calcext:value-type="float">
            <text:p>111767.377777778</text:p>
          </table:table-cell>
          <table:table-cell office:value-type="float" office:value="-62.7777777777778" calcext:value-type="float">
            <text:p>-62.7777777777778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9689" calcext:value-type="float">
            <text:p>9689</text:p>
          </table:table-cell>
          <table:table-cell office:value-type="float" office:value="2214.65240944444" calcext:value-type="float">
            <text:p>2214.65240944444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71424.571428571" calcext:value-type="float">
            <text:p>171424.571428571</text:p>
          </table:table-cell>
          <table:table-cell office:value-type="float" office:value="1444.81318681319" calcext:value-type="float">
            <text:p>1444.81318681319</text:p>
          </table:table-cell>
          <table:table-cell office:value-type="float" office:value="1308385.36263736" calcext:value-type="float">
            <text:p>1308385.36263736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0871848.2637363" calcext:value-type="float">
            <text:p>10871848.2637363</text:p>
          </table:table-cell>
          <table:table-cell office:value-type="float" office:value="2729085.36263736" calcext:value-type="float">
            <text:p>2729085.36263736</text:p>
          </table:table-cell>
          <table:table-cell office:value-type="float" office:value="8142762.9010989" calcext:value-type="float">
            <text:p>8142762.9010989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3151.923076923" calcext:value-type="float">
            <text:p>113151.923076923</text:p>
          </table:table-cell>
          <table:table-cell office:value-type="float" office:value="-102.758241758242" calcext:value-type="float">
            <text:p>-102.758241758242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9552" calcext:value-type="float">
            <text:p>9552</text:p>
          </table:table-cell>
          <table:table-cell office:value-type="float" office:value="3570.86698654945" calcext:value-type="float">
            <text:p>3570.86698654945</text:p>
          </table:table-cell>
          <table:table-cell/>
        </table:table-row>
        <table:table-row table:style-name="ro1">
          <table:table-cell office:value-type="float" office:value="5467200" calcext:value-type="float">
            <text:p>5467200</text:p>
          </table:table-cell>
          <table:table-cell office:value-type="float" office:value="169154.4" calcext:value-type="float">
            <text:p>169154.4</text:p>
          </table:table-cell>
          <table:table-cell office:value-type="float" office:value="1448.43333333333" calcext:value-type="float">
            <text:p>1448.43333333333</text:p>
          </table:table-cell>
          <table:table-cell office:value-type="float" office:value="1314372" calcext:value-type="float">
            <text:p>1314372</text:p>
          </table:table-cell>
          <table:table-cell office:value-type="float" office:value="2097148" calcext:value-type="float">
            <text:p>2097148</text:p>
          </table:table-cell>
          <table:table-cell office:value-type="float" office:value="11691491.5666667" calcext:value-type="float">
            <text:p>11691491.5666667</text:p>
          </table:table-cell>
          <table:table-cell office:value-type="float" office:value="2021141.34444444" calcext:value-type="float">
            <text:p>2021141.34444444</text:p>
          </table:table-cell>
          <table:table-cell office:value-type="float" office:value="9670350.22222222" calcext:value-type="float">
            <text:p>9670350.22222222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114498.9" calcext:value-type="float">
            <text:p>114498.9</text:p>
          </table:table-cell>
          <table:table-cell office:value-type="float" office:value="-239.511111111111" calcext:value-type="float">
            <text:p>-239.511111111111</text:p>
          </table:table-cell>
          <table:table-cell office:value-type="float" office:value="3637" calcext:value-type="float">
            <text:p>3637</text:p>
          </table:table-cell>
          <table:table-cell office:value-type="float" office:value="20" calcext:value-type="float">
            <text:p>20</text:p>
          </table:table-cell>
          <table:table-cell office:value-type="float" office:value="9607" calcext:value-type="float">
            <text:p>9607</text:p>
          </table:table-cell>
          <table:table-cell office:value-type="float" office:value="8368.67606004445" calcext:value-type="float">
            <text:p>8368.67606004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2:05:49.896844133</meta:creation-date>
    <dc:date>2021-01-21T22:18:14.136306373</dc:date>
    <meta:editing-duration>PT1M33S</meta:editing-duration>
    <meta:editing-cycles>1</meta:editing-cycles>
    <meta:generator>LibreOffice/6.0.7.3$Linux_X86_64 LibreOffice_project/00m0$Build-3</meta:generator>
    <meta:document-statistic meta:table-count="1" meta:cell-count="5137" meta:object-count="0"/>
  </office:meta>
</office:document-meta>
</file>